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4.18cm"/>
    </style:style>
    <style:style style:name="co4" style:family="table-column">
      <style:table-column-properties fo:break-before="auto" style:column-width="4.542cm"/>
    </style:style>
    <style:style style:name="co5" style:family="table-column">
      <style:table-column-properties fo:break-before="auto" style:column-width="0.279cm"/>
    </style:style>
    <style:style style:name="co6" style:family="table-column">
      <style:table-column-properties fo:break-before="auto" style:column-width="3.538cm"/>
    </style:style>
    <style:style style:name="co7" style:family="table-column">
      <style:table-column-properties fo:break-before="auto" style:column-width="2.981cm"/>
    </style:style>
    <style:style style:name="co8" style:family="table-column">
      <style:table-column-properties fo:break-before="auto" style:column-width="2.173cm"/>
    </style:style>
    <style:style style:name="co9" style:family="table-column">
      <style:table-column-properties fo:break-before="auto" style:column-width="1.672cm"/>
    </style:style>
    <style:style style:name="co10" style:family="table-column">
      <style:table-column-properties fo:break-before="auto" style:column-width="0.305cm"/>
    </style:style>
    <style:style style:name="co11" style:family="table-column">
      <style:table-column-properties fo:break-before="auto" style:column-width="2.062cm"/>
    </style:style>
    <style:style style:name="co12" style:family="table-column">
      <style:table-column-properties fo:break-before="auto" style:column-width="8.027cm"/>
    </style:style>
    <style:style style:name="co13" style:family="table-column">
      <style:table-column-properties fo:break-before="auto" style:column-width="3.81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0.547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Nimbus Sans L"/>
    </style:style>
    <style:style style:name="ce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35cm solid #000000" style:vertical-align="middle"/>
      <style:paragraph-properties fo:text-align="center"/>
      <style:text-properties fo:color="#000000" style:font-name="Nimbus Sans 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ext-properties style:font-name="Nimbus Sans L"/>
    </style:style>
    <style:style style:name="ce4" style:family="table-cell" style:parent-style-name="Default" style:data-style-name="N100">
      <style:text-properties style:font-name="Nimbus Sans L" fo:font-size="10pt" style:font-size-asian="10pt" style:font-size-complex="10pt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35cm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7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49cm" fo:padding-left="0.035cm" fo:padding-right="0.035cm" fo:padding-top="0.049cm" fo:border-right="0.035cm solid #000000" fo:border-top="none" style:vertical-align="middle"/>
      <style:paragraph-properties fo:text-align="start" fo:margin-left="0cm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49cm" fo:padding-left="0.035cm" fo:padding-right="0.035cm" fo:padding-top="0.049cm" style:vertical-align="middle"/>
      <style:paragraph-properties fo:text-align="start" fo:margin-left="0cm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49cm" fo:padding-left="0.035cm" fo:padding-right="0.035cm" fo:padding-top="0.049cm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10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ff" style:cell-protect="none" style:print-content="true" fo:border="none" fo:padding-bottom="0.049cm" fo:padding-left="0.035cm" fo:padding-right="0.035cm" fo:padding-top="0.049cm" style:vertical-align="middle"/>
      <style:text-properties fo:color="#000000" style:font-name="Thoth Int" fo:font-size="11pt" fo:font-weight="bold" style:font-size-asian="11pt" style:font-size-complex="11pt"/>
    </style:style>
    <style:style style:name="ce12" style:family="table-cell" style:parent-style-name="Default" style:data-style-name="N100">
      <style:table-cell-properties fo:background-color="#ffffff" style:cell-protect="none" style:print-content="true" fo:border="0.035cm solid #000000" style:vertical-align="middle"/>
      <style:text-properties fo:color="#000000" style:font-name="Nimbus Sans L" fo:font-size="10pt" fo:font-weight="bold" style:font-size-asian="10pt" style:font-size-complex="10pt"/>
    </style:style>
    <style:style style:name="ce13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49cm" fo:padding-left="0.035cm" fo:padding-right="0.035cm" fo:padding-top="0.049cm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14" style:family="table-cell" style:parent-style-name="Default" style:data-style-name="N100">
      <style:table-cell-properties fo:border-bottom="0.002cm solid #000000" fo:border-left="none" fo:padding-bottom="0.049cm" fo:padding-left="0.035cm" fo:padding-right="0.035cm" fo:padding-top="0.049cm" fo:border-right="none" fo:border-top="none"/>
    </style:style>
    <style:style style:name="ce15" style:family="table-cell" style:parent-style-name="Default" style:data-style-name="N100">
      <style:table-cell-properties fo:border="0.002cm solid #000000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0">
      <style:table-cell-properties fo:padding-bottom="0.049cm" fo:padding-left="0.035cm" fo:padding-right="0.035cm" fo:padding-top="0.049cm"/>
      <style:text-properties style:font-name="Nimbus Sans L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5" table:visibility="collapse" table:default-cell-style-name="ce10"/>
        <table:table-column table:style-name="co6" table:default-cell-style-name="ce3"/>
        <table:table-column table:style-name="co7" table:default-cell-style-name="ce10"/>
        <table:table-column table:style-name="co5" table:default-cell-style-name="ce10"/>
        <table:table-column table:style-name="co8" table:default-cell-style-name="ce3"/>
        <table:table-column table:style-name="co9" table:default-cell-style-name="ce10"/>
        <table:table-column table:style-name="co5" table:default-cell-style-name="ce10"/>
        <table:table-column table:style-name="co8" table:default-cell-style-name="ce10"/>
        <table:table-column table:style-name="co1" table:default-cell-style-name="ce10"/>
        <table:table-column table:style-name="co10" table:visibility="collapse" table:default-cell-style-name="ce10"/>
        <table:table-column table:style-name="co5" table:visibility="collapse" table:default-cell-style-name="ce10"/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13" table:number-columns-repeated="1005" table:default-cell-style-name="ce3"/>
        <table:table-column table:style-name="co13" table:default-cell-style-name="Default"/>
        <table:table-row table:style-name="ro1">
          <table:table-cell table:style-name="ce1" office:value-type="string" table:number-columns-spanned="2" table:number-rows-spanned="1">
            <text:p>Version 0.8.9</text:p>
          </table:table-cell>
          <table:covered-table-cell table:style-name="ce5"/>
          <table:table-cell table:style-name="ce7" office:value-type="string" table:number-columns-spanned="16" table:number-rows-spanned="1">
            <text:p><text:span text:style-name="T2">NOTE</text:span>: You must have the <text:span text:style-name="T2">Thoth-Int</text:span> font installed to view the QS columns</text:p>
          </table:table-cell>
          <table:covered-table-cell table:style-name="ce9"/>
          <table:covered-table-cell table:style-name="ce11"/>
          <table:covered-table-cell table:style-name="ce13"/>
          <table:covered-table-cell table:style-name="ce9"/>
          <table:covered-table-cell table:style-name="ce9"/>
          <table:covered-table-cell table:style-name="ce13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11"/>
          <table:covered-table-cell table:style-name="ce9"/>
          <table:covered-table-cell table:style-name="ce13"/>
          <table:covered-table-cell table:style-name="ce14"/>
          <table:covered-table-cell table:style-name="ce16"/>
          <table:table-cell table:style-name="ce16" table:number-columns-repeated="2"/>
          <table:table-cell table:style-name="Default"/>
          <table:table-cell table:style-name="ce16" table:number-columns-repeated="1003"/>
        </table:table-row>
        <table:table-row table:style-name="ro1">
          <table:table-cell table:style-name="ce1" office:value-type="string">
            <text:p>0=irregular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4"/>
          <table:table-cell table:style-name="ce11"/>
          <table:table-cell table:style-name="ce9"/>
          <table:table-cell table:style-name="ce13"/>
          <table:table-cell table:style-name="ce14"/>
          <table:table-cell table:style-name="ce16" table:number-columns-repeated="3"/>
          <table:table-cell table:style-name="Default"/>
          <table:table-cell table:style-name="ce16" table:number-columns-repeated="1003"/>
        </table:table-row>
        <table:table-row table:style-name="ro1">
          <table:table-cell table:style-name="ce1" office:value-type="string">
            <text:p>1=regular: add _-ed_, _-s_ and _-ing_</text:p>
          </table:table-cell>
          <table:table-cell table:style-name="ce5"/>
          <table:table-cell table:style-name="ce8"/>
          <table:table-cell table:style-name="ce9"/>
          <table:table-cell table:style-name="ce11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4"/>
          <table:table-cell table:style-name="ce11"/>
          <table:table-cell table:style-name="ce9"/>
          <table:table-cell table:style-name="ce13"/>
          <table:table-cell table:style-name="ce14"/>
          <table:table-cell table:style-name="ce16" table:number-columns-repeated="3"/>
          <table:table-cell table:style-name="Default"/>
          <table:table-cell table:style-name="ce16" table:number-columns-repeated="1003"/>
        </table:table-row>
        <table:table-row table:style-name="ro1">
          <table:table-cell table:style-name="ce1" office:value-type="string">
            <text:p>2=regular: add _-ed_, <text:s/>_-es_ <text:s/>and _-ing_</text:p>
          </table:table-cell>
          <table:table-cell table:style-name="ce5"/>
          <table:table-cell table:style-name="ce8"/>
          <table:table-cell table:style-name="ce9"/>
          <table:table-cell table:style-name="ce11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4"/>
          <table:table-cell table:style-name="ce11"/>
          <table:table-cell table:style-name="ce9"/>
          <table:table-cell table:style-name="ce13"/>
          <table:table-cell table:style-name="ce14"/>
          <table:table-cell table:style-name="ce16" table:number-columns-repeated="3"/>
          <table:table-cell table:style-name="Default"/>
          <table:table-cell table:style-name="ce16" table:number-columns-repeated="1003"/>
        </table:table-row>
        <table:table-row table:style-name="ro1">
          <table:table-cell table:style-name="ce1" office:value-type="string">
            <text:p>3=regular: add _-d_, _-s_ and drop the _e_ and _ing_</text:p>
          </table:table-cell>
          <table:table-cell table:style-name="ce5"/>
          <table:table-cell table:style-name="ce8"/>
          <table:table-cell table:style-name="ce9"/>
          <table:table-cell table:style-name="ce11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4"/>
          <table:table-cell table:style-name="ce11"/>
          <table:table-cell table:style-name="ce9"/>
          <table:table-cell table:style-name="ce13"/>
          <table:table-cell table:style-name="ce14"/>
          <table:table-cell table:style-name="ce16" table:number-columns-repeated="3"/>
          <table:table-cell table:style-name="Default"/>
          <table:table-cell table:style-name="ce16" table:number-columns-repeated="1003"/>
        </table:table-row>
        <table:table-row table:style-name="ro1">
          <table:table-cell table:style-name="ce1" office:value-type="string">
            <text:p>4=regular: <text:span text:style-name="T1">change _y_ to _i_ and add _-ed_, _-es_ but just add _-ing_ (with y intact)</text:span></text:p>
          </table:table-cell>
          <table:table-cell table:style-name="ce5"/>
          <table:table-cell table:style-name="ce8"/>
          <table:table-cell table:style-name="ce9"/>
          <table:table-cell table:style-name="ce11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4"/>
          <table:table-cell table:style-name="ce11"/>
          <table:table-cell table:style-name="ce9"/>
          <table:table-cell table:style-name="ce13"/>
          <table:table-cell table:style-name="ce14"/>
          <table:table-cell table:style-name="ce16" table:number-columns-repeated="3"/>
          <table:table-cell table:style-name="Default"/>
          <table:table-cell table:style-name="ce16" table:number-columns-repeated="1003"/>
        </table:table-row>
        <table:table-row table:style-name="ro1">
          <table:table-cell table:style-name="ce1" office:value-type="string">
            <text:p>5=special</text:p>
          </table:table-cell>
          <table:table-cell table:style-name="ce5"/>
          <table:table-cell table:style-name="ce8"/>
          <table:table-cell table:style-name="ce9"/>
          <table:table-cell table:style-name="ce11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4"/>
          <table:table-cell table:style-name="ce11"/>
          <table:table-cell table:style-name="ce9"/>
          <table:table-cell table:style-name="ce13"/>
          <table:table-cell table:style-name="ce14"/>
          <table:table-cell table:style-name="ce16" table:number-columns-repeated="3"/>
          <table:table-cell table:style-name="Default"/>
          <table:table-cell table:style-name="ce16" table:number-columns-repeated="1003"/>
        </table:table-row>
        <table:table-row table:style-name="ro1">
          <table:table-cell table:style-name="ce1" office:value-type="string">
            <text:p>*=double last letter for _-ed_ and _-ing_</text:p>
          </table:table-cell>
          <table:table-cell table:style-name="ce5"/>
          <table:table-cell table:style-name="ce8"/>
          <table:table-cell table:style-name="ce9"/>
          <table:table-cell table:style-name="ce11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4"/>
          <table:table-cell table:style-name="ce11"/>
          <table:table-cell table:style-name="ce9"/>
          <table:table-cell table:style-name="ce13"/>
          <table:table-cell table:style-name="ce14"/>
          <table:table-cell table:style-name="ce16" table:number-columns-repeated="3"/>
          <table:table-cell table:style-name="Default"/>
          <table:table-cell table:style-name="ce16" table:number-columns-repeated="1003"/>
        </table:table-row>
        <table:table-row table:style-name="ro1">
          <table:table-cell table:style-name="ce1" office:value-type="string">
            <text:p>d=/d/ <text:s text:c="5"/>_d=/Id, @d/ <text:s text:c="6"/>t=/t/</text:p>
          </table:table-cell>
          <table:table-cell table:style-name="ce5"/>
          <table:table-cell table:style-name="ce8"/>
          <table:table-cell table:style-name="ce9"/>
          <table:table-cell table:style-name="ce11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4"/>
          <table:table-cell table:style-name="ce11"/>
          <table:table-cell table:style-name="ce9"/>
          <table:table-cell table:style-name="ce13"/>
          <table:table-cell table:style-name="ce14"/>
          <table:table-cell table:style-name="ce16" table:number-columns-repeated="3"/>
          <table:table-cell table:style-name="Default"/>
          <table:table-cell table:style-name="ce16" table:number-columns-repeated="1003"/>
        </table:table-row>
        <table:table-row table:style-name="ro1">
          <table:table-cell table:style-name="ce1" office:value-type="string">
            <text:p>n=[iN]</text:p>
          </table:table-cell>
          <table:table-cell table:style-name="ce5"/>
          <table:table-cell table:style-name="ce8"/>
          <table:table-cell table:style-name="ce9"/>
          <table:table-cell table:style-name="ce11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4"/>
          <table:table-cell table:style-name="ce11"/>
          <table:table-cell table:style-name="ce9"/>
          <table:table-cell table:style-name="ce13"/>
          <table:table-cell table:style-name="ce14"/>
          <table:table-cell table:style-name="ce16" table:number-columns-repeated="3"/>
          <table:table-cell table:style-name="Default"/>
          <table:table-cell table:style-name="ce16" table:number-columns-repeated="1003"/>
        </table:table-row>
        <table:table-row table:style-name="ro1">
          <table:table-cell table:style-name="ce1" office:value-type="string">
            <text:p>s=/s/ <text:s text:c="4"/>z=/z/ <text:s text:c="4"/>_z=/@z, Iz/</text:p>
          </table:table-cell>
          <table:table-cell table:style-name="ce5"/>
          <table:table-cell table:style-name="ce8"/>
          <table:table-cell table:style-name="ce9"/>
          <table:table-cell table:style-name="ce11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4"/>
          <table:table-cell table:style-name="ce11"/>
          <table:table-cell table:style-name="ce9"/>
          <table:table-cell table:style-name="ce13"/>
          <table:table-cell table:style-name="ce14"/>
          <table:table-cell table:style-name="ce16" table:number-columns-repeated="3"/>
          <table:table-cell table:style-name="Default"/>
          <table:table-cell table:style-name="ce16" table:number-columns-repeated="1003"/>
        </table:table-row>
        <table:table-row table:style-name="ro1">
          <table:table-cell table:style-name="ce1" office:value-type="string">
            <text:p>x=form missing</text:p>
          </table:table-cell>
          <table:table-cell table:style-name="ce5"/>
          <table:table-cell table:style-name="ce8"/>
          <table:table-cell table:style-name="ce9"/>
          <table:table-cell table:style-name="ce11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4"/>
          <table:table-cell table:style-name="ce11"/>
          <table:table-cell table:style-name="ce9"/>
          <table:table-cell table:style-name="ce13"/>
          <table:table-cell table:style-name="ce14"/>
          <table:table-cell table:style-name="ce16" table:number-columns-repeated="3"/>
          <table:table-cell table:style-name="Default"/>
          <table:table-cell table:style-name="ce16" table:number-columns-repeated="1003"/>
        </table:table-row>
        <table:table-row table:style-name="ro1">
          <table:table-cell table:style-name="ce1"/>
          <table:table-cell table:style-name="ce5"/>
          <table:table-cell table:style-name="ce8"/>
          <table:table-cell table:style-name="ce9"/>
          <table:table-cell table:style-name="ce11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4"/>
          <table:table-cell table:style-name="ce11"/>
          <table:table-cell table:style-name="ce9"/>
          <table:table-cell table:style-name="ce13"/>
          <table:table-cell table:style-name="ce14"/>
          <table:table-cell table:style-name="ce16" table:number-columns-repeated="3"/>
          <table:table-cell table:style-name="Default"/>
          <table:table-cell table:style-name="ce16" table:number-columns-repeated="1003"/>
        </table:table-row>
        <table:table-row table:style-name="ro2">
          <table:table-cell table:style-name="ce2" office:value-type="string">
            <text:p>WORD</text:p>
          </table:table-cell>
          <table:table-cell table:style-name="ce6" office:value-type="string">
            <text:p>POS</text:p>
          </table:table-cell>
          <table:table-cell table:style-name="ce6" office:value-type="string">
            <text:p>Ph-RP</text:p>
          </table:table-cell>
          <table:table-cell table:style-name="ce6" office:value-type="string">
            <text:p>QS-RP (j)</text:p>
          </table:table-cell>
          <table:table-cell table:style-name="ce12" office:value-type="string">
            <text:p>QS-RP (s)</text:p>
          </table:table-cell>
          <table:table-cell table:style-name="ce6" office:value-type="string">
            <text:p>Ph-GA</text:p>
          </table:table-cell>
          <table:table-cell table:style-name="ce6" office:value-type="string">
            <text:p>QS-GA (j)</text:p>
          </table:table-cell>
          <table:table-cell table:style-name="ce6" office:value-type="string">
            <text:p>QS-GA (s)</text:p>
          </table:table-cell>
          <table:table-cell table:style-name="ce6" office:value-type="string">
            <text:p>Ph-Au</text:p>
          </table:table-cell>
          <table:table-cell table:style-name="ce6" office:value-type="string">
            <text:p>QS-Au (j)</text:p>
          </table:table-cell>
          <table:table-cell table:style-name="ce6" office:value-type="string">
            <text:p>QS-Au (s)</text:p>
          </table:table-cell>
          <table:table-cell table:style-name="ce6" office:value-type="string">
            <text:p>Main.Int.QS (j)</text:p>
          </table:table-cell>
          <table:table-cell table:style-name="ce6" office:value-type="string">
            <text:p>Alt.Int.QS (j)</text:p>
          </table:table-cell>
          <table:table-cell table:style-name="ce12" office:value-type="string">
            <text:p>Main.Int.QS (s)</text:p>
          </table:table-cell>
          <table:table-cell table:style-name="ce6" office:value-type="string">
            <text:p>Alt.Int.QS(s)</text:p>
          </table:table-cell>
          <table:table-cell table:style-name="ce6" office:value-type="string">
            <text:p>Code</text:p>
          </table:table-cell>
          <table:table-cell table:style-name="ce15" office:value-type="string">
            <text:p>Tags (w=weak, n=NORTH set, f=FORCE set)</text:p>
          </table:table-cell>
          <table:table-cell table:style-name="ce15" office:value-type="string">
            <text:p>NOTES</text:p>
          </table:table-cell>
          <table:table-cell table:style-name="ce4" table:number-columns-repeated="2"/>
          <table:table-cell table:style-name="Default"/>
          <table:table-cell table:style-name="ce4" table:number-columns-repeated="1002"/>
          <table:table-cell/>
        </table:table-row>
        <table:table-row table:style-name="ro3">
          <table:table-cell table:style-name="Default" office:value-type="string">
            <text:p>IRREGULAR</text:p>
          </table:table-cell>
          <table:table-cell table:style-name="Default" table:number-columns-repeated="1022"/>
          <table:table-cell/>
        </table:table-row>
        <table:table-row table:style-name="ro4">
          <table:table-cell office:value-type="string">
            <text:p>arise</text:p>
          </table:table-cell>
          <table:table-cell office:value-type="string">
            <text:p>0</text:p>
          </table:table-cell>
          <table:table-cell office:value-type="string">
            <text:p>@raIz</text:p>
          </table:table-cell>
          <table:table-cell office:value-type="string">
            <text:p>urIz</text:p>
          </table:table-cell>
          <table:table-cell/>
          <table:table-cell office:value-type="string">
            <text:p>@raIz</text:p>
          </table:table-cell>
          <table:table-cell office:value-type="string">
            <text:p>urIz</text:p>
          </table:table-cell>
          <table:table-cell/>
          <table:table-cell office:value-type="string">
            <text:p>@raIz</text:p>
          </table:table-cell>
          <table:table-cell office:value-type="string">
            <text:p>urIz</text:p>
          </table:table-cell>
          <table:table-cell/>
          <table:table-cell office:value-type="string">
            <text:p>urI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risen</text:p>
          </table:table-cell>
          <table:table-cell office:value-type="string">
            <text:p>0</text:p>
          </table:table-cell>
          <table:table-cell office:value-type="string">
            <text:p>@rIz=n</text:p>
          </table:table-cell>
          <table:table-cell office:value-type="string">
            <text:p>urizn</text:p>
          </table:table-cell>
          <table:table-cell/>
          <table:table-cell office:value-type="string">
            <text:p>@rIz=n</text:p>
          </table:table-cell>
          <table:table-cell office:value-type="string">
            <text:p>urizn</text:p>
          </table:table-cell>
          <table:table-cell/>
          <table:table-cell office:value-type="string">
            <text:p>@rIz@n</text:p>
          </table:table-cell>
          <table:table-cell office:value-type="string">
            <text:p>urizun</text:p>
          </table:table-cell>
          <table:table-cell/>
          <table:table-cell office:value-type="string">
            <text:p>urizun</text:p>
          </table:table-cell>
          <table:table-cell table:number-columns-repeated="3"/>
          <table:table-cell office:value-type="string">
            <text:p>RP-1:3.S9 <text:s/>GA-1:3.S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rises</text:p>
          </table:table-cell>
          <table:table-cell office:value-type="string">
            <text:p>0 _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ris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rose</text:p>
          </table:table-cell>
          <table:table-cell office:value-type="string">
            <text:p>0</text:p>
          </table:table-cell>
          <table:table-cell office:value-type="string">
            <text:p>@r@Uz</text:p>
          </table:table-cell>
          <table:table-cell office:value-type="string">
            <text:p>urOz</text:p>
          </table:table-cell>
          <table:table-cell/>
          <table:table-cell office:value-type="string">
            <text:p>@roUz</text:p>
          </table:table-cell>
          <table:table-cell office:value-type="string">
            <text:p>urOz</text:p>
          </table:table-cell>
          <table:table-cell/>
          <table:table-cell office:value-type="string">
            <text:p>@roUz</text:p>
          </table:table-cell>
          <table:table-cell office:value-type="string">
            <text:p>urOz</text:p>
          </table:table-cell>
          <table:table-cell/>
          <table:table-cell office:value-type="string">
            <text:p>urO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table:style-name="ce4" office:value-type="string">
            <text:p>be</text:p>
          </table:table-cell>
          <table:table-cell office:value-type="string">
            <text:p>0 </text:p>
          </table:table-cell>
          <table:table-cell office:value-type="string">
            <text:p>bi: <text:s/>[weak from /bi/]</text:p>
          </table:table-cell>
          <table:table-cell office:value-type="string">
            <text:p>bE</text:p>
          </table:table-cell>
          <table:table-cell/>
          <table:table-cell office:value-type="string">
            <text:p>bi: <text:s/>[weak form /bi/]</text:p>
          </table:table-cell>
          <table:table-cell office:value-type="string">
            <text:p>bE</text:p>
          </table:table-cell>
          <table:table-cell/>
          <table:table-cell office:value-type="string">
            <text:p>bi</text:p>
          </table:table-cell>
          <table:table-cell office:value-type="string">
            <text:p>bE</text:p>
          </table:table-cell>
          <table:table-cell/>
          <table:table-cell office:value-type="string">
            <text:p>bE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style-name="ce4" office:value-type="string">
            <text:p>am,are,aren't, art, been being, is, isn't, was, wasn't, wast, were, weren't</text:p>
          </table:table-cell>
          <table:table-cell table:number-columns-repeated="16"/>
          <table:table-cell office:value-type="string">
            <text:p>xxx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table:style-name="ce4"/>
          <table:table-cell table:number-columns-repeated="19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ar</text:p>
          </table:table-cell>
          <table:table-cell office:value-type="string">
            <text:p>0</text:p>
          </table:table-cell>
          <table:table-cell office:value-type="string">
            <text:p>be@</text:p>
          </table:table-cell>
          <table:table-cell office:value-type="string">
            <text:p>bÄ</text:p>
          </table:table-cell>
          <table:table-cell/>
          <table:table-cell office:value-type="string">
            <text:p>1-be=r <text:s/>2-b{=r</text:p>
          </table:table-cell>
          <table:table-cell office:value-type="string">
            <text:p>1-bÄ-&gt;1 <text:s/>2-baru-&gt;1</text:p>
          </table:table-cell>
          <table:table-cell/>
          <table:table-cell office:value-type="string">
            <text:p>bE@</text:p>
          </table:table-cell>
          <table:table-cell office:value-type="string">
            <text:p>bÄ</text:p>
          </table:table-cell>
          <table:table-cell/>
          <table:table-cell office:value-type="string">
            <text:p>bÄ</text:p>
          </table:table-cell>
          <table:table-cell table:number-columns-repeated="3"/>
          <table:table-cell office:value-type="string">
            <text:p>GA-1:1.20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ar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ar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ore</text:p>
          </table:table-cell>
          <table:table-cell office:value-type="string">
            <text:p>0</text:p>
          </table:table-cell>
          <table:table-cell office:value-type="string">
            <text:p>bO:</text:p>
          </table:table-cell>
          <table:table-cell office:value-type="string">
            <text:p>bö</text:p>
          </table:table-cell>
          <table:table-cell/>
          <table:table-cell office:value-type="string">
            <text:p>1-bO:r <text:s/>2-bo:r</text:p>
          </table:table-cell>
          <table:table-cell office:value-type="string">
            <text:p>1-bQr-&gt;1 <text:s/>2=1</text:p>
          </table:table-cell>
          <table:table-cell/>
          <table:table-cell office:value-type="string">
            <text:p>bO</text:p>
          </table:table-cell>
          <table:table-cell office:value-type="string">
            <text:p>bö</text:p>
          </table:table-cell>
          <table:table-cell/>
          <table:table-cell office:value-type="string">
            <text:p>bö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orne</text:p>
          </table:table-cell>
          <table:table-cell office:value-type="string">
            <text:p>0</text:p>
          </table:table-cell>
          <table:table-cell office:value-type="string">
            <text:p>bO:n</text:p>
          </table:table-cell>
          <table:table-cell office:value-type="string">
            <text:p>bön</text:p>
          </table:table-cell>
          <table:table-cell/>
          <table:table-cell office:value-type="string">
            <text:p>1-bO:rn <text:s/>2-bo:rn</text:p>
          </table:table-cell>
          <table:table-cell office:value-type="string">
            <text:p>1-bQrn-&gt;1 <text:s/>2=1</text:p>
          </table:table-cell>
          <table:table-cell/>
          <table:table-cell office:value-type="string">
            <text:p>bOn</text:p>
          </table:table-cell>
          <table:table-cell office:value-type="string">
            <text:p>bön</text:p>
          </table:table-cell>
          <table:table-cell/>
          <table:table-cell office:value-type="string">
            <text:p>bön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at</text:p>
          </table:table-cell>
          <table:table-cell office:value-type="string">
            <text:p>0</text:p>
          </table:table-cell>
          <table:table-cell office:value-type="string">
            <text:p>bi:t</text:p>
          </table:table-cell>
          <table:table-cell office:value-type="string">
            <text:p>bEt</text:p>
          </table:table-cell>
          <table:table-cell/>
          <table:table-cell office:value-type="string">
            <text:p>bi:t</text:p>
          </table:table-cell>
          <table:table-cell office:value-type="string">
            <text:p>bEt</text:p>
          </table:table-cell>
          <table:table-cell/>
          <table:table-cell office:value-type="string">
            <text:p>bit</text:p>
          </table:table-cell>
          <table:table-cell office:value-type="string">
            <text:p>bEt</text:p>
          </table:table-cell>
          <table:table-cell/>
          <table:table-cell office:value-type="string">
            <text:p>bE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aten</text:p>
          </table:table-cell>
          <table:table-cell office:value-type="string">
            <text:p>0</text:p>
          </table:table-cell>
          <table:table-cell office:value-type="string">
            <text:p>bi:t=n</text:p>
          </table:table-cell>
          <table:table-cell office:value-type="string">
            <text:p>bEtn</text:p>
          </table:table-cell>
          <table:table-cell/>
          <table:table-cell office:value-type="string">
            <text:p>bi:t=n</text:p>
          </table:table-cell>
          <table:table-cell office:value-type="string">
            <text:p>bEtn</text:p>
          </table:table-cell>
          <table:table-cell/>
          <table:table-cell office:value-type="string">
            <text:p>bitn</text:p>
          </table:table-cell>
          <table:table-cell office:value-type="string">
            <text:p>bEtn</text:p>
          </table:table-cell>
          <table:table-cell/>
          <table:table-cell office:value-type="string">
            <text:p>bEtun</text:p>
          </table:table-cell>
          <table:table-cell table:number-columns-repeated="3"/>
          <table:table-cell office:value-type="string">
            <text:p>x-x:2.S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at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at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come</text:p>
          </table:table-cell>
          <table:table-cell office:value-type="string">
            <text:p>0</text:p>
          </table:table-cell>
          <table:table-cell office:value-type="string">
            <text:p>1-bIkVm <text:s/>2-b@kVm</text:p>
          </table:table-cell>
          <table:table-cell office:value-type="string">
            <text:p>1-bikum-&gt;1 <text:s/>2-bukum-&gt;1</text:p>
          </table:table-cell>
          <table:table-cell/>
          <table:table-cell office:value-type="string">
            <text:p>bIkVm</text:p>
          </table:table-cell>
          <table:table-cell office:value-type="string">
            <text:p>bikum</text:p>
          </table:table-cell>
          <table:table-cell/>
          <table:table-cell office:value-type="string">
            <text:p>1-b@kVm <text:s/>2-bikVm</text:p>
          </table:table-cell>
          <table:table-cell office:value-type="string">
            <text:p>1-bukum-&gt;1 <text:s/>2-bEkum-&gt;1</text:p>
          </table:table-cell>
          <table:table-cell/>
          <table:table-cell office:value-type="string">
            <text:p>bikum</text:p>
          </table:table-cell>
          <table:table-cell table:number-columns-repeated="3"/>
          <table:table-cell office:value-type="string">
            <text:p>RP-2:1.25 <text:s/>Au-x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came</text:p>
          </table:table-cell>
          <table:table-cell office:value-type="string">
            <text:p>0</text:p>
          </table:table-cell>
          <table:table-cell office:value-type="string">
            <text:p>1-bIkeIm <text:s/>2-b@keIm</text:p>
          </table:table-cell>
          <table:table-cell office:value-type="string">
            <text:p>1-bikAm-&gt;1 <text:s/>2-bukAm-&gt;1</text:p>
          </table:table-cell>
          <table:table-cell/>
          <table:table-cell office:value-type="string">
            <text:p>bIkeIm</text:p>
          </table:table-cell>
          <table:table-cell office:value-type="string">
            <text:p>bikAm</text:p>
          </table:table-cell>
          <table:table-cell/>
          <table:table-cell office:value-type="string">
            <text:p>b@keIm</text:p>
          </table:table-cell>
          <table:table-cell office:value-type="string">
            <text:p>bukAm</text:p>
          </table:table-cell>
          <table:table-cell/>
          <table:table-cell office:value-type="string">
            <text:p>bikAm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come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com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gin</text:p>
          </table:table-cell>
          <table:table-cell office:value-type="string">
            <text:p>0</text:p>
          </table:table-cell>
          <table:table-cell office:value-type="string">
            <text:p>1-bIgIn <text:s/>2-b@gIn</text:p>
          </table:table-cell>
          <table:table-cell office:value-type="string">
            <text:p>1-bigin-&gt;1 <text:s/>2-bugin-&gt;1</text:p>
          </table:table-cell>
          <table:table-cell/>
          <table:table-cell office:value-type="string">
            <text:p>bIgIn</text:p>
          </table:table-cell>
          <table:table-cell office:value-type="string">
            <text:p>bigin</text:p>
          </table:table-cell>
          <table:table-cell/>
          <table:table-cell office:value-type="string">
            <text:p>b@gIn</text:p>
          </table:table-cell>
          <table:table-cell office:value-type="string">
            <text:p>bugin</text:p>
          </table:table-cell>
          <table:table-cell/>
          <table:table-cell office:value-type="string">
            <text:p>bigin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gan</text:p>
          </table:table-cell>
          <table:table-cell office:value-type="string">
            <text:p>0</text:p>
          </table:table-cell>
          <table:table-cell office:value-type="string">
            <text:p>1-bIg{n <text:s/>2-b@g{n</text:p>
          </table:table-cell>
          <table:table-cell office:value-type="string">
            <text:p>1-bigan-&gt;1 <text:s/>2-bugan-&gt;1</text:p>
          </table:table-cell>
          <table:table-cell/>
          <table:table-cell office:value-type="string">
            <text:p>bIg{n</text:p>
          </table:table-cell>
          <table:table-cell office:value-type="string">
            <text:p>bigan</text:p>
          </table:table-cell>
          <table:table-cell/>
          <table:table-cell office:value-type="string">
            <text:p>1-b@g{n <text:s/>2-big{n</text:p>
          </table:table-cell>
          <table:table-cell office:value-type="string">
            <text:p>1-bugan-&gt;1 <text:s/>2-bEgan-&gt;1</text:p>
          </table:table-cell>
          <table:table-cell/>
          <table:table-cell office:value-type="string">
            <text:p>bigan</text:p>
          </table:table-cell>
          <table:table-cell table:number-columns-repeated="3"/>
          <table:table-cell office:value-type="string">
            <text:p>RP-2:1.25 <text:s/>Au-x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ginn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gin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gun</text:p>
          </table:table-cell>
          <table:table-cell office:value-type="string">
            <text:p>0</text:p>
          </table:table-cell>
          <table:table-cell office:value-type="string">
            <text:p>1-bIgVn <text:s/>2-b@gVn</text:p>
          </table:table-cell>
          <table:table-cell office:value-type="string">
            <text:p>1-bigun-&gt;1 <text:s/>2-bugun-&gt;1</text:p>
          </table:table-cell>
          <table:table-cell/>
          <table:table-cell office:value-type="string">
            <text:p>bIgVn</text:p>
          </table:table-cell>
          <table:table-cell office:value-type="string">
            <text:p>bigun</text:p>
          </table:table-cell>
          <table:table-cell/>
          <table:table-cell office:value-type="string">
            <text:p>1-b@gVn <text:s/>2-bigVn</text:p>
          </table:table-cell>
          <table:table-cell office:value-type="string">
            <text:p>1-bugun-&gt;1 <text:s/>2-bEgun-&gt;1</text:p>
          </table:table-cell>
          <table:table-cell table:number-columns-repeated="5"/>
          <table:table-cell office:value-type="string">
            <text:p>RP-2:1.25 <text:s/>Au-x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ind</text:p>
          </table:table-cell>
          <table:table-cell office:value-type="string">
            <text:p>0</text:p>
          </table:table-cell>
          <table:table-cell office:value-type="string">
            <text:p>baInd</text:p>
          </table:table-cell>
          <table:table-cell office:value-type="string">
            <text:p>bInd</text:p>
          </table:table-cell>
          <table:table-cell/>
          <table:table-cell office:value-type="string">
            <text:p>baInd</text:p>
          </table:table-cell>
          <table:table-cell office:value-type="string">
            <text:p>bInd</text:p>
          </table:table-cell>
          <table:table-cell/>
          <table:table-cell office:value-type="string">
            <text:p>baInd</text:p>
          </table:table-cell>
          <table:table-cell office:value-type="string">
            <text:p>bInd</text:p>
          </table:table-cell>
          <table:table-cell/>
          <table:table-cell office:value-type="string">
            <text:p>bI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ind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ind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ound</text:p>
          </table:table-cell>
          <table:table-cell office:value-type="string">
            <text:p>0</text:p>
          </table:table-cell>
          <table:table-cell office:value-type="string">
            <text:p>baUnd</text:p>
          </table:table-cell>
          <table:table-cell office:value-type="string">
            <text:p>bWnd</text:p>
          </table:table-cell>
          <table:table-cell/>
          <table:table-cell office:value-type="string">
            <text:p>baUnd</text:p>
          </table:table-cell>
          <table:table-cell office:value-type="string">
            <text:p>bWnd</text:p>
          </table:table-cell>
          <table:table-cell/>
          <table:table-cell office:value-type="string">
            <text:p>baUnd</text:p>
          </table:table-cell>
          <table:table-cell office:value-type="string">
            <text:p>bWnd</text:p>
          </table:table-cell>
          <table:table-cell/>
          <table:table-cell office:value-type="string">
            <text:p>bW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low</text:p>
          </table:table-cell>
          <table:table-cell office:value-type="string">
            <text:p>0</text:p>
          </table:table-cell>
          <table:table-cell office:value-type="string">
            <text:p>bl@U</text:p>
          </table:table-cell>
          <table:table-cell office:value-type="string">
            <text:p>blO</text:p>
          </table:table-cell>
          <table:table-cell/>
          <table:table-cell office:value-type="string">
            <text:p>bl@U</text:p>
          </table:table-cell>
          <table:table-cell office:value-type="string">
            <text:p>blO</text:p>
          </table:table-cell>
          <table:table-cell/>
          <table:table-cell office:value-type="string">
            <text:p>bloU</text:p>
          </table:table-cell>
          <table:table-cell office:value-type="string">
            <text:p>blO</text:p>
          </table:table-cell>
          <table:table-cell/>
          <table:table-cell office:value-type="string">
            <text:p>blO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lew</text:p>
          </table:table-cell>
          <table:table-cell office:value-type="string">
            <text:p>0</text:p>
          </table:table-cell>
          <table:table-cell office:value-type="string">
            <text:p>blu:</text:p>
          </table:table-cell>
          <table:table-cell office:value-type="string">
            <text:p>blU</text:p>
          </table:table-cell>
          <table:table-cell/>
          <table:table-cell office:value-type="string">
            <text:p>blu:</text:p>
          </table:table-cell>
          <table:table-cell office:value-type="string">
            <text:p>blU</text:p>
          </table:table-cell>
          <table:table-cell/>
          <table:table-cell office:value-type="string">
            <text:p>blu</text:p>
          </table:table-cell>
          <table:table-cell office:value-type="string">
            <text:p>blU</text:p>
          </table:table-cell>
          <table:table-cell/>
          <table:table-cell office:value-type="string">
            <text:p>blU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lowed</text:p>
          </table:table-cell>
          <table:table-cell office:value-type="string">
            <text:p>0 d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low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lown</text:p>
          </table:table-cell>
          <table:table-cell office:value-type="string">
            <text:p>0</text:p>
          </table:table-cell>
          <table:table-cell office:value-type="string">
            <text:p>bl@Un</text:p>
          </table:table-cell>
          <table:table-cell office:value-type="string">
            <text:p>blOn</text:p>
          </table:table-cell>
          <table:table-cell/>
          <table:table-cell office:value-type="string">
            <text:p>bloUn</text:p>
          </table:table-cell>
          <table:table-cell office:value-type="string">
            <text:p>blOn</text:p>
          </table:table-cell>
          <table:table-cell/>
          <table:table-cell office:value-type="string">
            <text:p>bloUn</text:p>
          </table:table-cell>
          <table:table-cell office:value-type="string">
            <text:p>blOn</text:p>
          </table:table-cell>
          <table:table-cell/>
          <table:table-cell office:value-type="string">
            <text:p>blO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low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reak</text:p>
          </table:table-cell>
          <table:table-cell office:value-type="string">
            <text:p>0</text:p>
          </table:table-cell>
          <table:table-cell office:value-type="string">
            <text:p>breIk</text:p>
          </table:table-cell>
          <table:table-cell office:value-type="string">
            <text:p>brAk</text:p>
          </table:table-cell>
          <table:table-cell/>
          <table:table-cell office:value-type="string">
            <text:p>breIk</text:p>
          </table:table-cell>
          <table:table-cell office:value-type="string">
            <text:p>brAk</text:p>
          </table:table-cell>
          <table:table-cell/>
          <table:table-cell office:value-type="string">
            <text:p>breIk</text:p>
          </table:table-cell>
          <table:table-cell office:value-type="string">
            <text:p>brAk</text:p>
          </table:table-cell>
          <table:table-cell/>
          <table:table-cell office:value-type="string">
            <text:p>brA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reak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reak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roke</text:p>
          </table:table-cell>
          <table:table-cell office:value-type="string">
            <text:p>0</text:p>
          </table:table-cell>
          <table:table-cell office:value-type="string">
            <text:p>br@Uk</text:p>
          </table:table-cell>
          <table:table-cell office:value-type="string">
            <text:p>brOk</text:p>
          </table:table-cell>
          <table:table-cell/>
          <table:table-cell office:value-type="string">
            <text:p>broUk</text:p>
          </table:table-cell>
          <table:table-cell office:value-type="string">
            <text:p>brOk</text:p>
          </table:table-cell>
          <table:table-cell/>
          <table:table-cell office:value-type="string">
            <text:p>broUk</text:p>
          </table:table-cell>
          <table:table-cell office:value-type="string">
            <text:p>brOk</text:p>
          </table:table-cell>
          <table:table-cell/>
          <table:table-cell office:value-type="string">
            <text:p>brO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roken</text:p>
          </table:table-cell>
          <table:table-cell office:value-type="string">
            <text:p>0</text:p>
          </table:table-cell>
          <table:table-cell office:value-type="string">
            <text:p>br@Uk@n</text:p>
          </table:table-cell>
          <table:table-cell office:value-type="string">
            <text:p>brOkun</text:p>
          </table:table-cell>
          <table:table-cell/>
          <table:table-cell office:value-type="string">
            <text:p>broUk@n</text:p>
          </table:table-cell>
          <table:table-cell office:value-type="string">
            <text:p>brOkun</text:p>
          </table:table-cell>
          <table:table-cell/>
          <table:table-cell office:value-type="string">
            <text:p>broUk@n</text:p>
          </table:table-cell>
          <table:table-cell office:value-type="string">
            <text:p>brOkun</text:p>
          </table:table-cell>
          <table:table-cell/>
          <table:table-cell office:value-type="string">
            <text:p>brOkun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ring</text:p>
          </table:table-cell>
          <table:table-cell office:value-type="string">
            <text:p>0</text:p>
          </table:table-cell>
          <table:table-cell office:value-type="string">
            <text:p>brIN</text:p>
          </table:table-cell>
          <table:table-cell office:value-type="string">
            <text:p>briN</text:p>
          </table:table-cell>
          <table:table-cell/>
          <table:table-cell office:value-type="string">
            <text:p>brIN</text:p>
          </table:table-cell>
          <table:table-cell office:value-type="string">
            <text:p>briN</text:p>
          </table:table-cell>
          <table:table-cell/>
          <table:table-cell office:value-type="string">
            <text:p>brIN</text:p>
          </table:table-cell>
          <table:table-cell office:value-type="string">
            <text:p>briN</text:p>
          </table:table-cell>
          <table:table-cell/>
          <table:table-cell office:value-type="string">
            <text:p>bri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ring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ring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rought</text:p>
          </table:table-cell>
          <table:table-cell office:value-type="string">
            <text:p>0</text:p>
          </table:table-cell>
          <table:table-cell office:value-type="string">
            <text:p>brO:t</text:p>
          </table:table-cell>
          <table:table-cell office:value-type="string">
            <text:p>brQt</text:p>
          </table:table-cell>
          <table:table-cell/>
          <table:table-cell office:value-type="string">
            <text:p>1-brQ:t <text:s/>2-brA:t</text:p>
          </table:table-cell>
          <table:table-cell office:value-type="string">
            <text:p>1-brot-&gt;1 <text:s/>2-brRt-&gt;1</text:p>
          </table:table-cell>
          <table:table-cell/>
          <table:table-cell office:value-type="string">
            <text:p>brOt</text:p>
          </table:table-cell>
          <table:table-cell office:value-type="string">
            <text:p>brQt</text:p>
          </table:table-cell>
          <table:table-cell/>
          <table:table-cell office:value-type="string">
            <text:p>brQt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uild</text:p>
          </table:table-cell>
          <table:table-cell office:value-type="string">
            <text:p>0</text:p>
          </table:table-cell>
          <table:table-cell office:value-type="string">
            <text:p>bIld</text:p>
          </table:table-cell>
          <table:table-cell office:value-type="string">
            <text:p>bild</text:p>
          </table:table-cell>
          <table:table-cell/>
          <table:table-cell office:value-type="string">
            <text:p>bIld</text:p>
          </table:table-cell>
          <table:table-cell office:value-type="string">
            <text:p>bild</text:p>
          </table:table-cell>
          <table:table-cell/>
          <table:table-cell office:value-type="string">
            <text:p>bIld</text:p>
          </table:table-cell>
          <table:table-cell office:value-type="string">
            <text:p>bild</text:p>
          </table:table-cell>
          <table:table-cell/>
          <table:table-cell office:value-type="string">
            <text:p>bil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uild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uild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uilt</text:p>
          </table:table-cell>
          <table:table-cell office:value-type="string">
            <text:p>0</text:p>
          </table:table-cell>
          <table:table-cell office:value-type="string">
            <text:p>bIlt</text:p>
          </table:table-cell>
          <table:table-cell office:value-type="string">
            <text:p>bilt</text:p>
          </table:table-cell>
          <table:table-cell/>
          <table:table-cell office:value-type="string">
            <text:p>bIlt</text:p>
          </table:table-cell>
          <table:table-cell office:value-type="string">
            <text:p>bilt</text:p>
          </table:table-cell>
          <table:table-cell/>
          <table:table-cell office:value-type="string">
            <text:p>bIlt</text:p>
          </table:table-cell>
          <table:table-cell office:value-type="string">
            <text:p>bilt</text:p>
          </table:table-cell>
          <table:table-cell/>
          <table:table-cell office:value-type="string">
            <text:p>bil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urn</text:p>
          </table:table-cell>
          <table:table-cell office:value-type="string">
            <text:p>0</text:p>
          </table:table-cell>
          <table:table-cell office:value-type="string">
            <text:p>b3:n</text:p>
          </table:table-cell>
          <table:table-cell office:value-type="string">
            <text:p>bün</text:p>
          </table:table-cell>
          <table:table-cell/>
          <table:table-cell office:value-type="string">
            <text:p>b3`:n</text:p>
          </table:table-cell>
          <table:table-cell office:value-type="string">
            <text:p>bün</text:p>
          </table:table-cell>
          <table:table-cell/>
          <table:table-cell office:value-type="string">
            <text:p>b3n</text:p>
          </table:table-cell>
          <table:table-cell office:value-type="string">
            <text:p>bün</text:p>
          </table:table-cell>
          <table:table-cell/>
          <table:table-cell office:value-type="string">
            <text:p>bü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urned</text:p>
          </table:table-cell>
          <table:table-cell office:value-type="string">
            <text:p>0 d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urn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urn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urnt</text:p>
          </table:table-cell>
          <table:table-cell office:value-type="string">
            <text:p>0</text:p>
          </table:table-cell>
          <table:table-cell office:value-type="string">
            <text:p>b3:nt</text:p>
          </table:table-cell>
          <table:table-cell office:value-type="string">
            <text:p>bünt</text:p>
          </table:table-cell>
          <table:table-cell/>
          <table:table-cell office:value-type="string">
            <text:p>b3`:nt</text:p>
          </table:table-cell>
          <table:table-cell office:value-type="string">
            <text:p>bünt</text:p>
          </table:table-cell>
          <table:table-cell/>
          <table:table-cell office:value-type="string">
            <text:p>b3nt</text:p>
          </table:table-cell>
          <table:table-cell office:value-type="string">
            <text:p>bünt</text:p>
          </table:table-cell>
          <table:table-cell/>
          <table:table-cell office:value-type="string">
            <text:p>bün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uy</text:p>
          </table:table-cell>
          <table:table-cell office:value-type="string">
            <text:p>0</text:p>
          </table:table-cell>
          <table:table-cell office:value-type="string">
            <text:p>baI</text:p>
          </table:table-cell>
          <table:table-cell office:value-type="string">
            <text:p>bI</text:p>
          </table:table-cell>
          <table:table-cell/>
          <table:table-cell office:value-type="string">
            <text:p>baI</text:p>
          </table:table-cell>
          <table:table-cell office:value-type="string">
            <text:p>bI</text:p>
          </table:table-cell>
          <table:table-cell/>
          <table:table-cell office:value-type="string">
            <text:p>baI</text:p>
          </table:table-cell>
          <table:table-cell office:value-type="string">
            <text:p>bI</text:p>
          </table:table-cell>
          <table:table-cell/>
          <table:table-cell office:value-type="string">
            <text:p>bI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ought</text:p>
          </table:table-cell>
          <table:table-cell office:value-type="string">
            <text:p>0</text:p>
          </table:table-cell>
          <table:table-cell office:value-type="string">
            <text:p>bO:t</text:p>
          </table:table-cell>
          <table:table-cell office:value-type="string">
            <text:p>bQt</text:p>
          </table:table-cell>
          <table:table-cell/>
          <table:table-cell office:value-type="string">
            <text:p>1-bQ:t <text:s/>2-bA:t</text:p>
          </table:table-cell>
          <table:table-cell office:value-type="string">
            <text:p>1-bQt-&gt;1 <text:s/>2-bRt-&gt;1</text:p>
          </table:table-cell>
          <table:table-cell/>
          <table:table-cell office:value-type="string">
            <text:p>bOt</text:p>
          </table:table-cell>
          <table:table-cell office:value-type="string">
            <text:p>bQt</text:p>
          </table:table-cell>
          <table:table-cell/>
          <table:table-cell office:value-type="string">
            <text:p>bQt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uy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uy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atch</text:p>
          </table:table-cell>
          <table:table-cell office:value-type="string">
            <text:p>0</text:p>
          </table:table-cell>
          <table:table-cell office:value-type="string">
            <text:p>k{tS</text:p>
          </table:table-cell>
          <table:table-cell office:value-type="string">
            <text:p>kaC</text:p>
          </table:table-cell>
          <table:table-cell/>
          <table:table-cell office:value-type="string">
            <text:p>k{tS</text:p>
          </table:table-cell>
          <table:table-cell office:value-type="string">
            <text:p>kaC</text:p>
          </table:table-cell>
          <table:table-cell/>
          <table:table-cell office:value-type="string">
            <text:p>k{tS</text:p>
          </table:table-cell>
          <table:table-cell office:value-type="string">
            <text:p>kaC</text:p>
          </table:table-cell>
          <table:table-cell/>
          <table:table-cell office:value-type="string">
            <text:p>kaC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atches</text:p>
          </table:table-cell>
          <table:table-cell office:value-type="string">
            <text:p>0 _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atch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aught</text:p>
          </table:table-cell>
          <table:table-cell office:value-type="string">
            <text:p>0</text:p>
          </table:table-cell>
          <table:table-cell office:value-type="string">
            <text:p>kO:t</text:p>
          </table:table-cell>
          <table:table-cell office:value-type="string">
            <text:p>kQt</text:p>
          </table:table-cell>
          <table:table-cell/>
          <table:table-cell office:value-type="string">
            <text:p>1-kQ:t <text:s/>2-kA:t</text:p>
          </table:table-cell>
          <table:table-cell office:value-type="string">
            <text:p>1-kQt-&gt;1 <text:s/>2-kRt-&gt;1</text:p>
          </table:table-cell>
          <table:table-cell/>
          <table:table-cell office:value-type="string">
            <text:p>kOt</text:p>
          </table:table-cell>
          <table:table-cell office:value-type="string">
            <text:p>kQt</text:p>
          </table:table-cell>
          <table:table-cell/>
          <table:table-cell office:value-type="string">
            <text:p>kQt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hoose</text:p>
          </table:table-cell>
          <table:table-cell office:value-type="string">
            <text:p>0</text:p>
          </table:table-cell>
          <table:table-cell office:value-type="string">
            <text:p>tSu:z</text:p>
          </table:table-cell>
          <table:table-cell office:value-type="string">
            <text:p>CUz</text:p>
          </table:table-cell>
          <table:table-cell/>
          <table:table-cell office:value-type="string">
            <text:p>tSu:z</text:p>
          </table:table-cell>
          <table:table-cell office:value-type="string">
            <text:p>CUz</text:p>
          </table:table-cell>
          <table:table-cell/>
          <table:table-cell office:value-type="string">
            <text:p>tSuz</text:p>
          </table:table-cell>
          <table:table-cell office:value-type="string">
            <text:p>CUz</text:p>
          </table:table-cell>
          <table:table-cell/>
          <table:table-cell office:value-type="string">
            <text:p>CU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hooses</text:p>
          </table:table-cell>
          <table:table-cell office:value-type="string">
            <text:p>0 _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hoos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hose</text:p>
          </table:table-cell>
          <table:table-cell office:value-type="string">
            <text:p>0</text:p>
          </table:table-cell>
          <table:table-cell office:value-type="string">
            <text:p>tS@Uz</text:p>
          </table:table-cell>
          <table:table-cell office:value-type="string">
            <text:p>COz</text:p>
          </table:table-cell>
          <table:table-cell/>
          <table:table-cell office:value-type="string">
            <text:p>tSoUz</text:p>
          </table:table-cell>
          <table:table-cell office:value-type="string">
            <text:p>COz</text:p>
          </table:table-cell>
          <table:table-cell/>
          <table:table-cell office:value-type="string">
            <text:p>tSoUz</text:p>
          </table:table-cell>
          <table:table-cell office:value-type="string">
            <text:p>COz</text:p>
          </table:table-cell>
          <table:table-cell/>
          <table:table-cell office:value-type="string">
            <text:p>CO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hosen</text:p>
          </table:table-cell>
          <table:table-cell office:value-type="string">
            <text:p>0</text:p>
          </table:table-cell>
          <table:table-cell office:value-type="string">
            <text:p>tS@Uz=n</text:p>
          </table:table-cell>
          <table:table-cell office:value-type="string">
            <text:p>COzn</text:p>
          </table:table-cell>
          <table:table-cell/>
          <table:table-cell office:value-type="string">
            <text:p>tSoUz=n</text:p>
          </table:table-cell>
          <table:table-cell office:value-type="string">
            <text:p>COzn</text:p>
          </table:table-cell>
          <table:table-cell/>
          <table:table-cell office:value-type="string">
            <text:p>tSoUz@n</text:p>
          </table:table-cell>
          <table:table-cell office:value-type="string">
            <text:p>COzun</text:p>
          </table:table-cell>
          <table:table-cell/>
          <table:table-cell office:value-type="string">
            <text:p>COzun</text:p>
          </table:table-cell>
          <table:table-cell table:number-columns-repeated="3"/>
          <table:table-cell office:value-type="string">
            <text:p>RP-1:2.S9 <text:s/>GA-1:2.S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me</text:p>
          </table:table-cell>
          <table:table-cell office:value-type="string">
            <text:p>0</text:p>
          </table:table-cell>
          <table:table-cell office:value-type="string">
            <text:p>kVm</text:p>
          </table:table-cell>
          <table:table-cell office:value-type="string">
            <text:p>kum</text:p>
          </table:table-cell>
          <table:table-cell/>
          <table:table-cell office:value-type="string">
            <text:p>kVm</text:p>
          </table:table-cell>
          <table:table-cell office:value-type="string">
            <text:p>kum</text:p>
          </table:table-cell>
          <table:table-cell/>
          <table:table-cell office:value-type="string">
            <text:p>kVm</text:p>
          </table:table-cell>
          <table:table-cell office:value-type="string">
            <text:p>kum</text:p>
          </table:table-cell>
          <table:table-cell/>
          <table:table-cell office:value-type="string">
            <text:p>kum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ame</text:p>
          </table:table-cell>
          <table:table-cell office:value-type="string">
            <text:p>0</text:p>
          </table:table-cell>
          <table:table-cell office:value-type="string">
            <text:p>keIm</text:p>
          </table:table-cell>
          <table:table-cell office:value-type="string">
            <text:p>kAm</text:p>
          </table:table-cell>
          <table:table-cell/>
          <table:table-cell office:value-type="string">
            <text:p>keIm</text:p>
          </table:table-cell>
          <table:table-cell office:value-type="string">
            <text:p>kAm</text:p>
          </table:table-cell>
          <table:table-cell/>
          <table:table-cell office:value-type="string">
            <text:p>keIm</text:p>
          </table:table-cell>
          <table:table-cell office:value-type="string">
            <text:p>kAm</text:p>
          </table:table-cell>
          <table:table-cell/>
          <table:table-cell office:value-type="string">
            <text:p>kAm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me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m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ut</text:p>
          </table:table-cell>
          <table:table-cell office:value-type="string">
            <text:p>0</text:p>
          </table:table-cell>
          <table:table-cell office:value-type="string">
            <text:p>kVt</text:p>
          </table:table-cell>
          <table:table-cell office:value-type="string">
            <text:p>kut</text:p>
          </table:table-cell>
          <table:table-cell/>
          <table:table-cell office:value-type="string">
            <text:p>kVt</text:p>
          </table:table-cell>
          <table:table-cell office:value-type="string">
            <text:p>kut</text:p>
          </table:table-cell>
          <table:table-cell/>
          <table:table-cell office:value-type="string">
            <text:p>kVt</text:p>
          </table:table-cell>
          <table:table-cell office:value-type="string">
            <text:p>kut</text:p>
          </table:table-cell>
          <table:table-cell/>
          <table:table-cell office:value-type="string">
            <text:p>ku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ut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utt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al</text:p>
          </table:table-cell>
          <table:table-cell office:value-type="string">
            <text:p>0</text:p>
          </table:table-cell>
          <table:table-cell office:value-type="string">
            <text:p>di:=l</text:p>
          </table:table-cell>
          <table:table-cell office:value-type="string">
            <text:p>dEl</text:p>
          </table:table-cell>
          <table:table-cell/>
          <table:table-cell office:value-type="string">
            <text:p>di:=l</text:p>
          </table:table-cell>
          <table:table-cell office:value-type="string">
            <text:p>dEl</text:p>
          </table:table-cell>
          <table:table-cell/>
          <table:table-cell office:value-type="string">
            <text:p>dil</text:p>
          </table:table-cell>
          <table:table-cell office:value-type="string">
            <text:p>dEl</text:p>
          </table:table-cell>
          <table:table-cell/>
          <table:table-cell office:value-type="string">
            <text:p>dEl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al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al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alt</text:p>
          </table:table-cell>
          <table:table-cell office:value-type="string">
            <text:p>0</text:p>
          </table:table-cell>
          <table:table-cell table:number-columns-repeated="2" office:value-type="string">
            <text:p>delt</text:p>
          </table:table-cell>
          <table:table-cell/>
          <table:table-cell table:number-columns-repeated="2" office:value-type="string">
            <text:p>delt</text:p>
          </table:table-cell>
          <table:table-cell/>
          <table:table-cell office:value-type="string">
            <text:p>dElt</text:p>
          </table:table-cell>
          <table:table-cell office:value-type="string">
            <text:p>delt</text:p>
          </table:table-cell>
          <table:table-cell/>
          <table:table-cell office:value-type="string">
            <text:p>del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o</text:p>
          </table:table-cell>
          <table:table-cell office:value-type="string">
            <text:p>0</text:p>
          </table:table-cell>
          <table:table-cell office:value-type="string">
            <text:p>du: <text:s/>[weak forms /dU, d@, d/]</text:p>
          </table:table-cell>
          <table:table-cell office:value-type="string">
            <text:p>dU</text:p>
          </table:table-cell>
          <table:table-cell/>
          <table:table-cell office:value-type="string">
            <text:p>du: <text:s/>[weak forms /dU, d@, d/]</text:p>
          </table:table-cell>
          <table:table-cell office:value-type="string">
            <text:p>dU</text:p>
          </table:table-cell>
          <table:table-cell/>
          <table:table-cell office:value-type="string">
            <text:p>du</text:p>
          </table:table-cell>
          <table:table-cell office:value-type="string">
            <text:p>dU</text:p>
          </table:table-cell>
          <table:table-cell/>
          <table:table-cell office:value-type="string">
            <text:p>dU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id, didn´t, does, doesn´t, doing, done, don´t</text:p>
          </table:table-cell>
          <table:table-cell table:number-columns-repeated="16"/>
          <table:table-cell office:value-type="string">
            <text:p>xxx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raw</text:p>
          </table:table-cell>
          <table:table-cell office:value-type="string">
            <text:p>0</text:p>
          </table:table-cell>
          <table:table-cell office:value-type="string">
            <text:p>drO:</text:p>
          </table:table-cell>
          <table:table-cell office:value-type="string">
            <text:p>drQ</text:p>
          </table:table-cell>
          <table:table-cell/>
          <table:table-cell office:value-type="string">
            <text:p>1-drQ: <text:s/>2-drA:</text:p>
          </table:table-cell>
          <table:table-cell office:value-type="string">
            <text:p>1-dro-&gt;1 <text:s/>2-drR-&gt;1</text:p>
          </table:table-cell>
          <table:table-cell/>
          <table:table-cell office:value-type="string">
            <text:p>drO</text:p>
          </table:table-cell>
          <table:table-cell office:value-type="string">
            <text:p>drQ</text:p>
          </table:table-cell>
          <table:table-cell/>
          <table:table-cell office:value-type="string">
            <text:p>drQ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raw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rawn</text:p>
          </table:table-cell>
          <table:table-cell office:value-type="string">
            <text:p>0</text:p>
          </table:table-cell>
          <table:table-cell office:value-type="string">
            <text:p>drO:n</text:p>
          </table:table-cell>
          <table:table-cell office:value-type="string">
            <text:p>drQn</text:p>
          </table:table-cell>
          <table:table-cell/>
          <table:table-cell office:value-type="string">
            <text:p>1-drQ:n <text:s/>2-drA:n</text:p>
          </table:table-cell>
          <table:table-cell office:value-type="string">
            <text:p>1-dron-&gt;1 <text:s/>2-drRn-&gt;1</text:p>
          </table:table-cell>
          <table:table-cell/>
          <table:table-cell office:value-type="string">
            <text:p>drOn</text:p>
          </table:table-cell>
          <table:table-cell office:value-type="string">
            <text:p>drQn</text:p>
          </table:table-cell>
          <table:table-cell/>
          <table:table-cell office:value-type="string">
            <text:p>drQn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raw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rink</text:p>
          </table:table-cell>
          <table:table-cell office:value-type="string">
            <text:p>0</text:p>
          </table:table-cell>
          <table:table-cell office:value-type="string">
            <text:p>drINk</text:p>
          </table:table-cell>
          <table:table-cell office:value-type="string">
            <text:p>driNk</text:p>
          </table:table-cell>
          <table:table-cell/>
          <table:table-cell office:value-type="string">
            <text:p>drINK</text:p>
          </table:table-cell>
          <table:table-cell office:value-type="string">
            <text:p>driNk</text:p>
          </table:table-cell>
          <table:table-cell/>
          <table:table-cell office:value-type="string">
            <text:p>drINk</text:p>
          </table:table-cell>
          <table:table-cell office:value-type="string">
            <text:p>driNk</text:p>
          </table:table-cell>
          <table:table-cell/>
          <table:table-cell office:value-type="string">
            <text:p>driN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rank</text:p>
          </table:table-cell>
          <table:table-cell office:value-type="string">
            <text:p>0</text:p>
          </table:table-cell>
          <table:table-cell office:value-type="string">
            <text:p>dr{Nk</text:p>
          </table:table-cell>
          <table:table-cell office:value-type="string">
            <text:p>draNk</text:p>
          </table:table-cell>
          <table:table-cell/>
          <table:table-cell office:value-type="string">
            <text:p>dr{Nk</text:p>
          </table:table-cell>
          <table:table-cell office:value-type="string">
            <text:p>draNk</text:p>
          </table:table-cell>
          <table:table-cell/>
          <table:table-cell office:value-type="string">
            <text:p>dr{Nk</text:p>
          </table:table-cell>
          <table:table-cell office:value-type="string">
            <text:p>draNk</text:p>
          </table:table-cell>
          <table:table-cell/>
          <table:table-cell office:value-type="string">
            <text:p>draN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rink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rink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runk</text:p>
          </table:table-cell>
          <table:table-cell office:value-type="string">
            <text:p>0</text:p>
          </table:table-cell>
          <table:table-cell office:value-type="string">
            <text:p>drVNK</text:p>
          </table:table-cell>
          <table:table-cell office:value-type="string">
            <text:p>druNk</text:p>
          </table:table-cell>
          <table:table-cell/>
          <table:table-cell office:value-type="string">
            <text:p>drVNk</text:p>
          </table:table-cell>
          <table:table-cell office:value-type="string">
            <text:p>druNk</text:p>
          </table:table-cell>
          <table:table-cell/>
          <table:table-cell office:value-type="string">
            <text:p>drVNk</text:p>
          </table:table-cell>
          <table:table-cell office:value-type="string">
            <text:p>druNk</text:p>
          </table:table-cell>
          <table:table-cell/>
          <table:table-cell office:value-type="string">
            <text:p>druN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rive</text:p>
          </table:table-cell>
          <table:table-cell office:value-type="string">
            <text:p>0</text:p>
          </table:table-cell>
          <table:table-cell office:value-type="string">
            <text:p>draIv</text:p>
          </table:table-cell>
          <table:table-cell office:value-type="string">
            <text:p>drIv</text:p>
          </table:table-cell>
          <table:table-cell/>
          <table:table-cell office:value-type="string">
            <text:p>draIv</text:p>
          </table:table-cell>
          <table:table-cell office:value-type="string">
            <text:p>drIv</text:p>
          </table:table-cell>
          <table:table-cell/>
          <table:table-cell office:value-type="string">
            <text:p>draIv</text:p>
          </table:table-cell>
          <table:table-cell office:value-type="string">
            <text:p>drIv</text:p>
          </table:table-cell>
          <table:table-cell/>
          <table:table-cell office:value-type="string">
            <text:p>drIv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riven</text:p>
          </table:table-cell>
          <table:table-cell office:value-type="string">
            <text:p>0</text:p>
          </table:table-cell>
          <table:table-cell office:value-type="string">
            <text:p>drIv=n</text:p>
          </table:table-cell>
          <table:table-cell office:value-type="string">
            <text:p>drivn</text:p>
          </table:table-cell>
          <table:table-cell/>
          <table:table-cell office:value-type="string">
            <text:p>drIv=n</text:p>
          </table:table-cell>
          <table:table-cell office:value-type="string">
            <text:p>drivn</text:p>
          </table:table-cell>
          <table:table-cell/>
          <table:table-cell office:value-type="string">
            <text:p>drIv@n</text:p>
          </table:table-cell>
          <table:table-cell office:value-type="string">
            <text:p>drivun</text:p>
          </table:table-cell>
          <table:table-cell/>
          <table:table-cell office:value-type="string">
            <text:p>drivun</text:p>
          </table:table-cell>
          <table:table-cell table:number-columns-repeated="3"/>
          <table:table-cell office:value-type="string">
            <text:p>RP-1:2.S9 <text:s/>GA-1:2.S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rive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riv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arn</text:p>
          </table:table-cell>
          <table:table-cell office:value-type="string">
            <text:p>0</text:p>
          </table:table-cell>
          <table:table-cell office:value-type="string">
            <text:p>3:n</text:p>
          </table:table-cell>
          <table:table-cell office:value-type="string">
            <text:p>ün</text:p>
          </table:table-cell>
          <table:table-cell/>
          <table:table-cell office:value-type="string">
            <text:p>3`:n</text:p>
          </table:table-cell>
          <table:table-cell office:value-type="string">
            <text:p>ün</text:p>
          </table:table-cell>
          <table:table-cell/>
          <table:table-cell office:value-type="string">
            <text:p>3n</text:p>
          </table:table-cell>
          <table:table-cell office:value-type="string">
            <text:p>ün</text:p>
          </table:table-cell>
          <table:table-cell/>
          <table:table-cell office:value-type="string">
            <text:p>ü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arned</text:p>
          </table:table-cell>
          <table:table-cell office:value-type="string">
            <text:p>0</text:p>
          </table:table-cell>
          <table:table-cell office:value-type="string">
            <text:p>1-3:nd <text:s/>2-3:nt</text:p>
          </table:table-cell>
          <table:table-cell office:value-type="string">
            <text:p>1-ünd-&gt;1 <text:s/>2-ünt-&gt;2</text:p>
          </table:table-cell>
          <table:table-cell/>
          <table:table-cell office:value-type="string">
            <text:p>3:nd</text:p>
          </table:table-cell>
          <table:table-cell office:value-type="string">
            <text:p>ünd-&gt;1</text:p>
          </table:table-cell>
          <table:table-cell/>
          <table:table-cell office:value-type="string">
            <text:p>3nd</text:p>
          </table:table-cell>
          <table:table-cell office:value-type="string">
            <text:p>ünd-&gt;1</text:p>
          </table:table-cell>
          <table:table-cell/>
          <table:table-cell office:value-type="string">
            <text:p>ünd</text:p>
          </table:table-cell>
          <table:table-cell office:value-type="string">
            <text:p>ünt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arn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arn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at</text:p>
          </table:table-cell>
          <table:table-cell office:value-type="string">
            <text:p>0</text:p>
          </table:table-cell>
          <table:table-cell office:value-type="string">
            <text:p>i:t</text:p>
          </table:table-cell>
          <table:table-cell office:value-type="string">
            <text:p>Et</text:p>
          </table:table-cell>
          <table:table-cell/>
          <table:table-cell office:value-type="string">
            <text:p>i:t</text:p>
          </table:table-cell>
          <table:table-cell office:value-type="string">
            <text:p>Et</text:p>
          </table:table-cell>
          <table:table-cell/>
          <table:table-cell office:value-type="string">
            <text:p>it</text:p>
          </table:table-cell>
          <table:table-cell office:value-type="string">
            <text:p>Et</text:p>
          </table:table-cell>
          <table:table-cell/>
          <table:table-cell office:value-type="string">
            <text:p>E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te</text:p>
          </table:table-cell>
          <table:table-cell office:value-type="string">
            <text:p>0</text:p>
          </table:table-cell>
          <table:table-cell office:value-type="string">
            <text:p>1-et <text:s/>2-eIt</text:p>
          </table:table-cell>
          <table:table-cell office:value-type="string">
            <text:p>1-et-&gt;1 <text:s/>2-At-&gt;2</text:p>
          </table:table-cell>
          <table:table-cell/>
          <table:table-cell office:value-type="string">
            <text:p>eIt</text:p>
          </table:table-cell>
          <table:table-cell office:value-type="string">
            <text:p>At-&gt;2</text:p>
          </table:table-cell>
          <table:table-cell/>
          <table:table-cell office:value-type="string">
            <text:p>1-eIt <text:s/>2-Et</text:p>
          </table:table-cell>
          <table:table-cell office:value-type="string">
            <text:p>1-At-&gt;2 <text:s/>2-et-&gt;1</text:p>
          </table:table-cell>
          <table:table-cell/>
          <table:table-cell office:value-type="string">
            <text:p>et</text:p>
          </table:table-cell>
          <table:table-cell office:value-type="string">
            <text:p>At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aten</text:p>
          </table:table-cell>
          <table:table-cell office:value-type="string">
            <text:p>0</text:p>
          </table:table-cell>
          <table:table-cell office:value-type="string">
            <text:p>i:t=n</text:p>
          </table:table-cell>
          <table:table-cell office:value-type="string">
            <text:p>Etn</text:p>
          </table:table-cell>
          <table:table-cell/>
          <table:table-cell office:value-type="string">
            <text:p>i:t=n</text:p>
          </table:table-cell>
          <table:table-cell office:value-type="string">
            <text:p>Etn</text:p>
          </table:table-cell>
          <table:table-cell/>
          <table:table-cell office:value-type="string">
            <text:p>itn</text:p>
          </table:table-cell>
          <table:table-cell office:value-type="string">
            <text:p>Etn</text:p>
          </table:table-cell>
          <table:table-cell/>
          <table:table-cell office:value-type="string">
            <text:p>Etun</text:p>
          </table:table-cell>
          <table:table-cell table:number-columns-repeated="3"/>
          <table:table-cell office:value-type="string">
            <text:p>x-x:2.S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at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at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all</text:p>
          </table:table-cell>
          <table:table-cell office:value-type="string">
            <text:p>0</text:p>
          </table:table-cell>
          <table:table-cell office:value-type="string">
            <text:p>fO:l</text:p>
          </table:table-cell>
          <table:table-cell office:value-type="string">
            <text:p>fQl</text:p>
          </table:table-cell>
          <table:table-cell/>
          <table:table-cell office:value-type="string">
            <text:p>1-fQ:l <text:s/>2-fA:l</text:p>
          </table:table-cell>
          <table:table-cell office:value-type="string">
            <text:p>1-fol-&gt;1 <text:s/>2-fRl-&gt;1</text:p>
          </table:table-cell>
          <table:table-cell/>
          <table:table-cell office:value-type="string">
            <text:p>fOl</text:p>
          </table:table-cell>
          <table:table-cell office:value-type="string">
            <text:p>fQl</text:p>
          </table:table-cell>
          <table:table-cell/>
          <table:table-cell office:value-type="string">
            <text:p>fQl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allen</text:p>
          </table:table-cell>
          <table:table-cell office:value-type="string">
            <text:p>0</text:p>
          </table:table-cell>
          <table:table-cell office:value-type="string">
            <text:p>fO:l@n</text:p>
          </table:table-cell>
          <table:table-cell office:value-type="string">
            <text:p>fQlun</text:p>
          </table:table-cell>
          <table:table-cell/>
          <table:table-cell office:value-type="string">
            <text:p>1-fQ:l@n <text:s/>2-fA:l@n</text:p>
          </table:table-cell>
          <table:table-cell office:value-type="string">
            <text:p>1-folun-&gt;1 <text:s/>2-fRlun-&gt;1</text:p>
          </table:table-cell>
          <table:table-cell/>
          <table:table-cell office:value-type="string">
            <text:p>fOl@n</text:p>
          </table:table-cell>
          <table:table-cell office:value-type="string">
            <text:p>fQlun</text:p>
          </table:table-cell>
          <table:table-cell/>
          <table:table-cell office:value-type="string">
            <text:p>fQlun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all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all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eed</text:p>
          </table:table-cell>
          <table:table-cell office:value-type="string">
            <text:p>0</text:p>
          </table:table-cell>
          <table:table-cell office:value-type="string">
            <text:p>fi:d</text:p>
          </table:table-cell>
          <table:table-cell office:value-type="string">
            <text:p>fEd</text:p>
          </table:table-cell>
          <table:table-cell/>
          <table:table-cell office:value-type="string">
            <text:p>fi:d</text:p>
          </table:table-cell>
          <table:table-cell office:value-type="string">
            <text:p>fEd</text:p>
          </table:table-cell>
          <table:table-cell/>
          <table:table-cell office:value-type="string">
            <text:p>fid</text:p>
          </table:table-cell>
          <table:table-cell office:value-type="string">
            <text:p>fEd</text:p>
          </table:table-cell>
          <table:table-cell/>
          <table:table-cell office:value-type="string">
            <text:p>fE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ed</text:p>
          </table:table-cell>
          <table:table-cell office:value-type="string">
            <text:p>0</text:p>
          </table:table-cell>
          <table:table-cell table:number-columns-repeated="2" office:value-type="string">
            <text:p>fed</text:p>
          </table:table-cell>
          <table:table-cell/>
          <table:table-cell table:number-columns-repeated="2" office:value-type="string">
            <text:p>fed</text:p>
          </table:table-cell>
          <table:table-cell/>
          <table:table-cell office:value-type="string">
            <text:p>fEd</text:p>
          </table:table-cell>
          <table:table-cell office:value-type="string">
            <text:p>fed</text:p>
          </table:table-cell>
          <table:table-cell/>
          <table:table-cell office:value-type="string">
            <text:p>ge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eed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eed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eel</text:p>
          </table:table-cell>
          <table:table-cell office:value-type="string">
            <text:p>0</text:p>
          </table:table-cell>
          <table:table-cell office:value-type="string">
            <text:p>fi:=l</text:p>
          </table:table-cell>
          <table:table-cell office:value-type="string">
            <text:p>fEl</text:p>
          </table:table-cell>
          <table:table-cell/>
          <table:table-cell office:value-type="string">
            <text:p>fi:=l</text:p>
          </table:table-cell>
          <table:table-cell office:value-type="string">
            <text:p>fEl</text:p>
          </table:table-cell>
          <table:table-cell/>
          <table:table-cell office:value-type="string">
            <text:p>fil</text:p>
          </table:table-cell>
          <table:table-cell office:value-type="string">
            <text:p>fEl</text:p>
          </table:table-cell>
          <table:table-cell/>
          <table:table-cell office:value-type="string">
            <text:p>fEl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eel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eel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elt</text:p>
          </table:table-cell>
          <table:table-cell office:value-type="string">
            <text:p>0</text:p>
          </table:table-cell>
          <table:table-cell table:number-columns-repeated="2" office:value-type="string">
            <text:p>felt</text:p>
          </table:table-cell>
          <table:table-cell/>
          <table:table-cell table:number-columns-repeated="2" office:value-type="string">
            <text:p>felt</text:p>
          </table:table-cell>
          <table:table-cell/>
          <table:table-cell office:value-type="string">
            <text:p>fElt</text:p>
          </table:table-cell>
          <table:table-cell office:value-type="string">
            <text:p>felt</text:p>
          </table:table-cell>
          <table:table-cell/>
          <table:table-cell office:value-type="string">
            <text:p>fel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ight</text:p>
          </table:table-cell>
          <table:table-cell office:value-type="string">
            <text:p>0</text:p>
          </table:table-cell>
          <table:table-cell office:value-type="string">
            <text:p>faIt</text:p>
          </table:table-cell>
          <table:table-cell office:value-type="string">
            <text:p>fIt</text:p>
          </table:table-cell>
          <table:table-cell/>
          <table:table-cell office:value-type="string">
            <text:p>faIt</text:p>
          </table:table-cell>
          <table:table-cell office:value-type="string">
            <text:p>fIt</text:p>
          </table:table-cell>
          <table:table-cell/>
          <table:table-cell office:value-type="string">
            <text:p>faIt</text:p>
          </table:table-cell>
          <table:table-cell office:value-type="string">
            <text:p>fIt</text:p>
          </table:table-cell>
          <table:table-cell/>
          <table:table-cell office:value-type="string">
            <text:p>fI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ight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ight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ught</text:p>
          </table:table-cell>
          <table:table-cell office:value-type="string">
            <text:p>0</text:p>
          </table:table-cell>
          <table:table-cell office:value-type="string">
            <text:p>fO:t</text:p>
          </table:table-cell>
          <table:table-cell office:value-type="string">
            <text:p>fQt</text:p>
          </table:table-cell>
          <table:table-cell/>
          <table:table-cell office:value-type="string">
            <text:p>1-fQ:t <text:s/>2-fA:t</text:p>
          </table:table-cell>
          <table:table-cell office:value-type="string">
            <text:p>1-fot-&gt;1 <text:s/>2-fRt-&gt;1</text:p>
          </table:table-cell>
          <table:table-cell/>
          <table:table-cell office:value-type="string">
            <text:p>fOt</text:p>
          </table:table-cell>
          <table:table-cell office:value-type="string">
            <text:p>fQt</text:p>
          </table:table-cell>
          <table:table-cell/>
          <table:table-cell office:value-type="string">
            <text:p>fQt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ind</text:p>
          </table:table-cell>
          <table:table-cell office:value-type="string">
            <text:p>0</text:p>
          </table:table-cell>
          <table:table-cell office:value-type="string">
            <text:p>faInd</text:p>
          </table:table-cell>
          <table:table-cell office:value-type="string">
            <text:p>fInd</text:p>
          </table:table-cell>
          <table:table-cell/>
          <table:table-cell office:value-type="string">
            <text:p>faInd</text:p>
          </table:table-cell>
          <table:table-cell office:value-type="string">
            <text:p>fInd</text:p>
          </table:table-cell>
          <table:table-cell/>
          <table:table-cell office:value-type="string">
            <text:p>faInd</text:p>
          </table:table-cell>
          <table:table-cell office:value-type="string">
            <text:p>fInd</text:p>
          </table:table-cell>
          <table:table-cell/>
          <table:table-cell office:value-type="string">
            <text:p>fI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ind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ind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und</text:p>
          </table:table-cell>
          <table:table-cell office:value-type="string">
            <text:p>0</text:p>
          </table:table-cell>
          <table:table-cell office:value-type="string">
            <text:p>faUnd</text:p>
          </table:table-cell>
          <table:table-cell office:value-type="string">
            <text:p>fWnd</text:p>
          </table:table-cell>
          <table:table-cell/>
          <table:table-cell office:value-type="string">
            <text:p>faUnd</text:p>
          </table:table-cell>
          <table:table-cell office:value-type="string">
            <text:p>fWnd</text:p>
          </table:table-cell>
          <table:table-cell/>
          <table:table-cell office:value-type="string">
            <text:p>faUnd</text:p>
          </table:table-cell>
          <table:table-cell office:value-type="string">
            <text:p>fWnd</text:p>
          </table:table-cell>
          <table:table-cell/>
          <table:table-cell office:value-type="string">
            <text:p>fW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ly</text:p>
          </table:table-cell>
          <table:table-cell office:value-type="string">
            <text:p>0</text:p>
          </table:table-cell>
          <table:table-cell office:value-type="string">
            <text:p>flaI</text:p>
          </table:table-cell>
          <table:table-cell office:value-type="string">
            <text:p>flI</text:p>
          </table:table-cell>
          <table:table-cell/>
          <table:table-cell office:value-type="string">
            <text:p>flaI</text:p>
          </table:table-cell>
          <table:table-cell office:value-type="string">
            <text:p>flI</text:p>
          </table:table-cell>
          <table:table-cell/>
          <table:table-cell office:value-type="string">
            <text:p>flaI</text:p>
          </table:table-cell>
          <table:table-cell office:value-type="string">
            <text:p>flI</text:p>
          </table:table-cell>
          <table:table-cell/>
          <table:table-cell office:value-type="string">
            <text:p>flI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lew</text:p>
          </table:table-cell>
          <table:table-cell office:value-type="string">
            <text:p>0</text:p>
          </table:table-cell>
          <table:table-cell office:value-type="string">
            <text:p>flu:</text:p>
          </table:table-cell>
          <table:table-cell office:value-type="string">
            <text:p>flU</text:p>
          </table:table-cell>
          <table:table-cell/>
          <table:table-cell office:value-type="string">
            <text:p>flu:</text:p>
          </table:table-cell>
          <table:table-cell office:value-type="string">
            <text:p>flU</text:p>
          </table:table-cell>
          <table:table-cell/>
          <table:table-cell office:value-type="string">
            <text:p>flu</text:p>
          </table:table-cell>
          <table:table-cell office:value-type="string">
            <text:p>flU</text:p>
          </table:table-cell>
          <table:table-cell/>
          <table:table-cell office:value-type="string">
            <text:p>flU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lie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lown</text:p>
          </table:table-cell>
          <table:table-cell office:value-type="string">
            <text:p>0</text:p>
          </table:table-cell>
          <table:table-cell office:value-type="string">
            <text:p>fl@Un</text:p>
          </table:table-cell>
          <table:table-cell office:value-type="string">
            <text:p>flOn</text:p>
          </table:table-cell>
          <table:table-cell/>
          <table:table-cell office:value-type="string">
            <text:p>floUn</text:p>
          </table:table-cell>
          <table:table-cell office:value-type="string">
            <text:p>flOn</text:p>
          </table:table-cell>
          <table:table-cell/>
          <table:table-cell office:value-type="string">
            <text:p>floUn</text:p>
          </table:table-cell>
          <table:table-cell office:value-type="string">
            <text:p>flOn</text:p>
          </table:table-cell>
          <table:table-cell/>
          <table:table-cell office:value-type="string">
            <text:p>flO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ly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cus</text:p>
          </table:table-cell>
          <table:table-cell office:value-type="string">
            <text:p>0</text:p>
          </table:table-cell>
          <table:table-cell office:value-type="string">
            <text:p>f@Uk@s</text:p>
          </table:table-cell>
          <table:table-cell office:value-type="string">
            <text:p>fOkus</text:p>
          </table:table-cell>
          <table:table-cell/>
          <table:table-cell office:value-type="string">
            <text:p>foUk@s</text:p>
          </table:table-cell>
          <table:table-cell office:value-type="string">
            <text:p>fOkus</text:p>
          </table:table-cell>
          <table:table-cell/>
          <table:table-cell office:value-type="string">
            <text:p>foUk@s</text:p>
          </table:table-cell>
          <table:table-cell office:value-type="string">
            <text:p>fOkus</text:p>
          </table:table-cell>
          <table:table-cell/>
          <table:table-cell office:value-type="string">
            <text:p>fOku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cused</text:p>
          </table:table-cell>
          <table:table-cell office:value-type="string">
            <text:p>0 t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cussed</text:p>
          </table:table-cell>
          <table:table-cell office:value-type="string">
            <text:p>0 </text:p>
          </table:table-cell>
          <table:table-cell office:value-type="string">
            <text:p>=focused</text:p>
          </table:table-cell>
          <table:table-cell table:number-columns-repeated="17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cuses</text:p>
          </table:table-cell>
          <table:table-cell office:value-type="string">
            <text:p>0 _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cusses</text:p>
          </table:table-cell>
          <table:table-cell office:value-type="string">
            <text:p>0</text:p>
          </table:table-cell>
          <table:table-cell office:value-type="string">
            <text:p>=focusses</text:p>
          </table:table-cell>
          <table:table-cell table:number-columns-repeated="17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cus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cussing</text:p>
          </table:table-cell>
          <table:table-cell office:value-type="string">
            <text:p>0</text:p>
          </table:table-cell>
          <table:table-cell office:value-type="string">
            <text:p>=focusing</text:p>
          </table:table-cell>
          <table:table-cell table:number-columns-repeated="17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rget</text:p>
          </table:table-cell>
          <table:table-cell office:value-type="string">
            <text:p>0</text:p>
          </table:table-cell>
          <table:table-cell office:value-type="string">
            <text:p>f@get</text:p>
          </table:table-cell>
          <table:table-cell office:value-type="string">
            <text:p>fuÑget</text:p>
          </table:table-cell>
          <table:table-cell/>
          <table:table-cell office:value-type="string">
            <text:p>f=rget</text:p>
          </table:table-cell>
          <table:table-cell office:value-type="string">
            <text:p>furget</text:p>
          </table:table-cell>
          <table:table-cell/>
          <table:table-cell office:value-type="string">
            <text:p>f@gEt</text:p>
          </table:table-cell>
          <table:table-cell office:value-type="string">
            <text:p>fuÑget</text:p>
          </table:table-cell>
          <table:table-cell/>
          <table:table-cell office:value-type="string">
            <text:p>fuÑge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rget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rgett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rgot</text:p>
          </table:table-cell>
          <table:table-cell office:value-type="string">
            <text:p>0</text:p>
          </table:table-cell>
          <table:table-cell office:value-type="string">
            <text:p>f@gQt</text:p>
          </table:table-cell>
          <table:table-cell office:value-type="string">
            <text:p>fuÑgot</text:p>
          </table:table-cell>
          <table:table-cell/>
          <table:table-cell office:value-type="string">
            <text:p>f=rgA:t</text:p>
          </table:table-cell>
          <table:table-cell office:value-type="string">
            <text:p>furgRt</text:p>
          </table:table-cell>
          <table:table-cell/>
          <table:table-cell office:value-type="string">
            <text:p>f@gQt</text:p>
          </table:table-cell>
          <table:table-cell office:value-type="string">
            <text:p>fuÑgot</text:p>
          </table:table-cell>
          <table:table-cell/>
          <table:table-cell office:value-type="string">
            <text:p>fuÑgot</text:p>
          </table:table-cell>
          <table:table-cell table:number-columns-repeated="3"/>
          <table:table-cell office:value-type="string">
            <text:p>GA-1:2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rgotten</text:p>
          </table:table-cell>
          <table:table-cell office:value-type="string">
            <text:p>0</text:p>
          </table:table-cell>
          <table:table-cell office:value-type="string">
            <text:p>f@gQt=n</text:p>
          </table:table-cell>
          <table:table-cell office:value-type="string">
            <text:p>guÑgotn</text:p>
          </table:table-cell>
          <table:table-cell/>
          <table:table-cell office:value-type="string">
            <text:p>f=rgA:t=n</text:p>
          </table:table-cell>
          <table:table-cell office:value-type="string">
            <text:p>furgRtn</text:p>
          </table:table-cell>
          <table:table-cell/>
          <table:table-cell office:value-type="string">
            <text:p>f@gQtn</text:p>
          </table:table-cell>
          <table:table-cell office:value-type="string">
            <text:p>fuÑgotn</text:p>
          </table:table-cell>
          <table:table-cell/>
          <table:table-cell office:value-type="string">
            <text:p>fuÑgotun</text:p>
          </table:table-cell>
          <table:table-cell table:number-columns-repeated="3"/>
          <table:table-cell office:value-type="string">
            <text:p>x-x:3.S9 <text:s/>GA-1:2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et</text:p>
          </table:table-cell>
          <table:table-cell office:value-type="string">
            <text:p>0</text:p>
          </table:table-cell>
          <table:table-cell table:number-columns-repeated="2" office:value-type="string">
            <text:p>get</text:p>
          </table:table-cell>
          <table:table-cell/>
          <table:table-cell table:number-columns-repeated="2" office:value-type="string">
            <text:p>get</text:p>
          </table:table-cell>
          <table:table-cell/>
          <table:table-cell office:value-type="string">
            <text:p>gEt</text:p>
          </table:table-cell>
          <table:table-cell office:value-type="string">
            <text:p>get</text:p>
          </table:table-cell>
          <table:table-cell/>
          <table:table-cell office:value-type="string">
            <text:p>ge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et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ett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ot</text:p>
          </table:table-cell>
          <table:table-cell office:value-type="string">
            <text:p>0</text:p>
          </table:table-cell>
          <table:table-cell office:value-type="string">
            <text:p>gQt</text:p>
          </table:table-cell>
          <table:table-cell office:value-type="string">
            <text:p>got</text:p>
          </table:table-cell>
          <table:table-cell/>
          <table:table-cell office:value-type="string">
            <text:p>gA:t</text:p>
          </table:table-cell>
          <table:table-cell office:value-type="string">
            <text:p>gRt</text:p>
          </table:table-cell>
          <table:table-cell/>
          <table:table-cell office:value-type="string">
            <text:p>gQt</text:p>
          </table:table-cell>
          <table:table-cell office:value-type="string">
            <text:p>got</text:p>
          </table:table-cell>
          <table:table-cell/>
          <table:table-cell office:value-type="string">
            <text:p>got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otten</text:p>
          </table:table-cell>
          <table:table-cell office:value-type="string">
            <text:p>0</text:p>
          </table:table-cell>
          <table:table-cell office:value-type="string">
            <text:p>gQt=n</text:p>
          </table:table-cell>
          <table:table-cell office:value-type="string">
            <text:p>gotn</text:p>
          </table:table-cell>
          <table:table-cell/>
          <table:table-cell office:value-type="string">
            <text:p>gA:t=n</text:p>
          </table:table-cell>
          <table:table-cell office:value-type="string">
            <text:p>gRtn</text:p>
          </table:table-cell>
          <table:table-cell/>
          <table:table-cell office:value-type="string">
            <text:p>gQtn</text:p>
          </table:table-cell>
          <table:table-cell office:value-type="string">
            <text:p>gotn</text:p>
          </table:table-cell>
          <table:table-cell/>
          <table:table-cell office:value-type="string">
            <text:p>gotun</text:p>
          </table:table-cell>
          <table:table-cell table:number-columns-repeated="3"/>
          <table:table-cell office:value-type="string">
            <text:p>x-x:2.S9 <text:s/>GA-1:1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ive</text:p>
          </table:table-cell>
          <table:table-cell office:value-type="string">
            <text:p>0</text:p>
          </table:table-cell>
          <table:table-cell office:value-type="string">
            <text:p>gIv</text:p>
          </table:table-cell>
          <table:table-cell office:value-type="string">
            <text:p>giv</text:p>
          </table:table-cell>
          <table:table-cell/>
          <table:table-cell office:value-type="string">
            <text:p>gIv</text:p>
          </table:table-cell>
          <table:table-cell office:value-type="string">
            <text:p>giv</text:p>
          </table:table-cell>
          <table:table-cell/>
          <table:table-cell office:value-type="string">
            <text:p>gIv</text:p>
          </table:table-cell>
          <table:table-cell office:value-type="string">
            <text:p>giv</text:p>
          </table:table-cell>
          <table:table-cell/>
          <table:table-cell office:value-type="string">
            <text:p>giv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ave</text:p>
          </table:table-cell>
          <table:table-cell office:value-type="string">
            <text:p>0</text:p>
          </table:table-cell>
          <table:table-cell office:value-type="string">
            <text:p>geIv</text:p>
          </table:table-cell>
          <table:table-cell office:value-type="string">
            <text:p>gAv</text:p>
          </table:table-cell>
          <table:table-cell/>
          <table:table-cell office:value-type="string">
            <text:p>geIv</text:p>
          </table:table-cell>
          <table:table-cell office:value-type="string">
            <text:p>gAv</text:p>
          </table:table-cell>
          <table:table-cell/>
          <table:table-cell office:value-type="string">
            <text:p>geIv</text:p>
          </table:table-cell>
          <table:table-cell office:value-type="string">
            <text:p>gAv</text:p>
          </table:table-cell>
          <table:table-cell/>
          <table:table-cell office:value-type="string">
            <text:p>gAv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iven</text:p>
          </table:table-cell>
          <table:table-cell office:value-type="string">
            <text:p>0</text:p>
          </table:table-cell>
          <table:table-cell office:value-type="string">
            <text:p>gIv=n</text:p>
          </table:table-cell>
          <table:table-cell office:value-type="string">
            <text:p>givn</text:p>
          </table:table-cell>
          <table:table-cell/>
          <table:table-cell office:value-type="string">
            <text:p>gIv=n</text:p>
          </table:table-cell>
          <table:table-cell office:value-type="string">
            <text:p>givn</text:p>
          </table:table-cell>
          <table:table-cell/>
          <table:table-cell office:value-type="string">
            <text:p>gIv@n</text:p>
          </table:table-cell>
          <table:table-cell office:value-type="string">
            <text:p>givun</text:p>
          </table:table-cell>
          <table:table-cell/>
          <table:table-cell office:value-type="string">
            <text:p>givun</text:p>
          </table:table-cell>
          <table:table-cell table:number-columns-repeated="3"/>
          <table:table-cell office:value-type="string">
            <text:p>RP-1:2.S9 <text:s/>GA-1:2.S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ive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iv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o</text:p>
          </table:table-cell>
          <table:table-cell office:value-type="string">
            <text:p>0</text:p>
          </table:table-cell>
          <table:table-cell office:value-type="string">
            <text:p>g@U</text:p>
          </table:table-cell>
          <table:table-cell office:value-type="string">
            <text:p>gO</text:p>
          </table:table-cell>
          <table:table-cell/>
          <table:table-cell office:value-type="string">
            <text:p>goU</text:p>
          </table:table-cell>
          <table:table-cell office:value-type="string">
            <text:p>gO</text:p>
          </table:table-cell>
          <table:table-cell/>
          <table:table-cell office:value-type="string">
            <text:p>goU</text:p>
          </table:table-cell>
          <table:table-cell office:value-type="string">
            <text:p>gO</text:p>
          </table:table-cell>
          <table:table-cell/>
          <table:table-cell office:value-type="string">
            <text:p>gO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oes</text:p>
          </table:table-cell>
          <table:table-cell office:value-type="string">
            <text:p>0</text:p>
          </table:table-cell>
          <table:table-cell office:value-type="string">
            <text:p>g@Uz</text:p>
          </table:table-cell>
          <table:table-cell office:value-type="string">
            <text:p>gOz</text:p>
          </table:table-cell>
          <table:table-cell/>
          <table:table-cell office:value-type="string">
            <text:p>goUz</text:p>
          </table:table-cell>
          <table:table-cell office:value-type="string">
            <text:p>gOz</text:p>
          </table:table-cell>
          <table:table-cell/>
          <table:table-cell office:value-type="string">
            <text:p>goUz</text:p>
          </table:table-cell>
          <table:table-cell office:value-type="string">
            <text:p>gOz</text:p>
          </table:table-cell>
          <table:table-cell/>
          <table:table-cell office:value-type="string">
            <text:p>gO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o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one</text:p>
          </table:table-cell>
          <table:table-cell office:value-type="string">
            <text:p>0</text:p>
          </table:table-cell>
          <table:table-cell office:value-type="string">
            <text:p>gQn</text:p>
          </table:table-cell>
          <table:table-cell office:value-type="string">
            <text:p>gon</text:p>
          </table:table-cell>
          <table:table-cell/>
          <table:table-cell office:value-type="string">
            <text:p>1-gQ:n <text:s/>2-gA:n</text:p>
          </table:table-cell>
          <table:table-cell office:value-type="string">
            <text:p>1-gon-&gt;1 <text:s/>2-gRn-&gt;1</text:p>
          </table:table-cell>
          <table:table-cell/>
          <table:table-cell office:value-type="string">
            <text:p>gQn</text:p>
          </table:table-cell>
          <table:table-cell office:value-type="string">
            <text:p>gon</text:p>
          </table:table-cell>
          <table:table-cell/>
          <table:table-cell office:value-type="string">
            <text:p>gon</text:p>
          </table:table-cell>
          <table:table-cell table:number-columns-repeated="3"/>
          <table:table-cell office:value-type="string">
            <text:p>GA-x:1.17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ent</text:p>
          </table:table-cell>
          <table:table-cell office:value-type="string">
            <text:p>0</text:p>
          </table:table-cell>
          <table:table-cell table:number-columns-repeated="2" office:value-type="string">
            <text:p>went</text:p>
          </table:table-cell>
          <table:table-cell/>
          <table:table-cell table:number-columns-repeated="2" office:value-type="string">
            <text:p>went</text:p>
          </table:table-cell>
          <table:table-cell/>
          <table:table-cell office:value-type="string">
            <text:p>wEnt</text:p>
          </table:table-cell>
          <table:table-cell office:value-type="string">
            <text:p>went</text:p>
          </table:table-cell>
          <table:table-cell/>
          <table:table-cell office:value-type="string">
            <text:p>wen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row</text:p>
          </table:table-cell>
          <table:table-cell office:value-type="string">
            <text:p>0</text:p>
          </table:table-cell>
          <table:table-cell office:value-type="string">
            <text:p>gr@U</text:p>
          </table:table-cell>
          <table:table-cell office:value-type="string">
            <text:p>grO</text:p>
          </table:table-cell>
          <table:table-cell/>
          <table:table-cell office:value-type="string">
            <text:p>groU</text:p>
          </table:table-cell>
          <table:table-cell office:value-type="string">
            <text:p>grO</text:p>
          </table:table-cell>
          <table:table-cell/>
          <table:table-cell office:value-type="string">
            <text:p>groU</text:p>
          </table:table-cell>
          <table:table-cell office:value-type="string">
            <text:p>grO</text:p>
          </table:table-cell>
          <table:table-cell/>
          <table:table-cell office:value-type="string">
            <text:p>grO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rew</text:p>
          </table:table-cell>
          <table:table-cell office:value-type="string">
            <text:p>0</text:p>
          </table:table-cell>
          <table:table-cell office:value-type="string">
            <text:p>gru:</text:p>
          </table:table-cell>
          <table:table-cell office:value-type="string">
            <text:p>grU</text:p>
          </table:table-cell>
          <table:table-cell/>
          <table:table-cell office:value-type="string">
            <text:p>gru:</text:p>
          </table:table-cell>
          <table:table-cell office:value-type="string">
            <text:p>grU</text:p>
          </table:table-cell>
          <table:table-cell/>
          <table:table-cell office:value-type="string">
            <text:p>gru</text:p>
          </table:table-cell>
          <table:table-cell office:value-type="string">
            <text:p>grU</text:p>
          </table:table-cell>
          <table:table-cell/>
          <table:table-cell office:value-type="string">
            <text:p>grU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row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rown</text:p>
          </table:table-cell>
          <table:table-cell office:value-type="string">
            <text:p>0</text:p>
          </table:table-cell>
          <table:table-cell office:value-type="string">
            <text:p>gr@Un</text:p>
          </table:table-cell>
          <table:table-cell office:value-type="string">
            <text:p>grOn</text:p>
          </table:table-cell>
          <table:table-cell/>
          <table:table-cell office:value-type="string">
            <text:p>groUn</text:p>
          </table:table-cell>
          <table:table-cell office:value-type="string">
            <text:p>grOn</text:p>
          </table:table-cell>
          <table:table-cell/>
          <table:table-cell office:value-type="string">
            <text:p>groUn</text:p>
          </table:table-cell>
          <table:table-cell office:value-type="string">
            <text:p>grOn</text:p>
          </table:table-cell>
          <table:table-cell/>
          <table:table-cell office:value-type="string">
            <text:p>grO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row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ang</text:p>
          </table:table-cell>
          <table:table-cell office:value-type="string">
            <text:p>0</text:p>
          </table:table-cell>
          <table:table-cell office:value-type="string">
            <text:p>h{N</text:p>
          </table:table-cell>
          <table:table-cell office:value-type="string">
            <text:p>haN</text:p>
          </table:table-cell>
          <table:table-cell/>
          <table:table-cell office:value-type="string">
            <text:p>h{N</text:p>
          </table:table-cell>
          <table:table-cell office:value-type="string">
            <text:p>haN</text:p>
          </table:table-cell>
          <table:table-cell/>
          <table:table-cell office:value-type="string">
            <text:p>h{N</text:p>
          </table:table-cell>
          <table:table-cell office:value-type="string">
            <text:p>haN</text:p>
          </table:table-cell>
          <table:table-cell/>
          <table:table-cell office:value-type="string">
            <text:p>ha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anged</text:p>
          </table:table-cell>
          <table:table-cell office:value-type="string">
            <text:p>0 d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ang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angs 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ung</text:p>
          </table:table-cell>
          <table:table-cell office:value-type="string">
            <text:p>0</text:p>
          </table:table-cell>
          <table:table-cell office:value-type="string">
            <text:p>hVN</text:p>
          </table:table-cell>
          <table:table-cell office:value-type="string">
            <text:p>huN</text:p>
          </table:table-cell>
          <table:table-cell/>
          <table:table-cell office:value-type="string">
            <text:p>hVN</text:p>
          </table:table-cell>
          <table:table-cell office:value-type="string">
            <text:p>huN</text:p>
          </table:table-cell>
          <table:table-cell/>
          <table:table-cell office:value-type="string">
            <text:p>hVN</text:p>
          </table:table-cell>
          <table:table-cell office:value-type="string">
            <text:p>huN</text:p>
          </table:table-cell>
          <table:table-cell/>
          <table:table-cell office:value-type="string">
            <text:p>hu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ave</text:p>
          </table:table-cell>
          <table:table-cell office:value-type="string">
            <text:p>0</text:p>
          </table:table-cell>
          <table:table-cell office:value-type="string">
            <text:p>h{v <text:s/>[weak forms /h@v, @v, v]</text:p>
          </table:table-cell>
          <table:table-cell office:value-type="string">
            <text:p>hav</text:p>
          </table:table-cell>
          <table:table-cell/>
          <table:table-cell office:value-type="string">
            <text:p>h{v <text:s/>[weak forms /h@v, @v, v]</text:p>
          </table:table-cell>
          <table:table-cell office:value-type="string">
            <text:p>hav</text:p>
          </table:table-cell>
          <table:table-cell/>
          <table:table-cell office:value-type="string">
            <text:p>h{v</text:p>
          </table:table-cell>
          <table:table-cell office:value-type="string">
            <text:p>hav</text:p>
          </table:table-cell>
          <table:table-cell/>
          <table:table-cell office:value-type="string">
            <text:p>hav</text:p>
          </table:table-cell>
          <table:table-cell table:number-columns-repeated="5"/>
          <table:table-cell office:value-type="string">
            <text:p>xxx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ad, hadn´t, has, hasn´t, haven´t, haves, having</text:p>
          </table:table-cell>
          <table:table-cell table:number-columns-repeated="19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ear</text:p>
          </table:table-cell>
          <table:table-cell office:value-type="string">
            <text:p>0</text:p>
          </table:table-cell>
          <table:table-cell office:value-type="string">
            <text:p>hI@</text:p>
          </table:table-cell>
          <table:table-cell office:value-type="string">
            <text:p>hË</text:p>
          </table:table-cell>
          <table:table-cell/>
          <table:table-cell office:value-type="string">
            <text:p>hI=r</text:p>
          </table:table-cell>
          <table:table-cell office:value-type="string">
            <text:p>hË</text:p>
          </table:table-cell>
          <table:table-cell/>
          <table:table-cell office:value-type="string">
            <text:p>hI@</text:p>
          </table:table-cell>
          <table:table-cell office:value-type="string">
            <text:p>hË</text:p>
          </table:table-cell>
          <table:table-cell/>
          <table:table-cell office:value-type="string">
            <text:p>hË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eard</text:p>
          </table:table-cell>
          <table:table-cell office:value-type="string">
            <text:p>0</text:p>
          </table:table-cell>
          <table:table-cell office:value-type="string">
            <text:p>h3:d</text:p>
          </table:table-cell>
          <table:table-cell office:value-type="string">
            <text:p>hüd</text:p>
          </table:table-cell>
          <table:table-cell/>
          <table:table-cell office:value-type="string">
            <text:p>h3`:d</text:p>
          </table:table-cell>
          <table:table-cell office:value-type="string">
            <text:p>hüd</text:p>
          </table:table-cell>
          <table:table-cell/>
          <table:table-cell office:value-type="string">
            <text:p>h3d</text:p>
          </table:table-cell>
          <table:table-cell office:value-type="string">
            <text:p>hüd</text:p>
          </table:table-cell>
          <table:table-cell/>
          <table:table-cell office:value-type="string">
            <text:p>hü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ear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ear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ide</text:p>
          </table:table-cell>
          <table:table-cell office:value-type="string">
            <text:p>0</text:p>
          </table:table-cell>
          <table:table-cell office:value-type="string">
            <text:p>haId</text:p>
          </table:table-cell>
          <table:table-cell office:value-type="string">
            <text:p>hId</text:p>
          </table:table-cell>
          <table:table-cell/>
          <table:table-cell office:value-type="string">
            <text:p>haId</text:p>
          </table:table-cell>
          <table:table-cell office:value-type="string">
            <text:p>hId</text:p>
          </table:table-cell>
          <table:table-cell/>
          <table:table-cell office:value-type="string">
            <text:p>haId</text:p>
          </table:table-cell>
          <table:table-cell office:value-type="string">
            <text:p>hId</text:p>
          </table:table-cell>
          <table:table-cell/>
          <table:table-cell office:value-type="string">
            <text:p>hI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idden</text:p>
          </table:table-cell>
          <table:table-cell office:value-type="string">
            <text:p>0 </text:p>
          </table:table-cell>
          <table:table-cell office:value-type="string">
            <text:p>hId=n</text:p>
          </table:table-cell>
          <table:table-cell office:value-type="string">
            <text:p>hidn</text:p>
          </table:table-cell>
          <table:table-cell/>
          <table:table-cell office:value-type="string">
            <text:p>hId=n</text:p>
          </table:table-cell>
          <table:table-cell office:value-type="string">
            <text:p>hidn</text:p>
          </table:table-cell>
          <table:table-cell/>
          <table:table-cell office:value-type="string">
            <text:p>hIdn</text:p>
          </table:table-cell>
          <table:table-cell office:value-type="string">
            <text:p>hidn</text:p>
          </table:table-cell>
          <table:table-cell/>
          <table:table-cell office:value-type="string">
            <text:p>hidun</text:p>
          </table:table-cell>
          <table:table-cell table:number-columns-repeated="3"/>
          <table:table-cell office:value-type="string">
            <text:p>x-x:2.S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ide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id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it</text:p>
          </table:table-cell>
          <table:table-cell office:value-type="string">
            <text:p>0</text:p>
          </table:table-cell>
          <table:table-cell office:value-type="string">
            <text:p>hIt</text:p>
          </table:table-cell>
          <table:table-cell office:value-type="string">
            <text:p>hit</text:p>
          </table:table-cell>
          <table:table-cell/>
          <table:table-cell office:value-type="string">
            <text:p>hIt</text:p>
          </table:table-cell>
          <table:table-cell office:value-type="string">
            <text:p>hit</text:p>
          </table:table-cell>
          <table:table-cell/>
          <table:table-cell office:value-type="string">
            <text:p>hIt</text:p>
          </table:table-cell>
          <table:table-cell office:value-type="string">
            <text:p>hit</text:p>
          </table:table-cell>
          <table:table-cell/>
          <table:table-cell office:value-type="string">
            <text:p>hi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it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itt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old</text:p>
          </table:table-cell>
          <table:table-cell office:value-type="string">
            <text:p>0</text:p>
          </table:table-cell>
          <table:table-cell office:value-type="string">
            <text:p>1-h@Uld <text:s/>2-hQUld</text:p>
          </table:table-cell>
          <table:table-cell office:value-type="string">
            <text:p>1-hOld-&gt;1 <text:s/>2=1</text:p>
          </table:table-cell>
          <table:table-cell/>
          <table:table-cell office:value-type="string">
            <text:p>hoUld</text:p>
          </table:table-cell>
          <table:table-cell office:value-type="string">
            <text:p>hOld</text:p>
          </table:table-cell>
          <table:table-cell/>
          <table:table-cell office:value-type="string">
            <text:p>hoUld</text:p>
          </table:table-cell>
          <table:table-cell office:value-type="string">
            <text:p>hOld</text:p>
          </table:table-cell>
          <table:table-cell/>
          <table:table-cell office:value-type="string">
            <text:p>hOld</text:p>
          </table:table-cell>
          <table:table-cell table:number-columns-repeated="5"/>
          <table:table-cell office:value-type="string">
            <text:p>RP-2 is a variant derived by rule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eld</text:p>
          </table:table-cell>
          <table:table-cell office:value-type="string">
            <text:p>0</text:p>
          </table:table-cell>
          <table:table-cell table:number-columns-repeated="2" office:value-type="string">
            <text:p>held</text:p>
          </table:table-cell>
          <table:table-cell/>
          <table:table-cell table:number-columns-repeated="2" office:value-type="string">
            <text:p>held</text:p>
          </table:table-cell>
          <table:table-cell/>
          <table:table-cell office:value-type="string">
            <text:p>hEld</text:p>
          </table:table-cell>
          <table:table-cell office:value-type="string">
            <text:p>held</text:p>
          </table:table-cell>
          <table:table-cell/>
          <table:table-cell office:value-type="string">
            <text:p>hel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oldings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old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urt</text:p>
          </table:table-cell>
          <table:table-cell office:value-type="string">
            <text:p>0</text:p>
          </table:table-cell>
          <table:table-cell office:value-type="string">
            <text:p>h3:t</text:p>
          </table:table-cell>
          <table:table-cell office:value-type="string">
            <text:p>hüt</text:p>
          </table:table-cell>
          <table:table-cell/>
          <table:table-cell office:value-type="string">
            <text:p>h3`:t</text:p>
          </table:table-cell>
          <table:table-cell office:value-type="string">
            <text:p>hüt</text:p>
          </table:table-cell>
          <table:table-cell/>
          <table:table-cell office:value-type="string">
            <text:p>h3t</text:p>
          </table:table-cell>
          <table:table-cell office:value-type="string">
            <text:p>hüt</text:p>
          </table:table-cell>
          <table:table-cell/>
          <table:table-cell office:value-type="string">
            <text:p>hü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urt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urt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keep</text:p>
          </table:table-cell>
          <table:table-cell office:value-type="string">
            <text:p>0</text:p>
          </table:table-cell>
          <table:table-cell office:value-type="string">
            <text:p>ki:p</text:p>
          </table:table-cell>
          <table:table-cell office:value-type="string">
            <text:p>kEp</text:p>
          </table:table-cell>
          <table:table-cell/>
          <table:table-cell office:value-type="string">
            <text:p>ki:p</text:p>
          </table:table-cell>
          <table:table-cell office:value-type="string">
            <text:p>kEp</text:p>
          </table:table-cell>
          <table:table-cell/>
          <table:table-cell office:value-type="string">
            <text:p>kip</text:p>
          </table:table-cell>
          <table:table-cell office:value-type="string">
            <text:p>kEp</text:p>
          </table:table-cell>
          <table:table-cell/>
          <table:table-cell office:value-type="string">
            <text:p>kEp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keep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keep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kept</text:p>
          </table:table-cell>
          <table:table-cell office:value-type="string">
            <text:p>0</text:p>
          </table:table-cell>
          <table:table-cell table:number-columns-repeated="2" office:value-type="string">
            <text:p>kept</text:p>
          </table:table-cell>
          <table:table-cell/>
          <table:table-cell table:number-columns-repeated="2" office:value-type="string">
            <text:p>kept</text:p>
          </table:table-cell>
          <table:table-cell/>
          <table:table-cell office:value-type="string">
            <text:p>kEpt</text:p>
          </table:table-cell>
          <table:table-cell office:value-type="string">
            <text:p>kept</text:p>
          </table:table-cell>
          <table:table-cell/>
          <table:table-cell office:value-type="string">
            <text:p>kep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know</text:p>
          </table:table-cell>
          <table:table-cell office:value-type="string">
            <text:p>0</text:p>
          </table:table-cell>
          <table:table-cell office:value-type="string">
            <text:p>n@U</text:p>
          </table:table-cell>
          <table:table-cell office:value-type="string">
            <text:p>nO</text:p>
          </table:table-cell>
          <table:table-cell/>
          <table:table-cell office:value-type="string">
            <text:p>noU</text:p>
          </table:table-cell>
          <table:table-cell office:value-type="string">
            <text:p>nO</text:p>
          </table:table-cell>
          <table:table-cell/>
          <table:table-cell office:value-type="string">
            <text:p>noU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knew</text:p>
          </table:table-cell>
          <table:table-cell office:value-type="string">
            <text:p>0</text:p>
          </table:table-cell>
          <table:table-cell office:value-type="string">
            <text:p>nju:</text:p>
          </table:table-cell>
          <table:table-cell office:value-type="string">
            <text:p>nyU</text:p>
          </table:table-cell>
          <table:table-cell/>
          <table:table-cell office:value-type="string">
            <text:p>nu:</text:p>
          </table:table-cell>
          <table:table-cell office:value-type="string">
            <text:p>nU</text:p>
          </table:table-cell>
          <table:table-cell/>
          <table:table-cell office:value-type="string">
            <text:p>nju</text:p>
          </table:table-cell>
          <table:table-cell office:value-type="string">
            <text:p>nyU</text:p>
          </table:table-cell>
          <table:table-cell/>
          <table:table-cell office:value-type="string">
            <text:p>nyU</text:p>
          </table:table-cell>
          <table:table-cell table:number-columns-repeated="3"/>
          <table:table-cell office:value-type="string">
            <text:p>GA-1:1.32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know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known</text:p>
          </table:table-cell>
          <table:table-cell office:value-type="string">
            <text:p>0</text:p>
          </table:table-cell>
          <table:table-cell office:value-type="string">
            <text:p>n@Un</text:p>
          </table:table-cell>
          <table:table-cell office:value-type="string">
            <text:p>nOn</text:p>
          </table:table-cell>
          <table:table-cell/>
          <table:table-cell office:value-type="string">
            <text:p>noUn</text:p>
          </table:table-cell>
          <table:table-cell office:value-type="string">
            <text:p>nOn</text:p>
          </table:table-cell>
          <table:table-cell/>
          <table:table-cell office:value-type="string">
            <text:p>noUn</text:p>
          </table:table-cell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know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ay</text:p>
          </table:table-cell>
          <table:table-cell office:value-type="string">
            <text:p>0</text:p>
          </table:table-cell>
          <table:table-cell office:value-type="string">
            <text:p>leI</text:p>
          </table:table-cell>
          <table:table-cell office:value-type="string">
            <text:p>lA</text:p>
          </table:table-cell>
          <table:table-cell/>
          <table:table-cell office:value-type="string">
            <text:p>leI</text:p>
          </table:table-cell>
          <table:table-cell office:value-type="string">
            <text:p>lA</text:p>
          </table:table-cell>
          <table:table-cell/>
          <table:table-cell office:value-type="string">
            <text:p>leI</text:p>
          </table:table-cell>
          <table:table-cell office:value-type="string">
            <text:p>lA</text:p>
          </table:table-cell>
          <table:table-cell/>
          <table:table-cell office:value-type="string">
            <text:p>lA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aid</text:p>
          </table:table-cell>
          <table:table-cell office:value-type="string">
            <text:p>0</text:p>
          </table:table-cell>
          <table:table-cell office:value-type="string">
            <text:p>leId</text:p>
          </table:table-cell>
          <table:table-cell office:value-type="string">
            <text:p>lAd</text:p>
          </table:table-cell>
          <table:table-cell/>
          <table:table-cell office:value-type="string">
            <text:p>leId</text:p>
          </table:table-cell>
          <table:table-cell office:value-type="string">
            <text:p>lAd</text:p>
          </table:table-cell>
          <table:table-cell/>
          <table:table-cell office:value-type="string">
            <text:p>leId</text:p>
          </table:table-cell>
          <table:table-cell office:value-type="string">
            <text:p>lAd</text:p>
          </table:table-cell>
          <table:table-cell/>
          <table:table-cell office:value-type="string">
            <text:p>lA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aying</text:p>
          </table:table-cell>
          <table:table-cell office:value-type="string">
            <text:p>0 n</text:p>
          </table:table-cell>
          <table:table-cell office:value-type="string">
            <text:p><text:s/></text:p>
          </table:table-cell>
          <table:table-cell table:number-columns-repeated="17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ay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ad</text:p>
          </table:table-cell>
          <table:table-cell office:value-type="string">
            <text:p>0</text:p>
          </table:table-cell>
          <table:table-cell office:value-type="string">
            <text:p>li:d</text:p>
          </table:table-cell>
          <table:table-cell office:value-type="string">
            <text:p>lEd</text:p>
          </table:table-cell>
          <table:table-cell/>
          <table:table-cell office:value-type="string">
            <text:p>li:d</text:p>
          </table:table-cell>
          <table:table-cell office:value-type="string">
            <text:p>lEd</text:p>
          </table:table-cell>
          <table:table-cell/>
          <table:table-cell office:value-type="string">
            <text:p>lid</text:p>
          </table:table-cell>
          <table:table-cell office:value-type="string">
            <text:p>lEd</text:p>
          </table:table-cell>
          <table:table-cell/>
          <table:table-cell office:value-type="string">
            <text:p>lE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ad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ad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d</text:p>
          </table:table-cell>
          <table:table-cell office:value-type="string">
            <text:p>0</text:p>
          </table:table-cell>
          <table:table-cell table:number-columns-repeated="2" office:value-type="string">
            <text:p>led</text:p>
          </table:table-cell>
          <table:table-cell/>
          <table:table-cell table:number-columns-repeated="2" office:value-type="string">
            <text:p>led</text:p>
          </table:table-cell>
          <table:table-cell/>
          <table:table-cell office:value-type="string">
            <text:p>lEd</text:p>
          </table:table-cell>
          <table:table-cell office:value-type="string">
            <text:p>led</text:p>
          </table:table-cell>
          <table:table-cell/>
          <table:table-cell office:value-type="string">
            <text:p>le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an</text:p>
          </table:table-cell>
          <table:table-cell office:value-type="string">
            <text:p>0</text:p>
          </table:table-cell>
          <table:table-cell office:value-type="string">
            <text:p>li:n</text:p>
          </table:table-cell>
          <table:table-cell office:value-type="string">
            <text:p>lEn</text:p>
          </table:table-cell>
          <table:table-cell/>
          <table:table-cell office:value-type="string">
            <text:p>li:n</text:p>
          </table:table-cell>
          <table:table-cell office:value-type="string">
            <text:p>lEn</text:p>
          </table:table-cell>
          <table:table-cell/>
          <table:table-cell office:value-type="string">
            <text:p>lin</text:p>
          </table:table-cell>
          <table:table-cell office:value-type="string">
            <text:p>lEn</text:p>
          </table:table-cell>
          <table:table-cell/>
          <table:table-cell office:value-type="string">
            <text:p>lE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aned</text:p>
          </table:table-cell>
          <table:table-cell office:value-type="string">
            <text:p>0</text:p>
          </table:table-cell>
          <table:table-cell office:value-type="string">
            <text:p>li:nd</text:p>
          </table:table-cell>
          <table:table-cell office:value-type="string">
            <text:p>lEnd <text:s/>lent</text:p>
          </table:table-cell>
          <table:table-cell/>
          <table:table-cell office:value-type="string">
            <text:p>li:nd</text:p>
          </table:table-cell>
          <table:table-cell office:value-type="string">
            <text:p>lEnd</text:p>
          </table:table-cell>
          <table:table-cell/>
          <table:table-cell office:value-type="string">
            <text:p>lind</text:p>
          </table:table-cell>
          <table:table-cell office:value-type="string">
            <text:p>lEnd</text:p>
          </table:table-cell>
          <table:table-cell/>
          <table:table-cell office:value-type="string">
            <text:p>lE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an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an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ant</text:p>
          </table:table-cell>
          <table:table-cell office:value-type="string">
            <text:p>0</text:p>
          </table:table-cell>
          <table:table-cell table:number-columns-repeated="2" office:value-type="string">
            <text:p>lent</text:p>
          </table:table-cell>
          <table:table-cell/>
          <table:table-cell table:number-columns-repeated="2" office:value-type="string">
            <text:p>lent</text:p>
          </table:table-cell>
          <table:table-cell/>
          <table:table-cell office:value-type="string">
            <text:p>lEnt</text:p>
          </table:table-cell>
          <table:table-cell office:value-type="string">
            <text:p>lent</text:p>
          </table:table-cell>
          <table:table-cell/>
          <table:table-cell office:value-type="string">
            <text:p>len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arn</text:p>
          </table:table-cell>
          <table:table-cell office:value-type="string">
            <text:p>0</text:p>
          </table:table-cell>
          <table:table-cell office:value-type="string">
            <text:p>l3:n</text:p>
          </table:table-cell>
          <table:table-cell office:value-type="string">
            <text:p>lün</text:p>
          </table:table-cell>
          <table:table-cell/>
          <table:table-cell office:value-type="string">
            <text:p>l3`:n</text:p>
          </table:table-cell>
          <table:table-cell office:value-type="string">
            <text:p>lün</text:p>
          </table:table-cell>
          <table:table-cell/>
          <table:table-cell office:value-type="string">
            <text:p>l3n</text:p>
          </table:table-cell>
          <table:table-cell office:value-type="string">
            <text:p>lün</text:p>
          </table:table-cell>
          <table:table-cell/>
          <table:table-cell office:value-type="string">
            <text:p>lü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arned</text:p>
          </table:table-cell>
          <table:table-cell office:value-type="string">
            <text:p>0</text:p>
          </table:table-cell>
          <table:table-cell office:value-type="string">
            <text:p>l3:nd</text:p>
          </table:table-cell>
          <table:table-cell office:value-type="string">
            <text:p>lünd</text:p>
          </table:table-cell>
          <table:table-cell/>
          <table:table-cell office:value-type="string">
            <text:p>l3`:nd</text:p>
          </table:table-cell>
          <table:table-cell office:value-type="string">
            <text:p>lünd</text:p>
          </table:table-cell>
          <table:table-cell/>
          <table:table-cell office:value-type="string">
            <text:p>l3nd</text:p>
          </table:table-cell>
          <table:table-cell office:value-type="string">
            <text:p>lünd</text:p>
          </table:table-cell>
          <table:table-cell/>
          <table:table-cell office:value-type="string">
            <text:p>lü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arn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arn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arnt</text:p>
          </table:table-cell>
          <table:table-cell office:value-type="string">
            <text:p>0</text:p>
          </table:table-cell>
          <table:table-cell office:value-type="string">
            <text:p>l3:nt</text:p>
          </table:table-cell>
          <table:table-cell office:value-type="string">
            <text:p>lünt</text:p>
          </table:table-cell>
          <table:table-cell/>
          <table:table-cell office:value-type="string">
            <text:p>l3`:nt</text:p>
          </table:table-cell>
          <table:table-cell office:value-type="string">
            <text:p>lünt</text:p>
          </table:table-cell>
          <table:table-cell/>
          <table:table-cell office:value-type="string">
            <text:p>l3nt</text:p>
          </table:table-cell>
          <table:table-cell office:value-type="string">
            <text:p>lünt</text:p>
          </table:table-cell>
          <table:table-cell/>
          <table:table-cell office:value-type="string">
            <text:p>lün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ave</text:p>
          </table:table-cell>
          <table:table-cell office:value-type="string">
            <text:p>0</text:p>
          </table:table-cell>
          <table:table-cell office:value-type="string">
            <text:p>li:v</text:p>
          </table:table-cell>
          <table:table-cell office:value-type="string">
            <text:p>lEv</text:p>
          </table:table-cell>
          <table:table-cell/>
          <table:table-cell office:value-type="string">
            <text:p>li:v</text:p>
          </table:table-cell>
          <table:table-cell office:value-type="string">
            <text:p>lEv</text:p>
          </table:table-cell>
          <table:table-cell/>
          <table:table-cell office:value-type="string">
            <text:p>liv</text:p>
          </table:table-cell>
          <table:table-cell office:value-type="string">
            <text:p>lEv</text:p>
          </table:table-cell>
          <table:table-cell/>
          <table:table-cell office:value-type="string">
            <text:p>lEv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ave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av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ft</text:p>
          </table:table-cell>
          <table:table-cell office:value-type="string">
            <text:p>0</text:p>
          </table:table-cell>
          <table:table-cell table:number-columns-repeated="2" office:value-type="string">
            <text:p>left</text:p>
          </table:table-cell>
          <table:table-cell/>
          <table:table-cell table:number-columns-repeated="2" office:value-type="string">
            <text:p>left</text:p>
          </table:table-cell>
          <table:table-cell/>
          <table:table-cell office:value-type="string">
            <text:p>lEft</text:p>
          </table:table-cell>
          <table:table-cell office:value-type="string">
            <text:p>left</text:p>
          </table:table-cell>
          <table:table-cell/>
          <table:table-cell office:value-type="string">
            <text:p>lef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t</text:p>
          </table:table-cell>
          <table:table-cell office:value-type="string">
            <text:p>0</text:p>
          </table:table-cell>
          <table:table-cell table:number-columns-repeated="2" office:value-type="string">
            <text:p>let</text:p>
          </table:table-cell>
          <table:table-cell/>
          <table:table-cell table:number-columns-repeated="2" office:value-type="string">
            <text:p>let</text:p>
          </table:table-cell>
          <table:table-cell table:number-columns-repeated="13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t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tt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et's</text:p>
          </table:table-cell>
          <table:table-cell office:value-type="string">
            <text:p>0</text:p>
          </table:table-cell>
          <table:table-cell table:number-columns-repeated="2" office:value-type="string">
            <text:p>lets</text:p>
          </table:table-cell>
          <table:table-cell/>
          <table:table-cell table:number-columns-repeated="2" office:value-type="string">
            <text:p>lets</text:p>
          </table:table-cell>
          <table:table-cell/>
          <table:table-cell office:value-type="string">
            <text:p>lEts</text:p>
          </table:table-cell>
          <table:table-cell office:value-type="string">
            <text:p>lets</text:p>
          </table:table-cell>
          <table:table-cell/>
          <table:table-cell office:value-type="string">
            <text:p>let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ie</text:p>
          </table:table-cell>
          <table:table-cell office:value-type="string">
            <text:p>0</text:p>
          </table:table-cell>
          <table:table-cell office:value-type="string">
            <text:p>laI</text:p>
          </table:table-cell>
          <table:table-cell office:value-type="string">
            <text:p>lI</text:p>
          </table:table-cell>
          <table:table-cell/>
          <table:table-cell office:value-type="string">
            <text:p>laI</text:p>
          </table:table-cell>
          <table:table-cell office:value-type="string">
            <text:p>lI</text:p>
          </table:table-cell>
          <table:table-cell/>
          <table:table-cell office:value-type="string">
            <text:p>laI</text:p>
          </table:table-cell>
          <table:table-cell office:value-type="string">
            <text:p>lI</text:p>
          </table:table-cell>
          <table:table-cell/>
          <table:table-cell office:value-type="string">
            <text:p>lI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ain</text:p>
          </table:table-cell>
          <table:table-cell office:value-type="string">
            <text:p>0</text:p>
          </table:table-cell>
          <table:table-cell office:value-type="string">
            <text:p>leIn</text:p>
          </table:table-cell>
          <table:table-cell office:value-type="string">
            <text:p>lAn</text:p>
          </table:table-cell>
          <table:table-cell/>
          <table:table-cell office:value-type="string">
            <text:p>leIn</text:p>
          </table:table-cell>
          <table:table-cell office:value-type="string">
            <text:p>lAn</text:p>
          </table:table-cell>
          <table:table-cell/>
          <table:table-cell office:value-type="string">
            <text:p>laIn</text:p>
          </table:table-cell>
          <table:table-cell office:value-type="string">
            <text:p>lAn</text:p>
          </table:table-cell>
          <table:table-cell/>
          <table:table-cell office:value-type="string">
            <text:p>lA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ay</text:p>
          </table:table-cell>
          <table:table-cell office:value-type="string">
            <text:p>0</text:p>
          </table:table-cell>
          <table:table-cell office:value-type="string">
            <text:p>leI</text:p>
          </table:table-cell>
          <table:table-cell office:value-type="string">
            <text:p>lA</text:p>
          </table:table-cell>
          <table:table-cell/>
          <table:table-cell office:value-type="string">
            <text:p>leI</text:p>
          </table:table-cell>
          <table:table-cell office:value-type="string">
            <text:p>lA</text:p>
          </table:table-cell>
          <table:table-cell/>
          <table:table-cell office:value-type="string">
            <text:p>leI</text:p>
          </table:table-cell>
          <table:table-cell office:value-type="string">
            <text:p>lA</text:p>
          </table:table-cell>
          <table:table-cell/>
          <table:table-cell office:value-type="string">
            <text:p>lA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ied</text:p>
          </table:table-cell>
          <table:table-cell office:value-type="string">
            <text:p>0 d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ie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y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ose</text:p>
          </table:table-cell>
          <table:table-cell office:value-type="string">
            <text:p>0</text:p>
          </table:table-cell>
          <table:table-cell office:value-type="string">
            <text:p>lu:z</text:p>
          </table:table-cell>
          <table:table-cell office:value-type="string">
            <text:p>lUz</text:p>
          </table:table-cell>
          <table:table-cell/>
          <table:table-cell office:value-type="string">
            <text:p>lu:z</text:p>
          </table:table-cell>
          <table:table-cell office:value-type="string">
            <text:p>lUz</text:p>
          </table:table-cell>
          <table:table-cell/>
          <table:table-cell office:value-type="string">
            <text:p>luz</text:p>
          </table:table-cell>
          <table:table-cell office:value-type="string">
            <text:p>lUz</text:p>
          </table:table-cell>
          <table:table-cell/>
          <table:table-cell office:value-type="string">
            <text:p>lU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oses</text:p>
          </table:table-cell>
          <table:table-cell office:value-type="string">
            <text:p>0 _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os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ost</text:p>
          </table:table-cell>
          <table:table-cell office:value-type="string">
            <text:p>0</text:p>
          </table:table-cell>
          <table:table-cell office:value-type="string">
            <text:p>lQst</text:p>
          </table:table-cell>
          <table:table-cell office:value-type="string">
            <text:p>lost</text:p>
          </table:table-cell>
          <table:table-cell/>
          <table:table-cell office:value-type="string">
            <text:p>lQst</text:p>
          </table:table-cell>
          <table:table-cell office:value-type="string">
            <text:p>lost</text:p>
          </table:table-cell>
          <table:table-cell/>
          <table:table-cell office:value-type="string">
            <text:p>lQst</text:p>
          </table:table-cell>
          <table:table-cell office:value-type="string">
            <text:p>lost</text:p>
          </table:table-cell>
          <table:table-cell/>
          <table:table-cell office:value-type="string">
            <text:p>lost</text:p>
          </table:table-cell>
          <table:table-cell table:number-columns-repeated="5"/>
          <table:table-cell office:value-type="string">
            <text:p>xxx: need to check Ph-GA.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ake</text:p>
          </table:table-cell>
          <table:table-cell office:value-type="string">
            <text:p>0</text:p>
          </table:table-cell>
          <table:table-cell office:value-type="string">
            <text:p>meIk</text:p>
          </table:table-cell>
          <table:table-cell office:value-type="string">
            <text:p>mAk</text:p>
          </table:table-cell>
          <table:table-cell/>
          <table:table-cell office:value-type="string">
            <text:p>meIk</text:p>
          </table:table-cell>
          <table:table-cell office:value-type="string">
            <text:p>mAk</text:p>
          </table:table-cell>
          <table:table-cell/>
          <table:table-cell office:value-type="string">
            <text:p>meIk</text:p>
          </table:table-cell>
          <table:table-cell office:value-type="string">
            <text:p>mAk</text:p>
          </table:table-cell>
          <table:table-cell/>
          <table:table-cell office:value-type="string">
            <text:p>mA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ade</text:p>
          </table:table-cell>
          <table:table-cell office:value-type="string">
            <text:p>0</text:p>
          </table:table-cell>
          <table:table-cell office:value-type="string">
            <text:p>meId</text:p>
          </table:table-cell>
          <table:table-cell office:value-type="string">
            <text:p>mAd</text:p>
          </table:table-cell>
          <table:table-cell/>
          <table:table-cell office:value-type="string">
            <text:p>meId</text:p>
          </table:table-cell>
          <table:table-cell office:value-type="string">
            <text:p>mAd</text:p>
          </table:table-cell>
          <table:table-cell/>
          <table:table-cell office:value-type="string">
            <text:p>meId</text:p>
          </table:table-cell>
          <table:table-cell office:value-type="string">
            <text:p>mAd</text:p>
          </table:table-cell>
          <table:table-cell/>
          <table:table-cell office:value-type="string">
            <text:p>mA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ake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ak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atter</text:p>
          </table:table-cell>
          <table:table-cell office:value-type="string">
            <text:p>0</text:p>
          </table:table-cell>
          <table:table-cell office:value-type="string">
            <text:p>m{t@</text:p>
          </table:table-cell>
          <table:table-cell office:value-type="string">
            <text:p>matuÑ</text:p>
          </table:table-cell>
          <table:table-cell/>
          <table:table-cell office:value-type="string">
            <text:p>m{t=r</text:p>
          </table:table-cell>
          <table:table-cell office:value-type="string">
            <text:p>matur</text:p>
          </table:table-cell>
          <table:table-cell/>
          <table:table-cell office:value-type="string">
            <text:p>m{t@</text:p>
          </table:table-cell>
          <table:table-cell office:value-type="string">
            <text:p>matuÑ</text:p>
          </table:table-cell>
          <table:table-cell/>
          <table:table-cell office:value-type="string">
            <text:p>matuÑ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attered</text:p>
          </table:table-cell>
          <table:table-cell office:value-type="string">
            <text:p>0 d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atter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ay</text:p>
          </table:table-cell>
          <table:table-cell office:value-type="string">
            <text:p>0</text:p>
          </table:table-cell>
          <table:table-cell office:value-type="string">
            <text:p>meI</text:p>
          </table:table-cell>
          <table:table-cell office:value-type="string">
            <text:p>mA</text:p>
          </table:table-cell>
          <table:table-cell/>
          <table:table-cell office:value-type="string">
            <text:p>meI</text:p>
          </table:table-cell>
          <table:table-cell office:value-type="string">
            <text:p>mA</text:p>
          </table:table-cell>
          <table:table-cell/>
          <table:table-cell office:value-type="string">
            <text:p>meI</text:p>
          </table:table-cell>
          <table:table-cell office:value-type="string">
            <text:p>mA</text:p>
          </table:table-cell>
          <table:table-cell/>
          <table:table-cell office:value-type="string">
            <text:p>mA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ean</text:p>
          </table:table-cell>
          <table:table-cell office:value-type="string">
            <text:p>0</text:p>
          </table:table-cell>
          <table:table-cell office:value-type="string">
            <text:p>mi:n</text:p>
          </table:table-cell>
          <table:table-cell office:value-type="string">
            <text:p>mEn</text:p>
          </table:table-cell>
          <table:table-cell/>
          <table:table-cell office:value-type="string">
            <text:p>mi:n</text:p>
          </table:table-cell>
          <table:table-cell office:value-type="string">
            <text:p>mEn</text:p>
          </table:table-cell>
          <table:table-cell/>
          <table:table-cell office:value-type="string">
            <text:p>min</text:p>
          </table:table-cell>
          <table:table-cell office:value-type="string">
            <text:p>mEn</text:p>
          </table:table-cell>
          <table:table-cell/>
          <table:table-cell office:value-type="string">
            <text:p>mE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ean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ean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eant</text:p>
          </table:table-cell>
          <table:table-cell office:value-type="string">
            <text:p>0</text:p>
          </table:table-cell>
          <table:table-cell table:number-columns-repeated="2" office:value-type="string">
            <text:p>ment</text:p>
          </table:table-cell>
          <table:table-cell/>
          <table:table-cell table:number-columns-repeated="2" office:value-type="string">
            <text:p>ment</text:p>
          </table:table-cell>
          <table:table-cell/>
          <table:table-cell office:value-type="string">
            <text:p>mEnt</text:p>
          </table:table-cell>
          <table:table-cell office:value-type="string">
            <text:p>ment</text:p>
          </table:table-cell>
          <table:table-cell/>
          <table:table-cell office:value-type="string">
            <text:p>men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eet</text:p>
          </table:table-cell>
          <table:table-cell office:value-type="string">
            <text:p>0</text:p>
          </table:table-cell>
          <table:table-cell office:value-type="string">
            <text:p>mi:t</text:p>
          </table:table-cell>
          <table:table-cell office:value-type="string">
            <text:p>mEt</text:p>
          </table:table-cell>
          <table:table-cell/>
          <table:table-cell office:value-type="string">
            <text:p>mi:t</text:p>
          </table:table-cell>
          <table:table-cell office:value-type="string">
            <text:p>mEt</text:p>
          </table:table-cell>
          <table:table-cell/>
          <table:table-cell office:value-type="string">
            <text:p>mit</text:p>
          </table:table-cell>
          <table:table-cell office:value-type="string">
            <text:p>mEt</text:p>
          </table:table-cell>
          <table:table-cell/>
          <table:table-cell office:value-type="string">
            <text:p>mE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eet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eet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et</text:p>
          </table:table-cell>
          <table:table-cell office:value-type="string">
            <text:p>0</text:p>
          </table:table-cell>
          <table:table-cell table:number-columns-repeated="2" office:value-type="string">
            <text:p>met</text:p>
          </table:table-cell>
          <table:table-cell/>
          <table:table-cell table:number-columns-repeated="2" office:value-type="string">
            <text:p>met</text:p>
          </table:table-cell>
          <table:table-cell/>
          <table:table-cell office:value-type="string">
            <text:p>mEt</text:p>
          </table:table-cell>
          <table:table-cell office:value-type="string">
            <text:p>met</text:p>
          </table:table-cell>
          <table:table-cell/>
          <table:table-cell office:value-type="string">
            <text:p>me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ight</text:p>
          </table:table-cell>
          <table:table-cell office:value-type="string">
            <text:p>0</text:p>
          </table:table-cell>
          <table:table-cell office:value-type="string">
            <text:p>maIt</text:p>
          </table:table-cell>
          <table:table-cell office:value-type="string">
            <text:p>mIt</text:p>
          </table:table-cell>
          <table:table-cell/>
          <table:table-cell office:value-type="string">
            <text:p>maIt</text:p>
          </table:table-cell>
          <table:table-cell office:value-type="string">
            <text:p>mIt</text:p>
          </table:table-cell>
          <table:table-cell/>
          <table:table-cell office:value-type="string">
            <text:p>maIt</text:p>
          </table:table-cell>
          <table:table-cell office:value-type="string">
            <text:p>mIt</text:p>
          </table:table-cell>
          <table:table-cell/>
          <table:table-cell office:value-type="string">
            <text:p>mI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ust</text:p>
          </table:table-cell>
          <table:table-cell office:value-type="string">
            <text:p>0</text:p>
          </table:table-cell>
          <table:table-cell office:value-type="string">
            <text:p>mVst <text:s/>[weak forms /m@st, m@s/]</text:p>
          </table:table-cell>
          <table:table-cell office:value-type="string">
            <text:p>must</text:p>
          </table:table-cell>
          <table:table-cell/>
          <table:table-cell office:value-type="string">
            <text:p>mVst <text:s/>[weak forms /m@st, m@s/]</text:p>
          </table:table-cell>
          <table:table-cell office:value-type="string">
            <text:p>must</text:p>
          </table:table-cell>
          <table:table-cell/>
          <table:table-cell office:value-type="string">
            <text:p>1-mVst <text:s/>2-mVs <text:s/>[weak forms [/m@st, m@s/]</text:p>
          </table:table-cell>
          <table:table-cell office:value-type="string">
            <text:p>1-must-&gt;1 <text:s/>2-mus-&gt;1</text:p>
          </table:table-cell>
          <table:table-cell/>
          <table:table-cell office:value-type="string">
            <text:p>must</text:p>
          </table:table-cell>
          <table:table-cell table:number-columns-repeated="3"/>
          <table:table-cell office:value-type="string">
            <text:p>Au-2:1.C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ought</text:p>
          </table:table-cell>
          <table:table-cell office:value-type="string">
            <text:p>0</text:p>
          </table:table-cell>
          <table:table-cell office:value-type="string">
            <text:p>O:t</text:p>
          </table:table-cell>
          <table:table-cell office:value-type="string">
            <text:p>Qt</text:p>
          </table:table-cell>
          <table:table-cell/>
          <table:table-cell office:value-type="string">
            <text:p>1-Q:t <text:s/>2-A:t</text:p>
          </table:table-cell>
          <table:table-cell office:value-type="string">
            <text:p>1-ot-&gt;1 <text:s/>2-Rt-&gt;1</text:p>
          </table:table-cell>
          <table:table-cell/>
          <table:table-cell office:value-type="string">
            <text:p>Ot</text:p>
          </table:table-cell>
          <table:table-cell office:value-type="string">
            <text:p>Qt</text:p>
          </table:table-cell>
          <table:table-cell/>
          <table:table-cell office:value-type="string">
            <text:p>Qt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ay</text:p>
          </table:table-cell>
          <table:table-cell office:value-type="string">
            <text:p>0</text:p>
          </table:table-cell>
          <table:table-cell office:value-type="string">
            <text:p>peI</text:p>
          </table:table-cell>
          <table:table-cell office:value-type="string">
            <text:p>pA</text:p>
          </table:table-cell>
          <table:table-cell/>
          <table:table-cell office:value-type="string">
            <text:p>peI</text:p>
          </table:table-cell>
          <table:table-cell office:value-type="string">
            <text:p>pA</text:p>
          </table:table-cell>
          <table:table-cell/>
          <table:table-cell office:value-type="string">
            <text:p>peI</text:p>
          </table:table-cell>
          <table:table-cell office:value-type="string">
            <text:p>pA</text:p>
          </table:table-cell>
          <table:table-cell/>
          <table:table-cell office:value-type="string">
            <text:p>pA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aid</text:p>
          </table:table-cell>
          <table:table-cell office:value-type="string">
            <text:p>0</text:p>
          </table:table-cell>
          <table:table-cell office:value-type="string">
            <text:p>peId</text:p>
          </table:table-cell>
          <table:table-cell office:value-type="string">
            <text:p>pAd</text:p>
          </table:table-cell>
          <table:table-cell/>
          <table:table-cell office:value-type="string">
            <text:p>peId</text:p>
          </table:table-cell>
          <table:table-cell office:value-type="string">
            <text:p>pAd</text:p>
          </table:table-cell>
          <table:table-cell/>
          <table:table-cell office:value-type="string">
            <text:p>peId</text:p>
          </table:table-cell>
          <table:table-cell office:value-type="string">
            <text:p>pAd</text:p>
          </table:table-cell>
          <table:table-cell/>
          <table:table-cell office:value-type="string">
            <text:p>pA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ay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ay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ove</text:p>
          </table:table-cell>
          <table:table-cell office:value-type="string">
            <text:p>0</text:p>
          </table:table-cell>
          <table:table-cell office:value-type="string">
            <text:p>pru:v</text:p>
          </table:table-cell>
          <table:table-cell office:value-type="string">
            <text:p>prUv</text:p>
          </table:table-cell>
          <table:table-cell/>
          <table:table-cell office:value-type="string">
            <text:p>pru:v</text:p>
          </table:table-cell>
          <table:table-cell office:value-type="string">
            <text:p>prUv</text:p>
          </table:table-cell>
          <table:table-cell/>
          <table:table-cell office:value-type="string">
            <text:p>pruv</text:p>
          </table:table-cell>
          <table:table-cell office:value-type="string">
            <text:p>prUv</text:p>
          </table:table-cell>
          <table:table-cell/>
          <table:table-cell office:value-type="string">
            <text:p>prUv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oved</text:p>
          </table:table-cell>
          <table:table-cell office:value-type="string">
            <text:p>0 d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oven</text:p>
          </table:table-cell>
          <table:table-cell office:value-type="string">
            <text:p>0</text:p>
          </table:table-cell>
          <table:table-cell office:value-type="string">
            <text:p>pru:v=n</text:p>
          </table:table-cell>
          <table:table-cell office:value-type="string">
            <text:p>prUvn</text:p>
          </table:table-cell>
          <table:table-cell/>
          <table:table-cell office:value-type="string">
            <text:p>pru:v=n</text:p>
          </table:table-cell>
          <table:table-cell office:value-type="string">
            <text:p>prUvn</text:p>
          </table:table-cell>
          <table:table-cell/>
          <table:table-cell office:value-type="string">
            <text:p>1-pruv@n <text:s/>2-proUv@n</text:p>
          </table:table-cell>
          <table:table-cell office:value-type="string">
            <text:p>1-prUvun-&gt;1 <text:s/>2-prOvun-&gt;1</text:p>
          </table:table-cell>
          <table:table-cell/>
          <table:table-cell office:value-type="string">
            <text:p>prUvun</text:p>
          </table:table-cell>
          <table:table-cell table:number-columns-repeated="3"/>
          <table:table-cell office:value-type="string">
            <text:p>RP-1:2.S9 <text:s/>GA-1:2.S9 <text:s/>Au-2:1.C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ove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ov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ut</text:p>
          </table:table-cell>
          <table:table-cell office:value-type="string">
            <text:p>0</text:p>
          </table:table-cell>
          <table:table-cell office:value-type="string">
            <text:p>pUt</text:p>
          </table:table-cell>
          <table:table-cell office:value-type="string">
            <text:p>pVt</text:p>
          </table:table-cell>
          <table:table-cell/>
          <table:table-cell office:value-type="string">
            <text:p>pUt</text:p>
          </table:table-cell>
          <table:table-cell office:value-type="string">
            <text:p>pVt</text:p>
          </table:table-cell>
          <table:table-cell/>
          <table:table-cell office:value-type="string">
            <text:p>pUt</text:p>
          </table:table-cell>
          <table:table-cell office:value-type="string">
            <text:p>pVt</text:p>
          </table:table-cell>
          <table:table-cell/>
          <table:table-cell office:value-type="string">
            <text:p>pV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ut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utt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ad</text:p>
          </table:table-cell>
          <table:table-cell office:value-type="string">
            <text:p>0 (present tense)</text:p>
          </table:table-cell>
          <table:table-cell office:value-type="string">
            <text:p>ri:d</text:p>
          </table:table-cell>
          <table:table-cell office:value-type="string">
            <text:p>rEd</text:p>
          </table:table-cell>
          <table:table-cell/>
          <table:table-cell office:value-type="string">
            <text:p>ri:d</text:p>
          </table:table-cell>
          <table:table-cell office:value-type="string">
            <text:p>rEd</text:p>
          </table:table-cell>
          <table:table-cell/>
          <table:table-cell office:value-type="string">
            <text:p>rid</text:p>
          </table:table-cell>
          <table:table-cell office:value-type="string">
            <text:p>rEd</text:p>
          </table:table-cell>
          <table:table-cell/>
          <table:table-cell office:value-type="string">
            <text:p>rE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ad</text:p>
          </table:table-cell>
          <table:table-cell office:value-type="string">
            <text:p>0 (past, pp tenses)</text:p>
          </table:table-cell>
          <table:table-cell table:number-columns-repeated="2" office:value-type="string">
            <text:p>red</text:p>
          </table:table-cell>
          <table:table-cell/>
          <table:table-cell table:number-columns-repeated="2" office:value-type="string">
            <text:p>red</text:p>
          </table:table-cell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/>
          <table:table-cell office:value-type="string">
            <text:p>re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ad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ad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ide</text:p>
          </table:table-cell>
          <table:table-cell office:value-type="string">
            <text:p>0</text:p>
          </table:table-cell>
          <table:table-cell office:value-type="string">
            <text:p>raId</text:p>
          </table:table-cell>
          <table:table-cell office:value-type="string">
            <text:p>rId</text:p>
          </table:table-cell>
          <table:table-cell/>
          <table:table-cell office:value-type="string">
            <text:p>raId</text:p>
          </table:table-cell>
          <table:table-cell office:value-type="string">
            <text:p>rId</text:p>
          </table:table-cell>
          <table:table-cell/>
          <table:table-cell office:value-type="string">
            <text:p>raId</text:p>
          </table:table-cell>
          <table:table-cell office:value-type="string">
            <text:p>rId</text:p>
          </table:table-cell>
          <table:table-cell/>
          <table:table-cell office:value-type="string">
            <text:p>rI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idden</text:p>
          </table:table-cell>
          <table:table-cell office:value-type="string">
            <text:p>0</text:p>
          </table:table-cell>
          <table:table-cell office:value-type="string">
            <text:p>rId=n</text:p>
          </table:table-cell>
          <table:table-cell office:value-type="string">
            <text:p>ridn</text:p>
          </table:table-cell>
          <table:table-cell/>
          <table:table-cell office:value-type="string">
            <text:p>rId=n</text:p>
          </table:table-cell>
          <table:table-cell office:value-type="string">
            <text:p>ridn</text:p>
          </table:table-cell>
          <table:table-cell/>
          <table:table-cell office:value-type="string">
            <text:p>rIdn</text:p>
          </table:table-cell>
          <table:table-cell office:value-type="string">
            <text:p>ridn</text:p>
          </table:table-cell>
          <table:table-cell/>
          <table:table-cell office:value-type="string">
            <text:p>ridun</text:p>
          </table:table-cell>
          <table:table-cell table:number-columns-repeated="3"/>
          <table:table-cell office:value-type="string">
            <text:p>x-x:2.S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ide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id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ode</text:p>
          </table:table-cell>
          <table:table-cell office:value-type="string">
            <text:p>0</text:p>
          </table:table-cell>
          <table:table-cell office:value-type="string">
            <text:p>r@Ud</text:p>
          </table:table-cell>
          <table:table-cell office:value-type="string">
            <text:p>rOd</text:p>
          </table:table-cell>
          <table:table-cell/>
          <table:table-cell office:value-type="string">
            <text:p>roUd</text:p>
          </table:table-cell>
          <table:table-cell office:value-type="string">
            <text:p>rOd</text:p>
          </table:table-cell>
          <table:table-cell/>
          <table:table-cell office:value-type="string">
            <text:p>roUd</text:p>
          </table:table-cell>
          <table:table-cell office:value-type="string">
            <text:p>rOd</text:p>
          </table:table-cell>
          <table:table-cell/>
          <table:table-cell office:value-type="string">
            <text:p>rO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ing</text:p>
          </table:table-cell>
          <table:table-cell office:value-type="string">
            <text:p>0</text:p>
          </table:table-cell>
          <table:table-cell office:value-type="string">
            <text:p>rIN</text:p>
          </table:table-cell>
          <table:table-cell office:value-type="string">
            <text:p>riN</text:p>
          </table:table-cell>
          <table:table-cell/>
          <table:table-cell office:value-type="string">
            <text:p>rIN</text:p>
          </table:table-cell>
          <table:table-cell office:value-type="string">
            <text:p>riN</text:p>
          </table:table-cell>
          <table:table-cell/>
          <table:table-cell office:value-type="string">
            <text:p>rIN</text:p>
          </table:table-cell>
          <table:table-cell office:value-type="string">
            <text:p>riN</text:p>
          </table:table-cell>
          <table:table-cell/>
          <table:table-cell office:value-type="string">
            <text:p>ri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ang</text:p>
          </table:table-cell>
          <table:table-cell office:value-type="string">
            <text:p>0</text:p>
          </table:table-cell>
          <table:table-cell office:value-type="string">
            <text:p>r{N</text:p>
          </table:table-cell>
          <table:table-cell office:value-type="string">
            <text:p>raN</text:p>
          </table:table-cell>
          <table:table-cell/>
          <table:table-cell office:value-type="string">
            <text:p>r{N</text:p>
          </table:table-cell>
          <table:table-cell office:value-type="string">
            <text:p>raN</text:p>
          </table:table-cell>
          <table:table-cell/>
          <table:table-cell office:value-type="string">
            <text:p>r{N</text:p>
          </table:table-cell>
          <table:table-cell office:value-type="string">
            <text:p>raN</text:p>
          </table:table-cell>
          <table:table-cell/>
          <table:table-cell office:value-type="string">
            <text:p>ra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inged</text:p>
          </table:table-cell>
          <table:table-cell office:value-type="string">
            <text:p>0 d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ing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ing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ung</text:p>
          </table:table-cell>
          <table:table-cell office:value-type="string">
            <text:p>0</text:p>
          </table:table-cell>
          <table:table-cell office:value-type="string">
            <text:p>rVN</text:p>
          </table:table-cell>
          <table:table-cell office:value-type="string">
            <text:p>ruN</text:p>
          </table:table-cell>
          <table:table-cell/>
          <table:table-cell office:value-type="string">
            <text:p>rVN</text:p>
          </table:table-cell>
          <table:table-cell office:value-type="string">
            <text:p>ruN</text:p>
          </table:table-cell>
          <table:table-cell/>
          <table:table-cell office:value-type="string">
            <text:p>rVN</text:p>
          </table:table-cell>
          <table:table-cell office:value-type="string">
            <text:p>ruN</text:p>
          </table:table-cell>
          <table:table-cell/>
          <table:table-cell office:value-type="string">
            <text:p>ru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ise</text:p>
          </table:table-cell>
          <table:table-cell office:value-type="string">
            <text:p>0</text:p>
          </table:table-cell>
          <table:table-cell office:value-type="string">
            <text:p>raIz</text:p>
          </table:table-cell>
          <table:table-cell office:value-type="string">
            <text:p>rIz</text:p>
          </table:table-cell>
          <table:table-cell/>
          <table:table-cell office:value-type="string">
            <text:p>raIz</text:p>
          </table:table-cell>
          <table:table-cell office:value-type="string">
            <text:p>rIz</text:p>
          </table:table-cell>
          <table:table-cell/>
          <table:table-cell office:value-type="string">
            <text:p>raIz</text:p>
          </table:table-cell>
          <table:table-cell office:value-type="string">
            <text:p>rIz</text:p>
          </table:table-cell>
          <table:table-cell/>
          <table:table-cell office:value-type="string">
            <text:p>rI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isen</text:p>
          </table:table-cell>
          <table:table-cell office:value-type="string">
            <text:p>0</text:p>
          </table:table-cell>
          <table:table-cell office:value-type="string">
            <text:p>rIz=n</text:p>
          </table:table-cell>
          <table:table-cell office:value-type="string">
            <text:p>rizn</text:p>
          </table:table-cell>
          <table:table-cell/>
          <table:table-cell office:value-type="string">
            <text:p>rIz=n</text:p>
          </table:table-cell>
          <table:table-cell office:value-type="string">
            <text:p>rizn</text:p>
          </table:table-cell>
          <table:table-cell/>
          <table:table-cell office:value-type="string">
            <text:p>rIz@n</text:p>
          </table:table-cell>
          <table:table-cell office:value-type="string">
            <text:p>rizun</text:p>
          </table:table-cell>
          <table:table-cell/>
          <table:table-cell office:value-type="string">
            <text:p>rizun</text:p>
          </table:table-cell>
          <table:table-cell table:number-columns-repeated="3"/>
          <table:table-cell office:value-type="string">
            <text:p>RP-1:2.S9 <text:s/>GA-1:2.S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ise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is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ose</text:p>
          </table:table-cell>
          <table:table-cell office:value-type="string">
            <text:p>0</text:p>
          </table:table-cell>
          <table:table-cell office:value-type="string">
            <text:p>r@Uz</text:p>
          </table:table-cell>
          <table:table-cell office:value-type="string">
            <text:p>rOz</text:p>
          </table:table-cell>
          <table:table-cell/>
          <table:table-cell office:value-type="string">
            <text:p>roUz</text:p>
          </table:table-cell>
          <table:table-cell office:value-type="string">
            <text:p>rOz</text:p>
          </table:table-cell>
          <table:table-cell/>
          <table:table-cell office:value-type="string">
            <text:p>roUz</text:p>
          </table:table-cell>
          <table:table-cell office:value-type="string">
            <text:p>rOz</text:p>
          </table:table-cell>
          <table:table-cell/>
          <table:table-cell office:value-type="string">
            <text:p>rO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un</text:p>
          </table:table-cell>
          <table:table-cell office:value-type="string">
            <text:p>0</text:p>
          </table:table-cell>
          <table:table-cell office:value-type="string">
            <text:p>rVn</text:p>
          </table:table-cell>
          <table:table-cell office:value-type="string">
            <text:p>run</text:p>
          </table:table-cell>
          <table:table-cell/>
          <table:table-cell office:value-type="string">
            <text:p>rVn</text:p>
          </table:table-cell>
          <table:table-cell office:value-type="string">
            <text:p>run</text:p>
          </table:table-cell>
          <table:table-cell/>
          <table:table-cell office:value-type="string">
            <text:p>rVn</text:p>
          </table:table-cell>
          <table:table-cell office:value-type="string">
            <text:p>run</text:p>
          </table:table-cell>
          <table:table-cell/>
          <table:table-cell office:value-type="string">
            <text:p>ru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an</text:p>
          </table:table-cell>
          <table:table-cell office:value-type="string">
            <text:p>0</text:p>
          </table:table-cell>
          <table:table-cell office:value-type="string">
            <text:p>r{n</text:p>
          </table:table-cell>
          <table:table-cell office:value-type="string">
            <text:p>ran</text:p>
          </table:table-cell>
          <table:table-cell/>
          <table:table-cell office:value-type="string">
            <text:p>r{n</text:p>
          </table:table-cell>
          <table:table-cell office:value-type="string">
            <text:p>ran</text:p>
          </table:table-cell>
          <table:table-cell/>
          <table:table-cell office:value-type="string">
            <text:p>r{n</text:p>
          </table:table-cell>
          <table:table-cell office:value-type="string">
            <text:p>ran</text:p>
          </table:table-cell>
          <table:table-cell/>
          <table:table-cell office:value-type="string">
            <text:p>ra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unn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un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ay</text:p>
          </table:table-cell>
          <table:table-cell office:value-type="string">
            <text:p>0</text:p>
          </table:table-cell>
          <table:table-cell office:value-type="string">
            <text:p>seI</text:p>
          </table:table-cell>
          <table:table-cell office:value-type="string">
            <text:p>sA</text:p>
          </table:table-cell>
          <table:table-cell/>
          <table:table-cell office:value-type="string">
            <text:p>seI</text:p>
          </table:table-cell>
          <table:table-cell office:value-type="string">
            <text:p>sA</text:p>
          </table:table-cell>
          <table:table-cell/>
          <table:table-cell office:value-type="string">
            <text:p>seI</text:p>
          </table:table-cell>
          <table:table-cell office:value-type="string">
            <text:p>sA</text:p>
          </table:table-cell>
          <table:table-cell/>
          <table:table-cell office:value-type="string">
            <text:p>sA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aid</text:p>
          </table:table-cell>
          <table:table-cell office:value-type="string">
            <text:p>0</text:p>
          </table:table-cell>
          <table:table-cell table:number-columns-repeated="2" office:value-type="string">
            <text:p>sed</text:p>
          </table:table-cell>
          <table:table-cell/>
          <table:table-cell table:number-columns-repeated="2" office:value-type="string">
            <text:p>sed</text:p>
          </table:table-cell>
          <table:table-cell/>
          <table:table-cell office:value-type="string">
            <text:p>sEd</text:p>
          </table:table-cell>
          <table:table-cell office:value-type="string">
            <text:p>sed</text:p>
          </table:table-cell>
          <table:table-cell/>
          <table:table-cell office:value-type="string">
            <text:p>se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ay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ays</text:p>
          </table:table-cell>
          <table:table-cell office:value-type="string">
            <text:p>0</text:p>
          </table:table-cell>
          <table:table-cell table:number-columns-repeated="2" office:value-type="string">
            <text:p>sez</text:p>
          </table:table-cell>
          <table:table-cell/>
          <table:table-cell table:number-columns-repeated="2" office:value-type="string">
            <text:p>sez</text:p>
          </table:table-cell>
          <table:table-cell/>
          <table:table-cell office:value-type="string">
            <text:p>sEz</text:p>
          </table:table-cell>
          <table:table-cell office:value-type="string">
            <text:p>sez</text:p>
          </table:table-cell>
          <table:table-cell/>
          <table:table-cell office:value-type="string">
            <text:p>se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e</text:p>
          </table:table-cell>
          <table:table-cell office:value-type="string">
            <text:p>0</text:p>
          </table:table-cell>
          <table:table-cell office:value-type="string">
            <text:p>si:</text:p>
          </table:table-cell>
          <table:table-cell office:value-type="string">
            <text:p>sE</text:p>
          </table:table-cell>
          <table:table-cell/>
          <table:table-cell office:value-type="string">
            <text:p>si:</text:p>
          </table:table-cell>
          <table:table-cell office:value-type="string">
            <text:p>sE</text:p>
          </table:table-cell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/>
          <table:table-cell office:value-type="string">
            <text:p>sE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aw</text:p>
          </table:table-cell>
          <table:table-cell office:value-type="string">
            <text:p>0</text:p>
          </table:table-cell>
          <table:table-cell office:value-type="string">
            <text:p>sO:</text:p>
          </table:table-cell>
          <table:table-cell office:value-type="string">
            <text:p>sQ</text:p>
          </table:table-cell>
          <table:table-cell/>
          <table:table-cell office:value-type="string">
            <text:p>1-sQ: <text:s/>2-sA:</text:p>
          </table:table-cell>
          <table:table-cell office:value-type="string">
            <text:p>1-so-&gt;1 <text:s/>2-sR-&gt;1</text:p>
          </table:table-cell>
          <table:table-cell/>
          <table:table-cell office:value-type="string">
            <text:p>sO</text:p>
          </table:table-cell>
          <table:table-cell office:value-type="string">
            <text:p>sQ</text:p>
          </table:table-cell>
          <table:table-cell/>
          <table:table-cell office:value-type="string">
            <text:p>sQ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e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en</text:p>
          </table:table-cell>
          <table:table-cell office:value-type="string">
            <text:p>0</text:p>
          </table:table-cell>
          <table:table-cell office:value-type="string">
            <text:p>si:n</text:p>
          </table:table-cell>
          <table:table-cell office:value-type="string">
            <text:p>sEn</text:p>
          </table:table-cell>
          <table:table-cell/>
          <table:table-cell office:value-type="string">
            <text:p>si:n</text:p>
          </table:table-cell>
          <table:table-cell office:value-type="string">
            <text:p>sEn</text:p>
          </table:table-cell>
          <table:table-cell/>
          <table:table-cell office:value-type="string">
            <text:p>sin</text:p>
          </table:table-cell>
          <table:table-cell office:value-type="string">
            <text:p>sEn</text:p>
          </table:table-cell>
          <table:table-cell/>
          <table:table-cell office:value-type="string">
            <text:p>sE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e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ek</text:p>
          </table:table-cell>
          <table:table-cell office:value-type="string">
            <text:p>0</text:p>
          </table:table-cell>
          <table:table-cell office:value-type="string">
            <text:p>si:k</text:p>
          </table:table-cell>
          <table:table-cell office:value-type="string">
            <text:p>sEk</text:p>
          </table:table-cell>
          <table:table-cell/>
          <table:table-cell office:value-type="string">
            <text:p>si:k</text:p>
          </table:table-cell>
          <table:table-cell office:value-type="string">
            <text:p>sEk</text:p>
          </table:table-cell>
          <table:table-cell/>
          <table:table-cell office:value-type="string">
            <text:p>sik</text:p>
          </table:table-cell>
          <table:table-cell office:value-type="string">
            <text:p>sEk</text:p>
          </table:table-cell>
          <table:table-cell/>
          <table:table-cell office:value-type="string">
            <text:p>sE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ek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ek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ought</text:p>
          </table:table-cell>
          <table:table-cell office:value-type="string">
            <text:p>0</text:p>
          </table:table-cell>
          <table:table-cell office:value-type="string">
            <text:p>sO:t</text:p>
          </table:table-cell>
          <table:table-cell office:value-type="string">
            <text:p>sQt</text:p>
          </table:table-cell>
          <table:table-cell/>
          <table:table-cell office:value-type="string">
            <text:p>1-sQ:t <text:s/>2-sA:t</text:p>
          </table:table-cell>
          <table:table-cell office:value-type="string">
            <text:p>1-sot-&gt;1 <text:s/>2-sRt-&gt;1</text:p>
          </table:table-cell>
          <table:table-cell/>
          <table:table-cell office:value-type="string">
            <text:p>sOt</text:p>
          </table:table-cell>
          <table:table-cell office:value-type="string">
            <text:p>sQt</text:p>
          </table:table-cell>
          <table:table-cell/>
          <table:table-cell office:value-type="string">
            <text:p>sQt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ll</text:p>
          </table:table-cell>
          <table:table-cell office:value-type="string">
            <text:p>0</text:p>
          </table:table-cell>
          <table:table-cell table:number-columns-repeated="2" office:value-type="string">
            <text:p>sel</text:p>
          </table:table-cell>
          <table:table-cell/>
          <table:table-cell table:number-columns-repeated="2" office:value-type="string">
            <text:p>sel</text:p>
          </table:table-cell>
          <table:table-cell/>
          <table:table-cell office:value-type="string">
            <text:p>sEl</text:p>
          </table:table-cell>
          <table:table-cell office:value-type="string">
            <text:p>sel</text:p>
          </table:table-cell>
          <table:table-cell/>
          <table:table-cell office:value-type="string">
            <text:p>sel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ll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ll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old</text:p>
          </table:table-cell>
          <table:table-cell office:value-type="string">
            <text:p>0</text:p>
          </table:table-cell>
          <table:table-cell office:value-type="string">
            <text:p>1-s@Uld <text:s/>2-soUld</text:p>
          </table:table-cell>
          <table:table-cell office:value-type="string">
            <text:p>1-sOld-&gt;1 <text:s/>2=1</text:p>
          </table:table-cell>
          <table:table-cell/>
          <table:table-cell office:value-type="string">
            <text:p>soUld</text:p>
          </table:table-cell>
          <table:table-cell office:value-type="string">
            <text:p>sOld</text:p>
          </table:table-cell>
          <table:table-cell/>
          <table:table-cell office:value-type="string">
            <text:p>soUld</text:p>
          </table:table-cell>
          <table:table-cell office:value-type="string">
            <text:p>sOld</text:p>
          </table:table-cell>
          <table:table-cell/>
          <table:table-cell office:value-type="string">
            <text:p>sOld</text:p>
          </table:table-cell>
          <table:table-cell table:number-columns-repeated="5"/>
          <table:table-cell office:value-type="string">
            <text:p>RP-2 is a variant derived by rule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nd</text:p>
          </table:table-cell>
          <table:table-cell office:value-type="string">
            <text:p>0</text:p>
          </table:table-cell>
          <table:table-cell table:number-columns-repeated="2" office:value-type="string">
            <text:p>send</text:p>
          </table:table-cell>
          <table:table-cell/>
          <table:table-cell table:number-columns-repeated="2" office:value-type="string">
            <text:p>send</text:p>
          </table:table-cell>
          <table:table-cell/>
          <table:table-cell office:value-type="string">
            <text:p>sEnd</text:p>
          </table:table-cell>
          <table:table-cell office:value-type="string">
            <text:p>send</text:p>
          </table:table-cell>
          <table:table-cell/>
          <table:table-cell office:value-type="string">
            <text:p>se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nd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nd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nt</text:p>
          </table:table-cell>
          <table:table-cell office:value-type="string">
            <text:p>0</text:p>
          </table:table-cell>
          <table:table-cell table:number-columns-repeated="2" office:value-type="string">
            <text:p>sent</text:p>
          </table:table-cell>
          <table:table-cell/>
          <table:table-cell table:number-columns-repeated="2" office:value-type="string">
            <text:p>sent</text:p>
          </table:table-cell>
          <table:table-cell/>
          <table:table-cell office:value-type="string">
            <text:p>sEnt</text:p>
          </table:table-cell>
          <table:table-cell office:value-type="string">
            <text:p>sent</text:p>
          </table:table-cell>
          <table:table-cell/>
          <table:table-cell office:value-type="string">
            <text:p>sen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t</text:p>
          </table:table-cell>
          <table:table-cell office:value-type="string">
            <text:p>0</text:p>
          </table:table-cell>
          <table:table-cell table:number-columns-repeated="2" office:value-type="string">
            <text:p>set</text:p>
          </table:table-cell>
          <table:table-cell/>
          <table:table-cell table:number-columns-repeated="2" office:value-type="string">
            <text:p>set</text:p>
          </table:table-cell>
          <table:table-cell/>
          <table:table-cell office:value-type="string">
            <text:p>sEt</text:p>
          </table:table-cell>
          <table:table-cell office:value-type="string">
            <text:p>set</text:p>
          </table:table-cell>
          <table:table-cell/>
          <table:table-cell office:value-type="string">
            <text:p>se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t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tt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ake</text:p>
          </table:table-cell>
          <table:table-cell office:value-type="string">
            <text:p>0</text:p>
          </table:table-cell>
          <table:table-cell office:value-type="string">
            <text:p>SeIk</text:p>
          </table:table-cell>
          <table:table-cell office:value-type="string">
            <text:p>SAk</text:p>
          </table:table-cell>
          <table:table-cell/>
          <table:table-cell office:value-type="string">
            <text:p>SeIk</text:p>
          </table:table-cell>
          <table:table-cell office:value-type="string">
            <text:p>SAk</text:p>
          </table:table-cell>
          <table:table-cell/>
          <table:table-cell office:value-type="string">
            <text:p>SeIk</text:p>
          </table:table-cell>
          <table:table-cell office:value-type="string">
            <text:p>SAk</text:p>
          </table:table-cell>
          <table:table-cell/>
          <table:table-cell office:value-type="string">
            <text:p>SA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aken</text:p>
          </table:table-cell>
          <table:table-cell office:value-type="string">
            <text:p>0</text:p>
          </table:table-cell>
          <table:table-cell office:value-type="string">
            <text:p>SeIk@n</text:p>
          </table:table-cell>
          <table:table-cell office:value-type="string">
            <text:p>SAkun</text:p>
          </table:table-cell>
          <table:table-cell/>
          <table:table-cell office:value-type="string">
            <text:p>SeIk@n</text:p>
          </table:table-cell>
          <table:table-cell office:value-type="string">
            <text:p>SAkun</text:p>
          </table:table-cell>
          <table:table-cell/>
          <table:table-cell office:value-type="string">
            <text:p>SeIk@n</text:p>
          </table:table-cell>
          <table:table-cell office:value-type="string">
            <text:p>SAkun</text:p>
          </table:table-cell>
          <table:table-cell/>
          <table:table-cell office:value-type="string">
            <text:p>SAku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ake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ak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ook</text:p>
          </table:table-cell>
          <table:table-cell office:value-type="string">
            <text:p>0</text:p>
          </table:table-cell>
          <table:table-cell office:value-type="string">
            <text:p>SUk</text:p>
          </table:table-cell>
          <table:table-cell office:value-type="string">
            <text:p>SVk</text:p>
          </table:table-cell>
          <table:table-cell/>
          <table:table-cell office:value-type="string">
            <text:p>SUk</text:p>
          </table:table-cell>
          <table:table-cell office:value-type="string">
            <text:p>SVk</text:p>
          </table:table-cell>
          <table:table-cell/>
          <table:table-cell office:value-type="string">
            <text:p>SUk</text:p>
          </table:table-cell>
          <table:table-cell office:value-type="string">
            <text:p>SVk</text:p>
          </table:table-cell>
          <table:table-cell/>
          <table:table-cell office:value-type="string">
            <text:p>SV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all</text:p>
          </table:table-cell>
          <table:table-cell office:value-type="string">
            <text:p>0</text:p>
          </table:table-cell>
          <table:table-cell office:value-type="string">
            <text:p>S{l <text:s/>[weak forms /S=l, S/]</text:p>
          </table:table-cell>
          <table:table-cell office:value-type="string">
            <text:p>Sal</text:p>
          </table:table-cell>
          <table:table-cell/>
          <table:table-cell office:value-type="string">
            <text:p>S{l <text:s/>[weak forms /S=l, S/]</text:p>
          </table:table-cell>
          <table:table-cell office:value-type="string">
            <text:p>Sal</text:p>
          </table:table-cell>
          <table:table-cell/>
          <table:table-cell office:value-type="string">
            <text:p>S{l <text:s/>[weak form /S@l/]</text:p>
          </table:table-cell>
          <table:table-cell office:value-type="string">
            <text:p>Sal</text:p>
          </table:table-cell>
          <table:table-cell/>
          <table:table-cell office:value-type="string">
            <text:p>Sal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oot</text:p>
          </table:table-cell>
          <table:table-cell office:value-type="string">
            <text:p>0</text:p>
          </table:table-cell>
          <table:table-cell office:value-type="string">
            <text:p>Su:t</text:p>
          </table:table-cell>
          <table:table-cell office:value-type="string">
            <text:p>SUt</text:p>
          </table:table-cell>
          <table:table-cell/>
          <table:table-cell office:value-type="string">
            <text:p>Su:t</text:p>
          </table:table-cell>
          <table:table-cell office:value-type="string">
            <text:p>SUt</text:p>
          </table:table-cell>
          <table:table-cell/>
          <table:table-cell office:value-type="string">
            <text:p>Sut</text:p>
          </table:table-cell>
          <table:table-cell office:value-type="string">
            <text:p>SUt</text:p>
          </table:table-cell>
          <table:table-cell/>
          <table:table-cell office:value-type="string">
            <text:p>SU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oot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oot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ot</text:p>
          </table:table-cell>
          <table:table-cell office:value-type="string">
            <text:p>0</text:p>
          </table:table-cell>
          <table:table-cell office:value-type="string">
            <text:p>SQt</text:p>
          </table:table-cell>
          <table:table-cell office:value-type="string">
            <text:p>sot</text:p>
          </table:table-cell>
          <table:table-cell/>
          <table:table-cell office:value-type="string">
            <text:p>SA:t</text:p>
          </table:table-cell>
          <table:table-cell office:value-type="string">
            <text:p>SRt</text:p>
          </table:table-cell>
          <table:table-cell/>
          <table:table-cell office:value-type="string">
            <text:p>SQt</text:p>
          </table:table-cell>
          <table:table-cell office:value-type="string">
            <text:p>Sot</text:p>
          </table:table-cell>
          <table:table-cell/>
          <table:table-cell office:value-type="string">
            <text:p>Sot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ould</text:p>
          </table:table-cell>
          <table:table-cell office:value-type="string">
            <text:p>0</text:p>
          </table:table-cell>
          <table:table-cell office:value-type="string">
            <text:p>SUd <text:s/>[occasional weak form /S@d, Sd, St/]</text:p>
          </table:table-cell>
          <table:table-cell office:value-type="string">
            <text:p>SVd</text:p>
          </table:table-cell>
          <table:table-cell/>
          <table:table-cell office:value-type="string">
            <text:p>SUd</text:p>
          </table:table-cell>
          <table:table-cell office:value-type="string">
            <text:p>SVd</text:p>
          </table:table-cell>
          <table:table-cell/>
          <table:table-cell office:value-type="string">
            <text:p>SUd</text:p>
          </table:table-cell>
          <table:table-cell office:value-type="string">
            <text:p>SVd</text:p>
          </table:table-cell>
          <table:table-cell/>
          <table:table-cell office:value-type="string">
            <text:p>SV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ow</text:p>
          </table:table-cell>
          <table:table-cell office:value-type="string">
            <text:p>0</text:p>
          </table:table-cell>
          <table:table-cell office:value-type="string">
            <text:p>S@U</text:p>
          </table:table-cell>
          <table:table-cell office:value-type="string">
            <text:p>SO</text:p>
          </table:table-cell>
          <table:table-cell/>
          <table:table-cell office:value-type="string">
            <text:p>SoU</text:p>
          </table:table-cell>
          <table:table-cell office:value-type="string">
            <text:p>SO</text:p>
          </table:table-cell>
          <table:table-cell/>
          <table:table-cell office:value-type="string">
            <text:p>SoU</text:p>
          </table:table-cell>
          <table:table-cell office:value-type="string">
            <text:p>SO</text:p>
          </table:table-cell>
          <table:table-cell/>
          <table:table-cell office:value-type="string">
            <text:p>SO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owed</text:p>
          </table:table-cell>
          <table:table-cell office:value-type="string">
            <text:p>0 d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ow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own</text:p>
          </table:table-cell>
          <table:table-cell office:value-type="string">
            <text:p>0</text:p>
          </table:table-cell>
          <table:table-cell office:value-type="string">
            <text:p>S@Un</text:p>
          </table:table-cell>
          <table:table-cell office:value-type="string">
            <text:p>SOn</text:p>
          </table:table-cell>
          <table:table-cell/>
          <table:table-cell office:value-type="string">
            <text:p>SoUn</text:p>
          </table:table-cell>
          <table:table-cell office:value-type="string">
            <text:p>SOn</text:p>
          </table:table-cell>
          <table:table-cell/>
          <table:table-cell office:value-type="string">
            <text:p>SoUn</text:p>
          </table:table-cell>
          <table:table-cell office:value-type="string">
            <text:p>SOn</text:p>
          </table:table-cell>
          <table:table-cell/>
          <table:table-cell office:value-type="string">
            <text:p>SO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ow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ut</text:p>
          </table:table-cell>
          <table:table-cell office:value-type="string">
            <text:p>0</text:p>
          </table:table-cell>
          <table:table-cell office:value-type="string">
            <text:p>SVt</text:p>
          </table:table-cell>
          <table:table-cell office:value-type="string">
            <text:p>sut</text:p>
          </table:table-cell>
          <table:table-cell/>
          <table:table-cell office:value-type="string">
            <text:p>SVt</text:p>
          </table:table-cell>
          <table:table-cell office:value-type="string">
            <text:p>Sut</text:p>
          </table:table-cell>
          <table:table-cell/>
          <table:table-cell office:value-type="string">
            <text:p>SVt</text:p>
          </table:table-cell>
          <table:table-cell office:value-type="string">
            <text:p>Sut</text:p>
          </table:table-cell>
          <table:table-cell/>
          <table:table-cell office:value-type="string">
            <text:p>Su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ut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utt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ing</text:p>
          </table:table-cell>
          <table:table-cell office:value-type="string">
            <text:p>0</text:p>
          </table:table-cell>
          <table:table-cell office:value-type="string">
            <text:p>sIN</text:p>
          </table:table-cell>
          <table:table-cell office:value-type="string">
            <text:p>siN</text:p>
          </table:table-cell>
          <table:table-cell/>
          <table:table-cell office:value-type="string">
            <text:p>sIN</text:p>
          </table:table-cell>
          <table:table-cell office:value-type="string">
            <text:p>siN</text:p>
          </table:table-cell>
          <table:table-cell/>
          <table:table-cell office:value-type="string">
            <text:p>sIN</text:p>
          </table:table-cell>
          <table:table-cell office:value-type="string">
            <text:p>siN</text:p>
          </table:table-cell>
          <table:table-cell/>
          <table:table-cell office:value-type="string">
            <text:p>si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ang</text:p>
          </table:table-cell>
          <table:table-cell office:value-type="string">
            <text:p>0</text:p>
          </table:table-cell>
          <table:table-cell office:value-type="string">
            <text:p>s{N</text:p>
          </table:table-cell>
          <table:table-cell office:value-type="string">
            <text:p>saN</text:p>
          </table:table-cell>
          <table:table-cell/>
          <table:table-cell office:value-type="string">
            <text:p>s{N</text:p>
          </table:table-cell>
          <table:table-cell office:value-type="string">
            <text:p>saN</text:p>
          </table:table-cell>
          <table:table-cell/>
          <table:table-cell office:value-type="string">
            <text:p>s{N</text:p>
          </table:table-cell>
          <table:table-cell office:value-type="string">
            <text:p>saN</text:p>
          </table:table-cell>
          <table:table-cell/>
          <table:table-cell office:value-type="string">
            <text:p>sa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ing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ing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ung</text:p>
          </table:table-cell>
          <table:table-cell office:value-type="string">
            <text:p>0</text:p>
          </table:table-cell>
          <table:table-cell office:value-type="string">
            <text:p>sVN</text:p>
          </table:table-cell>
          <table:table-cell office:value-type="string">
            <text:p>suN</text:p>
          </table:table-cell>
          <table:table-cell/>
          <table:table-cell office:value-type="string">
            <text:p>sVN</text:p>
          </table:table-cell>
          <table:table-cell office:value-type="string">
            <text:p>suN</text:p>
          </table:table-cell>
          <table:table-cell/>
          <table:table-cell office:value-type="string">
            <text:p>sVN</text:p>
          </table:table-cell>
          <table:table-cell office:value-type="string">
            <text:p>suN</text:p>
          </table:table-cell>
          <table:table-cell/>
          <table:table-cell office:value-type="string">
            <text:p>su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it</text:p>
          </table:table-cell>
          <table:table-cell office:value-type="string">
            <text:p>0</text:p>
          </table:table-cell>
          <table:table-cell office:value-type="string">
            <text:p>sIt</text:p>
          </table:table-cell>
          <table:table-cell office:value-type="string">
            <text:p>sit</text:p>
          </table:table-cell>
          <table:table-cell/>
          <table:table-cell office:value-type="string">
            <text:p>sIt</text:p>
          </table:table-cell>
          <table:table-cell office:value-type="string">
            <text:p>sit</text:p>
          </table:table-cell>
          <table:table-cell/>
          <table:table-cell office:value-type="string">
            <text:p>sIt</text:p>
          </table:table-cell>
          <table:table-cell office:value-type="string">
            <text:p>sit</text:p>
          </table:table-cell>
          <table:table-cell/>
          <table:table-cell office:value-type="string">
            <text:p>si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at</text:p>
          </table:table-cell>
          <table:table-cell office:value-type="string">
            <text:p>0</text:p>
          </table:table-cell>
          <table:table-cell office:value-type="string">
            <text:p>s{t</text:p>
          </table:table-cell>
          <table:table-cell office:value-type="string">
            <text:p>sat</text:p>
          </table:table-cell>
          <table:table-cell/>
          <table:table-cell office:value-type="string">
            <text:p>s{t</text:p>
          </table:table-cell>
          <table:table-cell office:value-type="string">
            <text:p>sat</text:p>
          </table:table-cell>
          <table:table-cell/>
          <table:table-cell office:value-type="string">
            <text:p>s{t</text:p>
          </table:table-cell>
          <table:table-cell office:value-type="string">
            <text:p>sat</text:p>
          </table:table-cell>
          <table:table-cell/>
          <table:table-cell office:value-type="string">
            <text:p>sa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it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itt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leep</text:p>
          </table:table-cell>
          <table:table-cell office:value-type="string">
            <text:p>0</text:p>
          </table:table-cell>
          <table:table-cell office:value-type="string">
            <text:p>sli:p</text:p>
          </table:table-cell>
          <table:table-cell office:value-type="string">
            <text:p>slEp</text:p>
          </table:table-cell>
          <table:table-cell/>
          <table:table-cell office:value-type="string">
            <text:p>sli:p</text:p>
          </table:table-cell>
          <table:table-cell office:value-type="string">
            <text:p>slEp</text:p>
          </table:table-cell>
          <table:table-cell/>
          <table:table-cell office:value-type="string">
            <text:p>slip</text:p>
          </table:table-cell>
          <table:table-cell office:value-type="string">
            <text:p>slEp</text:p>
          </table:table-cell>
          <table:table-cell/>
          <table:table-cell office:value-type="string">
            <text:p>slEp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leep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leep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lept</text:p>
          </table:table-cell>
          <table:table-cell office:value-type="string">
            <text:p>0</text:p>
          </table:table-cell>
          <table:table-cell table:number-columns-repeated="2" office:value-type="string">
            <text:p>slept</text:p>
          </table:table-cell>
          <table:table-cell/>
          <table:table-cell table:number-columns-repeated="2" office:value-type="string">
            <text:p>slept</text:p>
          </table:table-cell>
          <table:table-cell/>
          <table:table-cell office:value-type="string">
            <text:p>slEpt</text:p>
          </table:table-cell>
          <table:table-cell office:value-type="string">
            <text:p>slept</text:p>
          </table:table-cell>
          <table:table-cell/>
          <table:table-cell office:value-type="string">
            <text:p>slep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peak</text:p>
          </table:table-cell>
          <table:table-cell office:value-type="string">
            <text:p>0</text:p>
          </table:table-cell>
          <table:table-cell office:value-type="string">
            <text:p>spi:k</text:p>
          </table:table-cell>
          <table:table-cell office:value-type="string">
            <text:p>spEk</text:p>
          </table:table-cell>
          <table:table-cell/>
          <table:table-cell office:value-type="string">
            <text:p>spi:k</text:p>
          </table:table-cell>
          <table:table-cell office:value-type="string">
            <text:p>spEk</text:p>
          </table:table-cell>
          <table:table-cell/>
          <table:table-cell office:value-type="string">
            <text:p>spik</text:p>
          </table:table-cell>
          <table:table-cell office:value-type="string">
            <text:p>spEk</text:p>
          </table:table-cell>
          <table:table-cell/>
          <table:table-cell office:value-type="string">
            <text:p>spE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peak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peak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poke</text:p>
          </table:table-cell>
          <table:table-cell office:value-type="string">
            <text:p>0</text:p>
          </table:table-cell>
          <table:table-cell office:value-type="string">
            <text:p>sp@Uk</text:p>
          </table:table-cell>
          <table:table-cell office:value-type="string">
            <text:p>spOk</text:p>
          </table:table-cell>
          <table:table-cell/>
          <table:table-cell office:value-type="string">
            <text:p>spoUk</text:p>
          </table:table-cell>
          <table:table-cell office:value-type="string">
            <text:p>spOk</text:p>
          </table:table-cell>
          <table:table-cell/>
          <table:table-cell office:value-type="string">
            <text:p>spoUk</text:p>
          </table:table-cell>
          <table:table-cell office:value-type="string">
            <text:p>spOk</text:p>
          </table:table-cell>
          <table:table-cell/>
          <table:table-cell office:value-type="string">
            <text:p>spO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poken</text:p>
          </table:table-cell>
          <table:table-cell office:value-type="string">
            <text:p>0</text:p>
          </table:table-cell>
          <table:table-cell office:value-type="string">
            <text:p>sp@Uk@n</text:p>
          </table:table-cell>
          <table:table-cell office:value-type="string">
            <text:p>spOkun</text:p>
          </table:table-cell>
          <table:table-cell/>
          <table:table-cell office:value-type="string">
            <text:p>spoUk@n</text:p>
          </table:table-cell>
          <table:table-cell office:value-type="string">
            <text:p>spOkun</text:p>
          </table:table-cell>
          <table:table-cell/>
          <table:table-cell office:value-type="string">
            <text:p>spoUk@n</text:p>
          </table:table-cell>
          <table:table-cell office:value-type="string">
            <text:p>spOkun</text:p>
          </table:table-cell>
          <table:table-cell/>
          <table:table-cell office:value-type="string">
            <text:p>spOku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pend</text:p>
          </table:table-cell>
          <table:table-cell office:value-type="string">
            <text:p>0</text:p>
          </table:table-cell>
          <table:table-cell table:number-columns-repeated="2" office:value-type="string">
            <text:p>spend</text:p>
          </table:table-cell>
          <table:table-cell/>
          <table:table-cell table:number-columns-repeated="2" office:value-type="string">
            <text:p>spend</text:p>
          </table:table-cell>
          <table:table-cell/>
          <table:table-cell office:value-type="string">
            <text:p>spEnd</text:p>
          </table:table-cell>
          <table:table-cell office:value-type="string">
            <text:p>spend</text:p>
          </table:table-cell>
          <table:table-cell/>
          <table:table-cell office:value-type="string">
            <text:p>spe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pend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pend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pent</text:p>
          </table:table-cell>
          <table:table-cell office:value-type="string">
            <text:p>0</text:p>
          </table:table-cell>
          <table:table-cell table:number-columns-repeated="2" office:value-type="string">
            <text:p>spent</text:p>
          </table:table-cell>
          <table:table-cell/>
          <table:table-cell table:number-columns-repeated="2" office:value-type="string">
            <text:p>spent</text:p>
          </table:table-cell>
          <table:table-cell/>
          <table:table-cell office:value-type="string">
            <text:p>spEnt</text:p>
          </table:table-cell>
          <table:table-cell office:value-type="string">
            <text:p>spent</text:p>
          </table:table-cell>
          <table:table-cell/>
          <table:table-cell office:value-type="string">
            <text:p>spen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pread</text:p>
          </table:table-cell>
          <table:table-cell office:value-type="string">
            <text:p>0</text:p>
          </table:table-cell>
          <table:table-cell table:number-columns-repeated="2" office:value-type="string">
            <text:p>spred</text:p>
          </table:table-cell>
          <table:table-cell/>
          <table:table-cell table:number-columns-repeated="2" office:value-type="string">
            <text:p>spred</text:p>
          </table:table-cell>
          <table:table-cell/>
          <table:table-cell office:value-type="string">
            <text:p>sprEd</text:p>
          </table:table-cell>
          <table:table-cell office:value-type="string">
            <text:p>spred</text:p>
          </table:table-cell>
          <table:table-cell/>
          <table:table-cell office:value-type="string">
            <text:p>spre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pead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pread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and</text:p>
          </table:table-cell>
          <table:table-cell office:value-type="string">
            <text:p>0</text:p>
          </table:table-cell>
          <table:table-cell office:value-type="string">
            <text:p>st{nd</text:p>
          </table:table-cell>
          <table:table-cell office:value-type="string">
            <text:p>stand</text:p>
          </table:table-cell>
          <table:table-cell/>
          <table:table-cell office:value-type="string">
            <text:p>st{nd</text:p>
          </table:table-cell>
          <table:table-cell office:value-type="string">
            <text:p>stand</text:p>
          </table:table-cell>
          <table:table-cell/>
          <table:table-cell office:value-type="string">
            <text:p>st{nd</text:p>
          </table:table-cell>
          <table:table-cell office:value-type="string">
            <text:p>stand</text:p>
          </table:table-cell>
          <table:table-cell/>
          <table:table-cell office:value-type="string">
            <text:p>sta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and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and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ood</text:p>
          </table:table-cell>
          <table:table-cell office:value-type="string">
            <text:p>0</text:p>
          </table:table-cell>
          <table:table-cell office:value-type="string">
            <text:p>stUd</text:p>
          </table:table-cell>
          <table:table-cell office:value-type="string">
            <text:p>stVd</text:p>
          </table:table-cell>
          <table:table-cell/>
          <table:table-cell office:value-type="string">
            <text:p>stUd</text:p>
          </table:table-cell>
          <table:table-cell office:value-type="string">
            <text:p>stVd</text:p>
          </table:table-cell>
          <table:table-cell/>
          <table:table-cell office:value-type="string">
            <text:p>stUd</text:p>
          </table:table-cell>
          <table:table-cell office:value-type="string">
            <text:p>stVd</text:p>
          </table:table-cell>
          <table:table-cell/>
          <table:table-cell office:value-type="string">
            <text:p>stV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eal</text:p>
          </table:table-cell>
          <table:table-cell office:value-type="string">
            <text:p>0</text:p>
          </table:table-cell>
          <table:table-cell office:value-type="string">
            <text:p>sti:=l</text:p>
          </table:table-cell>
          <table:table-cell office:value-type="string">
            <text:p>stEl</text:p>
          </table:table-cell>
          <table:table-cell/>
          <table:table-cell office:value-type="string">
            <text:p>sti:=l</text:p>
          </table:table-cell>
          <table:table-cell office:value-type="string">
            <text:p>stEl</text:p>
          </table:table-cell>
          <table:table-cell/>
          <table:table-cell office:value-type="string">
            <text:p>stil</text:p>
          </table:table-cell>
          <table:table-cell office:value-type="string">
            <text:p>stEl</text:p>
          </table:table-cell>
          <table:table-cell/>
          <table:table-cell office:value-type="string">
            <text:p>stEl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eal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eal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ole</text:p>
          </table:table-cell>
          <table:table-cell office:value-type="string">
            <text:p>0</text:p>
          </table:table-cell>
          <table:table-cell office:value-type="string">
            <text:p>1-st@Ul <text:s/>2-stQUl</text:p>
          </table:table-cell>
          <table:table-cell office:value-type="string">
            <text:p>1-stOl-&gt;1 <text:s/>2=1</text:p>
          </table:table-cell>
          <table:table-cell/>
          <table:table-cell office:value-type="string">
            <text:p>stoUl</text:p>
          </table:table-cell>
          <table:table-cell office:value-type="string">
            <text:p>stOl</text:p>
          </table:table-cell>
          <table:table-cell/>
          <table:table-cell office:value-type="string">
            <text:p>stoUl</text:p>
          </table:table-cell>
          <table:table-cell office:value-type="string">
            <text:p>stOl</text:p>
          </table:table-cell>
          <table:table-cell/>
          <table:table-cell office:value-type="string">
            <text:p>stOl</text:p>
          </table:table-cell>
          <table:table-cell table:number-columns-repeated="5"/>
          <table:table-cell office:value-type="string">
            <text:p>RP-2 is a variant derived by rule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ick</text:p>
          </table:table-cell>
          <table:table-cell office:value-type="string">
            <text:p>0</text:p>
          </table:table-cell>
          <table:table-cell office:value-type="string">
            <text:p>stIk</text:p>
          </table:table-cell>
          <table:table-cell office:value-type="string">
            <text:p>stik</text:p>
          </table:table-cell>
          <table:table-cell/>
          <table:table-cell office:value-type="string">
            <text:p>stIk</text:p>
          </table:table-cell>
          <table:table-cell office:value-type="string">
            <text:p>stik</text:p>
          </table:table-cell>
          <table:table-cell/>
          <table:table-cell office:value-type="string">
            <text:p>stIk</text:p>
          </table:table-cell>
          <table:table-cell office:value-type="string">
            <text:p>stik</text:p>
          </table:table-cell>
          <table:table-cell/>
          <table:table-cell office:value-type="string">
            <text:p>sti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ick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ick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uck</text:p>
          </table:table-cell>
          <table:table-cell office:value-type="string">
            <text:p>0</text:p>
          </table:table-cell>
          <table:table-cell office:value-type="string">
            <text:p>stVk</text:p>
          </table:table-cell>
          <table:table-cell office:value-type="string">
            <text:p>stuk</text:p>
          </table:table-cell>
          <table:table-cell/>
          <table:table-cell office:value-type="string">
            <text:p>stVk</text:p>
          </table:table-cell>
          <table:table-cell office:value-type="string">
            <text:p>stuk</text:p>
          </table:table-cell>
          <table:table-cell/>
          <table:table-cell office:value-type="string">
            <text:p>stVk</text:p>
          </table:table-cell>
          <table:table-cell office:value-type="string">
            <text:p>stuk</text:p>
          </table:table-cell>
          <table:table-cell/>
          <table:table-cell office:value-type="string">
            <text:p>stu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rike</text:p>
          </table:table-cell>
          <table:table-cell office:value-type="string">
            <text:p>0</text:p>
          </table:table-cell>
          <table:table-cell office:value-type="string">
            <text:p>straIk</text:p>
          </table:table-cell>
          <table:table-cell office:value-type="string">
            <text:p>strIk</text:p>
          </table:table-cell>
          <table:table-cell/>
          <table:table-cell office:value-type="string">
            <text:p>straIk</text:p>
          </table:table-cell>
          <table:table-cell office:value-type="string">
            <text:p>strIk</text:p>
          </table:table-cell>
          <table:table-cell/>
          <table:table-cell office:value-type="string">
            <text:p>straIk</text:p>
          </table:table-cell>
          <table:table-cell office:value-type="string">
            <text:p>strIk</text:p>
          </table:table-cell>
          <table:table-cell/>
          <table:table-cell office:value-type="string">
            <text:p>strI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rike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rik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ruck</text:p>
          </table:table-cell>
          <table:table-cell office:value-type="string">
            <text:p>0</text:p>
          </table:table-cell>
          <table:table-cell office:value-type="string">
            <text:p>strVk</text:p>
          </table:table-cell>
          <table:table-cell office:value-type="string">
            <text:p>struk</text:p>
          </table:table-cell>
          <table:table-cell/>
          <table:table-cell office:value-type="string">
            <text:p>strVk</text:p>
          </table:table-cell>
          <table:table-cell office:value-type="string">
            <text:p>struk</text:p>
          </table:table-cell>
          <table:table-cell/>
          <table:table-cell office:value-type="string">
            <text:p>strVk</text:p>
          </table:table-cell>
          <table:table-cell office:value-type="string">
            <text:p>struk</text:p>
          </table:table-cell>
          <table:table-cell/>
          <table:table-cell office:value-type="string">
            <text:p>stru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uppose</text:p>
          </table:table-cell>
          <table:table-cell office:value-type="string">
            <text:p>0</text:p>
          </table:table-cell>
          <table:table-cell office:value-type="string">
            <text:p>s@p@Uz</text:p>
          </table:table-cell>
          <table:table-cell office:value-type="string">
            <text:p>supOz</text:p>
          </table:table-cell>
          <table:table-cell/>
          <table:table-cell office:value-type="string">
            <text:p>s@poUz</text:p>
          </table:table-cell>
          <table:table-cell office:value-type="string">
            <text:p>supOz</text:p>
          </table:table-cell>
          <table:table-cell/>
          <table:table-cell office:value-type="string">
            <text:p>s@poUz</text:p>
          </table:table-cell>
          <table:table-cell office:value-type="string">
            <text:p>supOz</text:p>
          </table:table-cell>
          <table:table-cell/>
          <table:table-cell office:value-type="string">
            <text:p>supO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upposed</text:p>
          </table:table-cell>
          <table:table-cell office:value-type="string">
            <text:p>0</text:p>
          </table:table-cell>
          <table:table-cell office:value-type="string">
            <text:p>s@p@Uzd</text:p>
          </table:table-cell>
          <table:table-cell office:value-type="string">
            <text:p>supOzd</text:p>
          </table:table-cell>
          <table:table-cell/>
          <table:table-cell office:value-type="string">
            <text:p>s@poUzd</text:p>
          </table:table-cell>
          <table:table-cell office:value-type="string">
            <text:p>supOzd</text:p>
          </table:table-cell>
          <table:table-cell/>
          <table:table-cell office:value-type="string">
            <text:p>s@poUzd</text:p>
          </table:table-cell>
          <table:table-cell office:value-type="string">
            <text:p>supOzd</text:p>
          </table:table-cell>
          <table:table-cell/>
          <table:table-cell office:value-type="string">
            <text:p>supOz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uppos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upposes</text:p>
          </table:table-cell>
          <table:table-cell office:value-type="string">
            <text:p>0 _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ake</text:p>
          </table:table-cell>
          <table:table-cell office:value-type="string">
            <text:p>0</text:p>
          </table:table-cell>
          <table:table-cell office:value-type="string">
            <text:p>teIk</text:p>
          </table:table-cell>
          <table:table-cell office:value-type="string">
            <text:p>tAk</text:p>
          </table:table-cell>
          <table:table-cell/>
          <table:table-cell office:value-type="string">
            <text:p>teIk</text:p>
          </table:table-cell>
          <table:table-cell office:value-type="string">
            <text:p>tAk</text:p>
          </table:table-cell>
          <table:table-cell/>
          <table:table-cell office:value-type="string">
            <text:p>teIk</text:p>
          </table:table-cell>
          <table:table-cell office:value-type="string">
            <text:p>tAk</text:p>
          </table:table-cell>
          <table:table-cell/>
          <table:table-cell office:value-type="string">
            <text:p>tA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aken</text:p>
          </table:table-cell>
          <table:table-cell office:value-type="string">
            <text:p>0</text:p>
          </table:table-cell>
          <table:table-cell office:value-type="string">
            <text:p>teIk@n</text:p>
          </table:table-cell>
          <table:table-cell office:value-type="string">
            <text:p>tAkun</text:p>
          </table:table-cell>
          <table:table-cell/>
          <table:table-cell office:value-type="string">
            <text:p>teIk@n</text:p>
          </table:table-cell>
          <table:table-cell office:value-type="string">
            <text:p>tAkun</text:p>
          </table:table-cell>
          <table:table-cell/>
          <table:table-cell office:value-type="string">
            <text:p>teIk@n</text:p>
          </table:table-cell>
          <table:table-cell office:value-type="string">
            <text:p>tAkun</text:p>
          </table:table-cell>
          <table:table-cell/>
          <table:table-cell office:value-type="string">
            <text:p>tAku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ake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ak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each</text:p>
          </table:table-cell>
          <table:table-cell office:value-type="string">
            <text:p>0</text:p>
          </table:table-cell>
          <table:table-cell office:value-type="string">
            <text:p>ti:tS</text:p>
          </table:table-cell>
          <table:table-cell office:value-type="string">
            <text:p>tEC</text:p>
          </table:table-cell>
          <table:table-cell/>
          <table:table-cell office:value-type="string">
            <text:p>ti:tS</text:p>
          </table:table-cell>
          <table:table-cell office:value-type="string">
            <text:p>tEC</text:p>
          </table:table-cell>
          <table:table-cell/>
          <table:table-cell office:value-type="string">
            <text:p>titS</text:p>
          </table:table-cell>
          <table:table-cell office:value-type="string">
            <text:p>tEC</text:p>
          </table:table-cell>
          <table:table-cell/>
          <table:table-cell office:value-type="string">
            <text:p>tEC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aught</text:p>
          </table:table-cell>
          <table:table-cell office:value-type="string">
            <text:p>0</text:p>
          </table:table-cell>
          <table:table-cell office:value-type="string">
            <text:p>tO:t</text:p>
          </table:table-cell>
          <table:table-cell office:value-type="string">
            <text:p>tQt</text:p>
          </table:table-cell>
          <table:table-cell/>
          <table:table-cell office:value-type="string">
            <text:p>1-tQ:t <text:s/>2-tA:t</text:p>
          </table:table-cell>
          <table:table-cell office:value-type="string">
            <text:p>1-tot-&gt;1 <text:s/>2-tRt-&gt;1</text:p>
          </table:table-cell>
          <table:table-cell/>
          <table:table-cell office:value-type="string">
            <text:p>tOt</text:p>
          </table:table-cell>
          <table:table-cell office:value-type="string">
            <text:p>tQt</text:p>
          </table:table-cell>
          <table:table-cell/>
          <table:table-cell office:value-type="string">
            <text:p>tQt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eaches</text:p>
          </table:table-cell>
          <table:table-cell office:value-type="string">
            <text:p>0 _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each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ell</text:p>
          </table:table-cell>
          <table:table-cell office:value-type="string">
            <text:p>0</text:p>
          </table:table-cell>
          <table:table-cell table:number-columns-repeated="2" office:value-type="string">
            <text:p>tel</text:p>
          </table:table-cell>
          <table:table-cell/>
          <table:table-cell table:number-columns-repeated="2" office:value-type="string">
            <text:p>tel</text:p>
          </table:table-cell>
          <table:table-cell/>
          <table:table-cell office:value-type="string">
            <text:p>tEl</text:p>
          </table:table-cell>
          <table:table-cell office:value-type="string">
            <text:p>tel</text:p>
          </table:table-cell>
          <table:table-cell/>
          <table:table-cell office:value-type="string">
            <text:p>tel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ell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ell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old</text:p>
          </table:table-cell>
          <table:table-cell office:value-type="string">
            <text:p>0</text:p>
          </table:table-cell>
          <table:table-cell office:value-type="string">
            <text:p>1-t@Uld <text:s/>2-tQUld</text:p>
          </table:table-cell>
          <table:table-cell office:value-type="string">
            <text:p>1-tOld-&gt;1 <text:s/>2=1</text:p>
          </table:table-cell>
          <table:table-cell/>
          <table:table-cell office:value-type="string">
            <text:p>toUld</text:p>
          </table:table-cell>
          <table:table-cell office:value-type="string">
            <text:p>tOld</text:p>
          </table:table-cell>
          <table:table-cell/>
          <table:table-cell office:value-type="string">
            <text:p>toUld</text:p>
          </table:table-cell>
          <table:table-cell office:value-type="string">
            <text:p>tOld</text:p>
          </table:table-cell>
          <table:table-cell/>
          <table:table-cell office:value-type="string">
            <text:p>tOld</text:p>
          </table:table-cell>
          <table:table-cell table:number-columns-repeated="5"/>
          <table:table-cell office:value-type="string">
            <text:p>RP-2 is a variant derived by rule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hink</text:p>
          </table:table-cell>
          <table:table-cell office:value-type="string">
            <text:p>0</text:p>
          </table:table-cell>
          <table:table-cell office:value-type="string">
            <text:p>TINk</text:p>
          </table:table-cell>
          <table:table-cell office:value-type="string">
            <text:p>TiNk</text:p>
          </table:table-cell>
          <table:table-cell/>
          <table:table-cell office:value-type="string">
            <text:p>TINk</text:p>
          </table:table-cell>
          <table:table-cell office:value-type="string">
            <text:p>TiNk</text:p>
          </table:table-cell>
          <table:table-cell/>
          <table:table-cell office:value-type="string">
            <text:p>TINk</text:p>
          </table:table-cell>
          <table:table-cell office:value-type="string">
            <text:p>TiNk</text:p>
          </table:table-cell>
          <table:table-cell/>
          <table:table-cell office:value-type="string">
            <text:p>TiN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hink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hink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hought</text:p>
          </table:table-cell>
          <table:table-cell office:value-type="string">
            <text:p>0</text:p>
          </table:table-cell>
          <table:table-cell office:value-type="string">
            <text:p>TO:t</text:p>
          </table:table-cell>
          <table:table-cell office:value-type="string">
            <text:p>TQt</text:p>
          </table:table-cell>
          <table:table-cell/>
          <table:table-cell office:value-type="string">
            <text:p>1-TQ:t <text:s/>2-TA:t</text:p>
          </table:table-cell>
          <table:table-cell office:value-type="string">
            <text:p>1-Tot-&gt;1 <text:s/>2-TRt-&gt;1</text:p>
          </table:table-cell>
          <table:table-cell/>
          <table:table-cell office:value-type="string">
            <text:p>TOt</text:p>
          </table:table-cell>
          <table:table-cell office:value-type="string">
            <text:p>TQt</text:p>
          </table:table-cell>
          <table:table-cell/>
          <table:table-cell office:value-type="string">
            <text:p>TQt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hrow</text:p>
          </table:table-cell>
          <table:table-cell office:value-type="string">
            <text:p>0</text:p>
          </table:table-cell>
          <table:table-cell office:value-type="string">
            <text:p>Tr@U</text:p>
          </table:table-cell>
          <table:table-cell office:value-type="string">
            <text:p>TrO</text:p>
          </table:table-cell>
          <table:table-cell/>
          <table:table-cell office:value-type="string">
            <text:p>TroU</text:p>
          </table:table-cell>
          <table:table-cell office:value-type="string">
            <text:p>TrO</text:p>
          </table:table-cell>
          <table:table-cell/>
          <table:table-cell office:value-type="string">
            <text:p>TroU</text:p>
          </table:table-cell>
          <table:table-cell office:value-type="string">
            <text:p>TrO</text:p>
          </table:table-cell>
          <table:table-cell/>
          <table:table-cell office:value-type="string">
            <text:p>TrO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hrew</text:p>
          </table:table-cell>
          <table:table-cell office:value-type="string">
            <text:p>0</text:p>
          </table:table-cell>
          <table:table-cell office:value-type="string">
            <text:p>Tru:</text:p>
          </table:table-cell>
          <table:table-cell office:value-type="string">
            <text:p>TrU</text:p>
          </table:table-cell>
          <table:table-cell/>
          <table:table-cell office:value-type="string">
            <text:p>Tru:</text:p>
          </table:table-cell>
          <table:table-cell office:value-type="string">
            <text:p>TrU</text:p>
          </table:table-cell>
          <table:table-cell/>
          <table:table-cell office:value-type="string">
            <text:p>Tru</text:p>
          </table:table-cell>
          <table:table-cell office:value-type="string">
            <text:p>TrU</text:p>
          </table:table-cell>
          <table:table-cell/>
          <table:table-cell office:value-type="string">
            <text:p>TrU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hrow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hrown</text:p>
          </table:table-cell>
          <table:table-cell office:value-type="string">
            <text:p>0</text:p>
          </table:table-cell>
          <table:table-cell office:value-type="string">
            <text:p>Tr@Un</text:p>
          </table:table-cell>
          <table:table-cell office:value-type="string">
            <text:p>TrOn</text:p>
          </table:table-cell>
          <table:table-cell/>
          <table:table-cell office:value-type="string">
            <text:p>TroUn</text:p>
          </table:table-cell>
          <table:table-cell office:value-type="string">
            <text:p>TrOn</text:p>
          </table:table-cell>
          <table:table-cell/>
          <table:table-cell office:value-type="string">
            <text:p>TroUn</text:p>
          </table:table-cell>
          <table:table-cell office:value-type="string">
            <text:p>TrOn</text:p>
          </table:table-cell>
          <table:table-cell/>
          <table:table-cell office:value-type="string">
            <text:p>TrO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hrow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ie</text:p>
          </table:table-cell>
          <table:table-cell office:value-type="string">
            <text:p>0</text:p>
          </table:table-cell>
          <table:table-cell office:value-type="string">
            <text:p>taI</text:p>
          </table:table-cell>
          <table:table-cell office:value-type="string">
            <text:p>tI</text:p>
          </table:table-cell>
          <table:table-cell/>
          <table:table-cell office:value-type="string">
            <text:p>taI</text:p>
          </table:table-cell>
          <table:table-cell office:value-type="string">
            <text:p>tI</text:p>
          </table:table-cell>
          <table:table-cell/>
          <table:table-cell office:value-type="string">
            <text:p>taI</text:p>
          </table:table-cell>
          <table:table-cell office:value-type="string">
            <text:p>tI</text:p>
          </table:table-cell>
          <table:table-cell/>
          <table:table-cell office:value-type="string">
            <text:p>tI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ied</text:p>
          </table:table-cell>
          <table:table-cell office:value-type="string">
            <text:p>0 d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ie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y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ravel</text:p>
          </table:table-cell>
          <table:table-cell office:value-type="string">
            <text:p>0</text:p>
          </table:table-cell>
          <table:table-cell office:value-type="string">
            <text:p>tr{v=l</text:p>
          </table:table-cell>
          <table:table-cell office:value-type="string">
            <text:p>travl</text:p>
          </table:table-cell>
          <table:table-cell/>
          <table:table-cell office:value-type="string">
            <text:p>tr{v=l</text:p>
          </table:table-cell>
          <table:table-cell office:value-type="string">
            <text:p>travl</text:p>
          </table:table-cell>
          <table:table-cell/>
          <table:table-cell office:value-type="string">
            <text:p>tr{v@l</text:p>
          </table:table-cell>
          <table:table-cell office:value-type="string">
            <text:p>travul</text:p>
          </table:table-cell>
          <table:table-cell/>
          <table:table-cell office:value-type="string">
            <text:p>trav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raveled</text:p>
          </table:table-cell>
          <table:table-cell office:value-type="string">
            <text:p>0 d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ravelled</text:p>
          </table:table-cell>
          <table:table-cell office:value-type="string">
            <text:p>0 d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ravel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ravell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ravels</text:p>
          </table:table-cell>
          <table:table-cell office:value-type="string">
            <text:p>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understand</text:p>
          </table:table-cell>
          <table:table-cell office:value-type="string">
            <text:p>0</text:p>
          </table:table-cell>
          <table:table-cell office:value-type="string">
            <text:p>Vnd@st{nd</text:p>
          </table:table-cell>
          <table:table-cell office:value-type="string">
            <text:p>unduÑstand</text:p>
          </table:table-cell>
          <table:table-cell/>
          <table:table-cell office:value-type="string">
            <text:p>Vnd=rst{nd</text:p>
          </table:table-cell>
          <table:table-cell office:value-type="string">
            <text:p>undurstand</text:p>
          </table:table-cell>
          <table:table-cell/>
          <table:table-cell office:value-type="string">
            <text:p>Vnd@st{nd</text:p>
          </table:table-cell>
          <table:table-cell office:value-type="string">
            <text:p>unduÑstand</text:p>
          </table:table-cell>
          <table:table-cell/>
          <table:table-cell office:value-type="string">
            <text:p>unduÑsta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understand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understand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understood</text:p>
          </table:table-cell>
          <table:table-cell office:value-type="string">
            <text:p>0</text:p>
          </table:table-cell>
          <table:table-cell office:value-type="string">
            <text:p>Vnd@stUd</text:p>
          </table:table-cell>
          <table:table-cell office:value-type="string">
            <text:p>unduÑstVd</text:p>
          </table:table-cell>
          <table:table-cell/>
          <table:table-cell office:value-type="string">
            <text:p>Vnd=rstUd</text:p>
          </table:table-cell>
          <table:table-cell office:value-type="string">
            <text:p>undurstVd</text:p>
          </table:table-cell>
          <table:table-cell/>
          <table:table-cell office:value-type="string">
            <text:p>Vnd@stUd</text:p>
          </table:table-cell>
          <table:table-cell office:value-type="string">
            <text:p>unduÑstVd</text:p>
          </table:table-cell>
          <table:table-cell/>
          <table:table-cell office:value-type="string">
            <text:p>unduÑstV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undertake</text:p>
          </table:table-cell>
          <table:table-cell office:value-type="string">
            <text:p>0</text:p>
          </table:table-cell>
          <table:table-cell office:value-type="string">
            <text:p>Vnd@teIk</text:p>
          </table:table-cell>
          <table:table-cell office:value-type="string">
            <text:p>unduÑtAk</text:p>
          </table:table-cell>
          <table:table-cell/>
          <table:table-cell office:value-type="string">
            <text:p>Vnd=rteIk</text:p>
          </table:table-cell>
          <table:table-cell office:value-type="string">
            <text:p>undurtAk</text:p>
          </table:table-cell>
          <table:table-cell/>
          <table:table-cell office:value-type="string">
            <text:p>Vnd@teIk</text:p>
          </table:table-cell>
          <table:table-cell office:value-type="string">
            <text:p>unduÑtAk</text:p>
          </table:table-cell>
          <table:table-cell/>
          <table:table-cell office:value-type="string">
            <text:p>unduÑtA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undertaken</text:p>
          </table:table-cell>
          <table:table-cell office:value-type="string">
            <text:p>0</text:p>
          </table:table-cell>
          <table:table-cell office:value-type="string">
            <text:p>Vnd@teIk@n</text:p>
          </table:table-cell>
          <table:table-cell office:value-type="string">
            <text:p>unduÑtAkun</text:p>
          </table:table-cell>
          <table:table-cell/>
          <table:table-cell office:value-type="string">
            <text:p>Vnd=rteIk@n</text:p>
          </table:table-cell>
          <table:table-cell office:value-type="string">
            <text:p>undurtAkun</text:p>
          </table:table-cell>
          <table:table-cell/>
          <table:table-cell office:value-type="string">
            <text:p>Vnd@teIk@n</text:p>
          </table:table-cell>
          <table:table-cell office:value-type="string">
            <text:p>unduÑtAkun</text:p>
          </table:table-cell>
          <table:table-cell/>
          <table:table-cell office:value-type="string">
            <text:p>unduÑtAku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undertake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undertaking</text:p>
          </table:table-cell>
          <table:table-cell table:style-name="Default"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undertook</text:p>
          </table:table-cell>
          <table:table-cell office:value-type="string">
            <text:p>0</text:p>
          </table:table-cell>
          <table:table-cell office:value-type="string">
            <text:p>Vnd@tUk</text:p>
          </table:table-cell>
          <table:table-cell office:value-type="string">
            <text:p>unduÑtVk</text:p>
          </table:table-cell>
          <table:table-cell/>
          <table:table-cell office:value-type="string">
            <text:p>Vnd=rtUk</text:p>
          </table:table-cell>
          <table:table-cell office:value-type="string">
            <text:p>undurtVk</text:p>
          </table:table-cell>
          <table:table-cell/>
          <table:table-cell office:value-type="string">
            <text:p>Vnd@tUk</text:p>
          </table:table-cell>
          <table:table-cell office:value-type="string">
            <text:p>unduÑtVk</text:p>
          </table:table-cell>
          <table:table-cell/>
          <table:table-cell office:value-type="string">
            <text:p>unduÑtV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used</text:p>
          </table:table-cell>
          <table:table-cell office:value-type="string">
            <text:p>0 (used_to: to be accustomed,wont, etc. <text:s/>used with an infinitive expressed or understood)</text:p>
          </table:table-cell>
          <table:table-cell office:value-type="string">
            <text:p>ju:st</text:p>
          </table:table-cell>
          <table:table-cell office:value-type="string">
            <text:p>yUst</text:p>
          </table:table-cell>
          <table:table-cell/>
          <table:table-cell office:value-type="string">
            <text:p>ju:st</text:p>
          </table:table-cell>
          <table:table-cell office:value-type="string">
            <text:p>yUst</text:p>
          </table:table-cell>
          <table:table-cell/>
          <table:table-cell office:value-type="string">
            <text:p>just</text:p>
          </table:table-cell>
          <table:table-cell office:value-type="string">
            <text:p>yUst</text:p>
          </table:table-cell>
          <table:table-cell/>
          <table:table-cell office:value-type="string">
            <text:p>yUs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ake</text:p>
          </table:table-cell>
          <table:table-cell office:value-type="string">
            <text:p>0</text:p>
          </table:table-cell>
          <table:table-cell office:value-type="string">
            <text:p>weIk</text:p>
          </table:table-cell>
          <table:table-cell office:value-type="string">
            <text:p>wAk</text:p>
          </table:table-cell>
          <table:table-cell/>
          <table:table-cell office:value-type="string">
            <text:p>weIk</text:p>
          </table:table-cell>
          <table:table-cell office:value-type="string">
            <text:p>wAk</text:p>
          </table:table-cell>
          <table:table-cell/>
          <table:table-cell office:value-type="string">
            <text:p>weIk</text:p>
          </table:table-cell>
          <table:table-cell office:value-type="string">
            <text:p>wAk</text:p>
          </table:table-cell>
          <table:table-cell/>
          <table:table-cell office:value-type="string">
            <text:p>wA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aked</text:p>
          </table:table-cell>
          <table:table-cell office:value-type="string">
            <text:p>0 t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akes</text:p>
          </table:table-cell>
          <table:table-cell office:value-type="string">
            <text:p>0 s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ak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oke</text:p>
          </table:table-cell>
          <table:table-cell office:value-type="string">
            <text:p>0</text:p>
          </table:table-cell>
          <table:table-cell office:value-type="string">
            <text:p>w@Uk</text:p>
          </table:table-cell>
          <table:table-cell office:value-type="string">
            <text:p>wOk</text:p>
          </table:table-cell>
          <table:table-cell/>
          <table:table-cell office:value-type="string">
            <text:p>w@Uk</text:p>
          </table:table-cell>
          <table:table-cell office:value-type="string">
            <text:p>wOk</text:p>
          </table:table-cell>
          <table:table-cell/>
          <table:table-cell office:value-type="string">
            <text:p>woUk</text:p>
          </table:table-cell>
          <table:table-cell office:value-type="string">
            <text:p>wOk</text:p>
          </table:table-cell>
          <table:table-cell/>
          <table:table-cell office:value-type="string">
            <text:p>wO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oken</text:p>
          </table:table-cell>
          <table:table-cell office:value-type="string">
            <text:p>0</text:p>
          </table:table-cell>
          <table:table-cell office:value-type="string">
            <text:p>w@Uk@n</text:p>
          </table:table-cell>
          <table:table-cell office:value-type="string">
            <text:p>wOkun</text:p>
          </table:table-cell>
          <table:table-cell/>
          <table:table-cell office:value-type="string">
            <text:p>woUk@n</text:p>
          </table:table-cell>
          <table:table-cell office:value-type="string">
            <text:p>wOkun</text:p>
          </table:table-cell>
          <table:table-cell/>
          <table:table-cell office:value-type="string">
            <text:p>woUk@n</text:p>
          </table:table-cell>
          <table:table-cell office:value-type="string">
            <text:p>wOkun</text:p>
          </table:table-cell>
          <table:table-cell/>
          <table:table-cell office:value-type="string">
            <text:p>wOku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ear</text:p>
          </table:table-cell>
          <table:table-cell office:value-type="string">
            <text:p>0</text:p>
          </table:table-cell>
          <table:table-cell office:value-type="string">
            <text:p>we@</text:p>
          </table:table-cell>
          <table:table-cell office:value-type="string">
            <text:p>wÄ</text:p>
          </table:table-cell>
          <table:table-cell/>
          <table:table-cell office:value-type="string">
            <text:p>1-we=r <text:s/>2-w{=r</text:p>
          </table:table-cell>
          <table:table-cell office:value-type="string">
            <text:p>1-wÄ-&gt;1 <text:s/>2-war-&gt;1</text:p>
          </table:table-cell>
          <table:table-cell/>
          <table:table-cell office:value-type="string">
            <text:p>wE@</text:p>
          </table:table-cell>
          <table:table-cell office:value-type="string">
            <text:p>wÄ</text:p>
          </table:table-cell>
          <table:table-cell/>
          <table:table-cell office:value-type="string">
            <text:p>wÄ</text:p>
          </table:table-cell>
          <table:table-cell table:number-columns-repeated="3"/>
          <table:table-cell office:value-type="string">
            <text:p>GA-2:1.20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ear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ear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ore</text:p>
          </table:table-cell>
          <table:table-cell office:value-type="string">
            <text:p>0</text:p>
          </table:table-cell>
          <table:table-cell office:value-type="string">
            <text:p>wO:</text:p>
          </table:table-cell>
          <table:table-cell office:value-type="string">
            <text:p>wö</text:p>
          </table:table-cell>
          <table:table-cell/>
          <table:table-cell office:value-type="string">
            <text:p>1-wO:r <text:s/>2-wo:r</text:p>
          </table:table-cell>
          <table:table-cell office:value-type="string">
            <text:p>1-wQr-&gt;1 <text:s/>2=1</text:p>
          </table:table-cell>
          <table:table-cell/>
          <table:table-cell office:value-type="string">
            <text:p>wO</text:p>
          </table:table-cell>
          <table:table-cell office:value-type="string">
            <text:p>wö</text:p>
          </table:table-cell>
          <table:table-cell/>
          <table:table-cell office:value-type="string">
            <text:p>wö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orn</text:p>
          </table:table-cell>
          <table:table-cell office:value-type="string">
            <text:p>0</text:p>
          </table:table-cell>
          <table:table-cell office:value-type="string">
            <text:p>wO:n</text:p>
          </table:table-cell>
          <table:table-cell office:value-type="string">
            <text:p>wQn</text:p>
          </table:table-cell>
          <table:table-cell/>
          <table:table-cell office:value-type="string">
            <text:p>1-wO:rn <text:s/>2-wo:rn</text:p>
          </table:table-cell>
          <table:table-cell office:value-type="string">
            <text:p>1-wQrn-&gt;1 <text:s/>2=1</text:p>
          </table:table-cell>
          <table:table-cell/>
          <table:table-cell office:value-type="string">
            <text:p>wOn</text:p>
          </table:table-cell>
          <table:table-cell office:value-type="string">
            <text:p>wön</text:p>
          </table:table-cell>
          <table:table-cell/>
          <table:table-cell office:value-type="string">
            <text:p>wön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ill</text:p>
          </table:table-cell>
          <table:table-cell office:value-type="string">
            <text:p>0</text:p>
          </table:table-cell>
          <table:table-cell office:value-type="string">
            <text:p>wIl <text:s/>[occasional weak forms /w=l, =l/]</text:p>
          </table:table-cell>
          <table:table-cell office:value-type="string">
            <text:p>wil</text:p>
          </table:table-cell>
          <table:table-cell/>
          <table:table-cell office:value-type="string">
            <text:p>wIl</text:p>
          </table:table-cell>
          <table:table-cell office:value-type="string">
            <text:p>wil</text:p>
          </table:table-cell>
          <table:table-cell/>
          <table:table-cell office:value-type="string">
            <text:p>wIl</text:p>
          </table:table-cell>
          <table:table-cell office:value-type="string">
            <text:p>wil</text:p>
          </table:table-cell>
          <table:table-cell/>
          <table:table-cell office:value-type="string">
            <text:p>wil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in</text:p>
          </table:table-cell>
          <table:table-cell office:value-type="string">
            <text:p>0</text:p>
          </table:table-cell>
          <table:table-cell office:value-type="string">
            <text:p>wIn</text:p>
          </table:table-cell>
          <table:table-cell office:value-type="string">
            <text:p>win</text:p>
          </table:table-cell>
          <table:table-cell/>
          <table:table-cell office:value-type="string">
            <text:p>wIn</text:p>
          </table:table-cell>
          <table:table-cell office:value-type="string">
            <text:p>win</text:p>
          </table:table-cell>
          <table:table-cell/>
          <table:table-cell office:value-type="string">
            <text:p>wIn</text:p>
          </table:table-cell>
          <table:table-cell office:value-type="string">
            <text:p>win</text:p>
          </table:table-cell>
          <table:table-cell/>
          <table:table-cell office:value-type="string">
            <text:p>wi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inn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in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on</text:p>
          </table:table-cell>
          <table:table-cell office:value-type="string">
            <text:p>0</text:p>
          </table:table-cell>
          <table:table-cell office:value-type="string">
            <text:p>wVn</text:p>
          </table:table-cell>
          <table:table-cell office:value-type="string">
            <text:p>wun</text:p>
          </table:table-cell>
          <table:table-cell/>
          <table:table-cell office:value-type="string">
            <text:p>wVn</text:p>
          </table:table-cell>
          <table:table-cell office:value-type="string">
            <text:p>wun</text:p>
          </table:table-cell>
          <table:table-cell/>
          <table:table-cell office:value-type="string">
            <text:p>wVn</text:p>
          </table:table-cell>
          <table:table-cell office:value-type="string">
            <text:p>wun</text:p>
          </table:table-cell>
          <table:table-cell/>
          <table:table-cell office:value-type="string">
            <text:p>wu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ithdraw</text:p>
          </table:table-cell>
          <table:table-cell office:value-type="string">
            <text:p>0</text:p>
          </table:table-cell>
          <table:table-cell office:value-type="string">
            <text:p>1-wIDdrO: <text:s/>2-wITdrO:</text:p>
          </table:table-cell>
          <table:table-cell office:value-type="string">
            <text:p>1-wiDdrQ-&gt;1 <text:s/>2-wiTdrQ-&gt;2</text:p>
          </table:table-cell>
          <table:table-cell/>
          <table:table-cell office:value-type="string">
            <text:p>1-wIDdrQ: <text:s/>2-wIDdrA:</text:p>
          </table:table-cell>
          <table:table-cell office:value-type="string">
            <text:p>1-wiDdro-&gt;1 <text:s/>2-wiDdrR-&gt;1</text:p>
          </table:table-cell>
          <table:table-cell/>
          <table:table-cell office:value-type="string">
            <text:p>1-wIDdrO <text:s/>2-wITdrO</text:p>
          </table:table-cell>
          <table:table-cell office:value-type="string">
            <text:p>1-wiDdrQ-&gt;1 <text:s/>2-wiTdrQ-&gt;2</text:p>
          </table:table-cell>
          <table:table-cell/>
          <table:table-cell office:value-type="string">
            <text:p>wiDdrQ</text:p>
          </table:table-cell>
          <table:table-cell office:value-type="string">
            <text:p>wiTdrQ</text:p>
          </table:table-cell>
          <table:table-cell table:number-columns-repeated="2"/>
          <table:table-cell office:value-type="string">
            <text:p>GA-x:2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ithdrawing</text:p>
          </table:table-cell>
          <table:table-cell office:value-type="string">
            <text:p>0 n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ithdrawn</text:p>
          </table:table-cell>
          <table:table-cell office:value-type="string">
            <text:p>0</text:p>
          </table:table-cell>
          <table:table-cell office:value-type="string">
            <text:p>wIDdrO:n</text:p>
          </table:table-cell>
          <table:table-cell office:value-type="string">
            <text:p>wiDdrQn</text:p>
          </table:table-cell>
          <table:table-cell/>
          <table:table-cell office:value-type="string">
            <text:p>1-wIDdrQ:n <text:s/>2-wIDdrA:n</text:p>
          </table:table-cell>
          <table:table-cell office:value-type="string">
            <text:p>1-wiDdron-&gt;1 <text:s/>2-wiDdrRn-&gt;1</text:p>
          </table:table-cell>
          <table:table-cell/>
          <table:table-cell office:value-type="string">
            <text:p>1-wIDdrOn <text:s/>2-wITdrOn</text:p>
          </table:table-cell>
          <table:table-cell office:value-type="string">
            <text:p>1-wiDdrQ-&gt;1 <text:s/>2-wiTdrQ-&gt;1</text:p>
          </table:table-cell>
          <table:table-cell/>
          <table:table-cell office:value-type="string">
            <text:p>wiDdrQ</text:p>
          </table:table-cell>
          <table:table-cell table:number-columns-repeated="3"/>
          <table:table-cell office:value-type="string">
            <text:p>Au-2:1.C <text:s/>GA-x:2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ithdraws</text:p>
          </table:table-cell>
          <table:table-cell office:value-type="string">
            <text:p>0 z</text:p>
          </table:table-cell>
          <table:table-cell table:number-columns-repeated="1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ithdrew</text:p>
          </table:table-cell>
          <table:table-cell office:value-type="string">
            <text:p>0</text:p>
          </table:table-cell>
          <table:table-cell office:value-type="string">
            <text:p>wIDdru:</text:p>
          </table:table-cell>
          <table:table-cell office:value-type="string">
            <text:p>wiDdrU</text:p>
          </table:table-cell>
          <table:table-cell/>
          <table:table-cell office:value-type="string">
            <text:p>wIDdru:</text:p>
          </table:table-cell>
          <table:table-cell office:value-type="string">
            <text:p>wiDdrU</text:p>
          </table:table-cell>
          <table:table-cell/>
          <table:table-cell office:value-type="string">
            <text:p>1-wIDdru <text:s/>2-wITdru</text:p>
          </table:table-cell>
          <table:table-cell office:value-type="string">
            <text:p>1-wiDdrU-&gt;1 <text:s/>2-wiTdrU-&gt;1</text:p>
          </table:table-cell>
          <table:table-cell/>
          <table:table-cell office:value-type="string">
            <text:p>wiDdrU</text:p>
          </table:table-cell>
          <table:table-cell table:number-columns-repeated="3"/>
          <table:table-cell office:value-type="string">
            <text:p>Au-2:1.C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ould</text:p>
          </table:table-cell>
          <table:table-cell office:value-type="string">
            <text:p>0</text:p>
          </table:table-cell>
          <table:table-cell office:value-type="string">
            <text:p>wUd</text:p>
          </table:table-cell>
          <table:table-cell office:value-type="string">
            <text:p>wVd</text:p>
          </table:table-cell>
          <table:table-cell/>
          <table:table-cell office:value-type="string">
            <text:p>wUd</text:p>
          </table:table-cell>
          <table:table-cell office:value-type="string">
            <text:p>wVd</text:p>
          </table:table-cell>
          <table:table-cell/>
          <table:table-cell office:value-type="string">
            <text:p>wUd <text:s/>[weak form /w@d/]</text:p>
          </table:table-cell>
          <table:table-cell office:value-type="string">
            <text:p>wVd</text:p>
          </table:table-cell>
          <table:table-cell/>
          <table:table-cell office:value-type="string">
            <text:p>wVd</text:p>
          </table:table-cell>
          <table:table-cell table:number-columns-repeated="8"/>
          <table:table-cell table:style-name="ce16"/>
          <table:table-cell table:number-columns-repeated="1003"/>
        </table:table-row>
        <table:table-row table:style-name="ro4">
          <table:table-cell table:number-columns-repeated="20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rite</text:p>
          </table:table-cell>
          <table:table-cell office:value-type="string">
            <text:p>0</text:p>
          </table:table-cell>
          <table:table-cell office:value-type="string">
            <text:p>raIt</text:p>
          </table:table-cell>
          <table:table-cell office:value-type="string">
            <text:p>rIt</text:p>
          </table:table-cell>
          <table:table-cell/>
          <table:table-cell office:value-type="string">
            <text:p>raIt</text:p>
          </table:table-cell>
          <table:table-cell office:value-type="string">
            <text:p>rIt</text:p>
          </table:table-cell>
          <table:table-cell/>
          <table:table-cell office:value-type="string">
            <text:p>raIt</text:p>
          </table:table-cell>
          <table:table-cell office:value-type="string">
            <text:p>rIt</text:p>
          </table:table-cell>
          <table:table-cell/>
          <table:table-cell office:value-type="string">
            <text:p>rIt</text:p>
          </table:table-cell>
          <table:table-cell table:number-columns-repeated="1012"/>
        </table:table-row>
        <table:table-row table:style-name="ro4">
          <table:table-cell office:value-type="string">
            <text:p>writes</text:p>
          </table:table-cell>
          <table:table-cell office:value-type="string">
            <text:p>0 s</text:p>
          </table:table-cell>
          <table:table-cell table:number-columns-repeated="1022"/>
        </table:table-row>
        <table:table-row table:style-name="ro4">
          <table:table-cell office:value-type="string">
            <text:p>writing</text:p>
          </table:table-cell>
          <table:table-cell office:value-type="string">
            <text:p>0 n</text:p>
          </table:table-cell>
          <table:table-cell table:number-columns-repeated="1022"/>
        </table:table-row>
        <table:table-row table:style-name="ro4">
          <table:table-cell office:value-type="string">
            <text:p>written</text:p>
          </table:table-cell>
          <table:table-cell office:value-type="string">
            <text:p>0</text:p>
          </table:table-cell>
          <table:table-cell office:value-type="string">
            <text:p>rIt=n</text:p>
          </table:table-cell>
          <table:table-cell office:value-type="string">
            <text:p>ritn</text:p>
          </table:table-cell>
          <table:table-cell/>
          <table:table-cell office:value-type="string">
            <text:p>rIt=n</text:p>
          </table:table-cell>
          <table:table-cell office:value-type="string">
            <text:p>ritn</text:p>
          </table:table-cell>
          <table:table-cell/>
          <table:table-cell office:value-type="string">
            <text:p>rItn</text:p>
          </table:table-cell>
          <table:table-cell office:value-type="string">
            <text:p>ritn</text:p>
          </table:table-cell>
          <table:table-cell/>
          <table:table-cell office:value-type="string">
            <text:p>ritun</text:p>
          </table:table-cell>
          <table:table-cell table:number-columns-repeated="3"/>
          <table:table-cell office:value-type="string">
            <text:p>x-x:2.S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rote</text:p>
          </table:table-cell>
          <table:table-cell office:value-type="string">
            <text:p>0</text:p>
          </table:table-cell>
          <table:table-cell office:value-type="string">
            <text:p>r@Ut</text:p>
          </table:table-cell>
          <table:table-cell office:value-type="string">
            <text:p>rOt</text:p>
          </table:table-cell>
          <table:table-cell/>
          <table:table-cell office:value-type="string">
            <text:p>r@Ut</text:p>
          </table:table-cell>
          <table:table-cell office:value-type="string">
            <text:p>rOt</text:p>
          </table:table-cell>
          <table:table-cell/>
          <table:table-cell office:value-type="string">
            <text:p>roUt</text:p>
          </table:table-cell>
          <table:table-cell office:value-type="string">
            <text:p>rOt</text:p>
          </table:table-cell>
          <table:table-cell/>
          <table:table-cell office:value-type="string">
            <text:p>rO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 table:number-rows-repeated="3">
          <table:table-cell table:number-columns-repeated="20"/>
          <table:table-cell table:style-name="Default"/>
          <table:table-cell table:number-columns-repeated="1003"/>
        </table:table-row>
        <table:table-row table:style-name="ro3">
          <table:table-cell table:style-name="Default" office:value-type="string">
            <text:p>REGULAR</text:p>
          </table:table-cell>
          <table:table-cell table:style-name="Default" table:number-columns-repeated="1022"/>
          <table:table-cell/>
        </table:table-row>
        <table:table-row table:style-name="ro4">
          <table:table-cell office:value-type="string">
            <text:p>abandon</text:p>
          </table:table-cell>
          <table:table-cell office:value-type="string">
            <text:p>1 dzn</text:p>
          </table:table-cell>
          <table:table-cell office:value-type="string">
            <text:p>@b{nd@n</text:p>
          </table:table-cell>
          <table:table-cell office:value-type="string">
            <text:p>ubandun</text:p>
          </table:table-cell>
          <table:table-cell/>
          <table:table-cell office:value-type="string">
            <text:p>@b{nd@n</text:p>
          </table:table-cell>
          <table:table-cell office:value-type="string">
            <text:p>ubandun</text:p>
          </table:table-cell>
          <table:table-cell/>
          <table:table-cell office:value-type="string">
            <text:p>@b{nd@n</text:p>
          </table:table-cell>
          <table:table-cell office:value-type="string">
            <text:p>ubandun</text:p>
          </table:table-cell>
          <table:table-cell/>
          <table:table-cell office:value-type="string">
            <text:p>ubandu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ccept</text:p>
          </table:table-cell>
          <table:table-cell office:value-type="string">
            <text:p>1 _dsn</text:p>
          </table:table-cell>
          <table:table-cell office:value-type="string">
            <text:p>1-@ksept <text:s/>2-{ksept <text:s/>3-Iksept</text:p>
          </table:table-cell>
          <table:table-cell office:value-type="string">
            <text:p>1-uksept-&gt;1 <text:s/>2-aksept-&gt;2 <text:s/>3-iksept-&gt;3</text:p>
          </table:table-cell>
          <table:table-cell/>
          <table:table-cell office:value-type="string">
            <text:p>@ksept</text:p>
          </table:table-cell>
          <table:table-cell office:value-type="string">
            <text:p>uksept-&gt;1</text:p>
          </table:table-cell>
          <table:table-cell/>
          <table:table-cell office:value-type="string">
            <text:p>@ksEpt</text:p>
          </table:table-cell>
          <table:table-cell office:value-type="string">
            <text:p>uksept-&gt;1</text:p>
          </table:table-cell>
          <table:table-cell/>
          <table:table-cell office:value-type="string">
            <text:p>uksept</text:p>
          </table:table-cell>
          <table:table-cell office:value-type="string">
            <text:p>aksept <text:s/>iksept</text:p>
          </table:table-cell>
          <table:table-cell table:number-columns-repeated="4"/>
          <table:table-cell office:value-type="string">
            <text:p>rule 5 TRAP exception (commA set takes precedence)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ccompany</text:p>
          </table:table-cell>
          <table:table-cell office:value-type="string">
            <text:p>4 dzn</text:p>
          </table:table-cell>
          <table:table-cell office:value-type="string">
            <text:p>@kVmp@ni</text:p>
          </table:table-cell>
          <table:table-cell office:value-type="string">
            <text:p>ukumpunE</text:p>
          </table:table-cell>
          <table:table-cell/>
          <table:table-cell office:value-type="string">
            <text:p>@kVmp@ni</text:p>
          </table:table-cell>
          <table:table-cell office:value-type="string">
            <text:p>ukumpunE</text:p>
          </table:table-cell>
          <table:table-cell/>
          <table:table-cell office:value-type="string">
            <text:p>@kVmp@ni</text:p>
          </table:table-cell>
          <table:table-cell office:value-type="string">
            <text:p>ukumpunE</text:p>
          </table:table-cell>
          <table:table-cell/>
          <table:table-cell office:value-type="string">
            <text:p>ukumpunE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ccount</text:p>
          </table:table-cell>
          <table:table-cell office:value-type="string">
            <text:p>1 dsn</text:p>
          </table:table-cell>
          <table:table-cell office:value-type="string">
            <text:p>@kaUnt</text:p>
          </table:table-cell>
          <table:table-cell office:value-type="string">
            <text:p>ukWnt</text:p>
          </table:table-cell>
          <table:table-cell/>
          <table:table-cell office:value-type="string">
            <text:p>@kaUnt</text:p>
          </table:table-cell>
          <table:table-cell office:value-type="string">
            <text:p>ukWnt</text:p>
          </table:table-cell>
          <table:table-cell/>
          <table:table-cell office:value-type="string">
            <text:p>@kaUnt</text:p>
          </table:table-cell>
          <table:table-cell office:value-type="string">
            <text:p>ukWnt</text:p>
          </table:table-cell>
          <table:table-cell/>
          <table:table-cell office:value-type="string">
            <text:p>ukWn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ccuse</text:p>
          </table:table-cell>
          <table:table-cell office:value-type="string">
            <text:p>3 d_zn</text:p>
          </table:table-cell>
          <table:table-cell office:value-type="string">
            <text:p>@kju:z</text:p>
          </table:table-cell>
          <table:table-cell office:value-type="string">
            <text:p>ukyUz</text:p>
          </table:table-cell>
          <table:table-cell/>
          <table:table-cell office:value-type="string">
            <text:p>@kju:z</text:p>
          </table:table-cell>
          <table:table-cell office:value-type="string">
            <text:p>ukyUz</text:p>
          </table:table-cell>
          <table:table-cell/>
          <table:table-cell office:value-type="string">
            <text:p>@kjuz</text:p>
          </table:table-cell>
          <table:table-cell office:value-type="string">
            <text:p>ukyUz</text:p>
          </table:table-cell>
          <table:table-cell/>
          <table:table-cell office:value-type="string">
            <text:p>ukyU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chieve</text:p>
          </table:table-cell>
          <table:table-cell office:value-type="string">
            <text:p>3 dzn</text:p>
          </table:table-cell>
          <table:table-cell office:value-type="string">
            <text:p>@tSi:v</text:p>
          </table:table-cell>
          <table:table-cell office:value-type="string">
            <text:p>uCEv</text:p>
          </table:table-cell>
          <table:table-cell/>
          <table:table-cell office:value-type="string">
            <text:p>@tSi:v</text:p>
          </table:table-cell>
          <table:table-cell office:value-type="string">
            <text:p>uCEv</text:p>
          </table:table-cell>
          <table:table-cell/>
          <table:table-cell office:value-type="string">
            <text:p>@tSiv</text:p>
          </table:table-cell>
          <table:table-cell office:value-type="string">
            <text:p>uCEv</text:p>
          </table:table-cell>
          <table:table-cell/>
          <table:table-cell office:value-type="string">
            <text:p>uCEv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cknowledge</text:p>
          </table:table-cell>
          <table:table-cell office:value-type="string">
            <text:p>3 d_zn</text:p>
          </table:table-cell>
          <table:table-cell office:value-type="string">
            <text:p>@knQlIdZ <text:s/>2-{knQlIdZ <text:s/>3-IknQlIdZ</text:p>
          </table:table-cell>
          <table:table-cell office:value-type="string">
            <text:p>1-uknolij-&gt;1 <text:s/>2-aknolij-&gt;2 <text:s/>3-iknolij-&gt;3</text:p>
          </table:table-cell>
          <table:table-cell/>
          <table:table-cell office:value-type="string">
            <text:p>@knAlIdZ</text:p>
          </table:table-cell>
          <table:table-cell office:value-type="string">
            <text:p>uknRlij-&gt;1</text:p>
          </table:table-cell>
          <table:table-cell/>
          <table:table-cell office:value-type="string">
            <text:p>@knQlIdZ</text:p>
          </table:table-cell>
          <table:table-cell office:value-type="string">
            <text:p>uknolij-&gt;1</text:p>
          </table:table-cell>
          <table:table-cell/>
          <table:table-cell office:value-type="string">
            <text:p>uknolij</text:p>
          </table:table-cell>
          <table:table-cell office:value-type="string">
            <text:p>aknolij <text:s/>iknolij</text:p>
          </table:table-cell>
          <table:table-cell table:number-columns-repeated="2"/>
          <table:table-cell office:value-type="string">
            <text:p>GA-1:2.9</text:p>
          </table:table-cell>
          <table:table-cell/>
          <table:table-cell office:value-type="string">
            <text:p>rule 5 TRAP exception (commA set takes precedence)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cquire</text:p>
          </table:table-cell>
          <table:table-cell office:value-type="string">
            <text:p>3 dzn</text:p>
          </table:table-cell>
          <table:table-cell office:value-type="string">
            <text:p>@kwaI@</text:p>
          </table:table-cell>
          <table:table-cell office:value-type="string">
            <text:p>ukwÏ</text:p>
          </table:table-cell>
          <table:table-cell/>
          <table:table-cell office:value-type="string">
            <text:p>@kwaI=r</text:p>
          </table:table-cell>
          <table:table-cell office:value-type="string">
            <text:p>ukwÏ</text:p>
          </table:table-cell>
          <table:table-cell/>
          <table:table-cell office:value-type="string">
            <text:p>@kwaI@</text:p>
          </table:table-cell>
          <table:table-cell office:value-type="string">
            <text:p>ukwÏ</text:p>
          </table:table-cell>
          <table:table-cell/>
          <table:table-cell office:value-type="string">
            <text:p>ukwÏ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ct</text:p>
          </table:table-cell>
          <table:table-cell office:value-type="string">
            <text:p>1 _dsn</text:p>
          </table:table-cell>
          <table:table-cell office:value-type="string">
            <text:p>{kt</text:p>
          </table:table-cell>
          <table:table-cell office:value-type="string">
            <text:p>akt</text:p>
          </table:table-cell>
          <table:table-cell/>
          <table:table-cell office:value-type="string">
            <text:p>{kt</text:p>
          </table:table-cell>
          <table:table-cell office:value-type="string">
            <text:p>akt</text:p>
          </table:table-cell>
          <table:table-cell/>
          <table:table-cell office:value-type="string">
            <text:p>{kt</text:p>
          </table:table-cell>
          <table:table-cell office:value-type="string">
            <text:p>akt</text:p>
          </table:table-cell>
          <table:table-cell/>
          <table:table-cell office:value-type="string">
            <text:p>ak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dd</text:p>
          </table:table-cell>
          <table:table-cell office:value-type="string">
            <text:p>1 _dzn</text:p>
          </table:table-cell>
          <table:table-cell office:value-type="string">
            <text:p>{d</text:p>
          </table:table-cell>
          <table:table-cell office:value-type="string">
            <text:p>ad</text:p>
          </table:table-cell>
          <table:table-cell/>
          <table:table-cell office:value-type="string">
            <text:p>{d</text:p>
          </table:table-cell>
          <table:table-cell office:value-type="string">
            <text:p>ad</text:p>
          </table:table-cell>
          <table:table-cell/>
          <table:table-cell office:value-type="string">
            <text:p>{d</text:p>
          </table:table-cell>
          <table:table-cell office:value-type="string">
            <text:p>ad</text:p>
          </table:table-cell>
          <table:table-cell/>
          <table:table-cell office:value-type="string">
            <text:p>a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ddress</text:p>
          </table:table-cell>
          <table:table-cell office:value-type="string">
            <text:p>2 t_zn</text:p>
          </table:table-cell>
          <table:table-cell office:value-type="string">
            <text:p>1-@dres <text:s/>2-{dres</text:p>
          </table:table-cell>
          <table:table-cell office:value-type="string">
            <text:p>1-udres-&gt;1 <text:s/>2-adres-&gt;2</text:p>
          </table:table-cell>
          <table:table-cell/>
          <table:table-cell office:value-type="string">
            <text:p>@dres</text:p>
          </table:table-cell>
          <table:table-cell office:value-type="string">
            <text:p>udres-&gt;1</text:p>
          </table:table-cell>
          <table:table-cell/>
          <table:table-cell office:value-type="string">
            <text:p>1-@drEs <text:s/>2-{drEs</text:p>
          </table:table-cell>
          <table:table-cell office:value-type="string">
            <text:p>1-udres-&gt;1 <text:s/>2-adres-&gt;2</text:p>
          </table:table-cell>
          <table:table-cell/>
          <table:table-cell office:value-type="string">
            <text:p>udres</text:p>
          </table:table-cell>
          <table:table-cell office:value-type="string">
            <text:p>adres</text:p>
          </table:table-cell>
          <table:table-cell table:number-columns-repeated="4"/>
          <table:table-cell office:value-type="string">
            <text:p>rule 5 TRAP exception (commA set takes precedence) : NOTE _address_ the noun has different priorities for main and alt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dmit</text:p>
          </table:table-cell>
          <table:table-cell office:value-type="string">
            <text:p>1* _dsn</text:p>
          </table:table-cell>
          <table:table-cell office:value-type="string">
            <text:p>1-@dmIt <text:s/>2-{dmIt</text:p>
          </table:table-cell>
          <table:table-cell office:value-type="string">
            <text:p>1-udmit-&gt;1 <text:s/>2-admit-&gt;2</text:p>
          </table:table-cell>
          <table:table-cell/>
          <table:table-cell office:value-type="string">
            <text:p>@dmIt</text:p>
          </table:table-cell>
          <table:table-cell office:value-type="string">
            <text:p>udmit-&gt;1</text:p>
          </table:table-cell>
          <table:table-cell/>
          <table:table-cell office:value-type="string">
            <text:p>@dmIt</text:p>
          </table:table-cell>
          <table:table-cell office:value-type="string">
            <text:p>udmit-&gt;1</text:p>
          </table:table-cell>
          <table:table-cell/>
          <table:table-cell office:value-type="string">
            <text:p>udmit</text:p>
          </table:table-cell>
          <table:table-cell office:value-type="string">
            <text:p>admit</text:p>
          </table:table-cell>
          <table:table-cell table:number-columns-repeated="4"/>
          <table:table-cell office:value-type="string">
            <text:p>rule 5 TRAP exception (commA set takes precedence)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dopt</text:p>
          </table:table-cell>
          <table:table-cell office:value-type="string">
            <text:p>1 _dsn</text:p>
          </table:table-cell>
          <table:table-cell office:value-type="string">
            <text:p>@dQpt</text:p>
          </table:table-cell>
          <table:table-cell office:value-type="string">
            <text:p>udopt</text:p>
          </table:table-cell>
          <table:table-cell/>
          <table:table-cell office:value-type="string">
            <text:p>@dA:pt</text:p>
          </table:table-cell>
          <table:table-cell office:value-type="string">
            <text:p>udRpt</text:p>
          </table:table-cell>
          <table:table-cell/>
          <table:table-cell office:value-type="string">
            <text:p>@dQpt</text:p>
          </table:table-cell>
          <table:table-cell office:value-type="string">
            <text:p>udopt</text:p>
          </table:table-cell>
          <table:table-cell/>
          <table:table-cell office:value-type="string">
            <text:p>udopt</text:p>
          </table:table-cell>
          <table:table-cell table:number-columns-repeated="3"/>
          <table:table-cell office:value-type="string">
            <text:p>GA-1:2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dvise</text:p>
          </table:table-cell>
          <table:table-cell office:value-type="string">
            <text:p>3 d_zn</text:p>
          </table:table-cell>
          <table:table-cell office:value-type="string">
            <text:p>@dvaIz</text:p>
          </table:table-cell>
          <table:table-cell office:value-type="string">
            <text:p>udvIz</text:p>
          </table:table-cell>
          <table:table-cell/>
          <table:table-cell office:value-type="string">
            <text:p>@dvaIz</text:p>
          </table:table-cell>
          <table:table-cell office:value-type="string">
            <text:p>udvIz</text:p>
          </table:table-cell>
          <table:table-cell/>
          <table:table-cell office:value-type="string">
            <text:p>@dvaIz</text:p>
          </table:table-cell>
          <table:table-cell office:value-type="string">
            <text:p>udvIz</text:p>
          </table:table-cell>
          <table:table-cell/>
          <table:table-cell office:value-type="string">
            <text:p>udvI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ffect</text:p>
          </table:table-cell>
          <table:table-cell office:value-type="string">
            <text:p>1 _dsn</text:p>
          </table:table-cell>
          <table:table-cell office:value-type="string">
            <text:p>@fekt</text:p>
          </table:table-cell>
          <table:table-cell office:value-type="string">
            <text:p>ufekt</text:p>
          </table:table-cell>
          <table:table-cell/>
          <table:table-cell office:value-type="string">
            <text:p>@fekt</text:p>
          </table:table-cell>
          <table:table-cell office:value-type="string">
            <text:p>ufekt</text:p>
          </table:table-cell>
          <table:table-cell/>
          <table:table-cell office:value-type="string">
            <text:p>1-{fEkt <text:s/>2-@fEkt</text:p>
          </table:table-cell>
          <table:table-cell office:value-type="string">
            <text:p>1-afekt-&gt;? <text:s/>2-ufelt-&gt;?</text:p>
          </table:table-cell>
          <table:table-cell table:number-columns-repeated="7"/>
          <table:table-cell office:value-type="string">
            <text:p>xxx: check <text:s/>Ph-RP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fford</text:p>
          </table:table-cell>
          <table:table-cell office:value-type="string">
            <text:p>1 _dzn</text:p>
          </table:table-cell>
          <table:table-cell office:value-type="string">
            <text:p>@fO:d</text:p>
          </table:table-cell>
          <table:table-cell office:value-type="string">
            <text:p>uföd</text:p>
          </table:table-cell>
          <table:table-cell/>
          <table:table-cell office:value-type="string">
            <text:p>1-@fO:rd <text:s/>2-@fo:rd</text:p>
          </table:table-cell>
          <table:table-cell office:value-type="string">
            <text:p>1-ufQrd-&gt;2 <text:s/>2=1</text:p>
          </table:table-cell>
          <table:table-cell/>
          <table:table-cell office:value-type="string">
            <text:p>@fOd</text:p>
          </table:table-cell>
          <table:table-cell office:value-type="string">
            <text:p>uföd</text:p>
          </table:table-cell>
          <table:table-cell/>
          <table:table-cell office:value-type="string">
            <text:p>uföd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gree</text:p>
          </table:table-cell>
          <table:table-cell office:value-type="string">
            <text:p>5 <text:s/>dzn</text:p>
          </table:table-cell>
          <table:table-cell office:value-type="string">
            <text:p>@gri:</text:p>
          </table:table-cell>
          <table:table-cell office:value-type="string">
            <text:p>ugrE</text:p>
          </table:table-cell>
          <table:table-cell/>
          <table:table-cell office:value-type="string">
            <text:p>@gri:</text:p>
          </table:table-cell>
          <table:table-cell office:value-type="string">
            <text:p>ugrE</text:p>
          </table:table-cell>
          <table:table-cell/>
          <table:table-cell office:value-type="string">
            <text:p>@gri</text:p>
          </table:table-cell>
          <table:table-cell office:value-type="string">
            <text:p>ugrE</text:p>
          </table:table-cell>
          <table:table-cell/>
          <table:table-cell office:value-type="string">
            <text:p>ugrE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im</text:p>
          </table:table-cell>
          <table:table-cell office:value-type="string">
            <text:p>1 dzn</text:p>
          </table:table-cell>
          <table:table-cell office:value-type="string">
            <text:p>eIm</text:p>
          </table:table-cell>
          <table:table-cell office:value-type="string">
            <text:p>Am</text:p>
          </table:table-cell>
          <table:table-cell/>
          <table:table-cell office:value-type="string">
            <text:p>eIm</text:p>
          </table:table-cell>
          <table:table-cell office:value-type="string">
            <text:p>Am</text:p>
          </table:table-cell>
          <table:table-cell/>
          <table:table-cell office:value-type="string">
            <text:p>eIm</text:p>
          </table:table-cell>
          <table:table-cell office:value-type="string">
            <text:p>Am</text:p>
          </table:table-cell>
          <table:table-cell/>
          <table:table-cell office:value-type="string">
            <text:p>Am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llow</text:p>
          </table:table-cell>
          <table:table-cell office:value-type="string">
            <text:p>1 dzn</text:p>
          </table:table-cell>
          <table:table-cell office:value-type="string">
            <text:p>@laU</text:p>
          </table:table-cell>
          <table:table-cell office:value-type="string">
            <text:p>ulW</text:p>
          </table:table-cell>
          <table:table-cell/>
          <table:table-cell office:value-type="string">
            <text:p>@laU</text:p>
          </table:table-cell>
          <table:table-cell office:value-type="string">
            <text:p>ulW</text:p>
          </table:table-cell>
          <table:table-cell/>
          <table:table-cell office:value-type="string">
            <text:p>@laU</text:p>
          </table:table-cell>
          <table:table-cell office:value-type="string">
            <text:p>ulW</text:p>
          </table:table-cell>
          <table:table-cell/>
          <table:table-cell office:value-type="string">
            <text:p>ulW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lter</text:p>
          </table:table-cell>
          <table:table-cell office:value-type="string">
            <text:p>1 dzn</text:p>
          </table:table-cell>
          <table:table-cell office:value-type="string">
            <text:p>1-O:lt@ <text:s/>2-Qlt@</text:p>
          </table:table-cell>
          <table:table-cell office:value-type="string">
            <text:p>1-RltuÑ-&gt;1 <text:s/>2-oltuÑ-&gt;1</text:p>
          </table:table-cell>
          <table:table-cell/>
          <table:table-cell office:value-type="string">
            <text:p>1-Q:lt=r <text:s/>2-A:lt=r</text:p>
          </table:table-cell>
          <table:table-cell office:value-type="string">
            <text:p>1-oltuÑ-&gt;1 <text:s/>2-RltuÑ-&gt;1</text:p>
          </table:table-cell>
          <table:table-cell/>
          <table:table-cell office:value-type="string">
            <text:p>1-Olt@ <text:s/>2-Qlt@</text:p>
          </table:table-cell>
          <table:table-cell office:value-type="string">
            <text:p>1-QltuÑ-&gt;1 <text:s/>2-oltuÑ-&gt;1</text:p>
          </table:table-cell>
          <table:table-cell/>
          <table:table-cell office:value-type="string">
            <text:p>QltuÑ</text:p>
          </table:table-cell>
          <table:table-cell table:number-columns-repeated="3"/>
          <table:table-cell office:value-type="string">
            <text:p>RP-2:1.8 <text:s/>GA-2:1.8 <text:s/>Au-2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nalyse</text:p>
          </table:table-cell>
          <table:table-cell office:value-type="string">
            <text:p>3 d_zn</text:p>
          </table:table-cell>
          <table:table-cell office:value-type="string">
            <text:p>{n@laIz</text:p>
          </table:table-cell>
          <table:table-cell office:value-type="string">
            <text:p>anulIz</text:p>
          </table:table-cell>
          <table:table-cell/>
          <table:table-cell office:value-type="string">
            <text:p>{n@laIz</text:p>
          </table:table-cell>
          <table:table-cell office:value-type="string">
            <text:p>anulIz</text:p>
          </table:table-cell>
          <table:table-cell/>
          <table:table-cell office:value-type="string">
            <text:p>{n@laIz</text:p>
          </table:table-cell>
          <table:table-cell office:value-type="string">
            <text:p>anulIz</text:p>
          </table:table-cell>
          <table:table-cell/>
          <table:table-cell office:value-type="string">
            <text:p>anulI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nnounce</text:p>
          </table:table-cell>
          <table:table-cell office:value-type="string">
            <text:p>3 t_zn</text:p>
          </table:table-cell>
          <table:table-cell office:value-type="string">
            <text:p>@naUn(t)s</text:p>
          </table:table-cell>
          <table:table-cell office:value-type="string">
            <text:p>unWns</text:p>
          </table:table-cell>
          <table:table-cell/>
          <table:table-cell office:value-type="string">
            <text:p>@naUn(t)s</text:p>
          </table:table-cell>
          <table:table-cell office:value-type="string">
            <text:p>unWns</text:p>
          </table:table-cell>
          <table:table-cell/>
          <table:table-cell office:value-type="string">
            <text:p>@nauns</text:p>
          </table:table-cell>
          <table:table-cell office:value-type="string">
            <text:p>unWns</text:p>
          </table:table-cell>
          <table:table-cell/>
          <table:table-cell office:value-type="string">
            <text:p>unWn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nswer</text:p>
          </table:table-cell>
          <table:table-cell office:value-type="string">
            <text:p>1 dzn</text:p>
          </table:table-cell>
          <table:table-cell office:value-type="string">
            <text:p>A:n(t)s@</text:p>
          </table:table-cell>
          <table:table-cell office:value-type="string">
            <text:p>RnsuÑ</text:p>
          </table:table-cell>
          <table:table-cell/>
          <table:table-cell office:value-type="string">
            <text:p>{n(t)s=r</text:p>
          </table:table-cell>
          <table:table-cell office:value-type="string">
            <text:p>ansuÑ</text:p>
          </table:table-cell>
          <table:table-cell/>
          <table:table-cell office:value-type="string">
            <text:p>1-{ns@ <text:s/>2-Ans@</text:p>
          </table:table-cell>
          <table:table-cell office:value-type="string">
            <text:p>1-ansuÑ-&gt;1 <text:s/>2-RnsuÑ-&gt;1</text:p>
          </table:table-cell>
          <table:table-cell/>
          <table:table-cell office:value-type="string">
            <text:p>ansuÑ</text:p>
          </table:table-cell>
          <table:table-cell table:number-columns-repeated="3"/>
          <table:table-cell office:value-type="string">
            <text:p>RP-1:1.16 <text:s/>Au-2:1.16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ppeal</text:p>
          </table:table-cell>
          <table:table-cell office:value-type="string">
            <text:p>1 dzn</text:p>
          </table:table-cell>
          <table:table-cell office:value-type="string">
            <text:p>@pi:=l</text:p>
          </table:table-cell>
          <table:table-cell office:value-type="string">
            <text:p>upEl</text:p>
          </table:table-cell>
          <table:table-cell/>
          <table:table-cell office:value-type="string">
            <text:p>@pi:=.</text:p>
          </table:table-cell>
          <table:table-cell office:value-type="string">
            <text:p>upEl</text:p>
          </table:table-cell>
          <table:table-cell/>
          <table:table-cell office:value-type="string">
            <text:p>@pil</text:p>
          </table:table-cell>
          <table:table-cell office:value-type="string">
            <text:p>upEl</text:p>
          </table:table-cell>
          <table:table-cell/>
          <table:table-cell office:value-type="string">
            <text:p>upEl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ppear</text:p>
          </table:table-cell>
          <table:table-cell office:value-type="string">
            <text:p>1 dzn</text:p>
          </table:table-cell>
          <table:table-cell office:value-type="string">
            <text:p>@pI@</text:p>
          </table:table-cell>
          <table:table-cell office:value-type="string">
            <text:p>upË</text:p>
          </table:table-cell>
          <table:table-cell/>
          <table:table-cell office:value-type="string">
            <text:p>@pI=r</text:p>
          </table:table-cell>
          <table:table-cell office:value-type="string">
            <text:p>upË</text:p>
          </table:table-cell>
          <table:table-cell/>
          <table:table-cell office:value-type="string">
            <text:p>@pI@</text:p>
          </table:table-cell>
          <table:table-cell office:value-type="string">
            <text:p>upË</text:p>
          </table:table-cell>
          <table:table-cell/>
          <table:table-cell office:value-type="string">
            <text:p>upË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pply</text:p>
          </table:table-cell>
          <table:table-cell office:value-type="string">
            <text:p>5 dzn</text:p>
          </table:table-cell>
          <table:table-cell office:value-type="string">
            <text:p>@plaI</text:p>
          </table:table-cell>
          <table:table-cell office:value-type="string">
            <text:p>uplI</text:p>
          </table:table-cell>
          <table:table-cell/>
          <table:table-cell office:value-type="string">
            <text:p>@plaI</text:p>
          </table:table-cell>
          <table:table-cell office:value-type="string">
            <text:p>uplI</text:p>
          </table:table-cell>
          <table:table-cell/>
          <table:table-cell office:value-type="string">
            <text:p>@plaI</text:p>
          </table:table-cell>
          <table:table-cell office:value-type="string">
            <text:p>uplI</text:p>
          </table:table-cell>
          <table:table-cell/>
          <table:table-cell office:value-type="string">
            <text:p>uplI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ppoint</text:p>
          </table:table-cell>
          <table:table-cell office:value-type="string">
            <text:p>1 _dsn</text:p>
          </table:table-cell>
          <table:table-cell office:value-type="string">
            <text:p>@pOInt</text:p>
          </table:table-cell>
          <table:table-cell office:value-type="string">
            <text:p>upYnt</text:p>
          </table:table-cell>
          <table:table-cell/>
          <table:table-cell office:value-type="string">
            <text:p>@pOInt</text:p>
          </table:table-cell>
          <table:table-cell office:value-type="string">
            <text:p>upYnt</text:p>
          </table:table-cell>
          <table:table-cell/>
          <table:table-cell office:value-type="string">
            <text:p>@pOInt</text:p>
          </table:table-cell>
          <table:table-cell office:value-type="string">
            <text:p>upYnt</text:p>
          </table:table-cell>
          <table:table-cell/>
          <table:table-cell office:value-type="string">
            <text:p>upYn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3">
          <table:table-cell table:style-name="Default" table:number-columns-repeated="1023"/>
          <table:table-cell/>
        </table:table-row>
        <table:table-row table:style-name="ro4">
          <table:table-cell office:value-type="string">
            <text:p>approach</text:p>
          </table:table-cell>
          <table:table-cell office:value-type="string">
            <text:p>2 t_zn</text:p>
          </table:table-cell>
          <table:table-cell office:value-type="string">
            <text:p>@pr@UtS</text:p>
          </table:table-cell>
          <table:table-cell office:value-type="string">
            <text:p>uprOC</text:p>
          </table:table-cell>
          <table:table-cell/>
          <table:table-cell office:value-type="string">
            <text:p>@proUtS</text:p>
          </table:table-cell>
          <table:table-cell office:value-type="string">
            <text:p>uprOC</text:p>
          </table:table-cell>
          <table:table-cell/>
          <table:table-cell office:value-type="string">
            <text:p>@proUtS</text:p>
          </table:table-cell>
          <table:table-cell office:value-type="string">
            <text:p>uprOC</text:p>
          </table:table-cell>
          <table:table-cell/>
          <table:table-cell office:value-type="string">
            <text:p>uprOC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pprove</text:p>
          </table:table-cell>
          <table:table-cell office:value-type="string">
            <text:p>3 dzn</text:p>
          </table:table-cell>
          <table:table-cell office:value-type="string">
            <text:p>@pru:v</text:p>
          </table:table-cell>
          <table:table-cell office:value-type="string">
            <text:p>uprUv</text:p>
          </table:table-cell>
          <table:table-cell/>
          <table:table-cell office:value-type="string">
            <text:p>@pru:v</text:p>
          </table:table-cell>
          <table:table-cell office:value-type="string">
            <text:p>uprUv</text:p>
          </table:table-cell>
          <table:table-cell/>
          <table:table-cell office:value-type="string">
            <text:p>@pruv</text:p>
          </table:table-cell>
          <table:table-cell office:value-type="string">
            <text:p>uprUv</text:p>
          </table:table-cell>
          <table:table-cell/>
          <table:table-cell office:value-type="string">
            <text:p>uprUv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rgue</text:p>
          </table:table-cell>
          <table:table-cell office:value-type="string">
            <text:p>3 dzn</text:p>
          </table:table-cell>
          <table:table-cell office:value-type="string">
            <text:p>A:gju:</text:p>
          </table:table-cell>
          <table:table-cell office:value-type="string">
            <text:p>ägyU</text:p>
          </table:table-cell>
          <table:table-cell/>
          <table:table-cell office:value-type="string">
            <text:p>A:rgju:</text:p>
          </table:table-cell>
          <table:table-cell office:value-type="string">
            <text:p>RrgyU</text:p>
          </table:table-cell>
          <table:table-cell/>
          <table:table-cell office:value-type="string">
            <text:p>Agju</text:p>
          </table:table-cell>
          <table:table-cell office:value-type="string">
            <text:p>ägyU</text:p>
          </table:table-cell>
          <table:table-cell/>
          <table:table-cell office:value-type="string">
            <text:p>ägyU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rrange</text:p>
          </table:table-cell>
          <table:table-cell office:value-type="string">
            <text:p>3 d_zn</text:p>
          </table:table-cell>
          <table:table-cell office:value-type="string">
            <text:p>@reIndZ</text:p>
          </table:table-cell>
          <table:table-cell office:value-type="string">
            <text:p>urAnj</text:p>
          </table:table-cell>
          <table:table-cell/>
          <table:table-cell office:value-type="string">
            <text:p>@reIndZ</text:p>
          </table:table-cell>
          <table:table-cell office:value-type="string">
            <text:p>urAnj</text:p>
          </table:table-cell>
          <table:table-cell/>
          <table:table-cell office:value-type="string">
            <text:p>@reIndZ</text:p>
          </table:table-cell>
          <table:table-cell office:value-type="string">
            <text:p>urAnj</text:p>
          </table:table-cell>
          <table:table-cell/>
          <table:table-cell office:value-type="string">
            <text:p>urAnj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rrest</text:p>
          </table:table-cell>
          <table:table-cell office:value-type="string">
            <text:p>1 _dsn</text:p>
          </table:table-cell>
          <table:table-cell office:value-type="string">
            <text:p>@rest</text:p>
          </table:table-cell>
          <table:table-cell office:value-type="string">
            <text:p>urest</text:p>
          </table:table-cell>
          <table:table-cell/>
          <table:table-cell office:value-type="string">
            <text:p>@rest</text:p>
          </table:table-cell>
          <table:table-cell office:value-type="string">
            <text:p>urest</text:p>
          </table:table-cell>
          <table:table-cell/>
          <table:table-cell office:value-type="string">
            <text:p>@rEst</text:p>
          </table:table-cell>
          <table:table-cell office:value-type="string">
            <text:p>urest</text:p>
          </table:table-cell>
          <table:table-cell/>
          <table:table-cell office:value-type="string">
            <text:p>ures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rrive</text:p>
          </table:table-cell>
          <table:table-cell office:value-type="string">
            <text:p>3 dzn</text:p>
          </table:table-cell>
          <table:table-cell office:value-type="string">
            <text:p>@raIv</text:p>
          </table:table-cell>
          <table:table-cell office:value-type="string">
            <text:p>urIv</text:p>
          </table:table-cell>
          <table:table-cell/>
          <table:table-cell office:value-type="string">
            <text:p>@raIv</text:p>
          </table:table-cell>
          <table:table-cell office:value-type="string">
            <text:p>urIv</text:p>
          </table:table-cell>
          <table:table-cell/>
          <table:table-cell office:value-type="string">
            <text:p>@raIv</text:p>
          </table:table-cell>
          <table:table-cell office:value-type="string">
            <text:p>urIv</text:p>
          </table:table-cell>
          <table:table-cell/>
          <table:table-cell office:value-type="string">
            <text:p>urIv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sk</text:p>
          </table:table-cell>
          <table:table-cell office:value-type="string">
            <text:p>1 tsn</text:p>
          </table:table-cell>
          <table:table-cell office:value-type="string">
            <text:p>A:sk</text:p>
          </table:table-cell>
          <table:table-cell office:value-type="string">
            <text:p>Rsk</text:p>
          </table:table-cell>
          <table:table-cell/>
          <table:table-cell office:value-type="string">
            <text:p>{sk</text:p>
          </table:table-cell>
          <table:table-cell office:value-type="string">
            <text:p>ask</text:p>
          </table:table-cell>
          <table:table-cell/>
          <table:table-cell office:value-type="string">
            <text:p>Ask</text:p>
          </table:table-cell>
          <table:table-cell office:value-type="string">
            <text:p>Rsk</text:p>
          </table:table-cell>
          <table:table-cell/>
          <table:table-cell office:value-type="string">
            <text:p>ask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ssess</text:p>
          </table:table-cell>
          <table:table-cell office:value-type="string">
            <text:p>2 t_zn</text:p>
          </table:table-cell>
          <table:table-cell office:value-type="string">
            <text:p>@ses</text:p>
          </table:table-cell>
          <table:table-cell office:value-type="string">
            <text:p>uses</text:p>
          </table:table-cell>
          <table:table-cell/>
          <table:table-cell office:value-type="string">
            <text:p>@ses</text:p>
          </table:table-cell>
          <table:table-cell office:value-type="string">
            <text:p>uses</text:p>
          </table:table-cell>
          <table:table-cell/>
          <table:table-cell office:value-type="string">
            <text:p>@sEs</text:p>
          </table:table-cell>
          <table:table-cell office:value-type="string">
            <text:p>uses</text:p>
          </table:table-cell>
          <table:table-cell/>
          <table:table-cell office:value-type="string">
            <text:p>use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ssist</text:p>
          </table:table-cell>
          <table:table-cell office:value-type="string">
            <text:p>1 _dsn</text:p>
          </table:table-cell>
          <table:table-cell office:value-type="string">
            <text:p>@sIst</text:p>
          </table:table-cell>
          <table:table-cell office:value-type="string">
            <text:p>usist</text:p>
          </table:table-cell>
          <table:table-cell/>
          <table:table-cell office:value-type="string">
            <text:p>@sIst</text:p>
          </table:table-cell>
          <table:table-cell office:value-type="string">
            <text:p>usist</text:p>
          </table:table-cell>
          <table:table-cell/>
          <table:table-cell office:value-type="string">
            <text:p>@sIst</text:p>
          </table:table-cell>
          <table:table-cell office:value-type="string">
            <text:p>usist</text:p>
          </table:table-cell>
          <table:table-cell/>
          <table:table-cell office:value-type="string">
            <text:p>usis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3">
          <table:table-cell table:style-name="Default" table:number-columns-repeated="1023"/>
          <table:table-cell/>
        </table:table-row>
        <table:table-row table:style-name="ro4">
          <table:table-cell office:value-type="string">
            <text:p>assume</text:p>
          </table:table-cell>
          <table:table-cell office:value-type="string">
            <text:p>3 dzn</text:p>
          </table:table-cell>
          <table:table-cell office:value-type="string">
            <text:p>1-@sju:m <text:s/>2-@su:m</text:p>
          </table:table-cell>
          <table:table-cell office:value-type="string">
            <text:p>1-usyUm-&gt;1 <text:s/>2-usUm-&gt;1</text:p>
          </table:table-cell>
          <table:table-cell/>
          <table:table-cell office:value-type="string">
            <text:p>@su:m</text:p>
          </table:table-cell>
          <table:table-cell office:value-type="string">
            <text:p>usUm</text:p>
          </table:table-cell>
          <table:table-cell/>
          <table:table-cell office:value-type="string">
            <text:p>@sjum</text:p>
          </table:table-cell>
          <table:table-cell office:value-type="string">
            <text:p>usyUm</text:p>
          </table:table-cell>
          <table:table-cell/>
          <table:table-cell office:value-type="string">
            <text:p>usyUm</text:p>
          </table:table-cell>
          <table:table-cell table:number-columns-repeated="3"/>
          <table:table-cell office:value-type="string">
            <text:p>RP-2:2.32 <text:s/>GA-1:2.32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ttach</text:p>
          </table:table-cell>
          <table:table-cell office:value-type="string">
            <text:p>2 t_zn</text:p>
          </table:table-cell>
          <table:table-cell office:value-type="string">
            <text:p>@t{tS</text:p>
          </table:table-cell>
          <table:table-cell office:value-type="string">
            <text:p>utaC</text:p>
          </table:table-cell>
          <table:table-cell/>
          <table:table-cell office:value-type="string">
            <text:p>@t{tS</text:p>
          </table:table-cell>
          <table:table-cell office:value-type="string">
            <text:p>utaC</text:p>
          </table:table-cell>
          <table:table-cell/>
          <table:table-cell office:value-type="string">
            <text:p>@t{tS</text:p>
          </table:table-cell>
          <table:table-cell office:value-type="string">
            <text:p>utaC</text:p>
          </table:table-cell>
          <table:table-cell/>
          <table:table-cell office:value-type="string">
            <text:p>utaC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ttack</text:p>
          </table:table-cell>
          <table:table-cell office:value-type="string">
            <text:p>1 tsn</text:p>
          </table:table-cell>
          <table:table-cell office:value-type="string">
            <text:p>@t{k</text:p>
          </table:table-cell>
          <table:table-cell office:value-type="string">
            <text:p>utak</text:p>
          </table:table-cell>
          <table:table-cell/>
          <table:table-cell office:value-type="string">
            <text:p>@t{k</text:p>
          </table:table-cell>
          <table:table-cell office:value-type="string">
            <text:p>utak</text:p>
          </table:table-cell>
          <table:table-cell/>
          <table:table-cell office:value-type="string">
            <text:p>@t{k</text:p>
          </table:table-cell>
          <table:table-cell office:value-type="string">
            <text:p>utak</text:p>
          </table:table-cell>
          <table:table-cell/>
          <table:table-cell office:value-type="string">
            <text:p>uta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ttempt</text:p>
          </table:table-cell>
          <table:table-cell office:value-type="string">
            <text:p>1 _dsn</text:p>
          </table:table-cell>
          <table:table-cell office:value-type="string">
            <text:p>@tempt</text:p>
          </table:table-cell>
          <table:table-cell office:value-type="string">
            <text:p>utempt</text:p>
          </table:table-cell>
          <table:table-cell/>
          <table:table-cell office:value-type="string">
            <text:p>@tempt</text:p>
          </table:table-cell>
          <table:table-cell office:value-type="string">
            <text:p>utempt</text:p>
          </table:table-cell>
          <table:table-cell/>
          <table:table-cell office:value-type="string">
            <text:p>1-@tEmpt <text:s/>2-@tEmt</text:p>
          </table:table-cell>
          <table:table-cell office:value-type="string">
            <text:p>1-utempt-&gt;1 <text:s/>2-utemt-&gt;1</text:p>
          </table:table-cell>
          <table:table-cell/>
          <table:table-cell office:value-type="string">
            <text:p>utempt</text:p>
          </table:table-cell>
          <table:table-cell table:number-columns-repeated="3"/>
          <table:table-cell office:value-type="string">
            <text:p>Au-2:2.C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ttend</text:p>
          </table:table-cell>
          <table:table-cell office:value-type="string">
            <text:p>1 _dzn</text:p>
          </table:table-cell>
          <table:table-cell office:value-type="string">
            <text:p>@tend</text:p>
          </table:table-cell>
          <table:table-cell office:value-type="string">
            <text:p>utend</text:p>
          </table:table-cell>
          <table:table-cell/>
          <table:table-cell office:value-type="string">
            <text:p>@tend</text:p>
          </table:table-cell>
          <table:table-cell office:value-type="string">
            <text:p>utend</text:p>
          </table:table-cell>
          <table:table-cell/>
          <table:table-cell office:value-type="string">
            <text:p>@tEnd</text:p>
          </table:table-cell>
          <table:table-cell office:value-type="string">
            <text:p>utend</text:p>
          </table:table-cell>
          <table:table-cell/>
          <table:table-cell office:value-type="string">
            <text:p>ute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ttract</text:p>
          </table:table-cell>
          <table:table-cell office:value-type="string">
            <text:p>1 _dsn</text:p>
          </table:table-cell>
          <table:table-cell office:value-type="string">
            <text:p>@tr{kt</text:p>
          </table:table-cell>
          <table:table-cell office:value-type="string">
            <text:p>utrakt</text:p>
          </table:table-cell>
          <table:table-cell/>
          <table:table-cell office:value-type="string">
            <text:p>@tr{kt</text:p>
          </table:table-cell>
          <table:table-cell office:value-type="string">
            <text:p>utrakt</text:p>
          </table:table-cell>
          <table:table-cell/>
          <table:table-cell office:value-type="string">
            <text:p>@tr{kt</text:p>
          </table:table-cell>
          <table:table-cell office:value-type="string">
            <text:p>utrakt</text:p>
          </table:table-cell>
          <table:table-cell/>
          <table:table-cell office:value-type="string">
            <text:p>utrak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avoid</text:p>
          </table:table-cell>
          <table:table-cell office:value-type="string">
            <text:p>1 _dzn</text:p>
          </table:table-cell>
          <table:table-cell office:value-type="string">
            <text:p>@vOId</text:p>
          </table:table-cell>
          <table:table-cell office:value-type="string">
            <text:p>uvYd</text:p>
          </table:table-cell>
          <table:table-cell/>
          <table:table-cell office:value-type="string">
            <text:p>@vOId</text:p>
          </table:table-cell>
          <table:table-cell office:value-type="string">
            <text:p>uvYd</text:p>
          </table:table-cell>
          <table:table-cell/>
          <table:table-cell office:value-type="string">
            <text:p>@vOId</text:p>
          </table:table-cell>
          <table:table-cell office:value-type="string">
            <text:p>uvYd</text:p>
          </table:table-cell>
          <table:table-cell/>
          <table:table-cell office:value-type="string">
            <text:p>uvY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ack</text:p>
          </table:table-cell>
          <table:table-cell office:value-type="string">
            <text:p>1 tsn</text:p>
          </table:table-cell>
          <table:table-cell office:value-type="string">
            <text:p>b{k</text:p>
          </table:table-cell>
          <table:table-cell office:value-type="string">
            <text:p>bak</text:p>
          </table:table-cell>
          <table:table-cell/>
          <table:table-cell office:value-type="string">
            <text:p>b{k</text:p>
          </table:table-cell>
          <table:table-cell office:value-type="string">
            <text:p>bak</text:p>
          </table:table-cell>
          <table:table-cell/>
          <table:table-cell office:value-type="string">
            <text:p>b{k</text:p>
          </table:table-cell>
          <table:table-cell office:value-type="string">
            <text:p>bak</text:p>
          </table:table-cell>
          <table:table-cell/>
          <table:table-cell office:value-type="string">
            <text:p>ba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ase</text:p>
          </table:table-cell>
          <table:table-cell office:value-type="string">
            <text:p>3 t_zn</text:p>
          </table:table-cell>
          <table:table-cell office:value-type="string">
            <text:p>beIs</text:p>
          </table:table-cell>
          <table:table-cell office:value-type="string">
            <text:p>bAs</text:p>
          </table:table-cell>
          <table:table-cell/>
          <table:table-cell office:value-type="string">
            <text:p>beIs</text:p>
          </table:table-cell>
          <table:table-cell office:value-type="string">
            <text:p>bAs</text:p>
          </table:table-cell>
          <table:table-cell/>
          <table:table-cell office:value-type="string">
            <text:p>beIs</text:p>
          </table:table-cell>
          <table:table-cell office:value-type="string">
            <text:p>bAs</text:p>
          </table:table-cell>
          <table:table-cell/>
          <table:table-cell office:value-type="string">
            <text:p>bA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lieve</text:p>
          </table:table-cell>
          <table:table-cell office:value-type="string">
            <text:p>3 dzn</text:p>
          </table:table-cell>
          <table:table-cell office:value-type="string">
            <text:p>1-bIli:v <text:s/>2-b@li:v</text:p>
          </table:table-cell>
          <table:table-cell office:value-type="string">
            <text:p>1-bilEv-&gt;1 <text:s/>2-bulEv-&gt;1</text:p>
          </table:table-cell>
          <table:table-cell/>
          <table:table-cell office:value-type="string">
            <text:p>bIli:v</text:p>
          </table:table-cell>
          <table:table-cell office:value-type="string">
            <text:p>bilEv</text:p>
          </table:table-cell>
          <table:table-cell/>
          <table:table-cell office:value-type="string">
            <text:p>1-b@liv <text:s/>2-biliv</text:p>
          </table:table-cell>
          <table:table-cell office:value-type="string">
            <text:p>1-bulEv-&gt;1 <text:s/>2-bElEv-&gt;1</text:p>
          </table:table-cell>
          <table:table-cell/>
          <table:table-cell office:value-type="string">
            <text:p>bilEv</text:p>
          </table:table-cell>
          <table:table-cell table:number-columns-repeated="3"/>
          <table:table-cell office:value-type="string">
            <text:p>RP-2:1.25 <text:s/>Au-x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long</text:p>
          </table:table-cell>
          <table:table-cell office:value-type="string">
            <text:p>1 dzn</text:p>
          </table:table-cell>
          <table:table-cell office:value-type="string">
            <text:p>1-bIlQN <text:s/>2-b@lQN</text:p>
          </table:table-cell>
          <table:table-cell office:value-type="string">
            <text:p>1-biloN-&gt;1 <text:s/>2-buloN-&gt;1</text:p>
          </table:table-cell>
          <table:table-cell/>
          <table:table-cell office:value-type="string">
            <text:p>1-bIlQ:N <text:s/>2-bIlA:N</text:p>
          </table:table-cell>
          <table:table-cell office:value-type="string">
            <text:p>1-biloN-&gt;1 <text:s/>2-bilRN-&gt;1</text:p>
          </table:table-cell>
          <table:table-cell/>
          <table:table-cell office:value-type="string">
            <text:p>1-b@lQN <text:s/>2-bilQN</text:p>
          </table:table-cell>
          <table:table-cell office:value-type="string">
            <text:p>1-buloN-&gt;1 <text:s/>2-bEloN-&gt;1</text:p>
          </table:table-cell>
          <table:table-cell/>
          <table:table-cell office:value-type="string">
            <text:p>biloN</text:p>
          </table:table-cell>
          <table:table-cell table:number-columns-repeated="3"/>
          <table:table-cell office:value-type="string">
            <text:p>RP-2:1.25 <text:s/>GA-2:2.17 <text:s/>Au-x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enefit</text:p>
          </table:table-cell>
          <table:table-cell office:value-type="string">
            <text:p>5 _dsn</text:p>
          </table:table-cell>
          <table:table-cell office:value-type="string">
            <text:p>1-benIfIt <text:s/>2-ben@fIt</text:p>
          </table:table-cell>
          <table:table-cell office:value-type="string">
            <text:p>1-benifit-&gt;1 <text:s/>2-benufit-&gt;1</text:p>
          </table:table-cell>
          <table:table-cell/>
          <table:table-cell office:value-type="string">
            <text:p>benIfIt</text:p>
          </table:table-cell>
          <table:table-cell office:value-type="string">
            <text:p>benifit</text:p>
          </table:table-cell>
          <table:table-cell/>
          <table:table-cell office:value-type="string">
            <text:p>bEn@f@t</text:p>
          </table:table-cell>
          <table:table-cell office:value-type="string">
            <text:p>benufut</text:p>
          </table:table-cell>
          <table:table-cell/>
          <table:table-cell office:value-type="string">
            <text:p>benifit</text:p>
          </table:table-cell>
          <table:table-cell table:number-columns-repeated="3"/>
          <table:table-cell office:value-type="string">
            <text:p>RP-2:2.25 <text:s/>Au-1:2.25:3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lame</text:p>
          </table:table-cell>
          <table:table-cell office:value-type="string">
            <text:p>3 dzn</text:p>
          </table:table-cell>
          <table:table-cell office:value-type="string">
            <text:p>bleIm</text:p>
          </table:table-cell>
          <table:table-cell office:value-type="string">
            <text:p>blAm</text:p>
          </table:table-cell>
          <table:table-cell/>
          <table:table-cell office:value-type="string">
            <text:p>bleIm</text:p>
          </table:table-cell>
          <table:table-cell office:value-type="string">
            <text:p>blAm</text:p>
          </table:table-cell>
          <table:table-cell/>
          <table:table-cell office:value-type="string">
            <text:p>bleIm</text:p>
          </table:table-cell>
          <table:table-cell office:value-type="string">
            <text:p>blAm</text:p>
          </table:table-cell>
          <table:table-cell/>
          <table:table-cell office:value-type="string">
            <text:p>blAm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irth</text:p>
          </table:table-cell>
          <table:table-cell office:value-type="string">
            <text:p>1 tsn</text:p>
          </table:table-cell>
          <table:table-cell office:value-type="string">
            <text:p>b3:T</text:p>
          </table:table-cell>
          <table:table-cell office:value-type="string">
            <text:p>büT</text:p>
          </table:table-cell>
          <table:table-cell/>
          <table:table-cell office:value-type="string">
            <text:p>b3`:T</text:p>
          </table:table-cell>
          <table:table-cell office:value-type="string">
            <text:p>büT</text:p>
          </table:table-cell>
          <table:table-cell/>
          <table:table-cell office:value-type="string">
            <text:p>b3T</text:p>
          </table:table-cell>
          <table:table-cell office:value-type="string">
            <text:p>büT</text:p>
          </table:table-cell>
          <table:table-cell/>
          <table:table-cell office:value-type="string">
            <text:p>bü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bother</text:p>
          </table:table-cell>
          <table:table-cell office:value-type="string">
            <text:p>1 dzn</text:p>
          </table:table-cell>
          <table:table-cell office:value-type="string">
            <text:p>bQD@</text:p>
          </table:table-cell>
          <table:table-cell office:value-type="string">
            <text:p>boDuÑ</text:p>
          </table:table-cell>
          <table:table-cell/>
          <table:table-cell office:value-type="string">
            <text:p>bA:D=r</text:p>
          </table:table-cell>
          <table:table-cell office:value-type="string">
            <text:p>bRDur</text:p>
          </table:table-cell>
          <table:table-cell/>
          <table:table-cell office:value-type="string">
            <text:p>bQD@</text:p>
          </table:table-cell>
          <table:table-cell office:value-type="string">
            <text:p>boDuÑ</text:p>
          </table:table-cell>
          <table:table-cell/>
          <table:table-cell office:value-type="string">
            <text:p>boDuÑ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3">
          <table:table-cell table:style-name="Default" table:number-columns-repeated="1023"/>
          <table:table-cell/>
        </table:table-row>
        <table:table-row table:style-name="ro4">
          <table:table-cell office:value-type="string">
            <text:p>call</text:p>
          </table:table-cell>
          <table:table-cell office:value-type="string">
            <text:p>1 dzn</text:p>
          </table:table-cell>
          <table:table-cell office:value-type="string">
            <text:p>kO:l</text:p>
          </table:table-cell>
          <table:table-cell office:value-type="string">
            <text:p>kQL</text:p>
          </table:table-cell>
          <table:table-cell/>
          <table:table-cell office:value-type="string">
            <text:p>1-kQ:l <text:s/>2-kA:l</text:p>
          </table:table-cell>
          <table:table-cell office:value-type="string">
            <text:p>1-kol-&gt;1 <text:s/>2-kRl-&gt;1</text:p>
          </table:table-cell>
          <table:table-cell/>
          <table:table-cell office:value-type="string">
            <text:p>kOl</text:p>
          </table:table-cell>
          <table:table-cell office:value-type="string">
            <text:p>kQl</text:p>
          </table:table-cell>
          <table:table-cell/>
          <table:table-cell office:value-type="string">
            <text:p>kQl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an</text:p>
          </table:table-cell>
          <table:table-cell office:value-type="string">
            <text:p>5</text:p>
          </table:table-cell>
          <table:table-cell office:value-type="string">
            <text:p>k{n <text:s/>[weak form for meaning ''be able'' /k@n/ - no weak form for ''tin'']</text:p>
          </table:table-cell>
          <table:table-cell office:value-type="string">
            <text:p>kan</text:p>
          </table:table-cell>
          <table:table-cell/>
          <table:table-cell office:value-type="string">
            <text:p>k{n <text:s/>[weak form for meaning ''be able'' /k@n/ - no weak form for ''tin'']</text:p>
          </table:table-cell>
          <table:table-cell office:value-type="string">
            <text:p>kan</text:p>
          </table:table-cell>
          <table:table-cell/>
          <table:table-cell office:value-type="string">
            <text:p>k{n</text:p>
          </table:table-cell>
          <table:table-cell office:value-type="string">
            <text:p>kan</text:p>
          </table:table-cell>
          <table:table-cell/>
          <table:table-cell office:value-type="string">
            <text:p>kan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are</text:p>
          </table:table-cell>
          <table:table-cell office:value-type="string">
            <text:p>3 dzn</text:p>
          </table:table-cell>
          <table:table-cell office:value-type="string">
            <text:p>ke@</text:p>
          </table:table-cell>
          <table:table-cell office:value-type="string">
            <text:p>kÄ</text:p>
          </table:table-cell>
          <table:table-cell/>
          <table:table-cell office:value-type="string">
            <text:p>1-ke=r <text:s/>2-k{=r</text:p>
          </table:table-cell>
          <table:table-cell office:value-type="string">
            <text:p>1-kÄ-&gt;1 <text:s/>2-kar-&gt;1</text:p>
          </table:table-cell>
          <table:table-cell/>
          <table:table-cell office:value-type="string">
            <text:p>kE@</text:p>
          </table:table-cell>
          <table:table-cell office:value-type="string">
            <text:p>kÄ</text:p>
          </table:table-cell>
          <table:table-cell/>
          <table:table-cell office:value-type="string">
            <text:p>kÄ</text:p>
          </table:table-cell>
          <table:table-cell table:number-columns-repeated="3"/>
          <table:table-cell office:value-type="string">
            <text:p>GA-2:1.20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ast</text:p>
          </table:table-cell>
          <table:table-cell office:value-type="string">
            <text:p>5</text:p>
          </table:table-cell>
          <table:table-cell office:value-type="string">
            <text:p>kA:st</text:p>
          </table:table-cell>
          <table:table-cell office:value-type="string">
            <text:p>kRst</text:p>
          </table:table-cell>
          <table:table-cell/>
          <table:table-cell office:value-type="string">
            <text:p>k{st</text:p>
          </table:table-cell>
          <table:table-cell office:value-type="string">
            <text:p>kast</text:p>
          </table:table-cell>
          <table:table-cell/>
          <table:table-cell office:value-type="string">
            <text:p>kAst</text:p>
          </table:table-cell>
          <table:table-cell office:value-type="string">
            <text:p>kRst</text:p>
          </table:table-cell>
          <table:table-cell/>
          <table:table-cell office:value-type="string">
            <text:p>kast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ause</text:p>
          </table:table-cell>
          <table:table-cell office:value-type="string">
            <text:p>3 d_zn</text:p>
          </table:table-cell>
          <table:table-cell office:value-type="string">
            <text:p>kO:z</text:p>
          </table:table-cell>
          <table:table-cell office:value-type="string">
            <text:p>kQz</text:p>
          </table:table-cell>
          <table:table-cell/>
          <table:table-cell office:value-type="string">
            <text:p>1-kQ:z <text:s/>2-kA:z</text:p>
          </table:table-cell>
          <table:table-cell office:value-type="string">
            <text:p>1-koz-&gt;1 <text:s/>2-kRz-&gt;1</text:p>
          </table:table-cell>
          <table:table-cell/>
          <table:table-cell office:value-type="string">
            <text:p>kOz</text:p>
          </table:table-cell>
          <table:table-cell office:value-type="string">
            <text:p>kQz</text:p>
          </table:table-cell>
          <table:table-cell/>
          <table:table-cell office:value-type="string">
            <text:p>kQz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hallenge</text:p>
          </table:table-cell>
          <table:table-cell office:value-type="string">
            <text:p>3 d_zn</text:p>
          </table:table-cell>
          <table:table-cell office:value-type="string">
            <text:p>1-tS{lIndZ <text:s/>2-tS{l@ndZ</text:p>
          </table:table-cell>
          <table:table-cell office:value-type="string">
            <text:p>1-Calinj-&gt;1 <text:s/>2-Calunj-&gt;1</text:p>
          </table:table-cell>
          <table:table-cell/>
          <table:table-cell office:value-type="string">
            <text:p>tS{lIndZ</text:p>
          </table:table-cell>
          <table:table-cell office:value-type="string">
            <text:p>Calinj</text:p>
          </table:table-cell>
          <table:table-cell/>
          <table:table-cell office:value-type="string">
            <text:p>tS{l@ndZ</text:p>
          </table:table-cell>
          <table:table-cell office:value-type="string">
            <text:p>Calunj</text:p>
          </table:table-cell>
          <table:table-cell/>
          <table:table-cell office:value-type="string">
            <text:p>Calinj</text:p>
          </table:table-cell>
          <table:table-cell table:number-columns-repeated="3"/>
          <table:table-cell office:value-type="string">
            <text:p>RP-2:2.25 <text:s/>Au-1:2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hange</text:p>
          </table:table-cell>
          <table:table-cell office:value-type="string">
            <text:p>3 d_zn</text:p>
          </table:table-cell>
          <table:table-cell office:value-type="string">
            <text:p>tSeIndZ</text:p>
          </table:table-cell>
          <table:table-cell office:value-type="string">
            <text:p>CAnj</text:p>
          </table:table-cell>
          <table:table-cell/>
          <table:table-cell office:value-type="string">
            <text:p>tSeIndZ</text:p>
          </table:table-cell>
          <table:table-cell office:value-type="string">
            <text:p>CAnj</text:p>
          </table:table-cell>
          <table:table-cell/>
          <table:table-cell office:value-type="string">
            <text:p>tSeIndZ</text:p>
          </table:table-cell>
          <table:table-cell office:value-type="string">
            <text:p>CAnj</text:p>
          </table:table-cell>
          <table:table-cell/>
          <table:table-cell office:value-type="string">
            <text:p>CAnj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harge</text:p>
          </table:table-cell>
          <table:table-cell office:value-type="string">
            <text:p>3 d_zn</text:p>
          </table:table-cell>
          <table:table-cell office:value-type="string">
            <text:p>tSA:dZ</text:p>
          </table:table-cell>
          <table:table-cell office:value-type="string">
            <text:p>Cäj</text:p>
          </table:table-cell>
          <table:table-cell/>
          <table:table-cell office:value-type="string">
            <text:p>tSA:rdZ</text:p>
          </table:table-cell>
          <table:table-cell office:value-type="string">
            <text:p>CRrj</text:p>
          </table:table-cell>
          <table:table-cell/>
          <table:table-cell office:value-type="string">
            <text:p>tSAdZ</text:p>
          </table:table-cell>
          <table:table-cell office:value-type="string">
            <text:p>Cäj</text:p>
          </table:table-cell>
          <table:table-cell/>
          <table:table-cell office:value-type="string">
            <text:p>Cäj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heck</text:p>
          </table:table-cell>
          <table:table-cell office:value-type="string">
            <text:p>1 tsn</text:p>
          </table:table-cell>
          <table:table-cell office:value-type="string">
            <text:p>tSek</text:p>
          </table:table-cell>
          <table:table-cell office:value-type="string">
            <text:p>Cek</text:p>
          </table:table-cell>
          <table:table-cell/>
          <table:table-cell office:value-type="string">
            <text:p>tSek</text:p>
          </table:table-cell>
          <table:table-cell office:value-type="string">
            <text:p>Cek</text:p>
          </table:table-cell>
          <table:table-cell/>
          <table:table-cell office:value-type="string">
            <text:p>tSEk</text:p>
          </table:table-cell>
          <table:table-cell office:value-type="string">
            <text:p>Cek</text:p>
          </table:table-cell>
          <table:table-cell/>
          <table:table-cell office:value-type="string">
            <text:p>Ce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laim</text:p>
          </table:table-cell>
          <table:table-cell office:value-type="string">
            <text:p>1 dzn</text:p>
          </table:table-cell>
          <table:table-cell office:value-type="string">
            <text:p>kleIm</text:p>
          </table:table-cell>
          <table:table-cell office:value-type="string">
            <text:p>klAm</text:p>
          </table:table-cell>
          <table:table-cell/>
          <table:table-cell office:value-type="string">
            <text:p>kleIm</text:p>
          </table:table-cell>
          <table:table-cell office:value-type="string">
            <text:p>klAm</text:p>
          </table:table-cell>
          <table:table-cell/>
          <table:table-cell office:value-type="string">
            <text:p>kleIm</text:p>
          </table:table-cell>
          <table:table-cell office:value-type="string">
            <text:p>klAm</text:p>
          </table:table-cell>
          <table:table-cell/>
          <table:table-cell office:value-type="string">
            <text:p>klAm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lean</text:p>
          </table:table-cell>
          <table:table-cell office:value-type="string">
            <text:p>1 dzn</text:p>
          </table:table-cell>
          <table:table-cell office:value-type="string">
            <text:p>kli:n</text:p>
          </table:table-cell>
          <table:table-cell office:value-type="string">
            <text:p>klEn</text:p>
          </table:table-cell>
          <table:table-cell/>
          <table:table-cell office:value-type="string">
            <text:p>kli:n</text:p>
          </table:table-cell>
          <table:table-cell office:value-type="string">
            <text:p>klEn</text:p>
          </table:table-cell>
          <table:table-cell/>
          <table:table-cell office:value-type="string">
            <text:p>klin</text:p>
          </table:table-cell>
          <table:table-cell office:value-type="string">
            <text:p>klEn</text:p>
          </table:table-cell>
          <table:table-cell/>
          <table:table-cell office:value-type="string">
            <text:p>klE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lear</text:p>
          </table:table-cell>
          <table:table-cell office:value-type="string">
            <text:p>2 dzn</text:p>
          </table:table-cell>
          <table:table-cell office:value-type="string">
            <text:p>klI@</text:p>
          </table:table-cell>
          <table:table-cell office:value-type="string">
            <text:p>klË</text:p>
          </table:table-cell>
          <table:table-cell/>
          <table:table-cell office:value-type="string">
            <text:p>klI=r</text:p>
          </table:table-cell>
          <table:table-cell office:value-type="string">
            <text:p>klË</text:p>
          </table:table-cell>
          <table:table-cell/>
          <table:table-cell office:value-type="string">
            <text:p>klI@</text:p>
          </table:table-cell>
          <table:table-cell office:value-type="string">
            <text:p>klË</text:p>
          </table:table-cell>
          <table:table-cell/>
          <table:table-cell office:value-type="string">
            <text:p>klË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limb</text:p>
          </table:table-cell>
          <table:table-cell office:value-type="string">
            <text:p>1 dzn</text:p>
          </table:table-cell>
          <table:table-cell office:value-type="string">
            <text:p>klaIm</text:p>
          </table:table-cell>
          <table:table-cell office:value-type="string">
            <text:p>klIm</text:p>
          </table:table-cell>
          <table:table-cell/>
          <table:table-cell office:value-type="string">
            <text:p>klaIm</text:p>
          </table:table-cell>
          <table:table-cell office:value-type="string">
            <text:p>klIm</text:p>
          </table:table-cell>
          <table:table-cell/>
          <table:table-cell office:value-type="string">
            <text:p>klaIm</text:p>
          </table:table-cell>
          <table:table-cell office:value-type="string">
            <text:p>klIm</text:p>
          </table:table-cell>
          <table:table-cell/>
          <table:table-cell office:value-type="string">
            <text:p>klIm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lose</text:p>
          </table:table-cell>
          <table:table-cell office:value-type="string">
            <text:p>3 d_zn</text:p>
          </table:table-cell>
          <table:table-cell office:value-type="string">
            <text:p>kl@Uz</text:p>
          </table:table-cell>
          <table:table-cell office:value-type="string">
            <text:p>klOz</text:p>
          </table:table-cell>
          <table:table-cell/>
          <table:table-cell office:value-type="string">
            <text:p>kloUz</text:p>
          </table:table-cell>
          <table:table-cell office:value-type="string">
            <text:p>klOz</text:p>
          </table:table-cell>
          <table:table-cell/>
          <table:table-cell office:value-type="string">
            <text:p>kloUz</text:p>
          </table:table-cell>
          <table:table-cell office:value-type="string">
            <text:p>klOz</text:p>
          </table:table-cell>
          <table:table-cell/>
          <table:table-cell office:value-type="string">
            <text:p>klO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llect</text:p>
          </table:table-cell>
          <table:table-cell office:value-type="string">
            <text:p>1 _dsn</text:p>
          </table:table-cell>
          <table:table-cell office:value-type="string">
            <text:p>k@lekt</text:p>
          </table:table-cell>
          <table:table-cell office:value-type="string">
            <text:p>kulekt</text:p>
          </table:table-cell>
          <table:table-cell/>
          <table:table-cell office:value-type="string">
            <text:p>k@lekt</text:p>
          </table:table-cell>
          <table:table-cell office:value-type="string">
            <text:p>kulekt</text:p>
          </table:table-cell>
          <table:table-cell/>
          <table:table-cell office:value-type="string">
            <text:p>k@lEkt</text:p>
          </table:table-cell>
          <table:table-cell office:value-type="string">
            <text:p>kulekt</text:p>
          </table:table-cell>
          <table:table-cell/>
          <table:table-cell office:value-type="string">
            <text:p>kulek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mbine</text:p>
          </table:table-cell>
          <table:table-cell office:value-type="string">
            <text:p>3 dzn</text:p>
          </table:table-cell>
          <table:table-cell office:value-type="string">
            <text:p>k@mbaIn</text:p>
          </table:table-cell>
          <table:table-cell office:value-type="string">
            <text:p>kumbIn</text:p>
          </table:table-cell>
          <table:table-cell/>
          <table:table-cell office:value-type="string">
            <text:p>k@mbaIn</text:p>
          </table:table-cell>
          <table:table-cell office:value-type="string">
            <text:p>kumbIn</text:p>
          </table:table-cell>
          <table:table-cell/>
          <table:table-cell office:value-type="string">
            <text:p>k@mbaIn</text:p>
          </table:table-cell>
          <table:table-cell office:value-type="string">
            <text:p>kumbIn</text:p>
          </table:table-cell>
          <table:table-cell/>
          <table:table-cell office:value-type="string">
            <text:p>kumbI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mment</text:p>
          </table:table-cell>
          <table:table-cell office:value-type="string">
            <text:p>1 _dsn</text:p>
          </table:table-cell>
          <table:table-cell office:value-type="string">
            <text:p>1-kQment <text:s/>2-k@ment</text:p>
          </table:table-cell>
          <table:table-cell office:value-type="string">
            <text:p>1-koment-&gt;1 <text:s/>2-kument-&gt;1</text:p>
          </table:table-cell>
          <table:table-cell/>
          <table:table-cell office:value-type="string">
            <text:p>kA:ment</text:p>
          </table:table-cell>
          <table:table-cell office:value-type="string">
            <text:p>kRment</text:p>
          </table:table-cell>
          <table:table-cell/>
          <table:table-cell office:value-type="string">
            <text:p>kQmEnt</text:p>
          </table:table-cell>
          <table:table-cell office:value-type="string">
            <text:p>koment</text:p>
          </table:table-cell>
          <table:table-cell/>
          <table:table-cell office:value-type="string">
            <text:p>koment</text:p>
          </table:table-cell>
          <table:table-cell table:number-columns-repeated="3"/>
          <table:table-cell office:value-type="string">
            <text:p>RP-2:1.9 <text:s/>GA-1:1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mmit</text:p>
          </table:table-cell>
          <table:table-cell office:value-type="string">
            <text:p>1 _dsn</text:p>
          </table:table-cell>
          <table:table-cell office:value-type="string">
            <text:p>k@mIt</text:p>
          </table:table-cell>
          <table:table-cell office:value-type="string">
            <text:p>kumit</text:p>
          </table:table-cell>
          <table:table-cell/>
          <table:table-cell office:value-type="string">
            <text:p>k@mIt</text:p>
          </table:table-cell>
          <table:table-cell office:value-type="string">
            <text:p>kumit</text:p>
          </table:table-cell>
          <table:table-cell/>
          <table:table-cell office:value-type="string">
            <text:p>k@mIt</text:p>
          </table:table-cell>
          <table:table-cell office:value-type="string">
            <text:p>kumit</text:p>
          </table:table-cell>
          <table:table-cell/>
          <table:table-cell office:value-type="string">
            <text:p>kumi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mpare</text:p>
          </table:table-cell>
          <table:table-cell office:value-type="string">
            <text:p>3 dzn</text:p>
          </table:table-cell>
          <table:table-cell office:value-type="string">
            <text:p>k@mpe@</text:p>
          </table:table-cell>
          <table:table-cell office:value-type="string">
            <text:p>kumpÄ</text:p>
          </table:table-cell>
          <table:table-cell/>
          <table:table-cell office:value-type="string">
            <text:p>1-k@mpe=r <text:s/>2-k@mp{=r</text:p>
          </table:table-cell>
          <table:table-cell office:value-type="string">
            <text:p>1-kumpÄ-&gt;1 <text:s/>2-kumpar-&gt;1</text:p>
          </table:table-cell>
          <table:table-cell/>
          <table:table-cell office:value-type="string">
            <text:p>k@mE@</text:p>
          </table:table-cell>
          <table:table-cell office:value-type="string">
            <text:p>kumpÄ</text:p>
          </table:table-cell>
          <table:table-cell/>
          <table:table-cell office:value-type="string">
            <text:p>kumpÄ</text:p>
          </table:table-cell>
          <table:table-cell table:number-columns-repeated="3"/>
          <table:table-cell office:value-type="string">
            <text:p>GA-2:2.20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mplain</text:p>
          </table:table-cell>
          <table:table-cell office:value-type="string">
            <text:p>1 dzn</text:p>
          </table:table-cell>
          <table:table-cell office:value-type="string">
            <text:p>k@mpleIn</text:p>
          </table:table-cell>
          <table:table-cell office:value-type="string">
            <text:p>kumplAn</text:p>
          </table:table-cell>
          <table:table-cell/>
          <table:table-cell office:value-type="string">
            <text:p>k@mpleIn</text:p>
          </table:table-cell>
          <table:table-cell office:value-type="string">
            <text:p>kumplAn</text:p>
          </table:table-cell>
          <table:table-cell/>
          <table:table-cell office:value-type="string">
            <text:p>k@mpleIn</text:p>
          </table:table-cell>
          <table:table-cell office:value-type="string">
            <text:p>kumplAn</text:p>
          </table:table-cell>
          <table:table-cell/>
          <table:table-cell office:value-type="string">
            <text:p>kumplA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mplete</text:p>
          </table:table-cell>
          <table:table-cell office:value-type="string">
            <text:p>3 _dsn</text:p>
          </table:table-cell>
          <table:table-cell office:value-type="string">
            <text:p>k@mpli:t</text:p>
          </table:table-cell>
          <table:table-cell office:value-type="string">
            <text:p>kumplEt</text:p>
          </table:table-cell>
          <table:table-cell/>
          <table:table-cell office:value-type="string">
            <text:p>k@mpli:t</text:p>
          </table:table-cell>
          <table:table-cell office:value-type="string">
            <text:p>kumplEt</text:p>
          </table:table-cell>
          <table:table-cell/>
          <table:table-cell office:value-type="string">
            <text:p>k@mplit</text:p>
          </table:table-cell>
          <table:table-cell office:value-type="string">
            <text:p>kumplEt</text:p>
          </table:table-cell>
          <table:table-cell/>
          <table:table-cell office:value-type="string">
            <text:p>kumplE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3">
          <table:table-cell table:style-name="Default" table:number-columns-repeated="1023"/>
          <table:table-cell/>
        </table:table-row>
        <table:table-row table:style-name="ro4">
          <table:table-cell office:value-type="string">
            <text:p>conclude</text:p>
          </table:table-cell>
          <table:table-cell office:value-type="string">
            <text:p>3 _dzn</text:p>
          </table:table-cell>
          <table:table-cell office:value-type="string">
            <text:p>1-k@nklu:d <text:s/>2-k@Nklu:d</text:p>
          </table:table-cell>
          <table:table-cell office:value-type="string">
            <text:p>1-kunklUd-&gt;1 <text:s/>2-kuNklUd-&gt;1</text:p>
          </table:table-cell>
          <table:table-cell/>
          <table:table-cell office:value-type="string">
            <text:p>k@nklu:d</text:p>
          </table:table-cell>
          <table:table-cell office:value-type="string">
            <text:p>kunklUd</text:p>
          </table:table-cell>
          <table:table-cell/>
          <table:table-cell table:style-name="Default" office:value-type="string">
            <text:p>1-k@nklud <text:s/>2-k@Nklud</text:p>
          </table:table-cell>
          <table:table-cell office:value-type="string">
            <text:p>1-kunklUd-&gt;1 <text:s/>2-kuNklUd-&gt;1</text:p>
          </table:table-cell>
          <table:table-cell/>
          <table:table-cell office:value-type="string">
            <text:p>kunklUd</text:p>
          </table:table-cell>
          <table:table-cell table:number-columns-repeated="3"/>
          <table:table-cell office:value-type="string">
            <text:p>RP-2:1.V <text:s/>Au-2:1.V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nduct</text:p>
          </table:table-cell>
          <table:table-cell office:value-type="string">
            <text:p>1 _dsn</text:p>
          </table:table-cell>
          <table:table-cell office:value-type="string">
            <text:p>k@ndVkt</text:p>
          </table:table-cell>
          <table:table-cell office:value-type="string">
            <text:p>kundukt</text:p>
          </table:table-cell>
          <table:table-cell/>
          <table:table-cell office:value-type="string">
            <text:p>k@ndVkt</text:p>
          </table:table-cell>
          <table:table-cell office:value-type="string">
            <text:p>kundukt</text:p>
          </table:table-cell>
          <table:table-cell/>
          <table:table-cell office:value-type="string">
            <text:p>k@ndVkt</text:p>
          </table:table-cell>
          <table:table-cell office:value-type="string">
            <text:p>kundukt</text:p>
          </table:table-cell>
          <table:table-cell/>
          <table:table-cell office:value-type="string">
            <text:p>kunduk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nfirm</text:p>
          </table:table-cell>
          <table:table-cell office:value-type="string">
            <text:p>1 dzn</text:p>
          </table:table-cell>
          <table:table-cell office:value-type="string">
            <text:p>k@nf3:m</text:p>
          </table:table-cell>
          <table:table-cell office:value-type="string">
            <text:p>kunfüm</text:p>
          </table:table-cell>
          <table:table-cell/>
          <table:table-cell office:value-type="string">
            <text:p>k@nf3`</text:p>
          </table:table-cell>
          <table:table-cell office:value-type="string">
            <text:p>kunfüm</text:p>
          </table:table-cell>
          <table:table-cell/>
          <table:table-cell office:value-type="string">
            <text:p>k@nf3m</text:p>
          </table:table-cell>
          <table:table-cell office:value-type="string">
            <text:p>kunfüm</text:p>
          </table:table-cell>
          <table:table-cell/>
          <table:table-cell office:value-type="string">
            <text:p>kunfüm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nnect</text:p>
          </table:table-cell>
          <table:table-cell office:value-type="string">
            <text:p>1 _dsn</text:p>
          </table:table-cell>
          <table:table-cell office:value-type="string">
            <text:p>k@nekt</text:p>
          </table:table-cell>
          <table:table-cell office:value-type="string">
            <text:p>kunekt</text:p>
          </table:table-cell>
          <table:table-cell/>
          <table:table-cell office:value-type="string">
            <text:p>k@nekt</text:p>
          </table:table-cell>
          <table:table-cell office:value-type="string">
            <text:p>kunekt</text:p>
          </table:table-cell>
          <table:table-cell/>
          <table:table-cell office:value-type="string">
            <text:p>k@nEkt</text:p>
          </table:table-cell>
          <table:table-cell office:value-type="string">
            <text:p>kunekt</text:p>
          </table:table-cell>
          <table:table-cell/>
          <table:table-cell office:value-type="string">
            <text:p>kunkek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nsider</text:p>
          </table:table-cell>
          <table:table-cell office:value-type="string">
            <text:p>1 dzn</text:p>
          </table:table-cell>
          <table:table-cell office:value-type="string">
            <text:p>k@nsId@</text:p>
          </table:table-cell>
          <table:table-cell office:value-type="string">
            <text:p>kunsiduÑ</text:p>
          </table:table-cell>
          <table:table-cell/>
          <table:table-cell office:value-type="string">
            <text:p>k@nsId=r</text:p>
          </table:table-cell>
          <table:table-cell office:value-type="string">
            <text:p>kunsidur</text:p>
          </table:table-cell>
          <table:table-cell/>
          <table:table-cell office:value-type="string">
            <text:p>k@nsId@</text:p>
          </table:table-cell>
          <table:table-cell office:value-type="string">
            <text:p>kunsiduÑ</text:p>
          </table:table-cell>
          <table:table-cell/>
          <table:table-cell office:value-type="string">
            <text:p>kunsiduÑ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nsist</text:p>
          </table:table-cell>
          <table:table-cell office:value-type="string">
            <text:p>1 _dsn</text:p>
          </table:table-cell>
          <table:table-cell office:value-type="string">
            <text:p>k@nsIst</text:p>
          </table:table-cell>
          <table:table-cell office:value-type="string">
            <text:p>kunsist</text:p>
          </table:table-cell>
          <table:table-cell/>
          <table:table-cell office:value-type="string">
            <text:p>k@nsIst</text:p>
          </table:table-cell>
          <table:table-cell office:value-type="string">
            <text:p>kunsist</text:p>
          </table:table-cell>
          <table:table-cell/>
          <table:table-cell office:value-type="string">
            <text:p>k@nsIst</text:p>
          </table:table-cell>
          <table:table-cell office:value-type="string">
            <text:p>kunsist</text:p>
          </table:table-cell>
          <table:table-cell/>
          <table:table-cell office:value-type="string">
            <text:p>kunsis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nstitute</text:p>
          </table:table-cell>
          <table:table-cell office:value-type="string">
            <text:p>3 _dsn</text:p>
          </table:table-cell>
          <table:table-cell office:value-type="string">
            <text:p>1-kQn(t)stItju:t <text:s/>2-kQn(t)st@tju:t</text:p>
          </table:table-cell>
          <table:table-cell office:value-type="string">
            <text:p>1-konstityUt-&gt;1 <text:s/>2-konstutyUt-&gt;2</text:p>
          </table:table-cell>
          <table:table-cell/>
          <table:table-cell office:value-type="string">
            <text:p>1-kA:n(t)st@tu:t <text:s/>2-kAn(t)st@tju:t</text:p>
          </table:table-cell>
          <table:table-cell office:value-type="string">
            <text:p>1-kRnstutUt-&gt;2 <text:s/>2-kRnstutyUt-&gt;2</text:p>
          </table:table-cell>
          <table:table-cell/>
          <table:table-cell office:value-type="string">
            <text:p>kQnst@tjut</text:p>
          </table:table-cell>
          <table:table-cell office:value-type="string">
            <text:p>konstutyUt-&gt;2</text:p>
          </table:table-cell>
          <table:table-cell/>
          <table:table-cell office:value-type="string">
            <text:p>konstityUt</text:p>
          </table:table-cell>
          <table:table-cell office:value-type="string">
            <text:p>konstutyUt</text:p>
          </table:table-cell>
          <table:table-cell table:number-columns-repeated="2"/>
          <table:table-cell office:value-type="string">
            <text:p>GA-1:3.32</text:p>
          </table:table-cell>
          <table:table-cell/>
          <table:table-cell office:value-type="string">
            <text:p>rule 25 rabbIt exception (rabbIt set takes precedence)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nstruct</text:p>
          </table:table-cell>
          <table:table-cell office:value-type="string">
            <text:p>1 _dsn</text:p>
          </table:table-cell>
          <table:table-cell office:value-type="string">
            <text:p>k@nstrVkt</text:p>
          </table:table-cell>
          <table:table-cell office:value-type="string">
            <text:p>kunstrukt</text:p>
          </table:table-cell>
          <table:table-cell/>
          <table:table-cell office:value-type="string">
            <text:p>k@nstrVkt</text:p>
          </table:table-cell>
          <table:table-cell office:value-type="string">
            <text:p>kunstrukt</text:p>
          </table:table-cell>
          <table:table-cell/>
          <table:table-cell office:value-type="string">
            <text:p>k@nstrVkt</text:p>
          </table:table-cell>
          <table:table-cell office:value-type="string">
            <text:p>kunstrukt</text:p>
          </table:table-cell>
          <table:table-cell/>
          <table:table-cell office:value-type="string">
            <text:p>kunstruk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ntact</text:p>
          </table:table-cell>
          <table:table-cell office:value-type="string">
            <text:p>1 _dsn</text:p>
          </table:table-cell>
          <table:table-cell office:value-type="string">
            <text:p>1-kQnt{kt <text:s/>2-k@nt{kt</text:p>
          </table:table-cell>
          <table:table-cell office:value-type="string">
            <text:p>1-kontakt-&gt;1 <text:s/>2-kuntakt-&gt;1</text:p>
          </table:table-cell>
          <table:table-cell/>
          <table:table-cell office:value-type="string">
            <text:p>kA:nt{kt</text:p>
          </table:table-cell>
          <table:table-cell office:value-type="string">
            <text:p>kRntakt</text:p>
          </table:table-cell>
          <table:table-cell/>
          <table:table-cell office:value-type="string">
            <text:p>1-kQnt{kt <text:s/>2-k@nt{kt</text:p>
          </table:table-cell>
          <table:table-cell office:value-type="string">
            <text:p>1-kontakt-&gt;1 <text:s/>2-kuntakt-&gt;1</text:p>
          </table:table-cell>
          <table:table-cell/>
          <table:table-cell office:value-type="string">
            <text:p>kontakt</text:p>
          </table:table-cell>
          <table:table-cell table:number-columns-repeated="3"/>
          <table:table-cell office:value-type="string">
            <text:p>RP-2:1.9 <text:s/>GA-1:1.9 <text:s/>Au-2:1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ntain</text:p>
          </table:table-cell>
          <table:table-cell office:value-type="string">
            <text:p>1 dzn</text:p>
          </table:table-cell>
          <table:table-cell office:value-type="string">
            <text:p>k@nteIn</text:p>
          </table:table-cell>
          <table:table-cell office:value-type="string">
            <text:p>kuntAn</text:p>
          </table:table-cell>
          <table:table-cell/>
          <table:table-cell office:value-type="string">
            <text:p>k@nteIn</text:p>
          </table:table-cell>
          <table:table-cell office:value-type="string">
            <text:p>kuntAn</text:p>
          </table:table-cell>
          <table:table-cell/>
          <table:table-cell office:value-type="string">
            <text:p>k@nteIn</text:p>
          </table:table-cell>
          <table:table-cell office:value-type="string">
            <text:p>kuntAn</text:p>
          </table:table-cell>
          <table:table-cell/>
          <table:table-cell office:value-type="string">
            <text:p>kuntA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ntinue</text:p>
          </table:table-cell>
          <table:table-cell office:value-type="string">
            <text:p>3 dzn</text:p>
          </table:table-cell>
          <table:table-cell office:value-type="string">
            <text:p>k@ntInju:</text:p>
          </table:table-cell>
          <table:table-cell office:value-type="string">
            <text:p>kuntinyU</text:p>
          </table:table-cell>
          <table:table-cell/>
          <table:table-cell office:value-type="string">
            <text:p>k@ntInju</text:p>
          </table:table-cell>
          <table:table-cell office:value-type="string">
            <text:p>kuntinyU</text:p>
          </table:table-cell>
          <table:table-cell/>
          <table:table-cell office:value-type="string">
            <text:p>k@ntInju</text:p>
          </table:table-cell>
          <table:table-cell office:value-type="string">
            <text:p>kuntinyU</text:p>
          </table:table-cell>
          <table:table-cell/>
          <table:table-cell office:value-type="string">
            <text:p>kuntinyU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3">
          <table:table-cell table:style-name="Default" table:number-columns-repeated="1023"/>
          <table:table-cell/>
        </table:table-row>
        <table:table-row table:style-name="ro4">
          <table:table-cell office:value-type="string">
            <text:p>control</text:p>
          </table:table-cell>
          <table:table-cell table:style-name="Default" office:value-type="string">
            <text:p>1 dzn</text:p>
          </table:table-cell>
          <table:table-cell office:value-type="string">
            <text:p>1-k@ntr@Ul <text:s/>2-k@NtrQUl</text:p>
          </table:table-cell>
          <table:table-cell office:value-type="string">
            <text:p>1-kuntrOl-&gt;1 <text:s/>2=1</text:p>
          </table:table-cell>
          <table:table-cell/>
          <table:table-cell office:value-type="string">
            <text:p>k@ntroUl</text:p>
          </table:table-cell>
          <table:table-cell office:value-type="string">
            <text:p>kuntrOl</text:p>
          </table:table-cell>
          <table:table-cell/>
          <table:table-cell office:value-type="string">
            <text:p>k@ntroUl</text:p>
          </table:table-cell>
          <table:table-cell office:value-type="string">
            <text:p>kuntrOl</text:p>
          </table:table-cell>
          <table:table-cell/>
          <table:table-cell office:value-type="string">
            <text:p>kuntrOl</text:p>
          </table:table-cell>
          <table:table-cell table:number-columns-repeated="5"/>
          <table:table-cell office:value-type="string">
            <text:p>RP-2 is a variant derived by rule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nvert</text:p>
          </table:table-cell>
          <table:table-cell office:value-type="string">
            <text:p>1 _dsn</text:p>
          </table:table-cell>
          <table:table-cell office:value-type="string">
            <text:p>k@nv3:t</text:p>
          </table:table-cell>
          <table:table-cell office:value-type="string">
            <text:p>kunvüt</text:p>
          </table:table-cell>
          <table:table-cell/>
          <table:table-cell office:value-type="string">
            <text:p>k@nv3`:t</text:p>
          </table:table-cell>
          <table:table-cell office:value-type="string">
            <text:p>kunvüt</text:p>
          </table:table-cell>
          <table:table-cell/>
          <table:table-cell office:value-type="string">
            <text:p>k@nv3t</text:p>
          </table:table-cell>
          <table:table-cell office:value-type="string">
            <text:p>kunvüt</text:p>
          </table:table-cell>
          <table:table-cell/>
          <table:table-cell office:value-type="string">
            <text:p>kunvü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ok</text:p>
          </table:table-cell>
          <table:table-cell office:value-type="string">
            <text:p>1 tsn</text:p>
          </table:table-cell>
          <table:table-cell office:value-type="string">
            <text:p>kUk</text:p>
          </table:table-cell>
          <table:table-cell office:value-type="string">
            <text:p>kVk</text:p>
          </table:table-cell>
          <table:table-cell/>
          <table:table-cell office:value-type="string">
            <text:p>kUk</text:p>
          </table:table-cell>
          <table:table-cell office:value-type="string">
            <text:p>kVk</text:p>
          </table:table-cell>
          <table:table-cell/>
          <table:table-cell office:value-type="string">
            <text:p>kUk</text:p>
          </table:table-cell>
          <table:table-cell office:value-type="string">
            <text:p>kVk</text:p>
          </table:table-cell>
          <table:table-cell/>
          <table:table-cell office:value-type="string">
            <text:p>kV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pe</text:p>
          </table:table-cell>
          <table:table-cell office:value-type="string">
            <text:p>3 tsn</text:p>
          </table:table-cell>
          <table:table-cell office:value-type="string">
            <text:p>k@Up</text:p>
          </table:table-cell>
          <table:table-cell office:value-type="string">
            <text:p>kOp</text:p>
          </table:table-cell>
          <table:table-cell/>
          <table:table-cell office:value-type="string">
            <text:p>koUp</text:p>
          </table:table-cell>
          <table:table-cell office:value-type="string">
            <text:p>kOp</text:p>
          </table:table-cell>
          <table:table-cell/>
          <table:table-cell office:value-type="string">
            <text:p>koUp</text:p>
          </table:table-cell>
          <table:table-cell office:value-type="string">
            <text:p>kOp</text:p>
          </table:table-cell>
          <table:table-cell/>
          <table:table-cell office:value-type="string">
            <text:p>kOp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st</text:p>
          </table:table-cell>
          <table:table-cell office:value-type="string">
            <text:p>1 _dsn</text:p>
          </table:table-cell>
          <table:table-cell office:value-type="string">
            <text:p>1-kQst <text:s/>2-kO:st</text:p>
          </table:table-cell>
          <table:table-cell office:value-type="string">
            <text:p>1-kost-&gt;1 <text:s/>2-kQst-&gt;1</text:p>
          </table:table-cell>
          <table:table-cell/>
          <table:table-cell office:value-type="string">
            <text:p>1-kQ:st <text:s/>2-kA:st</text:p>
          </table:table-cell>
          <table:table-cell office:value-type="string">
            <text:p>1-kost-&gt;1 <text:s/>2-kRst-&gt;1</text:p>
          </table:table-cell>
          <table:table-cell/>
          <table:table-cell office:value-type="string">
            <text:p>kQst</text:p>
          </table:table-cell>
          <table:table-cell office:value-type="string">
            <text:p>kost</text:p>
          </table:table-cell>
          <table:table-cell/>
          <table:table-cell office:value-type="string">
            <text:p>kost</text:p>
          </table:table-cell>
          <table:table-cell table:number-columns-repeated="3"/>
          <table:table-cell office:value-type="string">
            <text:p>RP-2:1.17 <text:s/>GA-x:1.17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uld</text:p>
          </table:table-cell>
          <table:table-cell office:value-type="string">
            <text:p>5</text:p>
          </table:table-cell>
          <table:table-cell office:value-type="string">
            <text:p>kUd <text:s/>[occasional weak form /k@d/]</text:p>
          </table:table-cell>
          <table:table-cell office:value-type="string">
            <text:p>kVd</text:p>
          </table:table-cell>
          <table:table-cell/>
          <table:table-cell office:value-type="string">
            <text:p>kUd</text:p>
          </table:table-cell>
          <table:table-cell office:value-type="string">
            <text:p>kVd</text:p>
          </table:table-cell>
          <table:table-cell/>
          <table:table-cell table:number-columns-repeated="2" office:value-type="string">
            <text:p>kVd</text:p>
          </table:table-cell>
          <table:table-cell/>
          <table:table-cell office:value-type="string">
            <text:p>kVd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uldn't</text:p>
          </table:table-cell>
          <table:table-cell office:value-type="string">
            <text:p>5</text:p>
          </table:table-cell>
          <table:table-cell office:value-type="string">
            <text:p>kUd=nt</text:p>
          </table:table-cell>
          <table:table-cell office:value-type="string">
            <text:p>kVdnt</text:p>
          </table:table-cell>
          <table:table-cell/>
          <table:table-cell office:value-type="string">
            <text:p>kUd=nt</text:p>
          </table:table-cell>
          <table:table-cell office:value-type="string">
            <text:p>kVdnt</text:p>
          </table:table-cell>
          <table:table-cell/>
          <table:table-cell table:number-columns-repeated="2" office:value-type="string">
            <text:p>kVdnt</text:p>
          </table:table-cell>
          <table:table-cell/>
          <table:table-cell office:value-type="string">
            <text:p>kVdn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unt</text:p>
          </table:table-cell>
          <table:table-cell office:value-type="string">
            <text:p>1 _dsn</text:p>
          </table:table-cell>
          <table:table-cell office:value-type="string">
            <text:p>kaUnt</text:p>
          </table:table-cell>
          <table:table-cell office:value-type="string">
            <text:p>kWnt</text:p>
          </table:table-cell>
          <table:table-cell/>
          <table:table-cell office:value-type="string">
            <text:p>kaUnt</text:p>
          </table:table-cell>
          <table:table-cell office:value-type="string">
            <text:p>kWnt</text:p>
          </table:table-cell>
          <table:table-cell/>
          <table:table-cell office:value-type="string">
            <text:p>kaUnt</text:p>
          </table:table-cell>
          <table:table-cell office:value-type="string">
            <text:p>kWnt</text:p>
          </table:table-cell>
          <table:table-cell/>
          <table:table-cell office:value-type="string">
            <text:p>kWn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over</text:p>
          </table:table-cell>
          <table:table-cell office:value-type="string">
            <text:p>1 dzn</text:p>
          </table:table-cell>
          <table:table-cell office:value-type="string">
            <text:p>kVv@</text:p>
          </table:table-cell>
          <table:table-cell office:value-type="string">
            <text:p>kuvuÑ</text:p>
          </table:table-cell>
          <table:table-cell/>
          <table:table-cell office:value-type="string">
            <text:p>kVv=r</text:p>
          </table:table-cell>
          <table:table-cell office:value-type="string">
            <text:p>kuvuÑ</text:p>
          </table:table-cell>
          <table:table-cell/>
          <table:table-cell office:value-type="string">
            <text:p>kVv@</text:p>
          </table:table-cell>
          <table:table-cell office:value-type="string">
            <text:p>kuvuÑ</text:p>
          </table:table-cell>
          <table:table-cell/>
          <table:table-cell office:value-type="string">
            <text:p>kuvuÑ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reate</text:p>
          </table:table-cell>
          <table:table-cell office:value-type="string">
            <text:p>3 _dsn</text:p>
          </table:table-cell>
          <table:table-cell office:value-type="string">
            <text:p>krieIt</text:p>
          </table:table-cell>
          <table:table-cell office:value-type="string">
            <text:p>krEAt</text:p>
          </table:table-cell>
          <table:table-cell/>
          <table:table-cell office:value-type="string">
            <text:p>krieIt</text:p>
          </table:table-cell>
          <table:table-cell office:value-type="string">
            <text:p>krEAt</text:p>
          </table:table-cell>
          <table:table-cell/>
          <table:table-cell office:value-type="string">
            <text:p>krieIt</text:p>
          </table:table-cell>
          <table:table-cell office:value-type="string">
            <text:p>krEAt</text:p>
          </table:table-cell>
          <table:table-cell/>
          <table:table-cell office:value-type="string">
            <text:p>krEA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ross</text:p>
          </table:table-cell>
          <table:table-cell office:value-type="string">
            <text:p>2 t_zn</text:p>
          </table:table-cell>
          <table:table-cell office:value-type="string">
            <text:p>1-krQs <text:s/>2-krO:s</text:p>
          </table:table-cell>
          <table:table-cell office:value-type="string">
            <text:p>1-kros-&gt;1 <text:s/>2-krQs-&gt;1</text:p>
          </table:table-cell>
          <table:table-cell/>
          <table:table-cell office:value-type="string">
            <text:p>1-krQ:s <text:s/>2-krA:s</text:p>
          </table:table-cell>
          <table:table-cell office:value-type="string">
            <text:p>1-kros-&gt;1 <text:s/>2-krRs-&gt;1</text:p>
          </table:table-cell>
          <table:table-cell/>
          <table:table-cell office:value-type="string">
            <text:p>krQs</text:p>
          </table:table-cell>
          <table:table-cell office:value-type="string">
            <text:p>kros</text:p>
          </table:table-cell>
          <table:table-cell/>
          <table:table-cell office:value-type="string">
            <text:p>kros</text:p>
          </table:table-cell>
          <table:table-cell table:number-columns-repeated="3"/>
          <table:table-cell office:value-type="string">
            <text:p>RP-2:1.17 <text:s/>GA-x:1.17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cry</text:p>
          </table:table-cell>
          <table:table-cell office:value-type="string">
            <text:p>4 dzn</text:p>
          </table:table-cell>
          <table:table-cell office:value-type="string">
            <text:p>kraI</text:p>
          </table:table-cell>
          <table:table-cell office:value-type="string">
            <text:p>krI</text:p>
          </table:table-cell>
          <table:table-cell/>
          <table:table-cell office:value-type="string">
            <text:p>kraI</text:p>
          </table:table-cell>
          <table:table-cell office:value-type="string">
            <text:p>krI</text:p>
          </table:table-cell>
          <table:table-cell/>
          <table:table-cell office:value-type="string">
            <text:p>kraI</text:p>
          </table:table-cell>
          <table:table-cell office:value-type="string">
            <text:p>krI</text:p>
          </table:table-cell>
          <table:table-cell/>
          <table:table-cell office:value-type="string">
            <text:p>krI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3">
          <table:table-cell table:style-name="Default" table:number-columns-repeated="1023"/>
          <table:table-cell/>
        </table:table-row>
        <table:table-row table:style-name="ro4">
          <table:table-cell office:value-type="string">
            <text:p>damage</text:p>
          </table:table-cell>
          <table:table-cell office:value-type="string">
            <text:p>3 d_zn</text:p>
          </table:table-cell>
          <table:table-cell office:value-type="string">
            <text:p>d{mIdZ</text:p>
          </table:table-cell>
          <table:table-cell office:value-type="string">
            <text:p>damij</text:p>
          </table:table-cell>
          <table:table-cell/>
          <table:table-cell office:value-type="string">
            <text:p>d{mIdZ</text:p>
          </table:table-cell>
          <table:table-cell office:value-type="string">
            <text:p>damij</text:p>
          </table:table-cell>
          <table:table-cell/>
          <table:table-cell office:value-type="string">
            <text:p>d{mIdZ</text:p>
          </table:table-cell>
          <table:table-cell office:value-type="string">
            <text:p>damij</text:p>
          </table:table-cell>
          <table:table-cell/>
          <table:table-cell office:value-type="string">
            <text:p>damij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ance</text:p>
          </table:table-cell>
          <table:table-cell office:value-type="string">
            <text:p>3 t_zn</text:p>
          </table:table-cell>
          <table:table-cell office:value-type="string">
            <text:p>dA:n(t)s</text:p>
          </table:table-cell>
          <table:table-cell office:value-type="string">
            <text:p>dRns</text:p>
          </table:table-cell>
          <table:table-cell/>
          <table:table-cell office:value-type="string">
            <text:p>d{n(t)s</text:p>
          </table:table-cell>
          <table:table-cell office:value-type="string">
            <text:p>dans</text:p>
          </table:table-cell>
          <table:table-cell/>
          <table:table-cell office:value-type="string">
            <text:p>1-d{ns <text:s/>2-dAns</text:p>
          </table:table-cell>
          <table:table-cell office:value-type="string">
            <text:p>1-dans-&gt;1 <text:s/>2-dRns-&gt;1</text:p>
          </table:table-cell>
          <table:table-cell/>
          <table:table-cell office:value-type="string">
            <text:p>dans</text:p>
          </table:table-cell>
          <table:table-cell table:number-columns-repeated="3"/>
          <table:table-cell office:value-type="string">
            <text:p>RP-1:1.16 <text:s/>Au-2:1.16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3">
          <table:table-cell table:style-name="Default" table:number-columns-repeated="1023"/>
          <table:table-cell/>
        </table:table-row>
        <table:table-row table:style-name="ro4">
          <table:table-cell office:value-type="string">
            <text:p>decide</text:p>
          </table:table-cell>
          <table:table-cell office:value-type="string">
            <text:p>3 _dzn</text:p>
          </table:table-cell>
          <table:table-cell office:value-type="string">
            <text:p>1-dIsaId <text:s/>2-d@saId</text:p>
          </table:table-cell>
          <table:table-cell office:value-type="string">
            <text:p>1-disId-&gt;1 <text:s/>2-dusId-&gt;1</text:p>
          </table:table-cell>
          <table:table-cell/>
          <table:table-cell office:value-type="string">
            <text:p>dIsaId</text:p>
          </table:table-cell>
          <table:table-cell office:value-type="string">
            <text:p>disId</text:p>
          </table:table-cell>
          <table:table-cell/>
          <table:table-cell office:value-type="string">
            <text:p>d@saId</text:p>
          </table:table-cell>
          <table:table-cell office:value-type="string">
            <text:p>disId</text:p>
          </table:table-cell>
          <table:table-cell/>
          <table:table-cell office:value-type="string">
            <text:p>disId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clare</text:p>
          </table:table-cell>
          <table:table-cell office:value-type="string">
            <text:p>3 dzn</text:p>
          </table:table-cell>
          <table:table-cell office:value-type="string">
            <text:p>1-dIkle@ <text:s/>2-d@kle@</text:p>
          </table:table-cell>
          <table:table-cell office:value-type="string">
            <text:p>1-diklÄ-&gt;1 <text:s/>2-duklÄ-&gt;1</text:p>
          </table:table-cell>
          <table:table-cell/>
          <table:table-cell office:value-type="string">
            <text:p>1-dIkle=r <text:s/>2-dIkl{=r</text:p>
          </table:table-cell>
          <table:table-cell office:value-type="string">
            <text:p>1-diklÄ-&gt;1 <text:s/>2-diklar-&gt;1</text:p>
          </table:table-cell>
          <table:table-cell/>
          <table:table-cell office:value-type="string">
            <text:p>d@klE@</text:p>
          </table:table-cell>
          <table:table-cell office:value-type="string">
            <text:p>duklÄ</text:p>
          </table:table-cell>
          <table:table-cell/>
          <table:table-cell office:value-type="string">
            <text:p>diklÄ</text:p>
          </table:table-cell>
          <table:table-cell table:number-columns-repeated="3"/>
          <table:table-cell office:value-type="string">
            <text:p>RP-2:1.25 <text:s/>GA-2:2.20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fend</text:p>
          </table:table-cell>
          <table:table-cell office:value-type="string">
            <text:p>1 _dzn</text:p>
          </table:table-cell>
          <table:table-cell office:value-type="string">
            <text:p>1-dIfend <text:s/>2-d@fend</text:p>
          </table:table-cell>
          <table:table-cell office:value-type="string">
            <text:p>1-difend-&gt;1 <text:s/>2-dufend-&gt;1</text:p>
          </table:table-cell>
          <table:table-cell/>
          <table:table-cell office:value-type="string">
            <text:p>dIfend</text:p>
          </table:table-cell>
          <table:table-cell office:value-type="string">
            <text:p>difend</text:p>
          </table:table-cell>
          <table:table-cell/>
          <table:table-cell office:value-type="string">
            <text:p>d@fEnd</text:p>
          </table:table-cell>
          <table:table-cell office:value-type="string">
            <text:p>dufend</text:p>
          </table:table-cell>
          <table:table-cell/>
          <table:table-cell office:value-type="string">
            <text:p>difend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fine</text:p>
          </table:table-cell>
          <table:table-cell office:value-type="string">
            <text:p>3 dzn</text:p>
          </table:table-cell>
          <table:table-cell office:value-type="string">
            <text:p>1-dIfaIn <text:s/>2-d@faIn</text:p>
          </table:table-cell>
          <table:table-cell office:value-type="string">
            <text:p>1-difIn-&gt;1 <text:s/>2-dufIn-&gt;1</text:p>
          </table:table-cell>
          <table:table-cell/>
          <table:table-cell office:value-type="string">
            <text:p>dIfaIn</text:p>
          </table:table-cell>
          <table:table-cell office:value-type="string">
            <text:p>difIn</text:p>
          </table:table-cell>
          <table:table-cell/>
          <table:table-cell office:value-type="string">
            <text:p>d@faIn</text:p>
          </table:table-cell>
          <table:table-cell office:value-type="string">
            <text:p>dufIn</text:p>
          </table:table-cell>
          <table:table-cell/>
          <table:table-cell office:value-type="string">
            <text:p>difIn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liver</text:p>
          </table:table-cell>
          <table:table-cell office:value-type="string">
            <text:p>1 dzn</text:p>
          </table:table-cell>
          <table:table-cell office:value-type="string">
            <text:p>1-dIlIv@ <text:s/>2-d@lIv@</text:p>
          </table:table-cell>
          <table:table-cell office:value-type="string">
            <text:p>1-dilivuÑ-&gt;1 <text:s/>2-dulivuÑ-&gt;1</text:p>
          </table:table-cell>
          <table:table-cell/>
          <table:table-cell office:value-type="string">
            <text:p>dIlIv@</text:p>
          </table:table-cell>
          <table:table-cell office:value-type="string">
            <text:p>dilivuÑ</text:p>
          </table:table-cell>
          <table:table-cell/>
          <table:table-cell office:value-type="string">
            <text:p>d@lIv@</text:p>
          </table:table-cell>
          <table:table-cell office:value-type="string">
            <text:p>dulivuÑ</text:p>
          </table:table-cell>
          <table:table-cell/>
          <table:table-cell office:value-type="string">
            <text:p>dilivuÑ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mand</text:p>
          </table:table-cell>
          <table:table-cell office:value-type="string">
            <text:p>1 _dzn</text:p>
          </table:table-cell>
          <table:table-cell office:value-type="string">
            <text:p>1-dImA:nd <text:s/>2-d@mA:nd</text:p>
          </table:table-cell>
          <table:table-cell office:value-type="string">
            <text:p>1-dimRnd-&gt;1 <text:s/>2-dumRnd-&gt;1</text:p>
          </table:table-cell>
          <table:table-cell/>
          <table:table-cell office:value-type="string">
            <text:p>dIm{nd</text:p>
          </table:table-cell>
          <table:table-cell office:value-type="string">
            <text:p>dimand</text:p>
          </table:table-cell>
          <table:table-cell/>
          <table:table-cell office:value-type="string">
            <text:p>1-d@m{nd <text:s/>2-d@mAnd</text:p>
          </table:table-cell>
          <table:table-cell office:value-type="string">
            <text:p>1-dumand-&gt;1 <text:s/>2-dumRnd-&gt;1</text:p>
          </table:table-cell>
          <table:table-cell/>
          <table:table-cell office:value-type="string">
            <text:p>dimand</text:p>
          </table:table-cell>
          <table:table-cell table:number-columns-repeated="3"/>
          <table:table-cell office:value-type="string">
            <text:p>RP-x:1.16 <text:s/>RP-2:1.25 <text:s/>Au-x:1.25 <text:s/>Au-2:1.16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monstrate</text:p>
          </table:table-cell>
          <table:table-cell office:value-type="string">
            <text:p>3 _dsn</text:p>
          </table:table-cell>
          <table:table-cell office:value-type="string">
            <text:p>dem@nstreIt</text:p>
          </table:table-cell>
          <table:table-cell office:value-type="string">
            <text:p>demunstrAt</text:p>
          </table:table-cell>
          <table:table-cell/>
          <table:table-cell office:value-type="string">
            <text:p>dem@nstreIt</text:p>
          </table:table-cell>
          <table:table-cell office:value-type="string">
            <text:p>demunstrAt</text:p>
          </table:table-cell>
          <table:table-cell/>
          <table:table-cell office:value-type="string">
            <text:p>dEm@nstreIt</text:p>
          </table:table-cell>
          <table:table-cell office:value-type="string">
            <text:p>demunstrAt</text:p>
          </table:table-cell>
          <table:table-cell/>
          <table:table-cell office:value-type="string">
            <text:p>demunstrA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ny</text:p>
          </table:table-cell>
          <table:table-cell office:value-type="string">
            <text:p>4 dzn</text:p>
          </table:table-cell>
          <table:table-cell office:value-type="string">
            <text:p>1-dInaI <text:s/>2-d@naI</text:p>
          </table:table-cell>
          <table:table-cell office:value-type="string">
            <text:p>1-dinI-&gt;1 <text:s/>2-dunI-&gt;1</text:p>
          </table:table-cell>
          <table:table-cell/>
          <table:table-cell office:value-type="string">
            <text:p>dInaI</text:p>
          </table:table-cell>
          <table:table-cell office:value-type="string">
            <text:p>dinI</text:p>
          </table:table-cell>
          <table:table-cell/>
          <table:table-cell office:value-type="string">
            <text:p>d@naI</text:p>
          </table:table-cell>
          <table:table-cell office:value-type="string">
            <text:p>dunI</text:p>
          </table:table-cell>
          <table:table-cell/>
          <table:table-cell office:value-type="string">
            <text:p>dinI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pend</text:p>
          </table:table-cell>
          <table:table-cell office:value-type="string">
            <text:p>1 _dzn</text:p>
          </table:table-cell>
          <table:table-cell office:value-type="string">
            <text:p>1-dIpend <text:s/>2-d@pend</text:p>
          </table:table-cell>
          <table:table-cell office:value-type="string">
            <text:p>1-dipend-&gt;1 <text:s/>2-dupend-&gt;1</text:p>
          </table:table-cell>
          <table:table-cell/>
          <table:table-cell office:value-type="string">
            <text:p>dIpend</text:p>
          </table:table-cell>
          <table:table-cell office:value-type="string">
            <text:p>dipend</text:p>
          </table:table-cell>
          <table:table-cell/>
          <table:table-cell office:value-type="string">
            <text:p>d@pEnd</text:p>
          </table:table-cell>
          <table:table-cell office:value-type="string">
            <text:p>dupend</text:p>
          </table:table-cell>
          <table:table-cell/>
          <table:table-cell office:value-type="string">
            <text:p>dipend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rive</text:p>
          </table:table-cell>
          <table:table-cell office:value-type="string">
            <text:p>3 dzn</text:p>
          </table:table-cell>
          <table:table-cell office:value-type="string">
            <text:p>1-dIraIv <text:s/>2-d@raIv</text:p>
          </table:table-cell>
          <table:table-cell office:value-type="string">
            <text:p>1-dirIv-&gt;1 <text:s/>2-durIv-&gt;1</text:p>
          </table:table-cell>
          <table:table-cell/>
          <table:table-cell office:value-type="string">
            <text:p>dIraIv</text:p>
          </table:table-cell>
          <table:table-cell office:value-type="string">
            <text:p>dirIv</text:p>
          </table:table-cell>
          <table:table-cell/>
          <table:table-cell office:value-type="string">
            <text:p>d@raIv</text:p>
          </table:table-cell>
          <table:table-cell office:value-type="string">
            <text:p>durIv</text:p>
          </table:table-cell>
          <table:table-cell/>
          <table:table-cell office:value-type="string">
            <text:p>dirIv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scribe</text:p>
          </table:table-cell>
          <table:table-cell office:value-type="string">
            <text:p>3 dzn</text:p>
          </table:table-cell>
          <table:table-cell office:value-type="string">
            <text:p>1-dIskraIb <text:s/>2-d@skraIb</text:p>
          </table:table-cell>
          <table:table-cell office:value-type="string">
            <text:p>1-diskrIb-&gt;1 <text:s/>2-duskrIb-&gt;1</text:p>
          </table:table-cell>
          <table:table-cell/>
          <table:table-cell office:value-type="string">
            <text:p>dIskraIb</text:p>
          </table:table-cell>
          <table:table-cell office:value-type="string">
            <text:p>diskrIb</text:p>
          </table:table-cell>
          <table:table-cell/>
          <table:table-cell office:value-type="string">
            <text:p>d@skraIb</text:p>
          </table:table-cell>
          <table:table-cell office:value-type="string">
            <text:p>duskrIb</text:p>
          </table:table-cell>
          <table:table-cell/>
          <table:table-cell office:value-type="string">
            <text:p>diskrIb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sign</text:p>
          </table:table-cell>
          <table:table-cell office:value-type="string">
            <text:p>1 dzn</text:p>
          </table:table-cell>
          <table:table-cell office:value-type="string">
            <text:p>1-dIzaIn <text:s/>2-d@zaIn</text:p>
          </table:table-cell>
          <table:table-cell office:value-type="string">
            <text:p>1-dizIn-&gt;1 <text:s/>2-duzIn-&gt;1</text:p>
          </table:table-cell>
          <table:table-cell/>
          <table:table-cell office:value-type="string">
            <text:p>dIzaIn</text:p>
          </table:table-cell>
          <table:table-cell office:value-type="string">
            <text:p>dizIn</text:p>
          </table:table-cell>
          <table:table-cell/>
          <table:table-cell office:value-type="string">
            <text:p>d@zaIn</text:p>
          </table:table-cell>
          <table:table-cell office:value-type="string">
            <text:p>duzIn</text:p>
          </table:table-cell>
          <table:table-cell/>
          <table:table-cell office:value-type="string">
            <text:p>dizIn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stroy</text:p>
          </table:table-cell>
          <table:table-cell office:value-type="string">
            <text:p>1 dzn</text:p>
          </table:table-cell>
          <table:table-cell office:value-type="string">
            <text:p>1-dIstrOI <text:s/>2-d@strOI</text:p>
          </table:table-cell>
          <table:table-cell office:value-type="string">
            <text:p>1-distrY-&gt;1 <text:s/>2-dustrY-&gt;1</text:p>
          </table:table-cell>
          <table:table-cell/>
          <table:table-cell office:value-type="string">
            <text:p>dIstrOI</text:p>
          </table:table-cell>
          <table:table-cell office:value-type="string">
            <text:p>distrY</text:p>
          </table:table-cell>
          <table:table-cell/>
          <table:table-cell office:value-type="string">
            <text:p>d@strOI</text:p>
          </table:table-cell>
          <table:table-cell office:value-type="string">
            <text:p>dustrY</text:p>
          </table:table-cell>
          <table:table-cell/>
          <table:table-cell office:value-type="string">
            <text:p>distrY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termine</text:p>
          </table:table-cell>
          <table:table-cell office:value-type="string">
            <text:p>3 dzn</text:p>
          </table:table-cell>
          <table:table-cell office:value-type="string">
            <text:p>1-dIt3:mIn <text:s/>2-d@t3:mIn <text:s/>3-dIt3:m@n</text:p>
          </table:table-cell>
          <table:table-cell office:value-type="string">
            <text:p>1-ditümin-&gt;1 <text:s/>2-dutümin-&gt;1 <text:s/>3-ditümun-&gt;1</text:p>
          </table:table-cell>
          <table:table-cell/>
          <table:table-cell office:value-type="string">
            <text:p>dIt3`:mIn</text:p>
          </table:table-cell>
          <table:table-cell office:value-type="string">
            <text:p>ditümin</text:p>
          </table:table-cell>
          <table:table-cell/>
          <table:table-cell office:value-type="string">
            <text:p>d@t3m@n</text:p>
          </table:table-cell>
          <table:table-cell office:value-type="string">
            <text:p>ditümin</text:p>
          </table:table-cell>
          <table:table-cell table:number-columns-repeated="5"/>
          <table:table-cell office:value-type="string">
            <text:p>RP-2:1.25 <text:s/>RP-3:3.25 <text:s/>Au-1:1.25:3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evelop</text:p>
          </table:table-cell>
          <table:table-cell office:value-type="string">
            <text:p>1 tsn</text:p>
          </table:table-cell>
          <table:table-cell office:value-type="string">
            <text:p>1-dIvel@p <text:s/>2-d@vel@p</text:p>
          </table:table-cell>
          <table:table-cell office:value-type="string">
            <text:p>1-divelup-&gt;1 <text:s/>2-duvelup-&gt;1</text:p>
          </table:table-cell>
          <table:table-cell/>
          <table:table-cell office:value-type="string">
            <text:p>dIvel@p</text:p>
          </table:table-cell>
          <table:table-cell office:value-type="string">
            <text:p>divelup</text:p>
          </table:table-cell>
          <table:table-cell/>
          <table:table-cell office:value-type="string">
            <text:p>d@vEl@p</text:p>
          </table:table-cell>
          <table:table-cell office:value-type="string">
            <text:p>duvelup</text:p>
          </table:table-cell>
          <table:table-cell/>
          <table:table-cell office:value-type="string">
            <text:p>dibelup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ie</text:p>
          </table:table-cell>
          <table:table-cell office:value-type="string">
            <text:p>5</text:p>
          </table:table-cell>
          <table:table-cell office:value-type="string">
            <text:p>daI</text:p>
          </table:table-cell>
          <table:table-cell office:value-type="string">
            <text:p>dI</text:p>
          </table:table-cell>
          <table:table-cell/>
          <table:table-cell office:value-type="string">
            <text:p>daI</text:p>
          </table:table-cell>
          <table:table-cell office:value-type="string">
            <text:p>dI</text:p>
          </table:table-cell>
          <table:table-cell/>
          <table:table-cell office:value-type="string">
            <text:p>daI</text:p>
          </table:table-cell>
          <table:table-cell office:value-type="string">
            <text:p>dI</text:p>
          </table:table-cell>
          <table:table-cell/>
          <table:table-cell office:value-type="string">
            <text:p>dI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irect</text:p>
          </table:table-cell>
          <table:table-cell office:value-type="string">
            <text:p>1 _dsn</text:p>
          </table:table-cell>
          <table:table-cell office:value-type="string">
            <text:p>1-d@rekt <text:s/>2-dIrekt <text:s/>3-daI=rekt</text:p>
          </table:table-cell>
          <table:table-cell office:value-type="string">
            <text:p>1-durekt-&gt;1 <text:s/>2-direkt-&gt;1 <text:s/>3-dIrekt-&gt;2</text:p>
          </table:table-cell>
          <table:table-cell/>
          <table:table-cell office:value-type="string">
            <text:p>d@rekt</text:p>
          </table:table-cell>
          <table:table-cell office:value-type="string">
            <text:p>durekt-&gt;1</text:p>
          </table:table-cell>
          <table:table-cell/>
          <table:table-cell office:value-type="string">
            <text:p>1-d@rEkt <text:s/>2-daIrEkt</text:p>
          </table:table-cell>
          <table:table-cell office:value-type="string">
            <text:p>1-durekt-&gt;1 <text:s/>2-dIrekt-&gt;3</text:p>
          </table:table-cell>
          <table:table-cell/>
          <table:table-cell office:value-type="string">
            <text:p>durekt</text:p>
          </table:table-cell>
          <table:table-cell office:value-type="string">
            <text:p>direkt <text:s/>dIrekt</text:p>
          </table:table-cell>
          <table:table-cell table:number-columns-repeated="4"/>
          <table:table-cell office:value-type="string">
            <text:p>rule 25 rabbIt exception (commA set takes precedence)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isappear</text:p>
          </table:table-cell>
          <table:table-cell office:value-type="string">
            <text:p>1 dzn</text:p>
          </table:table-cell>
          <table:table-cell office:value-type="string">
            <text:p>dIs@pI@</text:p>
          </table:table-cell>
          <table:table-cell office:value-type="string">
            <text:p>disupË</text:p>
          </table:table-cell>
          <table:table-cell/>
          <table:table-cell office:value-type="string">
            <text:p>dIs@pI=r</text:p>
          </table:table-cell>
          <table:table-cell office:value-type="string">
            <text:p>disupË</text:p>
          </table:table-cell>
          <table:table-cell/>
          <table:table-cell office:value-type="string">
            <text:p>dIs@pI@</text:p>
          </table:table-cell>
          <table:table-cell office:value-type="string">
            <text:p>disupË</text:p>
          </table:table-cell>
          <table:table-cell/>
          <table:table-cell office:value-type="string">
            <text:p>disupË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iscover</text:p>
          </table:table-cell>
          <table:table-cell office:value-type="string">
            <text:p>1 dzn</text:p>
          </table:table-cell>
          <table:table-cell office:value-type="string">
            <text:p>1-dIskVv@ <text:s/>2-d@skVv@</text:p>
          </table:table-cell>
          <table:table-cell office:value-type="string">
            <text:p>1-diskuvuÑ-&gt;1 <text:s/>2-duskuvuÑ-&gt;1</text:p>
          </table:table-cell>
          <table:table-cell/>
          <table:table-cell office:value-type="string">
            <text:p>dIskVv=r</text:p>
          </table:table-cell>
          <table:table-cell office:value-type="string">
            <text:p>diskuvur</text:p>
          </table:table-cell>
          <table:table-cell/>
          <table:table-cell office:value-type="string">
            <text:p>d@skVv@</text:p>
          </table:table-cell>
          <table:table-cell office:value-type="string">
            <text:p>duskuvuÑ</text:p>
          </table:table-cell>
          <table:table-cell/>
          <table:table-cell office:value-type="string">
            <text:p>diskuvuÑ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iscuss</text:p>
          </table:table-cell>
          <table:table-cell office:value-type="string">
            <text:p>2 t_sn</text:p>
          </table:table-cell>
          <table:table-cell office:value-type="string">
            <text:p>1-dIskVs <text:s/>2-d@skVs</text:p>
          </table:table-cell>
          <table:table-cell office:value-type="string">
            <text:p>1-diskus-&gt;1 <text:s/>2-duskus-&gt;1</text:p>
          </table:table-cell>
          <table:table-cell/>
          <table:table-cell office:value-type="string">
            <text:p>dIskVs</text:p>
          </table:table-cell>
          <table:table-cell office:value-type="string">
            <text:p>diskus</text:p>
          </table:table-cell>
          <table:table-cell/>
          <table:table-cell office:value-type="string">
            <text:p>d@skVs</text:p>
          </table:table-cell>
          <table:table-cell office:value-type="string">
            <text:p>duskus</text:p>
          </table:table-cell>
          <table:table-cell/>
          <table:table-cell office:value-type="string">
            <text:p>diskus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ismiss</text:p>
          </table:table-cell>
          <table:table-cell office:value-type="string">
            <text:p>2 t_zn</text:p>
          </table:table-cell>
          <table:table-cell office:value-type="string">
            <text:p>dIsmIs</text:p>
          </table:table-cell>
          <table:table-cell office:value-type="string">
            <text:p>dismis</text:p>
          </table:table-cell>
          <table:table-cell/>
          <table:table-cell office:value-type="string">
            <text:p>dIsmIs</text:p>
          </table:table-cell>
          <table:table-cell office:value-type="string">
            <text:p>dismis</text:p>
          </table:table-cell>
          <table:table-cell/>
          <table:table-cell office:value-type="string">
            <text:p>dIsmIs</text:p>
          </table:table-cell>
          <table:table-cell office:value-type="string">
            <text:p>dismis</text:p>
          </table:table-cell>
          <table:table-cell/>
          <table:table-cell office:value-type="string">
            <text:p>dismi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display</text:p>
          </table:table-cell>
          <table:table-cell office:value-type="string">
            <text:p>1 dzn</text:p>
          </table:table-cell>
          <table:table-cell office:value-type="string">
            <text:p>dIspleI</text:p>
          </table:table-cell>
          <table:table-cell office:value-type="string">
            <text:p>displA</text:p>
          </table:table-cell>
          <table:table-cell/>
          <table:table-cell office:value-type="string">
            <text:p>dIspleI</text:p>
          </table:table-cell>
          <table:table-cell office:value-type="string">
            <text:p>displA</text:p>
          </table:table-cell>
          <table:table-cell/>
          <table:table-cell office:value-type="string">
            <text:p>dIspleI</text:p>
          </table:table-cell>
          <table:table-cell office:value-type="string">
            <text:p>displA</text:p>
          </table:table-cell>
          <table:table-cell/>
          <table:table-cell office:value-type="string">
            <text:p>displA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3">
          <table:table-cell table:style-name="Default" table:number-columns-repeated="1023"/>
          <table:table-cell/>
        </table:table-row>
        <table:table-row table:style-name="ro4">
          <table:table-cell office:value-type="string">
            <text:p>divide</text:p>
          </table:table-cell>
          <table:table-cell office:value-type="string">
            <text:p>3 _dzn</text:p>
          </table:table-cell>
          <table:table-cell office:value-type="string">
            <text:p>1-dIvaId <text:s/>2-d@vaId</text:p>
          </table:table-cell>
          <table:table-cell office:value-type="string">
            <text:p>1-divId-&gt;1 <text:s/>2-duvId-&gt;1</text:p>
          </table:table-cell>
          <table:table-cell/>
          <table:table-cell office:value-type="string">
            <text:p>dIvaId</text:p>
          </table:table-cell>
          <table:table-cell office:value-type="string">
            <text:p>divId</text:p>
          </table:table-cell>
          <table:table-cell/>
          <table:table-cell office:value-type="string">
            <text:p>d@vaId</text:p>
          </table:table-cell>
          <table:table-cell office:value-type="string">
            <text:p>duvId</text:p>
          </table:table-cell>
          <table:table-cell/>
          <table:table-cell office:value-type="string">
            <text:p>divId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3">
          <table:table-cell table:style-name="Default" table:number-columns-repeated="1023"/>
          <table:table-cell/>
        </table:table-row>
        <table:table-row table:style-name="ro4">
          <table:table-cell office:value-type="string">
            <text:p>dominate</text:p>
          </table:table-cell>
          <table:table-cell office:value-type="string">
            <text:p>3 _dsn</text:p>
          </table:table-cell>
          <table:table-cell office:value-type="string">
            <text:p>1-dQmIneIt <text:s/>2-dQm@neIt</text:p>
          </table:table-cell>
          <table:table-cell office:value-type="string">
            <text:p>1-dominAt-&gt;1 <text:s/>2-domunAt-&gt;1</text:p>
          </table:table-cell>
          <table:table-cell/>
          <table:table-cell office:value-type="string">
            <text:p>dA:mIneIt</text:p>
          </table:table-cell>
          <table:table-cell office:value-type="string">
            <text:p>dRminAt</text:p>
          </table:table-cell>
          <table:table-cell/>
          <table:table-cell office:value-type="string">
            <text:p>dQm@neIt</text:p>
          </table:table-cell>
          <table:table-cell office:value-type="string">
            <text:p>domunAt</text:p>
          </table:table-cell>
          <table:table-cell/>
          <table:table-cell office:value-type="string">
            <text:p>dominAt</text:p>
          </table:table-cell>
          <table:table-cell table:number-columns-repeated="3"/>
          <table:table-cell office:value-type="string">
            <text:p>RP-2:2.25 <text:s/>GA-1:1.9 <text:s/>Au-1:2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3">
          <table:table-cell table:style-name="Default" table:number-columns-repeated="1023"/>
          <table:table-cell/>
        </table:table-row>
        <table:table-row table:style-name="ro4">
          <table:table-cell office:value-type="string">
            <text:p>dress</text:p>
          </table:table-cell>
          <table:table-cell office:value-type="string">
            <text:p>2 t_zn</text:p>
          </table:table-cell>
          <table:table-cell table:number-columns-repeated="2" office:value-type="string">
            <text:p>dres</text:p>
          </table:table-cell>
          <table:table-cell/>
          <table:table-cell table:number-columns-repeated="2" office:value-type="string">
            <text:p>dres</text:p>
          </table:table-cell>
          <table:table-cell/>
          <table:table-cell office:value-type="string">
            <text:p>drEs</text:p>
          </table:table-cell>
          <table:table-cell office:value-type="string">
            <text:p>dres</text:p>
          </table:table-cell>
          <table:table-cell/>
          <table:table-cell office:value-type="string">
            <text:p>dre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3" table:number-rows-repeated="2">
          <table:table-cell table:style-name="Default" table:number-columns-repeated="1023"/>
          <table:table-cell/>
        </table:table-row>
        <table:table-row table:style-name="ro4">
          <table:table-cell office:value-type="string">
            <text:p>drop</text:p>
          </table:table-cell>
          <table:table-cell office:value-type="string">
            <text:p>1* tsn</text:p>
          </table:table-cell>
          <table:table-cell office:value-type="string">
            <text:p>drQp</text:p>
          </table:table-cell>
          <table:table-cell office:value-type="string">
            <text:p>drop</text:p>
          </table:table-cell>
          <table:table-cell/>
          <table:table-cell office:value-type="string">
            <text:p>drA:p</text:p>
          </table:table-cell>
          <table:table-cell office:value-type="string">
            <text:p>drRp</text:p>
          </table:table-cell>
          <table:table-cell/>
          <table:table-cell office:value-type="string">
            <text:p>drQp</text:p>
          </table:table-cell>
          <table:table-cell office:value-type="string">
            <text:p>drop</text:p>
          </table:table-cell>
          <table:table-cell/>
          <table:table-cell office:value-type="string">
            <text:p>drop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3" table:number-rows-repeated="2">
          <table:table-cell table:style-name="Default" table:number-columns-repeated="1023"/>
          <table:table-cell/>
        </table:table-row>
        <table:table-row table:style-name="ro4">
          <table:table-cell office:value-type="string">
            <text:p>elect</text:p>
          </table:table-cell>
          <table:table-cell office:value-type="string">
            <text:p>1 _dsn</text:p>
          </table:table-cell>
          <table:table-cell office:value-type="string">
            <text:p>1-Ilekt <text:s/>2-@lekt</text:p>
          </table:table-cell>
          <table:table-cell office:value-type="string">
            <text:p>1-ilekt-&gt;1 <text:s/>2-ulekt-&gt;1</text:p>
          </table:table-cell>
          <table:table-cell/>
          <table:table-cell office:value-type="string">
            <text:p>Ilekt</text:p>
          </table:table-cell>
          <table:table-cell office:value-type="string">
            <text:p>ilekt</text:p>
          </table:table-cell>
          <table:table-cell/>
          <table:table-cell office:value-type="string">
            <text:p>@lEkt</text:p>
          </table:table-cell>
          <table:table-cell office:value-type="string">
            <text:p>ulekt</text:p>
          </table:table-cell>
          <table:table-cell/>
          <table:table-cell office:value-type="string">
            <text:p>ilek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merge</text:p>
          </table:table-cell>
          <table:table-cell office:value-type="string">
            <text:p>3 d_zn</text:p>
          </table:table-cell>
          <table:table-cell office:value-type="string">
            <text:p>1-Im3:dZ <text:s/>2-@m3:dZ <text:s/>3-i:m3:dZ</text:p>
          </table:table-cell>
          <table:table-cell office:value-type="string">
            <text:p>1-imüj-&gt;1 <text:s/>2-umüj-&gt;1 <text:s/>3-Emüj-&gt;2</text:p>
          </table:table-cell>
          <table:table-cell/>
          <table:table-cell office:value-type="string">
            <text:p>Im3`:dZ</text:p>
          </table:table-cell>
          <table:table-cell office:value-type="string">
            <text:p>imüj-&gt;1</text:p>
          </table:table-cell>
          <table:table-cell/>
          <table:table-cell office:value-type="string">
            <text:p>1-@m3dZ <text:s/>2-im3dZ</text:p>
          </table:table-cell>
          <table:table-cell office:value-type="string">
            <text:p>1-umüj-&gt;1 <text:s/>2-Emüj-&gt;2</text:p>
          </table:table-cell>
          <table:table-cell/>
          <table:table-cell office:value-type="string">
            <text:p>imüj</text:p>
          </table:table-cell>
          <table:table-cell office:value-type="string">
            <text:p>Emüj</text:p>
          </table:table-cell>
          <table:table-cell table:number-columns-repeated="2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mploy</text:p>
          </table:table-cell>
          <table:table-cell office:value-type="string">
            <text:p>1 dzn</text:p>
          </table:table-cell>
          <table:table-cell office:value-type="string">
            <text:p>1-ImplOI <text:s/>2-emplOI <text:s/>3-@mplOI</text:p>
          </table:table-cell>
          <table:table-cell office:value-type="string">
            <text:p>1-implY-&gt;2 <text:s/>2-emplY-&gt;1 <text:s/>3-umplY-&gt;2</text:p>
          </table:table-cell>
          <table:table-cell/>
          <table:table-cell office:value-type="string">
            <text:p>ImplOI</text:p>
          </table:table-cell>
          <table:table-cell office:value-type="string">
            <text:p>implY-&gt;2</text:p>
          </table:table-cell>
          <table:table-cell/>
          <table:table-cell office:value-type="string">
            <text:p>EmplOI</text:p>
          </table:table-cell>
          <table:table-cell office:value-type="string">
            <text:p>emplY</text:p>
          </table:table-cell>
          <table:table-cell/>
          <table:table-cell office:value-type="string">
            <text:p>emplY</text:p>
          </table:table-cell>
          <table:table-cell office:value-type="string">
            <text:p>implY</text:p>
          </table:table-cell>
          <table:table-cell table:number-columns-repeated="2"/>
          <table:table-cell office:value-type="string">
            <text:p>RP-3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nable</text:p>
          </table:table-cell>
          <table:table-cell office:value-type="string">
            <text:p>3 dzn</text:p>
          </table:table-cell>
          <table:table-cell office:value-type="string">
            <text:p>1-IneIb=l <text:s/>2-eneIb=l <text:s/>3-@neIb=l</text:p>
          </table:table-cell>
          <table:table-cell office:value-type="string">
            <text:p>1-inAbl-&gt;2 <text:s/>2-enAbl-&gt;1 <text:s/>3-unAbl-&gt;2</text:p>
          </table:table-cell>
          <table:table-cell/>
          <table:table-cell office:value-type="string">
            <text:p>IneIb=l</text:p>
          </table:table-cell>
          <table:table-cell office:value-type="string">
            <text:p>inAbl-&gt;2</text:p>
          </table:table-cell>
          <table:table-cell/>
          <table:table-cell office:value-type="string">
            <text:p>1-EneIb@l <text:s/>2-@neIb@l</text:p>
          </table:table-cell>
          <table:table-cell office:value-type="string">
            <text:p>1-enAbul-&gt;1 <text:s/>2-unAbul-&gt;2</text:p>
          </table:table-cell>
          <table:table-cell/>
          <table:table-cell office:value-type="string">
            <text:p>enAbl</text:p>
          </table:table-cell>
          <table:table-cell office:value-type="string">
            <text:p>inAbl</text:p>
          </table:table-cell>
          <table:table-cell table:number-columns-repeated="2"/>
          <table:table-cell office:value-type="string">
            <text:p>RP-3:1.25 <text:s/>Au-x:3.O <text:s/>Au-2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3">
          <table:table-cell table:style-name="Default" table:number-columns-repeated="1023"/>
          <table:table-cell/>
        </table:table-row>
        <table:table-row table:style-name="ro4">
          <table:table-cell office:value-type="string">
            <text:p>end</text:p>
          </table:table-cell>
          <table:table-cell office:value-type="string">
            <text:p>1 _dzn</text:p>
          </table:table-cell>
          <table:table-cell table:number-columns-repeated="2" office:value-type="string">
            <text:p>end</text:p>
          </table:table-cell>
          <table:table-cell/>
          <table:table-cell table:number-columns-repeated="2" office:value-type="string">
            <text:p>end</text:p>
          </table:table-cell>
          <table:table-cell/>
          <table:table-cell office:value-type="string">
            <text:p>End</text:p>
          </table:table-cell>
          <table:table-cell office:value-type="string">
            <text:p>end</text:p>
          </table:table-cell>
          <table:table-cell/>
          <table:table-cell office:value-type="string">
            <text:p>e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3">
          <table:table-cell table:style-name="Default" table:number-columns-repeated="1023"/>
          <table:table-cell/>
        </table:table-row>
        <table:table-row table:style-name="ro4">
          <table:table-cell office:value-type="string">
            <text:p>enjoy</text:p>
          </table:table-cell>
          <table:table-cell office:value-type="string">
            <text:p>1 dzn</text:p>
          </table:table-cell>
          <table:table-cell office:value-type="string">
            <text:p>1-IndZOI <text:s/>2-endZOI <text:s/>3-@ndZOI</text:p>
          </table:table-cell>
          <table:table-cell office:value-type="string">
            <text:p>1-injY-&gt;2 <text:s/>2-enjY-&gt;1 <text:s/>3-unjY-&gt;1</text:p>
          </table:table-cell>
          <table:table-cell/>
          <table:table-cell office:value-type="string">
            <text:p>IndZOI</text:p>
          </table:table-cell>
          <table:table-cell office:value-type="string">
            <text:p>injY-&gt;2</text:p>
          </table:table-cell>
          <table:table-cell/>
          <table:table-cell office:value-type="string">
            <text:p>1-EndZOI <text:s/>2-@ndZOI</text:p>
          </table:table-cell>
          <table:table-cell office:value-type="string">
            <text:p>1-enjY-&gt;1 <text:s/>2-unjY-&gt;2</text:p>
          </table:table-cell>
          <table:table-cell/>
          <table:table-cell office:value-type="string">
            <text:p>enjY</text:p>
          </table:table-cell>
          <table:table-cell office:value-type="string">
            <text:p>injY</text:p>
          </table:table-cell>
          <table:table-cell table:number-columns-repeated="2"/>
          <table:table-cell office:value-type="string">
            <text:p>RP-3:1.25 <text:s/>Au-2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3">
          <table:table-cell table:style-name="Default" table:number-columns-repeated="1023"/>
          <table:table-cell/>
        </table:table-row>
        <table:table-row table:style-name="ro4">
          <table:table-cell office:value-type="string">
            <text:p>enter</text:p>
          </table:table-cell>
          <table:table-cell office:value-type="string">
            <text:p>1 dzn</text:p>
          </table:table-cell>
          <table:table-cell office:value-type="string">
            <text:p>ent@</text:p>
          </table:table-cell>
          <table:table-cell office:value-type="string">
            <text:p>entuÑ</text:p>
          </table:table-cell>
          <table:table-cell/>
          <table:table-cell office:value-type="string">
            <text:p>ent=r</text:p>
          </table:table-cell>
          <table:table-cell office:value-type="string">
            <text:p>entur</text:p>
          </table:table-cell>
          <table:table-cell/>
          <table:table-cell office:value-type="string">
            <text:p>Entr@</text:p>
          </table:table-cell>
          <table:table-cell office:value-type="string">
            <text:p>entuÑ</text:p>
          </table:table-cell>
          <table:table-cell/>
          <table:table-cell office:value-type="string">
            <text:p>entuÑ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scape</text:p>
          </table:table-cell>
          <table:table-cell office:value-type="string">
            <text:p>3 tsn</text:p>
          </table:table-cell>
          <table:table-cell office:value-type="string">
            <text:p>1-IskeIp <text:s/>2-eskeIp <text:s/>3-@skeIp</text:p>
          </table:table-cell>
          <table:table-cell office:value-type="string">
            <text:p>1-iskAp-&gt;2 <text:s/>2-eskAp-&gt;1 <text:s/>3-uskAp-&gt;1</text:p>
          </table:table-cell>
          <table:table-cell/>
          <table:table-cell office:value-type="string">
            <text:p>IskeIp</text:p>
          </table:table-cell>
          <table:table-cell office:value-type="string">
            <text:p>iskAp-&gt;2</text:p>
          </table:table-cell>
          <table:table-cell/>
          <table:table-cell office:value-type="string">
            <text:p>@skeIp</text:p>
          </table:table-cell>
          <table:table-cell office:value-type="string">
            <text:p>uskAp-&gt;2</text:p>
          </table:table-cell>
          <table:table-cell/>
          <table:table-cell office:value-type="string">
            <text:p>eskAp</text:p>
          </table:table-cell>
          <table:table-cell office:value-type="string">
            <text:p>iskAp</text:p>
          </table:table-cell>
          <table:table-cell table:number-columns-repeated="2"/>
          <table:table-cell office:value-type="string">
            <text:p>RP-3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stablish</text:p>
          </table:table-cell>
          <table:table-cell office:value-type="string">
            <text:p>2 t_zn</text:p>
          </table:table-cell>
          <table:table-cell office:value-type="string">
            <text:p>1-Ist{blIS <text:s/>2-est{blIS <text:s/>3-@st{blIS</text:p>
          </table:table-cell>
          <table:table-cell office:value-type="string">
            <text:p>1-istabliS-&gt;2 <text:s/>2-establiS-&gt;1 <text:s/>3-ustabliS-&gt;2</text:p>
          </table:table-cell>
          <table:table-cell/>
          <table:table-cell office:value-type="string">
            <text:p>Ist{blIS</text:p>
          </table:table-cell>
          <table:table-cell office:value-type="string">
            <text:p>istabliS-&gt;2</text:p>
          </table:table-cell>
          <table:table-cell/>
          <table:table-cell office:value-type="string">
            <text:p>@st{blIS</text:p>
          </table:table-cell>
          <table:table-cell office:value-type="string">
            <text:p>ustabliS-&gt;2</text:p>
          </table:table-cell>
          <table:table-cell/>
          <table:table-cell office:value-type="string">
            <text:p>ekstabliS</text:p>
          </table:table-cell>
          <table:table-cell office:value-type="string">
            <text:p>ikstabliS</text:p>
          </table:table-cell>
          <table:table-cell table:number-columns-repeated="2"/>
          <table:table-cell office:value-type="string">
            <text:p>RP-3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stimate</text:p>
          </table:table-cell>
          <table:table-cell office:value-type="string">
            <text:p>3 _dsn</text:p>
          </table:table-cell>
          <table:table-cell office:value-type="string">
            <text:p>1-estImeIt <text:s/>2-est@meIt <text:s/>3-estIm@t</text:p>
          </table:table-cell>
          <table:table-cell office:value-type="string">
            <text:p>1-estimAt-&gt;1 <text:s/>2-estumAt-&gt;1 <text:s/>3-estimut-&gt;1</text:p>
          </table:table-cell>
          <table:table-cell/>
          <table:table-cell office:value-type="string">
            <text:p>estImeIt</text:p>
          </table:table-cell>
          <table:table-cell office:value-type="string">
            <text:p>estimAt</text:p>
          </table:table-cell>
          <table:table-cell/>
          <table:table-cell office:value-type="string">
            <text:p>1-Est@meIt <text:s/>2-Est@m@t</text:p>
          </table:table-cell>
          <table:table-cell office:value-type="string">
            <text:p>1-estumAt-&gt;1 <text:s/>2-estumut-&gt;1</text:p>
          </table:table-cell>
          <table:table-cell/>
          <table:table-cell office:value-type="string">
            <text:p>estimAt</text:p>
          </table:table-cell>
          <table:table-cell table:number-columns-repeated="3"/>
          <table:table-cell office:value-type="string">
            <text:p>RP-2:2.25 <text:s/>RP-3:3.4 <text:s/>Au-1:2.25 <text:s/>Au-2:2.25:3.4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xamine</text:p>
          </table:table-cell>
          <table:table-cell office:value-type="string">
            <text:p>3 dzn</text:p>
          </table:table-cell>
          <table:table-cell office:value-type="string">
            <text:p>1-Igz{mIn <text:s/>2-egz{mIn <text:s/>3-@gz{mIn <text:s/>4-Ikz{mIn <text:s/>5-ekz{mIn <text:s/>6-@kz{mIn</text:p>
          </table:table-cell>
          <table:table-cell office:value-type="string">
            <text:p>1-igzamin-&gt;2 <text:s/>2-egzamin-&gt;1 <text:s/>3-ugzamin-&gt;2 <text:s/>4-ikzamin-&gt;2 <text:s/>5-ekzamin-&gt;1 <text:s/>6-ukzamin-&gt;2</text:p>
          </table:table-cell>
          <table:table-cell/>
          <table:table-cell office:value-type="string">
            <text:p>Igz{mIn</text:p>
          </table:table-cell>
          <table:table-cell office:value-type="string">
            <text:p>igamin-&gt;2</text:p>
          </table:table-cell>
          <table:table-cell/>
          <table:table-cell office:value-type="string">
            <text:p>1-@gz{m@n <text:s/>2-Egz{m@n</text:p>
          </table:table-cell>
          <table:table-cell office:value-type="string">
            <text:p>1-ugzamun-&gt;2 <text:s/>2-egzamun-&gt;1</text:p>
          </table:table-cell>
          <table:table-cell/>
          <table:table-cell office:value-type="string">
            <text:p>egzamin</text:p>
          </table:table-cell>
          <table:table-cell office:value-type="string">
            <text:p>igzamin</text:p>
          </table:table-cell>
          <table:table-cell table:number-columns-repeated="2"/>
          <table:table-cell office:value-type="string">
            <text:p>RP-3,4,5,6:1.P1 <text:s/>Au-1:1.25:3.25 <text:s/>Au-2:3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xclude</text:p>
          </table:table-cell>
          <table:table-cell office:value-type="string">
            <text:p>3 _dzn</text:p>
          </table:table-cell>
          <table:table-cell office:value-type="string">
            <text:p>1-Iksklu:d <text:s/>2-eksklu:d <text:s/>3-@ksklu:d</text:p>
          </table:table-cell>
          <table:table-cell office:value-type="string">
            <text:p>1-iksklUd-&gt;2 <text:s/>2-eksklUd-&gt;1 <text:s/>3-uksklUd-&gt;2</text:p>
          </table:table-cell>
          <table:table-cell/>
          <table:table-cell office:value-type="string">
            <text:p>Iksklu:d</text:p>
          </table:table-cell>
          <table:table-cell office:value-type="string">
            <text:p>iksklUd-&gt;2</text:p>
          </table:table-cell>
          <table:table-cell/>
          <table:table-cell office:value-type="string">
            <text:p>1-@ksklud <text:s/>2-Eksklud</text:p>
          </table:table-cell>
          <table:table-cell office:value-type="string">
            <text:p>1-uksklUd-&gt;2 <text:s/>2-eksklUd-&gt;1</text:p>
          </table:table-cell>
          <table:table-cell/>
          <table:table-cell office:value-type="string">
            <text:p>eksklUd</text:p>
          </table:table-cell>
          <table:table-cell office:value-type="string">
            <text:p>iksklUd</text:p>
          </table:table-cell>
          <table:table-cell table:number-columns-repeated="2"/>
          <table:table-cell office:value-type="string">
            <text:p>RP-3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xercise</text:p>
          </table:table-cell>
          <table:table-cell office:value-type="string">
            <text:p>3 d_zn</text:p>
          </table:table-cell>
          <table:table-cell office:value-type="string">
            <text:p>eks@saIz</text:p>
          </table:table-cell>
          <table:table-cell office:value-type="string">
            <text:p>eksuÑsIz</text:p>
          </table:table-cell>
          <table:table-cell/>
          <table:table-cell office:value-type="string">
            <text:p>eks=rsaIz</text:p>
          </table:table-cell>
          <table:table-cell office:value-type="string">
            <text:p>eksursIz</text:p>
          </table:table-cell>
          <table:table-cell/>
          <table:table-cell office:value-type="string">
            <text:p>Eks@saIz</text:p>
          </table:table-cell>
          <table:table-cell office:value-type="string">
            <text:p>eksuÑsIz</text:p>
          </table:table-cell>
          <table:table-cell/>
          <table:table-cell office:value-type="string">
            <text:p>eksuÑsI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xist</text:p>
          </table:table-cell>
          <table:table-cell office:value-type="string">
            <text:p>1 _dsn</text:p>
          </table:table-cell>
          <table:table-cell office:value-type="string">
            <text:p>1-IgzIst <text:s/>2-egzIst <text:s/>3-@gzIst <text:s/>4-IkzIst <text:s/>5-ekzIst <text:s/>6-@kzIst</text:p>
          </table:table-cell>
          <table:table-cell office:value-type="string">
            <text:p>1-igzist-&gt;2 <text:s/>2-egzist-&gt;1 <text:s/>3-ugzist-&gt;2 <text:s/>4-ikzist-&gt;2 <text:s/>5-ekzist-&gt;1 <text:s/>6-ukzist-&gt;2</text:p>
          </table:table-cell>
          <table:table-cell/>
          <table:table-cell office:value-type="string">
            <text:p>IgzIst</text:p>
          </table:table-cell>
          <table:table-cell office:value-type="string">
            <text:p>igzist-&gt;2</text:p>
          </table:table-cell>
          <table:table-cell/>
          <table:table-cell office:value-type="string">
            <text:p>1-@gzIst <text:s/>2-EgzIst <text:s/>3-IgzIst</text:p>
          </table:table-cell>
          <table:table-cell office:value-type="string">
            <text:p>1-ugzist-&gt;2 <text:s/>2-egzist-&gt;1 <text:s/>3-igzist-&gt;1</text:p>
          </table:table-cell>
          <table:table-cell/>
          <table:table-cell office:value-type="string">
            <text:p>egzist</text:p>
          </table:table-cell>
          <table:table-cell office:value-type="string">
            <text:p>igzist</text:p>
          </table:table-cell>
          <table:table-cell table:number-columns-repeated="2"/>
          <table:table-cell office:value-type="string">
            <text:p>RP-3,4,5,6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xpand</text:p>
          </table:table-cell>
          <table:table-cell office:value-type="string">
            <text:p>1 _dzn</text:p>
          </table:table-cell>
          <table:table-cell office:value-type="string">
            <text:p>1-Iksp{nd <text:s/>2-eksp{nd <text:s/>3-@ksp{nd</text:p>
          </table:table-cell>
          <table:table-cell office:value-type="string">
            <text:p>1-ikspand-&gt;2 <text:s/>2-ekspand-&gt;1 <text:s/>3-ukspand-&gt;2</text:p>
          </table:table-cell>
          <table:table-cell/>
          <table:table-cell office:value-type="string">
            <text:p>Iksp{nd</text:p>
          </table:table-cell>
          <table:table-cell office:value-type="string">
            <text:p>ikspand-&gt;2</text:p>
          </table:table-cell>
          <table:table-cell/>
          <table:table-cell office:value-type="string">
            <text:p>1-@ksp{nd <text:s/>2-Eksp{nd</text:p>
          </table:table-cell>
          <table:table-cell office:value-type="string">
            <text:p>1-ukspand-&gt;2 <text:s/>2-ekspand-&gt;1</text:p>
          </table:table-cell>
          <table:table-cell/>
          <table:table-cell office:value-type="string">
            <text:p>ekspand</text:p>
          </table:table-cell>
          <table:table-cell office:value-type="string">
            <text:p>ikspand</text:p>
          </table:table-cell>
          <table:table-cell table:number-columns-repeated="2"/>
          <table:table-cell office:value-type="string">
            <text:p>RP-3:1.25 <text:s/>Au-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xpect</text:p>
          </table:table-cell>
          <table:table-cell office:value-type="string">
            <text:p>1 _dsn</text:p>
          </table:table-cell>
          <table:table-cell office:value-type="string">
            <text:p>1-Ikspekt <text:s/>2-ekspekt <text:s/>3-@kspekt</text:p>
          </table:table-cell>
          <table:table-cell office:value-type="string">
            <text:p>1-ikspekt-&gt;2 <text:s/>2-ekspekt-&gt;1 <text:s/>3-ukspekt-&gt;1</text:p>
          </table:table-cell>
          <table:table-cell/>
          <table:table-cell office:value-type="string">
            <text:p>Ikspekt</text:p>
          </table:table-cell>
          <table:table-cell office:value-type="string">
            <text:p>ikspekt-&gt;2</text:p>
          </table:table-cell>
          <table:table-cell/>
          <table:table-cell office:value-type="string">
            <text:p>1-@kspEkt <text:s/>2-EkspEkt</text:p>
          </table:table-cell>
          <table:table-cell office:value-type="string">
            <text:p>1-ukspekt-&gt;2 <text:s/>2-ekspekt-&gt;1</text:p>
          </table:table-cell>
          <table:table-cell/>
          <table:table-cell office:value-type="string">
            <text:p>ekspekt</text:p>
          </table:table-cell>
          <table:table-cell office:value-type="string">
            <text:p>ikspekt</text:p>
          </table:table-cell>
          <table:table-cell table:number-columns-repeated="2"/>
          <table:table-cell office:value-type="string">
            <text:p>RP-3:1.25 <text:s/>Au-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xperience</text:p>
          </table:table-cell>
          <table:table-cell office:value-type="string">
            <text:p>3 t_zn</text:p>
          </table:table-cell>
          <table:table-cell office:value-type="string">
            <text:p>1-IkspI@ri@n(t)s <text:s/>2-@kspI@ri@n(t)s <text:s/>3-@kspI@ri@n(t)s</text:p>
          </table:table-cell>
          <table:table-cell office:value-type="string">
            <text:p>1-ikspËEuns-&gt;2 <text:s/>2-ekspËEuns-&gt;1 <text:s/>3-ukspËEuns-&gt;2</text:p>
          </table:table-cell>
          <table:table-cell/>
          <table:table-cell office:value-type="string">
            <text:p>IkspI@ri@n(t)s</text:p>
          </table:table-cell>
          <table:table-cell office:value-type="string">
            <text:p>ikspËEuns-&gt;2</text:p>
          </table:table-cell>
          <table:table-cell/>
          <table:table-cell office:value-type="string">
            <text:p>1-@kspI@ri@ns <text:s/>2-EkspI@ri@ns</text:p>
          </table:table-cell>
          <table:table-cell office:value-type="string">
            <text:p>1-ukspËEuns-&gt;2 <text:s/>2-ekspËEuns-&gt;1</text:p>
          </table:table-cell>
          <table:table-cell/>
          <table:table-cell office:value-type="string">
            <text:p>ekspËEuns</text:p>
          </table:table-cell>
          <table:table-cell office:value-type="string">
            <text:p>iskpËuns</text:p>
          </table:table-cell>
          <table:table-cell table:number-columns-repeated="2"/>
          <table:table-cell office:value-type="string">
            <text:p>RP-3:1.25 <text:s/>Au-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xplain</text:p>
          </table:table-cell>
          <table:table-cell office:value-type="string">
            <text:p>1 dzn</text:p>
          </table:table-cell>
          <table:table-cell office:value-type="string">
            <text:p>1-IkspleIn <text:s/>2-ekspleIn <text:s/>3-@kspleIn</text:p>
          </table:table-cell>
          <table:table-cell office:value-type="string">
            <text:p>1-iksplAn-&gt;2 <text:s/>2-eksplAn-&gt;1 <text:s/>3-uksplAn-&gt;2</text:p>
          </table:table-cell>
          <table:table-cell/>
          <table:table-cell office:value-type="string">
            <text:p>IkspleIn</text:p>
          </table:table-cell>
          <table:table-cell office:value-type="string">
            <text:p>iksplAn-&gt;2</text:p>
          </table:table-cell>
          <table:table-cell/>
          <table:table-cell office:value-type="string">
            <text:p>1-@kspeIn <text:s/>2-EkspleIn</text:p>
          </table:table-cell>
          <table:table-cell office:value-type="string">
            <text:p>1-uksplAn-&gt;2 <text:s/>1-eksplAn-&gt;1</text:p>
          </table:table-cell>
          <table:table-cell/>
          <table:table-cell office:value-type="string">
            <text:p>eksplAn</text:p>
          </table:table-cell>
          <table:table-cell office:value-type="string">
            <text:p>iksplAn</text:p>
          </table:table-cell>
          <table:table-cell table:number-columns-repeated="2"/>
          <table:table-cell office:value-type="string">
            <text:p>RP-3:1.25 <text:s/>Au-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xplore</text:p>
          </table:table-cell>
          <table:table-cell office:value-type="string">
            <text:p>3 dzn</text:p>
          </table:table-cell>
          <table:table-cell office:value-type="string">
            <text:p>1-IksplO: <text:s/>2-eksplO: <text:s/>3-@ksplO:</text:p>
          </table:table-cell>
          <table:table-cell office:value-type="string">
            <text:p>1-iksplö-&gt;2 <text:s/>2-eksplö-&gt;1 <text:s/>3-uksplö-&gt;2</text:p>
          </table:table-cell>
          <table:table-cell/>
          <table:table-cell office:value-type="string">
            <text:p>IksplO:</text:p>
          </table:table-cell>
          <table:table-cell office:value-type="string">
            <text:p>iksplQr-&gt;2</text:p>
          </table:table-cell>
          <table:table-cell/>
          <table:table-cell office:value-type="string">
            <text:p>1-@ksplO <text:s/>2-EksplO</text:p>
          </table:table-cell>
          <table:table-cell office:value-type="string">
            <text:p>1-uksplQ-&gt;2 <text:s/>1-eksplQ-&gt;1</text:p>
          </table:table-cell>
          <table:table-cell/>
          <table:table-cell office:value-type="string">
            <text:p>eksplö</text:p>
          </table:table-cell>
          <table:table-cell office:value-type="string">
            <text:p>iksplö</text:p>
          </table:table-cell>
          <table:table-cell table:number-columns-repeated="2"/>
          <table:table-cell office:value-type="string">
            <text:p>RP-3:1.25 <text:s/>Au-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xpress</text:p>
          </table:table-cell>
          <table:table-cell office:value-type="string">
            <text:p>2 t_zn</text:p>
          </table:table-cell>
          <table:table-cell office:value-type="string">
            <text:p>1-Ikspres <text:s/>2-ekspres <text:s/>3-@kspres</text:p>
          </table:table-cell>
          <table:table-cell office:value-type="string">
            <text:p>1-ikspres-&gt;2 <text:s/>2-ekspres-&gt;1 <text:s/>3-ukspres-&gt;2</text:p>
          </table:table-cell>
          <table:table-cell/>
          <table:table-cell office:value-type="string">
            <text:p>Ikspres</text:p>
          </table:table-cell>
          <table:table-cell office:value-type="string">
            <text:p>ikspres-&gt;2</text:p>
          </table:table-cell>
          <table:table-cell/>
          <table:table-cell office:value-type="string">
            <text:p>1-@ksprEs <text:s/>2-EksprEs</text:p>
          </table:table-cell>
          <table:table-cell office:value-type="string">
            <text:p>1-ukspres-&gt;2 <text:s/>1-ekspres-&gt;1</text:p>
          </table:table-cell>
          <table:table-cell/>
          <table:table-cell office:value-type="string">
            <text:p>ekspres</text:p>
          </table:table-cell>
          <table:table-cell office:value-type="string">
            <text:p>ikspres</text:p>
          </table:table-cell>
          <table:table-cell table:number-columns-repeated="2"/>
          <table:table-cell office:value-type="string">
            <text:p>RP-3:1.25 <text:s/>Au-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extend</text:p>
          </table:table-cell>
          <table:table-cell office:value-type="string">
            <text:p>1 _dzn</text:p>
          </table:table-cell>
          <table:table-cell office:value-type="string">
            <text:p>1-Ikstend <text:s/>2-ekstend <text:s/>3-@kstend</text:p>
          </table:table-cell>
          <table:table-cell office:value-type="string">
            <text:p>1-ikstend-&gt;2 <text:s/>2-ekstend-&gt;1 <text:s/>3-ukstend-&gt;1</text:p>
          </table:table-cell>
          <table:table-cell/>
          <table:table-cell office:value-type="string">
            <text:p>Ikstend</text:p>
          </table:table-cell>
          <table:table-cell office:value-type="string">
            <text:p>ikstend-&gt;2</text:p>
          </table:table-cell>
          <table:table-cell/>
          <table:table-cell office:value-type="string">
            <text:p>1-@kstEnd <text:s/>2-EkstEnd</text:p>
          </table:table-cell>
          <table:table-cell office:value-type="string">
            <text:p>1-ukstend-&gt;2 <text:s/>2-ekstend-&gt;1</text:p>
          </table:table-cell>
          <table:table-cell/>
          <table:table-cell office:value-type="string">
            <text:p>ekstend</text:p>
          </table:table-cell>
          <table:table-cell office:value-type="string">
            <text:p>ikstend</text:p>
          </table:table-cell>
          <table:table-cell table:number-columns-repeated="2"/>
          <table:table-cell office:value-type="string">
            <text:p>RP-3:1.25 <text:s/>Au-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ace</text:p>
          </table:table-cell>
          <table:table-cell office:value-type="string">
            <text:p>3 t_zn</text:p>
          </table:table-cell>
          <table:table-cell office:value-type="string">
            <text:p>feIs</text:p>
          </table:table-cell>
          <table:table-cell office:value-type="string">
            <text:p>fAs</text:p>
          </table:table-cell>
          <table:table-cell/>
          <table:table-cell office:value-type="string">
            <text:p>feIs</text:p>
          </table:table-cell>
          <table:table-cell office:value-type="string">
            <text:p>fAs</text:p>
          </table:table-cell>
          <table:table-cell/>
          <table:table-cell office:value-type="string">
            <text:p>feIs</text:p>
          </table:table-cell>
          <table:table-cell office:value-type="string">
            <text:p>fAs</text:p>
          </table:table-cell>
          <table:table-cell/>
          <table:table-cell office:value-type="string">
            <text:p>fA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ail</text:p>
          </table:table-cell>
          <table:table-cell office:value-type="string">
            <text:p>1 dzn</text:p>
          </table:table-cell>
          <table:table-cell office:value-type="string">
            <text:p>feI=l</text:p>
          </table:table-cell>
          <table:table-cell office:value-type="string">
            <text:p>fAl</text:p>
          </table:table-cell>
          <table:table-cell/>
          <table:table-cell office:value-type="string">
            <text:p>feI=l</text:p>
          </table:table-cell>
          <table:table-cell office:value-type="string">
            <text:p>fAl</text:p>
          </table:table-cell>
          <table:table-cell/>
          <table:table-cell office:value-type="string">
            <text:p>feIl</text:p>
          </table:table-cell>
          <table:table-cell office:value-type="string">
            <text:p>fAl</text:p>
          </table:table-cell>
          <table:table-cell/>
          <table:table-cell office:value-type="string">
            <text:p>fAl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ear</text:p>
          </table:table-cell>
          <table:table-cell office:value-type="string">
            <text:p>1 _dzn </text:p>
          </table:table-cell>
          <table:table-cell office:value-type="string">
            <text:p>fI@</text:p>
          </table:table-cell>
          <table:table-cell office:value-type="string">
            <text:p>fË</text:p>
          </table:table-cell>
          <table:table-cell/>
          <table:table-cell office:value-type="string">
            <text:p>fI=r</text:p>
          </table:table-cell>
          <table:table-cell office:value-type="string">
            <text:p>fË</text:p>
          </table:table-cell>
          <table:table-cell/>
          <table:table-cell office:value-type="string">
            <text:p>fI@</text:p>
          </table:table-cell>
          <table:table-cell office:value-type="string">
            <text:p>fË</text:p>
          </table:table-cell>
          <table:table-cell/>
          <table:table-cell office:value-type="string">
            <text:p>fË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eature</text:p>
          </table:table-cell>
          <table:table-cell office:value-type="string">
            <text:p>2 dzn</text:p>
          </table:table-cell>
          <table:table-cell office:value-type="string">
            <text:p>fi:tS@</text:p>
          </table:table-cell>
          <table:table-cell office:value-type="string">
            <text:p>fECuÑ</text:p>
          </table:table-cell>
          <table:table-cell/>
          <table:table-cell office:value-type="string">
            <text:p>fi:tS=r</text:p>
          </table:table-cell>
          <table:table-cell office:value-type="string">
            <text:p>fECur</text:p>
          </table:table-cell>
          <table:table-cell/>
          <table:table-cell office:value-type="string">
            <text:p>fitS@</text:p>
          </table:table-cell>
          <table:table-cell office:value-type="string">
            <text:p>fECuÑ</text:p>
          </table:table-cell>
          <table:table-cell/>
          <table:table-cell office:value-type="string">
            <text:p>fECuÑ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ill</text:p>
          </table:table-cell>
          <table:table-cell office:value-type="string">
            <text:p>1 dzn</text:p>
          </table:table-cell>
          <table:table-cell office:value-type="string">
            <text:p>fIl</text:p>
          </table:table-cell>
          <table:table-cell office:value-type="string">
            <text:p>fil</text:p>
          </table:table-cell>
          <table:table-cell/>
          <table:table-cell office:value-type="string">
            <text:p>fIl</text:p>
          </table:table-cell>
          <table:table-cell office:value-type="string">
            <text:p>fil</text:p>
          </table:table-cell>
          <table:table-cell/>
          <table:table-cell office:value-type="string">
            <text:p>fIl</text:p>
          </table:table-cell>
          <table:table-cell office:value-type="string">
            <text:p>fil</text:p>
          </table:table-cell>
          <table:table-cell/>
          <table:table-cell office:value-type="string">
            <text:p>fil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inish</text:p>
          </table:table-cell>
          <table:table-cell office:value-type="string">
            <text:p>2 t_zn</text:p>
          </table:table-cell>
          <table:table-cell office:value-type="string">
            <text:p>fInIS</text:p>
          </table:table-cell>
          <table:table-cell office:value-type="string">
            <text:p>finiS</text:p>
          </table:table-cell>
          <table:table-cell/>
          <table:table-cell office:value-type="string">
            <text:p>fInIS</text:p>
          </table:table-cell>
          <table:table-cell office:value-type="string">
            <text:p>finiS</text:p>
          </table:table-cell>
          <table:table-cell/>
          <table:table-cell office:value-type="string">
            <text:p>fInIS</text:p>
          </table:table-cell>
          <table:table-cell office:value-type="string">
            <text:p>finiS</text:p>
          </table:table-cell>
          <table:table-cell/>
          <table:table-cell office:value-type="string">
            <text:p>fini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it</text:p>
          </table:table-cell>
          <table:table-cell office:value-type="string">
            <text:p>1* _dsn</text:p>
          </table:table-cell>
          <table:table-cell office:value-type="string">
            <text:p>fIt</text:p>
          </table:table-cell>
          <table:table-cell office:value-type="string">
            <text:p>fit</text:p>
          </table:table-cell>
          <table:table-cell/>
          <table:table-cell office:value-type="string">
            <text:p>fIt</text:p>
          </table:table-cell>
          <table:table-cell office:value-type="string">
            <text:p>fit</text:p>
          </table:table-cell>
          <table:table-cell/>
          <table:table-cell office:value-type="string">
            <text:p>fIt</text:p>
          </table:table-cell>
          <table:table-cell office:value-type="string">
            <text:p>fit</text:p>
          </table:table-cell>
          <table:table-cell/>
          <table:table-cell office:value-type="string">
            <text:p>fi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ix</text:p>
          </table:table-cell>
          <table:table-cell office:value-type="string">
            <text:p>2 t_zn</text:p>
          </table:table-cell>
          <table:table-cell office:value-type="string">
            <text:p>fIks</text:p>
          </table:table-cell>
          <table:table-cell office:value-type="string">
            <text:p>fiks</text:p>
          </table:table-cell>
          <table:table-cell/>
          <table:table-cell office:value-type="string">
            <text:p>fIks</text:p>
          </table:table-cell>
          <table:table-cell office:value-type="string">
            <text:p>fiks</text:p>
          </table:table-cell>
          <table:table-cell/>
          <table:table-cell office:value-type="string">
            <text:p>fIks</text:p>
          </table:table-cell>
          <table:table-cell office:value-type="string">
            <text:p>fiks</text:p>
          </table:table-cell>
          <table:table-cell/>
          <table:table-cell office:value-type="string">
            <text:p>fik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llow</text:p>
          </table:table-cell>
          <table:table-cell office:value-type="string">
            <text:p>1 dzn</text:p>
          </table:table-cell>
          <table:table-cell office:value-type="string">
            <text:p>fQl@U</text:p>
          </table:table-cell>
          <table:table-cell office:value-type="string">
            <text:p>folO</text:p>
          </table:table-cell>
          <table:table-cell/>
          <table:table-cell office:value-type="string">
            <text:p>fA:loU</text:p>
          </table:table-cell>
          <table:table-cell office:value-type="string">
            <text:p>fRlO</text:p>
          </table:table-cell>
          <table:table-cell/>
          <table:table-cell office:value-type="string">
            <text:p>fQloU</text:p>
          </table:table-cell>
          <table:table-cell office:value-type="string">
            <text:p>folO</text:p>
          </table:table-cell>
          <table:table-cell/>
          <table:table-cell office:value-type="string">
            <text:p>folO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rce</text:p>
          </table:table-cell>
          <table:table-cell office:value-type="string">
            <text:p>3 t_zn</text:p>
          </table:table-cell>
          <table:table-cell office:value-type="string">
            <text:p>fO:s</text:p>
          </table:table-cell>
          <table:table-cell office:value-type="string">
            <text:p>fös</text:p>
          </table:table-cell>
          <table:table-cell/>
          <table:table-cell office:value-type="string">
            <text:p>1-fO:rs <text:s/>2-fo:rs</text:p>
          </table:table-cell>
          <table:table-cell office:value-type="string">
            <text:p>1-fQrs-&gt;1 <text:s/>2=1</text:p>
          </table:table-cell>
          <table:table-cell/>
          <table:table-cell office:value-type="string">
            <text:p>fOs</text:p>
          </table:table-cell>
          <table:table-cell office:value-type="string">
            <text:p>fös</text:p>
          </table:table-cell>
          <table:table-cell/>
          <table:table-cell office:value-type="string">
            <text:p>fös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form</text:p>
          </table:table-cell>
          <table:table-cell office:value-type="string">
            <text:p>3 dzn</text:p>
          </table:table-cell>
          <table:table-cell office:value-type="string">
            <text:p>fO:m</text:p>
          </table:table-cell>
          <table:table-cell office:value-type="string">
            <text:p>föm</text:p>
          </table:table-cell>
          <table:table-cell/>
          <table:table-cell office:value-type="string">
            <text:p>fO:rm</text:p>
          </table:table-cell>
          <table:table-cell office:value-type="string">
            <text:p>fQrm</text:p>
          </table:table-cell>
          <table:table-cell/>
          <table:table-cell office:value-type="string">
            <text:p>fOm</text:p>
          </table:table-cell>
          <table:table-cell office:value-type="string">
            <text:p>föm</text:p>
          </table:table-cell>
          <table:table-cell/>
          <table:table-cell office:value-type="string">
            <text:p>föm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ain</text:p>
          </table:table-cell>
          <table:table-cell office:value-type="string">
            <text:p>3 dzn</text:p>
          </table:table-cell>
          <table:table-cell office:value-type="string">
            <text:p>geIn</text:p>
          </table:table-cell>
          <table:table-cell office:value-type="string">
            <text:p>gAn</text:p>
          </table:table-cell>
          <table:table-cell/>
          <table:table-cell office:value-type="string">
            <text:p>geIn</text:p>
          </table:table-cell>
          <table:table-cell office:value-type="string">
            <text:p>gAn</text:p>
          </table:table-cell>
          <table:table-cell/>
          <table:table-cell office:value-type="string">
            <text:p>geIn</text:p>
          </table:table-cell>
          <table:table-cell office:value-type="string">
            <text:p>gAn</text:p>
          </table:table-cell>
          <table:table-cell/>
          <table:table-cell office:value-type="string">
            <text:p>gA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ather</text:p>
          </table:table-cell>
          <table:table-cell office:value-type="string">
            <text:p>3 dzn</text:p>
          </table:table-cell>
          <table:table-cell office:value-type="string">
            <text:p>g{D@</text:p>
          </table:table-cell>
          <table:table-cell office:value-type="string">
            <text:p>gaDuÑ</text:p>
          </table:table-cell>
          <table:table-cell/>
          <table:table-cell office:value-type="string">
            <text:p>g{D=r</text:p>
          </table:table-cell>
          <table:table-cell office:value-type="string">
            <text:p>gaDur</text:p>
          </table:table-cell>
          <table:table-cell/>
          <table:table-cell office:value-type="string">
            <text:p>g{D@</text:p>
          </table:table-cell>
          <table:table-cell office:value-type="string">
            <text:p>gaDuÑ</text:p>
          </table:table-cell>
          <table:table-cell/>
          <table:table-cell office:value-type="string">
            <text:p>gaDuÑ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enerate</text:p>
          </table:table-cell>
          <table:table-cell office:value-type="string">
            <text:p>3 _dsn</text:p>
          </table:table-cell>
          <table:table-cell office:value-type="string">
            <text:p>dZen@reIt</text:p>
          </table:table-cell>
          <table:table-cell office:value-type="string">
            <text:p>jenurAt</text:p>
          </table:table-cell>
          <table:table-cell/>
          <table:table-cell office:value-type="string">
            <text:p>dZen@reIt</text:p>
          </table:table-cell>
          <table:table-cell office:value-type="string">
            <text:p>jenurAt</text:p>
          </table:table-cell>
          <table:table-cell/>
          <table:table-cell office:value-type="string">
            <text:p>dZEn@reIt</text:p>
          </table:table-cell>
          <table:table-cell office:value-type="string">
            <text:p>jenuÑAt</text:p>
          </table:table-cell>
          <table:table-cell/>
          <table:table-cell office:value-type="string">
            <text:p>jenuÑA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lance</text:p>
          </table:table-cell>
          <table:table-cell office:value-type="string">
            <text:p>3 t_zn</text:p>
          </table:table-cell>
          <table:table-cell office:value-type="string">
            <text:p>glA:n(t)s</text:p>
          </table:table-cell>
          <table:table-cell office:value-type="string">
            <text:p>glRns</text:p>
          </table:table-cell>
          <table:table-cell/>
          <table:table-cell office:value-type="string">
            <text:p>gl{n(t)s</text:p>
          </table:table-cell>
          <table:table-cell office:value-type="string">
            <text:p>glans</text:p>
          </table:table-cell>
          <table:table-cell/>
          <table:table-cell office:value-type="string">
            <text:p>1-gl{ns <text:s/>2-glAns</text:p>
          </table:table-cell>
          <table:table-cell office:value-type="string">
            <text:p>1-glans-&gt;1 <text:s/>2-glRns-&gt;1</text:p>
          </table:table-cell>
          <table:table-cell/>
          <table:table-cell office:value-type="string">
            <text:p>glans</text:p>
          </table:table-cell>
          <table:table-cell table:number-columns-repeated="3"/>
          <table:table-cell office:value-type="string">
            <text:p>RP-1:1.16 <text:s/>Au-2:1.16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rant</text:p>
          </table:table-cell>
          <table:table-cell office:value-type="string">
            <text:p>3 _dsn</text:p>
          </table:table-cell>
          <table:table-cell office:value-type="string">
            <text:p>grA:nt</text:p>
          </table:table-cell>
          <table:table-cell office:value-type="string">
            <text:p>grRnt</text:p>
          </table:table-cell>
          <table:table-cell/>
          <table:table-cell office:value-type="string">
            <text:p>gr{nt</text:p>
          </table:table-cell>
          <table:table-cell office:value-type="string">
            <text:p>grant</text:p>
          </table:table-cell>
          <table:table-cell/>
          <table:table-cell office:value-type="string">
            <text:p>1-gr{nt <text:s/>2-grAnt</text:p>
          </table:table-cell>
          <table:table-cell office:value-type="string">
            <text:p>1-grant-&gt;1 <text:s/>2-grRnt-&gt;1</text:p>
          </table:table-cell>
          <table:table-cell/>
          <table:table-cell office:value-type="string">
            <text:p>grant</text:p>
          </table:table-cell>
          <table:table-cell table:number-columns-repeated="3"/>
          <table:table-cell office:value-type="string">
            <text:p>RP-1:1.16 <text:s/>Au-2:1.16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guess</text:p>
          </table:table-cell>
          <table:table-cell office:value-type="string">
            <text:p>2 t_zn</text:p>
          </table:table-cell>
          <table:table-cell table:number-columns-repeated="2" office:value-type="string">
            <text:p>ges</text:p>
          </table:table-cell>
          <table:table-cell/>
          <table:table-cell table:number-columns-repeated="2" office:value-type="string">
            <text:p>ges</text:p>
          </table:table-cell>
          <table:table-cell/>
          <table:table-cell office:value-type="string">
            <text:p>gEs</text:p>
          </table:table-cell>
          <table:table-cell office:value-type="string">
            <text:p>ges</text:p>
          </table:table-cell>
          <table:table-cell/>
          <table:table-cell office:value-type="string">
            <text:p>ge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and</text:p>
          </table:table-cell>
          <table:table-cell office:value-type="string">
            <text:p>1 _dzn</text:p>
          </table:table-cell>
          <table:table-cell office:value-type="string">
            <text:p>h{nd</text:p>
          </table:table-cell>
          <table:table-cell office:value-type="string">
            <text:p>hand</text:p>
          </table:table-cell>
          <table:table-cell/>
          <table:table-cell office:value-type="string">
            <text:p>h{nd</text:p>
          </table:table-cell>
          <table:table-cell office:value-type="string">
            <text:p>hand</text:p>
          </table:table-cell>
          <table:table-cell/>
          <table:table-cell office:value-type="string">
            <text:p>h{nd</text:p>
          </table:table-cell>
          <table:table-cell office:value-type="string">
            <text:p>hand</text:p>
          </table:table-cell>
          <table:table-cell/>
          <table:table-cell office:value-type="string">
            <text:p>ha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andle</text:p>
          </table:table-cell>
          <table:table-cell office:value-type="string">
            <text:p>3 dzn</text:p>
          </table:table-cell>
          <table:table-cell office:value-type="string">
            <text:p>h{nd=l</text:p>
          </table:table-cell>
          <table:table-cell office:value-type="string">
            <text:p>handl</text:p>
          </table:table-cell>
          <table:table-cell/>
          <table:table-cell office:value-type="string">
            <text:p>h{nd=l</text:p>
          </table:table-cell>
          <table:table-cell office:value-type="string">
            <text:p>handl</text:p>
          </table:table-cell>
          <table:table-cell/>
          <table:table-cell office:value-type="string">
            <text:p>h{ndl</text:p>
          </table:table-cell>
          <table:table-cell office:value-type="string">
            <text:p>handl</text:p>
          </table:table-cell>
          <table:table-cell/>
          <table:table-cell office:value-type="string">
            <text:p>handl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appen</text:p>
          </table:table-cell>
          <table:table-cell office:value-type="string">
            <text:p>1 dzn</text:p>
          </table:table-cell>
          <table:table-cell office:value-type="string">
            <text:p>h{p@n</text:p>
          </table:table-cell>
          <table:table-cell office:value-type="string">
            <text:p>hapun</text:p>
          </table:table-cell>
          <table:table-cell/>
          <table:table-cell office:value-type="string">
            <text:p>h{p@n</text:p>
          </table:table-cell>
          <table:table-cell office:value-type="string">
            <text:p>hapun</text:p>
          </table:table-cell>
          <table:table-cell/>
          <table:table-cell office:value-type="string">
            <text:p>h{p@n</text:p>
          </table:table-cell>
          <table:table-cell office:value-type="string">
            <text:p>hapun</text:p>
          </table:table-cell>
          <table:table-cell/>
          <table:table-cell office:value-type="string">
            <text:p>hapu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ate</text:p>
          </table:table-cell>
          <table:table-cell office:value-type="string">
            <text:p>3 _dsn</text:p>
          </table:table-cell>
          <table:table-cell office:value-type="string">
            <text:p>heIt</text:p>
          </table:table-cell>
          <table:table-cell office:value-type="string">
            <text:p>hAt</text:p>
          </table:table-cell>
          <table:table-cell/>
          <table:table-cell office:value-type="string">
            <text:p>heIt</text:p>
          </table:table-cell>
          <table:table-cell office:value-type="string">
            <text:p>hAt</text:p>
          </table:table-cell>
          <table:table-cell/>
          <table:table-cell office:value-type="string">
            <text:p>heIt</text:p>
          </table:table-cell>
          <table:table-cell office:value-type="string">
            <text:p>hAt</text:p>
          </table:table-cell>
          <table:table-cell/>
          <table:table-cell office:value-type="string">
            <text:p>hA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ead</text:p>
          </table:table-cell>
          <table:table-cell office:value-type="string">
            <text:p>1 _dzn</text:p>
          </table:table-cell>
          <table:table-cell table:number-columns-repeated="2" office:value-type="string">
            <text:p>hed</text:p>
          </table:table-cell>
          <table:table-cell/>
          <table:table-cell table:number-columns-repeated="2" office:value-type="string">
            <text:p>hed</text:p>
          </table:table-cell>
          <table:table-cell/>
          <table:table-cell office:value-type="string">
            <text:p>hEd</text:p>
          </table:table-cell>
          <table:table-cell office:value-type="string">
            <text:p>hed</text:p>
          </table:table-cell>
          <table:table-cell/>
          <table:table-cell office:value-type="string">
            <text:p>he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elp</text:p>
          </table:table-cell>
          <table:table-cell office:value-type="string">
            <text:p>1 tzn</text:p>
          </table:table-cell>
          <table:table-cell table:number-columns-repeated="2" office:value-type="string">
            <text:p>help</text:p>
          </table:table-cell>
          <table:table-cell/>
          <table:table-cell table:number-columns-repeated="2" office:value-type="string">
            <text:p>help</text:p>
          </table:table-cell>
          <table:table-cell/>
          <table:table-cell office:value-type="string">
            <text:p>hElp</text:p>
          </table:table-cell>
          <table:table-cell office:value-type="string">
            <text:p>help</text:p>
          </table:table-cell>
          <table:table-cell/>
          <table:table-cell office:value-type="string">
            <text:p>help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ope</text:p>
          </table:table-cell>
          <table:table-cell office:value-type="string">
            <text:p>3 tsn</text:p>
          </table:table-cell>
          <table:table-cell office:value-type="string">
            <text:p>h@Up</text:p>
          </table:table-cell>
          <table:table-cell office:value-type="string">
            <text:p>hOp</text:p>
          </table:table-cell>
          <table:table-cell/>
          <table:table-cell office:value-type="string">
            <text:p>hoUp</text:p>
          </table:table-cell>
          <table:table-cell office:value-type="string">
            <text:p>hOp</text:p>
          </table:table-cell>
          <table:table-cell/>
          <table:table-cell office:value-type="string">
            <text:p>h@Up</text:p>
          </table:table-cell>
          <table:table-cell office:value-type="string">
            <text:p>hOp</text:p>
          </table:table-cell>
          <table:table-cell/>
          <table:table-cell office:value-type="string">
            <text:p>hOp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house</text:p>
          </table:table-cell>
          <table:table-cell office:value-type="string">
            <text:p>3 d_zn</text:p>
          </table:table-cell>
          <table:table-cell office:value-type="string">
            <text:p>haUz</text:p>
          </table:table-cell>
          <table:table-cell office:value-type="string">
            <text:p>hWz</text:p>
          </table:table-cell>
          <table:table-cell/>
          <table:table-cell office:value-type="string">
            <text:p>haUz</text:p>
          </table:table-cell>
          <table:table-cell office:value-type="string">
            <text:p>hWz</text:p>
          </table:table-cell>
          <table:table-cell/>
          <table:table-cell office:value-type="string">
            <text:p>haUz</text:p>
          </table:table-cell>
          <table:table-cell office:value-type="string">
            <text:p>hWz</text:p>
          </table:table-cell>
          <table:table-cell/>
          <table:table-cell office:value-type="string">
            <text:p>hW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dentify</text:p>
          </table:table-cell>
          <table:table-cell office:value-type="string">
            <text:p>4 dzn</text:p>
          </table:table-cell>
          <table:table-cell office:value-type="string">
            <text:p>1-aIdentIfaI <text:s/>2-IdentIfaI <text:s/>3-@dentIfaI <text:s/>4-aIdent@faI</text:p>
          </table:table-cell>
          <table:table-cell office:value-type="string">
            <text:p>1-IdentifI-&gt;1 <text:s/>2-identifI-&gt;2 <text:s/>3-udentifI-&gt;2 <text:s/>4-IdentufI-&gt;3</text:p>
          </table:table-cell>
          <table:table-cell/>
          <table:table-cell office:value-type="string">
            <text:p>aIdent@faI</text:p>
          </table:table-cell>
          <table:table-cell office:value-type="string">
            <text:p>IdentufI-&gt;3</text:p>
          </table:table-cell>
          <table:table-cell/>
          <table:table-cell office:value-type="string">
            <text:p>aIdEnt@faI</text:p>
          </table:table-cell>
          <table:table-cell office:value-type="string">
            <text:p>IdentufI-&gt;3</text:p>
          </table:table-cell>
          <table:table-cell/>
          <table:table-cell office:value-type="string">
            <text:p>IdentifI</text:p>
          </table:table-cell>
          <table:table-cell office:value-type="string">
            <text:p>identifI <text:s/>IdentufI</text:p>
          </table:table-cell>
          <table:table-cell table:number-columns-repeated="2"/>
          <table:table-cell office:value-type="string">
            <text:p>RP-3:1.25</text:p>
          </table:table-cell>
          <table:table-cell/>
          <table:table-cell office:value-type="string">
            <text:p>rule 25 rabbIt exception (rabbIt set takes precedence)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gnore</text:p>
          </table:table-cell>
          <table:table-cell office:value-type="string">
            <text:p>3 dzn</text:p>
          </table:table-cell>
          <table:table-cell office:value-type="string">
            <text:p>IgnO:</text:p>
          </table:table-cell>
          <table:table-cell office:value-type="string">
            <text:p>ignö</text:p>
          </table:table-cell>
          <table:table-cell/>
          <table:table-cell office:value-type="string">
            <text:p>1-IgnO:r <text:s/>2-Igno:r</text:p>
          </table:table-cell>
          <table:table-cell office:value-type="string">
            <text:p>1-ignQr-&gt;1 <text:s/>2=1</text:p>
          </table:table-cell>
          <table:table-cell/>
          <table:table-cell office:value-type="string">
            <text:p>IgnO</text:p>
          </table:table-cell>
          <table:table-cell office:value-type="string">
            <text:p>ignö</text:p>
          </table:table-cell>
          <table:table-cell/>
          <table:table-cell office:value-type="string">
            <text:p>ignö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llustrate</text:p>
          </table:table-cell>
          <table:table-cell office:value-type="string">
            <text:p>3 _dsn</text:p>
          </table:table-cell>
          <table:table-cell office:value-type="string">
            <text:p>Il@streIt</text:p>
          </table:table-cell>
          <table:table-cell office:value-type="string">
            <text:p>ilustrAt</text:p>
          </table:table-cell>
          <table:table-cell/>
          <table:table-cell office:value-type="string">
            <text:p>Il@streIt</text:p>
          </table:table-cell>
          <table:table-cell office:value-type="string">
            <text:p>ilustrAt</text:p>
          </table:table-cell>
          <table:table-cell/>
          <table:table-cell office:value-type="string">
            <text:p>Il@streIt</text:p>
          </table:table-cell>
          <table:table-cell office:value-type="string">
            <text:p>ilustrAt</text:p>
          </table:table-cell>
          <table:table-cell/>
          <table:table-cell office:value-type="string">
            <text:p>ilustrA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magine</text:p>
          </table:table-cell>
          <table:table-cell office:value-type="string">
            <text:p>3 dzn</text:p>
          </table:table-cell>
          <table:table-cell office:value-type="string">
            <text:p>1-Im{dZIn <text:s/>2-Im{dZ@n</text:p>
          </table:table-cell>
          <table:table-cell office:value-type="string">
            <text:p>1-imajin-&gt;1 <text:s/>2-imajun-&gt;1</text:p>
          </table:table-cell>
          <table:table-cell/>
          <table:table-cell office:value-type="string">
            <text:p>Im{dZIn</text:p>
          </table:table-cell>
          <table:table-cell office:value-type="string">
            <text:p>imajin</text:p>
          </table:table-cell>
          <table:table-cell/>
          <table:table-cell office:value-type="string">
            <text:p>Im{dZ@n</text:p>
          </table:table-cell>
          <table:table-cell office:value-type="string">
            <text:p>imajun</text:p>
          </table:table-cell>
          <table:table-cell/>
          <table:table-cell office:value-type="string">
            <text:p>imajin</text:p>
          </table:table-cell>
          <table:table-cell table:number-columns-repeated="3"/>
          <table:table-cell office:value-type="string">
            <text:p>RP-2:3.25 <text:s/>Au-1:3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mplement</text:p>
          </table:table-cell>
          <table:table-cell office:value-type="string">
            <text:p>1 _dsn</text:p>
          </table:table-cell>
          <table:table-cell office:value-type="string">
            <text:p>1-ImplIment <text:s/>2-Impl@ment <text:s/>3-ImplIm@nt</text:p>
          </table:table-cell>
          <table:table-cell office:value-type="string">
            <text:p>1-impliment-&gt;1 <text:s/>2-implument-&gt;1 <text:s/>3-implimunt-&gt;1</text:p>
          </table:table-cell>
          <table:table-cell/>
          <table:table-cell office:value-type="string">
            <text:p>ImplIment</text:p>
          </table:table-cell>
          <table:table-cell office:value-type="string">
            <text:p>impliment</text:p>
          </table:table-cell>
          <table:table-cell/>
          <table:table-cell office:value-type="string">
            <text:p>Impl@mEnt</text:p>
          </table:table-cell>
          <table:table-cell office:value-type="string">
            <text:p>implument</text:p>
          </table:table-cell>
          <table:table-cell/>
          <table:table-cell office:value-type="string">
            <text:p>impliment</text:p>
          </table:table-cell>
          <table:table-cell table:number-columns-repeated="3"/>
          <table:table-cell office:value-type="string">
            <text:p>RP-2:2.25 <text:s/>RP-3:3.25 <text:s/>Au-2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mply</text:p>
          </table:table-cell>
          <table:table-cell office:value-type="string">
            <text:p>4 dzn</text:p>
          </table:table-cell>
          <table:table-cell office:value-type="string">
            <text:p>ImplaI</text:p>
          </table:table-cell>
          <table:table-cell office:value-type="string">
            <text:p>implI</text:p>
          </table:table-cell>
          <table:table-cell/>
          <table:table-cell office:value-type="string">
            <text:p>ImplaI</text:p>
          </table:table-cell>
          <table:table-cell office:value-type="string">
            <text:p>implI</text:p>
          </table:table-cell>
          <table:table-cell/>
          <table:table-cell office:value-type="string">
            <text:p>ImplaI</text:p>
          </table:table-cell>
          <table:table-cell office:value-type="string">
            <text:p>implI</text:p>
          </table:table-cell>
          <table:table-cell/>
          <table:table-cell office:value-type="string">
            <text:p>implI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mpose</text:p>
          </table:table-cell>
          <table:table-cell office:value-type="string">
            <text:p>3 d_zn</text:p>
          </table:table-cell>
          <table:table-cell office:value-type="string">
            <text:p>Imp@Uz</text:p>
          </table:table-cell>
          <table:table-cell office:value-type="string">
            <text:p>impOz</text:p>
          </table:table-cell>
          <table:table-cell/>
          <table:table-cell office:value-type="string">
            <text:p>ImpOUz</text:p>
          </table:table-cell>
          <table:table-cell office:value-type="string">
            <text:p>impOz</text:p>
          </table:table-cell>
          <table:table-cell/>
          <table:table-cell office:value-type="string">
            <text:p>ImpoUz</text:p>
          </table:table-cell>
          <table:table-cell office:value-type="string">
            <text:p>impOz</text:p>
          </table:table-cell>
          <table:table-cell/>
          <table:table-cell office:value-type="string">
            <text:p>impO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mprove</text:p>
          </table:table-cell>
          <table:table-cell office:value-type="string">
            <text:p>3 dzn</text:p>
          </table:table-cell>
          <table:table-cell office:value-type="string">
            <text:p>Impru:v</text:p>
          </table:table-cell>
          <table:table-cell office:value-type="string">
            <text:p>imprUv</text:p>
          </table:table-cell>
          <table:table-cell/>
          <table:table-cell office:value-type="string">
            <text:p>Impru:v</text:p>
          </table:table-cell>
          <table:table-cell office:value-type="string">
            <text:p>imprUv</text:p>
          </table:table-cell>
          <table:table-cell/>
          <table:table-cell office:value-type="string">
            <text:p>Impruv</text:p>
          </table:table-cell>
          <table:table-cell office:value-type="string">
            <text:p>imprUv</text:p>
          </table:table-cell>
          <table:table-cell/>
          <table:table-cell office:value-type="string">
            <text:p>imprUv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nclude</text:p>
          </table:table-cell>
          <table:table-cell office:value-type="string">
            <text:p>3 _dzn</text:p>
          </table:table-cell>
          <table:table-cell office:value-type="string">
            <text:p>1-Inklu:d <text:s/>2-INklu:d</text:p>
          </table:table-cell>
          <table:table-cell office:value-type="string">
            <text:p>1-inklUd-&gt;1 <text:s/>2-iNklUd-&gt;1</text:p>
          </table:table-cell>
          <table:table-cell/>
          <table:table-cell office:value-type="string">
            <text:p>Inklu:d</text:p>
          </table:table-cell>
          <table:table-cell office:value-type="string">
            <text:p>inklUd</text:p>
          </table:table-cell>
          <table:table-cell/>
          <table:table-cell office:value-type="string">
            <text:p>Inklud</text:p>
          </table:table-cell>
          <table:table-cell office:value-type="string">
            <text:p>inklUd</text:p>
          </table:table-cell>
          <table:table-cell/>
          <table:table-cell office:value-type="string">
            <text:p>inklUd</text:p>
          </table:table-cell>
          <table:table-cell table:number-columns-repeated="3"/>
          <table:table-cell office:value-type="string">
            <text:p>RP-2:1.V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ncorporate</text:p>
          </table:table-cell>
          <table:table-cell office:value-type="string">
            <text:p>3 _dsn</text:p>
          </table:table-cell>
          <table:table-cell office:value-type="string">
            <text:p>1-InkO:p@reIt <text:s/>2-INkO:p@reIt</text:p>
          </table:table-cell>
          <table:table-cell office:value-type="string">
            <text:p>1-inköpurAt-&gt;1 <text:s/>2-iNköpuÑAt-&gt;1</text:p>
          </table:table-cell>
          <table:table-cell/>
          <table:table-cell office:value-type="string">
            <text:p>InkO:rp@reIt</text:p>
          </table:table-cell>
          <table:table-cell office:value-type="string">
            <text:p>inkQrpurAt</text:p>
          </table:table-cell>
          <table:table-cell/>
          <table:table-cell office:value-type="string">
            <text:p>InkOp@reIt</text:p>
          </table:table-cell>
          <table:table-cell office:value-type="string">
            <text:p>inköpurAt</text:p>
          </table:table-cell>
          <table:table-cell/>
          <table:table-cell office:value-type="string">
            <text:p>inköpurAt</text:p>
          </table:table-cell>
          <table:table-cell table:number-columns-repeated="3"/>
          <table:table-cell office:value-type="string">
            <text:p>RP-2:1.V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ncrease</text:p>
          </table:table-cell>
          <table:table-cell office:value-type="string">
            <text:p>3 _ztn</text:p>
          </table:table-cell>
          <table:table-cell office:value-type="string">
            <text:p>1-Inkri:s <text:s/>2-INkri:s</text:p>
          </table:table-cell>
          <table:table-cell office:value-type="string">
            <text:p>1-inkrEs-&gt;1 <text:s/>2-iNkrEs-&gt;1</text:p>
          </table:table-cell>
          <table:table-cell/>
          <table:table-cell office:value-type="string">
            <text:p>Inkri:s</text:p>
          </table:table-cell>
          <table:table-cell office:value-type="string">
            <text:p>inkrEs</text:p>
          </table:table-cell>
          <table:table-cell/>
          <table:table-cell office:value-type="string">
            <text:p>Inkris</text:p>
          </table:table-cell>
          <table:table-cell office:value-type="string">
            <text:p>inkrEs</text:p>
          </table:table-cell>
          <table:table-cell/>
          <table:table-cell office:value-type="string">
            <text:p>inkrEs</text:p>
          </table:table-cell>
          <table:table-cell table:number-columns-repeated="3"/>
          <table:table-cell office:value-type="string">
            <text:p>RP-2:1.V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ndicate</text:p>
          </table:table-cell>
          <table:table-cell office:value-type="string">
            <text:p>3 _dsn</text:p>
          </table:table-cell>
          <table:table-cell office:value-type="string">
            <text:p>1-IndIkeIt <text:s/>2-Ind@keIt</text:p>
          </table:table-cell>
          <table:table-cell office:value-type="string">
            <text:p>1-indikAt-&gt;1 <text:s/>2-indukAt-&gt;1</text:p>
          </table:table-cell>
          <table:table-cell/>
          <table:table-cell office:value-type="string">
            <text:p>IndIkeIt</text:p>
          </table:table-cell>
          <table:table-cell office:value-type="string">
            <text:p>indikAt</text:p>
          </table:table-cell>
          <table:table-cell/>
          <table:table-cell office:value-type="string">
            <text:p>1-Ind@keIt <text:s/>2-IndIkeIt</text:p>
          </table:table-cell>
          <table:table-cell office:value-type="string">
            <text:p>1-indukAt-&gt;1 <text:s/>2-indikAt-&gt;1</text:p>
          </table:table-cell>
          <table:table-cell/>
          <table:table-cell office:value-type="string">
            <text:p>indikAt</text:p>
          </table:table-cell>
          <table:table-cell table:number-columns-repeated="3"/>
          <table:table-cell office:value-type="string">
            <text:p>RP-2:2.25 <text:s/>Au-1:2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nform</text:p>
          </table:table-cell>
          <table:table-cell office:value-type="string">
            <text:p>1 dzn</text:p>
          </table:table-cell>
          <table:table-cell office:value-type="string">
            <text:p>InfO:m</text:p>
          </table:table-cell>
          <table:table-cell office:value-type="string">
            <text:p>inföm</text:p>
          </table:table-cell>
          <table:table-cell/>
          <table:table-cell office:value-type="string">
            <text:p>InfO:rm</text:p>
          </table:table-cell>
          <table:table-cell office:value-type="string">
            <text:p>infQrm</text:p>
          </table:table-cell>
          <table:table-cell/>
          <table:table-cell office:value-type="string">
            <text:p>InfOm</text:p>
          </table:table-cell>
          <table:table-cell office:value-type="string">
            <text:p>inföm</text:p>
          </table:table-cell>
          <table:table-cell/>
          <table:table-cell office:value-type="string">
            <text:p>inföm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nsist</text:p>
          </table:table-cell>
          <table:table-cell office:value-type="string">
            <text:p>1 _dsn</text:p>
          </table:table-cell>
          <table:table-cell office:value-type="string">
            <text:p>InsIst</text:p>
          </table:table-cell>
          <table:table-cell office:value-type="string">
            <text:p>insist</text:p>
          </table:table-cell>
          <table:table-cell/>
          <table:table-cell office:value-type="string">
            <text:p>InsIst</text:p>
          </table:table-cell>
          <table:table-cell office:value-type="string">
            <text:p>insist</text:p>
          </table:table-cell>
          <table:table-cell/>
          <table:table-cell office:value-type="string">
            <text:p>InsIst</text:p>
          </table:table-cell>
          <table:table-cell office:value-type="string">
            <text:p>insist</text:p>
          </table:table-cell>
          <table:table-cell/>
          <table:table-cell office:value-type="string">
            <text:p>insis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ntend</text:p>
          </table:table-cell>
          <table:table-cell office:value-type="string">
            <text:p>1 _dzn</text:p>
          </table:table-cell>
          <table:table-cell office:value-type="string">
            <text:p>Intend</text:p>
          </table:table-cell>
          <table:table-cell office:value-type="string">
            <text:p>intend</text:p>
          </table:table-cell>
          <table:table-cell/>
          <table:table-cell office:value-type="string">
            <text:p>Intend</text:p>
          </table:table-cell>
          <table:table-cell office:value-type="string">
            <text:p>intend</text:p>
          </table:table-cell>
          <table:table-cell/>
          <table:table-cell office:value-type="string">
            <text:p>IntEnd</text:p>
          </table:table-cell>
          <table:table-cell office:value-type="string">
            <text:p>intend</text:p>
          </table:table-cell>
          <table:table-cell/>
          <table:table-cell office:value-type="string">
            <text:p>inte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nterpret</text:p>
          </table:table-cell>
          <table:table-cell office:value-type="string">
            <text:p>1 _dsn</text:p>
          </table:table-cell>
          <table:table-cell office:value-type="string">
            <text:p>1-Int3:prIt <text:s/>2-Int3:pr@t</text:p>
          </table:table-cell>
          <table:table-cell office:value-type="string">
            <text:p>1-intüprit-&gt;1 <text:s/>2-intüprut-&gt;2</text:p>
          </table:table-cell>
          <table:table-cell/>
          <table:table-cell office:value-type="string">
            <text:p>Int3`:pr@t</text:p>
          </table:table-cell>
          <table:table-cell office:value-type="string">
            <text:p>intüprut-&gt;2</text:p>
          </table:table-cell>
          <table:table-cell/>
          <table:table-cell office:value-type="string">
            <text:p>Int3pr@t</text:p>
          </table:table-cell>
          <table:table-cell office:value-type="string">
            <text:p>intüprut-&gt;2</text:p>
          </table:table-cell>
          <table:table-cell/>
          <table:table-cell office:value-type="string">
            <text:p>intüprit</text:p>
          </table:table-cell>
          <table:table-cell office:value-type="string">
            <text:p>intüprut</text:p>
          </table:table-cell>
          <table:table-cell table:number-columns-repeated="4"/>
          <table:table-cell office:value-type="string">
            <text:p>rule 25 rabbIt exception (rabbIt set takes precedence)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ntroduce</text:p>
          </table:table-cell>
          <table:table-cell office:value-type="string">
            <text:p>3 t_zn</text:p>
          </table:table-cell>
          <table:table-cell office:value-type="string">
            <text:p>Intr@dju:s</text:p>
          </table:table-cell>
          <table:table-cell office:value-type="string">
            <text:p>intrudyUs</text:p>
          </table:table-cell>
          <table:table-cell/>
          <table:table-cell office:value-type="string">
            <text:p>1-Intr@du:s <text:s/>2-Intr@dju:s</text:p>
          </table:table-cell>
          <table:table-cell office:value-type="string">
            <text:p>1-intrudUs-&gt;1 <text:s/>2-intrudyUs-&gt;1</text:p>
          </table:table-cell>
          <table:table-cell/>
          <table:table-cell office:value-type="string">
            <text:p>Intr@djus</text:p>
          </table:table-cell>
          <table:table-cell office:value-type="string">
            <text:p>intrudyUs</text:p>
          </table:table-cell>
          <table:table-cell/>
          <table:table-cell office:value-type="string">
            <text:p>intrudyUs</text:p>
          </table:table-cell>
          <table:table-cell table:number-columns-repeated="3"/>
          <table:table-cell office:value-type="string">
            <text:p>GA-1:3.32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nvest</text:p>
          </table:table-cell>
          <table:table-cell office:value-type="string">
            <text:p>1 _dsn</text:p>
          </table:table-cell>
          <table:table-cell office:value-type="string">
            <text:p>Invest</text:p>
          </table:table-cell>
          <table:table-cell office:value-type="string">
            <text:p>invest</text:p>
          </table:table-cell>
          <table:table-cell/>
          <table:table-cell office:value-type="string">
            <text:p>Invest</text:p>
          </table:table-cell>
          <table:table-cell office:value-type="string">
            <text:p>invest</text:p>
          </table:table-cell>
          <table:table-cell/>
          <table:table-cell office:value-type="string">
            <text:p>InvEst</text:p>
          </table:table-cell>
          <table:table-cell office:value-type="string">
            <text:p>invest</text:p>
          </table:table-cell>
          <table:table-cell/>
          <table:table-cell office:value-type="string">
            <text:p>inves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nvestigate</text:p>
          </table:table-cell>
          <table:table-cell office:value-type="string">
            <text:p>3 dsn</text:p>
          </table:table-cell>
          <table:table-cell office:value-type="string">
            <text:p>1-InvestIgeIt <text:s/>2-Invest@geIt</text:p>
          </table:table-cell>
          <table:table-cell office:value-type="string">
            <text:p>1-investigAt-&gt;1 <text:s/>2-investugAt-&gt;1</text:p>
          </table:table-cell>
          <table:table-cell/>
          <table:table-cell office:value-type="string">
            <text:p>InvestIgeIt</text:p>
          </table:table-cell>
          <table:table-cell office:value-type="string">
            <text:p>investigAt</text:p>
          </table:table-cell>
          <table:table-cell/>
          <table:table-cell office:value-type="string">
            <text:p>InvEst@geIt</text:p>
          </table:table-cell>
          <table:table-cell office:value-type="string">
            <text:p>investugAt</text:p>
          </table:table-cell>
          <table:table-cell/>
          <table:table-cell office:value-type="string">
            <text:p>investigAt</text:p>
          </table:table-cell>
          <table:table-cell table:number-columns-repeated="3"/>
          <table:table-cell office:value-type="string">
            <text:p>RP-2:3.25 <text:s/>Au-1:3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nvite</text:p>
          </table:table-cell>
          <table:table-cell office:value-type="string">
            <text:p>3 _dsn</text:p>
          </table:table-cell>
          <table:table-cell office:value-type="string">
            <text:p>InvaIt</text:p>
          </table:table-cell>
          <table:table-cell office:value-type="string">
            <text:p>invIt</text:p>
          </table:table-cell>
          <table:table-cell/>
          <table:table-cell office:value-type="string">
            <text:p>InvaIt</text:p>
          </table:table-cell>
          <table:table-cell office:value-type="string">
            <text:p>invIt</text:p>
          </table:table-cell>
          <table:table-cell/>
          <table:table-cell office:value-type="string">
            <text:p>InvaIt</text:p>
          </table:table-cell>
          <table:table-cell office:value-type="string">
            <text:p>invIt</text:p>
          </table:table-cell>
          <table:table-cell/>
          <table:table-cell office:value-type="string">
            <text:p>invI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involve</text:p>
          </table:table-cell>
          <table:table-cell office:value-type="string">
            <text:p>3 dzn</text:p>
          </table:table-cell>
          <table:table-cell office:value-type="string">
            <text:p>InvQlv</text:p>
          </table:table-cell>
          <table:table-cell office:value-type="string">
            <text:p>involv</text:p>
          </table:table-cell>
          <table:table-cell/>
          <table:table-cell office:value-type="string">
            <text:p>InvA:lv</text:p>
          </table:table-cell>
          <table:table-cell office:value-type="string">
            <text:p>invRlv</text:p>
          </table:table-cell>
          <table:table-cell/>
          <table:table-cell office:value-type="string">
            <text:p>InvQlv</text:p>
          </table:table-cell>
          <table:table-cell office:value-type="string">
            <text:p>involv</text:p>
          </table:table-cell>
          <table:table-cell/>
          <table:table-cell office:value-type="string">
            <text:p>involv</text:p>
          </table:table-cell>
          <table:table-cell table:number-columns-repeated="3"/>
          <table:table-cell office:value-type="string">
            <text:p>GA-1:2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3">
          <table:table-cell table:style-name="Default" table:number-columns-repeated="1023"/>
          <table:table-cell/>
        </table:table-row>
        <table:table-row table:style-name="ro4">
          <table:table-cell office:value-type="string">
            <text:p>join</text:p>
          </table:table-cell>
          <table:table-cell office:value-type="string">
            <text:p>1 dzn</text:p>
          </table:table-cell>
          <table:table-cell office:value-type="string">
            <text:p>dZOIn</text:p>
          </table:table-cell>
          <table:table-cell office:value-type="string">
            <text:p>jYn</text:p>
          </table:table-cell>
          <table:table-cell/>
          <table:table-cell office:value-type="string">
            <text:p>dZOIn</text:p>
          </table:table-cell>
          <table:table-cell office:value-type="string">
            <text:p>jYn</text:p>
          </table:table-cell>
          <table:table-cell/>
          <table:table-cell office:value-type="string">
            <text:p>dZOIn</text:p>
          </table:table-cell>
          <table:table-cell office:value-type="string">
            <text:p>jYn</text:p>
          </table:table-cell>
          <table:table-cell/>
          <table:table-cell office:value-type="string">
            <text:p>jY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judge</text:p>
          </table:table-cell>
          <table:table-cell office:value-type="string">
            <text:p>3 d_zn</text:p>
          </table:table-cell>
          <table:table-cell office:value-type="string">
            <text:p>dZVdZ</text:p>
          </table:table-cell>
          <table:table-cell office:value-type="string">
            <text:p>juj</text:p>
          </table:table-cell>
          <table:table-cell/>
          <table:table-cell office:value-type="string">
            <text:p>dZVdZ</text:p>
          </table:table-cell>
          <table:table-cell office:value-type="string">
            <text:p>juj</text:p>
          </table:table-cell>
          <table:table-cell/>
          <table:table-cell office:value-type="string">
            <text:p>dZVdZ</text:p>
          </table:table-cell>
          <table:table-cell office:value-type="string">
            <text:p>juj</text:p>
          </table:table-cell>
          <table:table-cell/>
          <table:table-cell office:value-type="string">
            <text:p>juj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jump</text:p>
          </table:table-cell>
          <table:table-cell office:value-type="string">
            <text:p>1 tsn</text:p>
          </table:table-cell>
          <table:table-cell office:value-type="string">
            <text:p>dZVmp</text:p>
          </table:table-cell>
          <table:table-cell office:value-type="string">
            <text:p>jump</text:p>
          </table:table-cell>
          <table:table-cell/>
          <table:table-cell office:value-type="string">
            <text:p>dZVmp</text:p>
          </table:table-cell>
          <table:table-cell office:value-type="string">
            <text:p>jump</text:p>
          </table:table-cell>
          <table:table-cell/>
          <table:table-cell office:value-type="string">
            <text:p>dZVmp</text:p>
          </table:table-cell>
          <table:table-cell office:value-type="string">
            <text:p>jump</text:p>
          </table:table-cell>
          <table:table-cell/>
          <table:table-cell office:value-type="string">
            <text:p>jump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justify</text:p>
          </table:table-cell>
          <table:table-cell office:value-type="string">
            <text:p>4 dzn</text:p>
          </table:table-cell>
          <table:table-cell office:value-type="string">
            <text:p>1-dZVstIfaI <text:s/>2-dZust@faI</text:p>
          </table:table-cell>
          <table:table-cell office:value-type="string">
            <text:p>1-justifI-&gt;1 <text:s/>2-justufI-&gt;1</text:p>
          </table:table-cell>
          <table:table-cell/>
          <table:table-cell office:value-type="string">
            <text:p>dZVstIfaI</text:p>
          </table:table-cell>
          <table:table-cell office:value-type="string">
            <text:p>justifI</text:p>
          </table:table-cell>
          <table:table-cell/>
          <table:table-cell office:value-type="string">
            <text:p>dZVst@faI</text:p>
          </table:table-cell>
          <table:table-cell office:value-type="string">
            <text:p>justufI</text:p>
          </table:table-cell>
          <table:table-cell/>
          <table:table-cell office:value-type="string">
            <text:p>justifI</text:p>
          </table:table-cell>
          <table:table-cell table:number-columns-repeated="3"/>
          <table:table-cell office:value-type="string">
            <text:p>RP-2:2.25 <text:s/>Au-1:2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kill</text:p>
          </table:table-cell>
          <table:table-cell office:value-type="string">
            <text:p>1 dzn</text:p>
          </table:table-cell>
          <table:table-cell office:value-type="string">
            <text:p>kIl</text:p>
          </table:table-cell>
          <table:table-cell office:value-type="string">
            <text:p>kil</text:p>
          </table:table-cell>
          <table:table-cell/>
          <table:table-cell office:value-type="string">
            <text:p>kIl</text:p>
          </table:table-cell>
          <table:table-cell office:value-type="string">
            <text:p>kil</text:p>
          </table:table-cell>
          <table:table-cell/>
          <table:table-cell office:value-type="string">
            <text:p>kIl</text:p>
          </table:table-cell>
          <table:table-cell office:value-type="string">
            <text:p>kil</text:p>
          </table:table-cell>
          <table:table-cell table:style-name="Default"/>
          <table:table-cell office:value-type="string">
            <text:p>kil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knock</text:p>
          </table:table-cell>
          <table:table-cell office:value-type="string">
            <text:p>1 tsn</text:p>
          </table:table-cell>
          <table:table-cell office:value-type="string">
            <text:p>nQk</text:p>
          </table:table-cell>
          <table:table-cell office:value-type="string">
            <text:p>nok</text:p>
          </table:table-cell>
          <table:table-cell/>
          <table:table-cell office:value-type="string">
            <text:p>nA:k</text:p>
          </table:table-cell>
          <table:table-cell office:value-type="string">
            <text:p>nRk</text:p>
          </table:table-cell>
          <table:table-cell/>
          <table:table-cell office:value-type="string">
            <text:p>nQk</text:p>
          </table:table-cell>
          <table:table-cell office:value-type="string">
            <text:p>nok</text:p>
          </table:table-cell>
          <table:table-cell/>
          <table:table-cell office:value-type="string">
            <text:p>no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ack</text:p>
          </table:table-cell>
          <table:table-cell office:value-type="string">
            <text:p>1 tsn</text:p>
          </table:table-cell>
          <table:table-cell office:value-type="string">
            <text:p>l{k</text:p>
          </table:table-cell>
          <table:table-cell office:value-type="string">
            <text:p>lak</text:p>
          </table:table-cell>
          <table:table-cell/>
          <table:table-cell office:value-type="string">
            <text:p>l{k</text:p>
          </table:table-cell>
          <table:table-cell office:value-type="string">
            <text:p>lak</text:p>
          </table:table-cell>
          <table:table-cell/>
          <table:table-cell office:value-type="string">
            <text:p>l{k</text:p>
          </table:table-cell>
          <table:table-cell office:value-type="string">
            <text:p>lak</text:p>
          </table:table-cell>
          <table:table-cell/>
          <table:table-cell office:value-type="string">
            <text:p>la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and</text:p>
          </table:table-cell>
          <table:table-cell office:value-type="string">
            <text:p>1 _dzn</text:p>
          </table:table-cell>
          <table:table-cell office:value-type="string">
            <text:p>l{nd</text:p>
          </table:table-cell>
          <table:table-cell office:value-type="string">
            <text:p>land</text:p>
          </table:table-cell>
          <table:table-cell/>
          <table:table-cell office:value-type="string">
            <text:p>l{nd</text:p>
          </table:table-cell>
          <table:table-cell office:value-type="string">
            <text:p>land</text:p>
          </table:table-cell>
          <table:table-cell/>
          <table:table-cell office:value-type="string">
            <text:p>l{nd</text:p>
          </table:table-cell>
          <table:table-cell office:value-type="string">
            <text:p>land</text:p>
          </table:table-cell>
          <table:table-cell/>
          <table:table-cell office:value-type="string">
            <text:p>la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ast</text:p>
          </table:table-cell>
          <table:table-cell office:value-type="string">
            <text:p>1 _dsn</text:p>
          </table:table-cell>
          <table:table-cell office:value-type="string">
            <text:p>lA:st</text:p>
          </table:table-cell>
          <table:table-cell office:value-type="string">
            <text:p>lRst</text:p>
          </table:table-cell>
          <table:table-cell/>
          <table:table-cell office:value-type="string">
            <text:p>l{st</text:p>
          </table:table-cell>
          <table:table-cell office:value-type="string">
            <text:p>last</text:p>
          </table:table-cell>
          <table:table-cell/>
          <table:table-cell office:value-type="string">
            <text:p>lAst</text:p>
          </table:table-cell>
          <table:table-cell office:value-type="string">
            <text:p>lRst</text:p>
          </table:table-cell>
          <table:table-cell/>
          <table:table-cell office:value-type="string">
            <text:p>last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augh</text:p>
          </table:table-cell>
          <table:table-cell office:value-type="string">
            <text:p>1 tsn</text:p>
          </table:table-cell>
          <table:table-cell office:value-type="string">
            <text:p>lA:f</text:p>
          </table:table-cell>
          <table:table-cell office:value-type="string">
            <text:p>lRf</text:p>
          </table:table-cell>
          <table:table-cell/>
          <table:table-cell office:value-type="string">
            <text:p>l{f</text:p>
          </table:table-cell>
          <table:table-cell office:value-type="string">
            <text:p>laf</text:p>
          </table:table-cell>
          <table:table-cell/>
          <table:table-cell office:value-type="string">
            <text:p>lAf</text:p>
          </table:table-cell>
          <table:table-cell office:value-type="string">
            <text:p>lRf</text:p>
          </table:table-cell>
          <table:table-cell/>
          <table:table-cell office:value-type="string">
            <text:p>laf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aunch</text:p>
          </table:table-cell>
          <table:table-cell office:value-type="string">
            <text:p>2 t_zn</text:p>
          </table:table-cell>
          <table:table-cell office:value-type="string">
            <text:p>lO:ntS</text:p>
          </table:table-cell>
          <table:table-cell office:value-type="string">
            <text:p>lQnC</text:p>
          </table:table-cell>
          <table:table-cell/>
          <table:table-cell office:value-type="string">
            <text:p>1-lQ:ntS <text:s/>2-lA:ntS</text:p>
          </table:table-cell>
          <table:table-cell office:value-type="string">
            <text:p>1-lonC-&gt;1 <text:s/>2-lRnC-&gt;1</text:p>
          </table:table-cell>
          <table:table-cell/>
          <table:table-cell office:value-type="string">
            <text:p>lOntS</text:p>
          </table:table-cell>
          <table:table-cell office:value-type="string">
            <text:p>lQnC</text:p>
          </table:table-cell>
          <table:table-cell/>
          <table:table-cell office:value-type="string">
            <text:p>lQnC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ift</text:p>
          </table:table-cell>
          <table:table-cell office:value-type="string">
            <text:p>1 _dsn</text:p>
          </table:table-cell>
          <table:table-cell office:value-type="string">
            <text:p>lIft</text:p>
          </table:table-cell>
          <table:table-cell office:value-type="string">
            <text:p>lift</text:p>
          </table:table-cell>
          <table:table-cell/>
          <table:table-cell office:value-type="string">
            <text:p>lIft</text:p>
          </table:table-cell>
          <table:table-cell office:value-type="string">
            <text:p>lift</text:p>
          </table:table-cell>
          <table:table-cell/>
          <table:table-cell office:value-type="string">
            <text:p>lIft</text:p>
          </table:table-cell>
          <table:table-cell office:value-type="string">
            <text:p>lift</text:p>
          </table:table-cell>
          <table:table-cell/>
          <table:table-cell office:value-type="string">
            <text:p>lif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ike</text:p>
          </table:table-cell>
          <table:table-cell office:value-type="string">
            <text:p>3 tsn</text:p>
          </table:table-cell>
          <table:table-cell office:value-type="string">
            <text:p>laIk</text:p>
          </table:table-cell>
          <table:table-cell office:value-type="string">
            <text:p>lIk</text:p>
          </table:table-cell>
          <table:table-cell/>
          <table:table-cell office:value-type="string">
            <text:p>laIk</text:p>
          </table:table-cell>
          <table:table-cell office:value-type="string">
            <text:p>lIk</text:p>
          </table:table-cell>
          <table:table-cell/>
          <table:table-cell office:value-type="string">
            <text:p>laIk</text:p>
          </table:table-cell>
          <table:table-cell office:value-type="string">
            <text:p>lIk</text:p>
          </table:table-cell>
          <table:table-cell/>
          <table:table-cell office:value-type="string">
            <text:p>lI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imit</text:p>
          </table:table-cell>
          <table:table-cell office:value-type="string">
            <text:p>3 _dsn</text:p>
          </table:table-cell>
          <table:table-cell office:value-type="string">
            <text:p>lImIt</text:p>
          </table:table-cell>
          <table:table-cell office:value-type="string">
            <text:p>limit</text:p>
          </table:table-cell>
          <table:table-cell/>
          <table:table-cell office:value-type="string">
            <text:p>lIm@t</text:p>
          </table:table-cell>
          <table:table-cell office:value-type="string">
            <text:p>limut</text:p>
          </table:table-cell>
          <table:table-cell/>
          <table:table-cell office:value-type="string">
            <text:p>lIm@t</text:p>
          </table:table-cell>
          <table:table-cell office:value-type="string">
            <text:p>limut</text:p>
          </table:table-cell>
          <table:table-cell/>
          <table:table-cell office:value-type="string">
            <text:p>limit</text:p>
          </table:table-cell>
          <table:table-cell table:number-columns-repeated="3"/>
          <table:table-cell office:value-type="string">
            <text:p>GA-1:2.25 <text:s/>Au-1:2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ink</text:p>
          </table:table-cell>
          <table:table-cell office:value-type="string">
            <text:p>1 tsn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/>
          <table:table-cell office:value-type="string">
            <text:p>lINk</text:p>
          </table:table-cell>
          <table:table-cell office:value-type="string">
            <text:p>liNk</text:p>
          </table:table-cell>
          <table:table-cell/>
          <table:table-cell office:value-type="string">
            <text:p>lINk</text:p>
          </table:table-cell>
          <table:table-cell office:value-type="string">
            <text:p>liNk</text:p>
          </table:table-cell>
          <table:table-cell/>
          <table:table-cell office:value-type="string">
            <text:p>liN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ist</text:p>
          </table:table-cell>
          <table:table-cell office:value-type="string">
            <text:p>1 _dsn</text:p>
          </table:table-cell>
          <table:table-cell office:value-type="string">
            <text:p>lIst</text:p>
          </table:table-cell>
          <table:table-cell office:value-type="string">
            <text:p>list</text:p>
          </table:table-cell>
          <table:table-cell/>
          <table:table-cell office:value-type="string">
            <text:p>lIst</text:p>
          </table:table-cell>
          <table:table-cell office:value-type="string">
            <text:p>list</text:p>
          </table:table-cell>
          <table:table-cell/>
          <table:table-cell office:value-type="string">
            <text:p>lIst</text:p>
          </table:table-cell>
          <table:table-cell office:value-type="string">
            <text:p>list</text:p>
          </table:table-cell>
          <table:table-cell/>
          <table:table-cell office:value-type="string">
            <text:p>lis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isten</text:p>
          </table:table-cell>
          <table:table-cell office:value-type="string">
            <text:p>1 _dzn</text:p>
          </table:table-cell>
          <table:table-cell office:value-type="string">
            <text:p>lIs=n</text:p>
          </table:table-cell>
          <table:table-cell office:value-type="string">
            <text:p>lisn</text:p>
          </table:table-cell>
          <table:table-cell/>
          <table:table-cell office:value-type="string">
            <text:p>lIs=n</text:p>
          </table:table-cell>
          <table:table-cell office:value-type="string">
            <text:p>lisn</text:p>
          </table:table-cell>
          <table:table-cell/>
          <table:table-cell office:value-type="string">
            <text:p>lIs@n</text:p>
          </table:table-cell>
          <table:table-cell office:value-type="string">
            <text:p>lisun</text:p>
          </table:table-cell>
          <table:table-cell/>
          <table:table-cell office:value-type="string">
            <text:p>lisun</text:p>
          </table:table-cell>
          <table:table-cell table:number-columns-repeated="3"/>
          <table:table-cell office:value-type="string">
            <text:p>RP-1:2.S9 <text:s/>GA-1:2.S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ive</text:p>
          </table:table-cell>
          <table:table-cell office:value-type="string">
            <text:p>3 dzn</text:p>
          </table:table-cell>
          <table:table-cell office:value-type="string">
            <text:p>lIv</text:p>
          </table:table-cell>
          <table:table-cell office:value-type="string">
            <text:p>liv</text:p>
          </table:table-cell>
          <table:table-cell/>
          <table:table-cell office:value-type="string">
            <text:p>lIv</text:p>
          </table:table-cell>
          <table:table-cell office:value-type="string">
            <text:p>liv</text:p>
          </table:table-cell>
          <table:table-cell/>
          <table:table-cell office:value-type="string">
            <text:p>lIv</text:p>
          </table:table-cell>
          <table:table-cell office:value-type="string">
            <text:p>liv</text:p>
          </table:table-cell>
          <table:table-cell/>
          <table:table-cell office:value-type="string">
            <text:p>liv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ocate</text:p>
          </table:table-cell>
          <table:table-cell office:value-type="string">
            <text:p>3 _dsn</text:p>
          </table:table-cell>
          <table:table-cell office:value-type="string">
            <text:p>l@UkeIt</text:p>
          </table:table-cell>
          <table:table-cell office:value-type="string">
            <text:p>lOkAt</text:p>
          </table:table-cell>
          <table:table-cell/>
          <table:table-cell office:value-type="string">
            <text:p>loUkeIt</text:p>
          </table:table-cell>
          <table:table-cell office:value-type="string">
            <text:p>lOkAt</text:p>
          </table:table-cell>
          <table:table-cell/>
          <table:table-cell office:value-type="string">
            <text:p>loUkeIt</text:p>
          </table:table-cell>
          <table:table-cell office:value-type="string">
            <text:p>lOkAt</text:p>
          </table:table-cell>
          <table:table-cell/>
          <table:table-cell office:value-type="string">
            <text:p>lOkA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ock</text:p>
          </table:table-cell>
          <table:table-cell office:value-type="string">
            <text:p>1 tsn</text:p>
          </table:table-cell>
          <table:table-cell office:value-type="string">
            <text:p>lQk</text:p>
          </table:table-cell>
          <table:table-cell office:value-type="string">
            <text:p>lok</text:p>
          </table:table-cell>
          <table:table-cell/>
          <table:table-cell office:value-type="string">
            <text:p>lA:k</text:p>
          </table:table-cell>
          <table:table-cell office:value-type="string">
            <text:p>kRk</text:p>
          </table:table-cell>
          <table:table-cell/>
          <table:table-cell office:value-type="string">
            <text:p>lQk</text:p>
          </table:table-cell>
          <table:table-cell office:value-type="string">
            <text:p>lok</text:p>
          </table:table-cell>
          <table:table-cell/>
          <table:table-cell office:value-type="string">
            <text:p>lok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ook</text:p>
          </table:table-cell>
          <table:table-cell office:value-type="string">
            <text:p>1 tsn</text:p>
          </table:table-cell>
          <table:table-cell office:value-type="string">
            <text:p>lUk</text:p>
          </table:table-cell>
          <table:table-cell office:value-type="string">
            <text:p>lVk</text:p>
          </table:table-cell>
          <table:table-cell/>
          <table:table-cell office:value-type="string">
            <text:p>lUk</text:p>
          </table:table-cell>
          <table:table-cell office:value-type="string">
            <text:p>lVk</text:p>
          </table:table-cell>
          <table:table-cell/>
          <table:table-cell office:value-type="string">
            <text:p>lUk</text:p>
          </table:table-cell>
          <table:table-cell office:value-type="string">
            <text:p>lVk</text:p>
          </table:table-cell>
          <table:table-cell/>
          <table:table-cell office:value-type="string">
            <text:p>lV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love</text:p>
          </table:table-cell>
          <table:table-cell office:value-type="string">
            <text:p>3 dzn</text:p>
          </table:table-cell>
          <table:table-cell office:value-type="string">
            <text:p>lVv</text:p>
          </table:table-cell>
          <table:table-cell office:value-type="string">
            <text:p>luv</text:p>
          </table:table-cell>
          <table:table-cell/>
          <table:table-cell office:value-type="string">
            <text:p>lVv</text:p>
          </table:table-cell>
          <table:table-cell office:value-type="string">
            <text:p>luv</text:p>
          </table:table-cell>
          <table:table-cell/>
          <table:table-cell office:value-type="string">
            <text:p>lVv</text:p>
          </table:table-cell>
          <table:table-cell office:value-type="string">
            <text:p>luv</text:p>
          </table:table-cell>
          <table:table-cell/>
          <table:table-cell office:value-type="string">
            <text:p>luv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aintain</text:p>
          </table:table-cell>
          <table:table-cell office:value-type="string">
            <text:p>1 dzn</text:p>
          </table:table-cell>
          <table:table-cell office:value-type="string">
            <text:p>1-meInteIn <text:s/>2-menteIn <text:s/>3-m@nteIn</text:p>
          </table:table-cell>
          <table:table-cell office:value-type="string">
            <text:p>1-mAntAn-&gt;1 <text:s/>2-mentAn-&gt;2 <text:s/>3-muntAn-&gt;2</text:p>
          </table:table-cell>
          <table:table-cell/>
          <table:table-cell office:value-type="string">
            <text:p>meInteIn</text:p>
          </table:table-cell>
          <table:table-cell office:value-type="string">
            <text:p>mAntAn-&gt;1</text:p>
          </table:table-cell>
          <table:table-cell/>
          <table:table-cell office:value-type="string">
            <text:p>1-meInteIn <text:s/>2-m@nteIn</text:p>
          </table:table-cell>
          <table:table-cell office:value-type="string">
            <text:p>1-mAntAn-&gt;1 <text:s/>2-muntAn-&gt;2</text:p>
          </table:table-cell>
          <table:table-cell/>
          <table:table-cell office:value-type="string">
            <text:p>mAntAn</text:p>
          </table:table-cell>
          <table:table-cell office:value-type="string">
            <text:p>mentAn</text:p>
          </table:table-cell>
          <table:table-cell table:number-columns-repeated="2"/>
          <table:table-cell office:value-type="string">
            <text:p>RP-3:1.25 <text:s/>Au-2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anage</text:p>
          </table:table-cell>
          <table:table-cell office:value-type="string">
            <text:p>3 d_zn</text:p>
          </table:table-cell>
          <table:table-cell office:value-type="string">
            <text:p>m{nIdZ</text:p>
          </table:table-cell>
          <table:table-cell office:value-type="string">
            <text:p>manij</text:p>
          </table:table-cell>
          <table:table-cell/>
          <table:table-cell office:value-type="string">
            <text:p>m{nIdZ</text:p>
          </table:table-cell>
          <table:table-cell office:value-type="string">
            <text:p>manij</text:p>
          </table:table-cell>
          <table:table-cell/>
          <table:table-cell office:value-type="string">
            <text:p>m{nIdZ</text:p>
          </table:table-cell>
          <table:table-cell office:value-type="string">
            <text:p>manij</text:p>
          </table:table-cell>
          <table:table-cell/>
          <table:table-cell office:value-type="string">
            <text:p>manij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ark</text:p>
          </table:table-cell>
          <table:table-cell office:value-type="string">
            <text:p>1 tsn</text:p>
          </table:table-cell>
          <table:table-cell office:value-type="string">
            <text:p>mA:k</text:p>
          </table:table-cell>
          <table:table-cell office:value-type="string">
            <text:p>mäk</text:p>
          </table:table-cell>
          <table:table-cell/>
          <table:table-cell office:value-type="string">
            <text:p>mA:rk</text:p>
          </table:table-cell>
          <table:table-cell office:value-type="string">
            <text:p>mRrk</text:p>
          </table:table-cell>
          <table:table-cell/>
          <table:table-cell office:value-type="string">
            <text:p>mAk</text:p>
          </table:table-cell>
          <table:table-cell office:value-type="string">
            <text:p>mäk</text:p>
          </table:table-cell>
          <table:table-cell/>
          <table:table-cell office:value-type="string">
            <text:p>mä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3">
          <table:table-cell table:style-name="Default" table:number-columns-repeated="1023"/>
          <table:table-cell/>
        </table:table-row>
        <table:table-row table:style-name="ro4">
          <table:table-cell office:value-type="string">
            <text:p>match</text:p>
          </table:table-cell>
          <table:table-cell office:value-type="string">
            <text:p>2 t_zn</text:p>
          </table:table-cell>
          <table:table-cell office:value-type="string">
            <text:p>m{tS</text:p>
          </table:table-cell>
          <table:table-cell office:value-type="string">
            <text:p>maC</text:p>
          </table:table-cell>
          <table:table-cell/>
          <table:table-cell office:value-type="string">
            <text:p>m{tS</text:p>
          </table:table-cell>
          <table:table-cell office:value-type="string">
            <text:p>maC</text:p>
          </table:table-cell>
          <table:table-cell/>
          <table:table-cell office:value-type="string">
            <text:p>m{tS</text:p>
          </table:table-cell>
          <table:table-cell office:value-type="string">
            <text:p>maC</text:p>
          </table:table-cell>
          <table:table-cell/>
          <table:table-cell office:value-type="string">
            <text:p>maC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easure</text:p>
          </table:table-cell>
          <table:table-cell office:value-type="string">
            <text:p>3 _dzn</text:p>
          </table:table-cell>
          <table:table-cell office:value-type="string">
            <text:p>meZ@</text:p>
          </table:table-cell>
          <table:table-cell office:value-type="string">
            <text:p>meZuÑ-&gt;1</text:p>
          </table:table-cell>
          <table:table-cell/>
          <table:table-cell office:value-type="string">
            <text:p>1-meZ=r <text:s/>2-meIZ=r</text:p>
          </table:table-cell>
          <table:table-cell office:value-type="string">
            <text:p>1-meZuÑ-&gt;1 <text:s/>2-mAZuÑ-&gt;2</text:p>
          </table:table-cell>
          <table:table-cell/>
          <table:table-cell office:value-type="string">
            <text:p>mEZ@</text:p>
          </table:table-cell>
          <table:table-cell office:value-type="string">
            <text:p>meZuÑ-&gt;1</text:p>
          </table:table-cell>
          <table:table-cell/>
          <table:table-cell office:value-type="string">
            <text:p>meZuÑ</text:p>
          </table:table-cell>
          <table:table-cell office:value-type="string">
            <text:p>mAZur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ention</text:p>
          </table:table-cell>
          <table:table-cell office:value-type="string">
            <text:p>1 dzn</text:p>
          </table:table-cell>
          <table:table-cell office:value-type="string">
            <text:p>men(t)S=n</text:p>
          </table:table-cell>
          <table:table-cell office:value-type="string">
            <text:p>menSn</text:p>
          </table:table-cell>
          <table:table-cell/>
          <table:table-cell office:value-type="string">
            <text:p>men(t)S=n</text:p>
          </table:table-cell>
          <table:table-cell office:value-type="string">
            <text:p>menSn</text:p>
          </table:table-cell>
          <table:table-cell/>
          <table:table-cell office:value-type="string">
            <text:p>mEnS@N</text:p>
          </table:table-cell>
          <table:table-cell office:value-type="string">
            <text:p>mensun</text:p>
          </table:table-cell>
          <table:table-cell/>
          <table:table-cell office:value-type="string">
            <text:p>mensn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ind</text:p>
          </table:table-cell>
          <table:table-cell office:value-type="string">
            <text:p>1 _dzn</text:p>
          </table:table-cell>
          <table:table-cell office:value-type="string">
            <text:p>maInd</text:p>
          </table:table-cell>
          <table:table-cell office:value-type="string">
            <text:p>mInd</text:p>
          </table:table-cell>
          <table:table-cell/>
          <table:table-cell office:value-type="string">
            <text:p>maInd</text:p>
          </table:table-cell>
          <table:table-cell office:value-type="string">
            <text:p>mInd</text:p>
          </table:table-cell>
          <table:table-cell/>
          <table:table-cell office:value-type="string">
            <text:p>maInd</text:p>
          </table:table-cell>
          <table:table-cell office:value-type="string">
            <text:p>mInd</text:p>
          </table:table-cell>
          <table:table-cell/>
          <table:table-cell office:value-type="string">
            <text:p>mI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iss</text:p>
          </table:table-cell>
          <table:table-cell office:value-type="string">
            <text:p>2 t_zn</text:p>
          </table:table-cell>
          <table:table-cell office:value-type="string">
            <text:p>mIs</text:p>
          </table:table-cell>
          <table:table-cell office:value-type="string">
            <text:p>mis</text:p>
          </table:table-cell>
          <table:table-cell/>
          <table:table-cell office:value-type="string">
            <text:p>mIs</text:p>
          </table:table-cell>
          <table:table-cell office:value-type="string">
            <text:p>mis</text:p>
          </table:table-cell>
          <table:table-cell/>
          <table:table-cell office:value-type="string">
            <text:p>mIs</text:p>
          </table:table-cell>
          <table:table-cell office:value-type="string">
            <text:p>mis</text:p>
          </table:table-cell>
          <table:table-cell/>
          <table:table-cell office:value-type="string">
            <text:p>mi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ix</text:p>
          </table:table-cell>
          <table:table-cell office:value-type="string">
            <text:p>2 t_zn</text:p>
          </table:table-cell>
          <table:table-cell office:value-type="string">
            <text:p>mIks</text:p>
          </table:table-cell>
          <table:table-cell office:value-type="string">
            <text:p>miks</text:p>
          </table:table-cell>
          <table:table-cell/>
          <table:table-cell office:value-type="string">
            <text:p>mIks</text:p>
          </table:table-cell>
          <table:table-cell office:value-type="string">
            <text:p>miks</text:p>
          </table:table-cell>
          <table:table-cell/>
          <table:table-cell office:value-type="string">
            <text:p>mIks</text:p>
          </table:table-cell>
          <table:table-cell office:value-type="string">
            <text:p>miks</text:p>
          </table:table-cell>
          <table:table-cell/>
          <table:table-cell office:value-type="string">
            <text:p>mik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move</text:p>
          </table:table-cell>
          <table:table-cell office:value-type="string">
            <text:p>3 dzn</text:p>
          </table:table-cell>
          <table:table-cell office:value-type="string">
            <text:p>mu:v</text:p>
          </table:table-cell>
          <table:table-cell office:value-type="string">
            <text:p>mUv</text:p>
          </table:table-cell>
          <table:table-cell/>
          <table:table-cell office:value-type="string">
            <text:p>mu:v</text:p>
          </table:table-cell>
          <table:table-cell office:value-type="string">
            <text:p>mUv</text:p>
          </table:table-cell>
          <table:table-cell/>
          <table:table-cell office:value-type="string">
            <text:p>muv</text:p>
          </table:table-cell>
          <table:table-cell office:value-type="string">
            <text:p>mUv</text:p>
          </table:table-cell>
          <table:table-cell/>
          <table:table-cell office:value-type="string">
            <text:p>mUv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name</text:p>
          </table:table-cell>
          <table:table-cell office:value-type="string">
            <text:p>3 dzn</text:p>
          </table:table-cell>
          <table:table-cell office:value-type="string">
            <text:p>neIm</text:p>
          </table:table-cell>
          <table:table-cell office:value-type="string">
            <text:p>mAm</text:p>
          </table:table-cell>
          <table:table-cell/>
          <table:table-cell office:value-type="string">
            <text:p>neIm</text:p>
          </table:table-cell>
          <table:table-cell office:value-type="string">
            <text:p>nAm</text:p>
          </table:table-cell>
          <table:table-cell/>
          <table:table-cell office:value-type="string">
            <text:p>neIm</text:p>
          </table:table-cell>
          <table:table-cell office:value-type="string">
            <text:p>nAm</text:p>
          </table:table-cell>
          <table:table-cell/>
          <table:table-cell office:value-type="string">
            <text:p>nAm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need</text:p>
          </table:table-cell>
          <table:table-cell office:value-type="string">
            <text:p>1 _dzn</text:p>
          </table:table-cell>
          <table:table-cell office:value-type="string">
            <text:p>ni:d</text:p>
          </table:table-cell>
          <table:table-cell office:value-type="string">
            <text:p>nEd</text:p>
          </table:table-cell>
          <table:table-cell/>
          <table:table-cell office:value-type="string">
            <text:p>ni:d</text:p>
          </table:table-cell>
          <table:table-cell office:value-type="string">
            <text:p>nEd</text:p>
          </table:table-cell>
          <table:table-cell/>
          <table:table-cell office:value-type="string">
            <text:p>nid</text:p>
          </table:table-cell>
          <table:table-cell office:value-type="string">
            <text:p>nEd</text:p>
          </table:table-cell>
          <table:table-cell/>
          <table:table-cell office:value-type="string">
            <text:p>nE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nod</text:p>
          </table:table-cell>
          <table:table-cell office:value-type="string">
            <text:p>1* _dzn</text:p>
          </table:table-cell>
          <table:table-cell office:value-type="string">
            <text:p>nQd</text:p>
          </table:table-cell>
          <table:table-cell office:value-type="string">
            <text:p>nod</text:p>
          </table:table-cell>
          <table:table-cell/>
          <table:table-cell office:value-type="string">
            <text:p>nA:d</text:p>
          </table:table-cell>
          <table:table-cell office:value-type="string">
            <text:p>nRd</text:p>
          </table:table-cell>
          <table:table-cell/>
          <table:table-cell office:value-type="string">
            <text:p>nQd</text:p>
          </table:table-cell>
          <table:table-cell office:value-type="string">
            <text:p>nod</text:p>
          </table:table-cell>
          <table:table-cell/>
          <table:table-cell office:value-type="string">
            <text:p>nod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note</text:p>
          </table:table-cell>
          <table:table-cell office:value-type="string">
            <text:p>3 _dsn</text:p>
          </table:table-cell>
          <table:table-cell office:value-type="string">
            <text:p>n@Ut</text:p>
          </table:table-cell>
          <table:table-cell office:value-type="string">
            <text:p>nOt</text:p>
          </table:table-cell>
          <table:table-cell/>
          <table:table-cell office:value-type="string">
            <text:p>noUt</text:p>
          </table:table-cell>
          <table:table-cell office:value-type="string">
            <text:p>nOt</text:p>
          </table:table-cell>
          <table:table-cell/>
          <table:table-cell office:value-type="string">
            <text:p>noUt</text:p>
          </table:table-cell>
          <table:table-cell office:value-type="string">
            <text:p>nOt</text:p>
          </table:table-cell>
          <table:table-cell/>
          <table:table-cell office:value-type="string">
            <text:p>nO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notice</text:p>
          </table:table-cell>
          <table:table-cell office:value-type="string">
            <text:p>3 t_zn</text:p>
          </table:table-cell>
          <table:table-cell office:value-type="string">
            <text:p>n@UtIs</text:p>
          </table:table-cell>
          <table:table-cell office:value-type="string">
            <text:p>nOtis</text:p>
          </table:table-cell>
          <table:table-cell/>
          <table:table-cell office:value-type="string">
            <text:p>noUt@s</text:p>
          </table:table-cell>
          <table:table-cell office:value-type="string">
            <text:p>nOtus</text:p>
          </table:table-cell>
          <table:table-cell/>
          <table:table-cell office:value-type="string">
            <text:p>noUt@s</text:p>
          </table:table-cell>
          <table:table-cell office:value-type="string">
            <text:p>nOtus</text:p>
          </table:table-cell>
          <table:table-cell/>
          <table:table-cell office:value-type="string">
            <text:p>notis</text:p>
          </table:table-cell>
          <table:table-cell table:number-columns-repeated="3"/>
          <table:table-cell office:value-type="string">
            <text:p>GA-1:2.25 <text:s/>Au-1:2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observe</text:p>
          </table:table-cell>
          <table:table-cell office:value-type="string">
            <text:p>3 dzn</text:p>
          </table:table-cell>
          <table:table-cell office:value-type="string">
            <text:p>@bz3:v</text:p>
          </table:table-cell>
          <table:table-cell office:value-type="string">
            <text:p>ubzüv</text:p>
          </table:table-cell>
          <table:table-cell/>
          <table:table-cell office:value-type="string">
            <text:p>@bz3`:v</text:p>
          </table:table-cell>
          <table:table-cell office:value-type="string">
            <text:p>ubzüv</text:p>
          </table:table-cell>
          <table:table-cell/>
          <table:table-cell office:value-type="string">
            <text:p>@bz3v</text:p>
          </table:table-cell>
          <table:table-cell office:value-type="string">
            <text:p>ubzÚüv</text:p>
          </table:table-cell>
          <table:table-cell/>
          <table:table-cell office:value-type="string">
            <text:p>ubzüv</text:p>
          </table:table-cell>
          <table:table-cell table:number-columns-repeated="5"/>
          <table:table-cell office:value-type="string">
            <text:p>xxx : check this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obtain</text:p>
          </table:table-cell>
          <table:table-cell office:value-type="string">
            <text:p>1 dzn</text:p>
          </table:table-cell>
          <table:table-cell office:value-type="string">
            <text:p>@bteIn</text:p>
          </table:table-cell>
          <table:table-cell office:value-type="string">
            <text:p>ubtAn</text:p>
          </table:table-cell>
          <table:table-cell/>
          <table:table-cell office:value-type="string">
            <text:p>1-@bteIn <text:s/>2-A:bteIn</text:p>
          </table:table-cell>
          <table:table-cell office:value-type="string">
            <text:p>1-ubtAn-&gt;1 <text:s/>2-RbtAn-&gt;2</text:p>
          </table:table-cell>
          <table:table-cell/>
          <table:table-cell office:value-type="string">
            <text:p>@bteIn</text:p>
          </table:table-cell>
          <table:table-cell office:value-type="string">
            <text:p>ubtAn-&gt;1</text:p>
          </table:table-cell>
          <table:table-cell/>
          <table:table-cell office:value-type="string">
            <text:p>ubtAn</text:p>
          </table:table-cell>
          <table:table-cell office:value-type="string">
            <text:p>obtAn</text:p>
          </table:table-cell>
          <table:table-cell table:number-columns-repeated="2"/>
          <table:table-cell office:value-type="string">
            <text:p>GA-2:1.9</text:p>
          </table:table-cell>
          <table:table-cell/>
          <table:table-cell office:value-type="string">
            <text:p>rule 9 LOT exception (commA set takes precedence)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occupy</text:p>
          </table:table-cell>
          <table:table-cell office:value-type="string">
            <text:p>4 dzn</text:p>
          </table:table-cell>
          <table:table-cell office:value-type="string">
            <text:p>1-QkjupaI <text:s/>2-Qkj@paI</text:p>
          </table:table-cell>
          <table:table-cell office:value-type="string">
            <text:p>1-okyUpI-&gt;1 <text:s/>2-okyupI-&gt;2</text:p>
          </table:table-cell>
          <table:table-cell/>
          <table:table-cell office:value-type="string">
            <text:p>A:kj@paI</text:p>
          </table:table-cell>
          <table:table-cell office:value-type="string">
            <text:p>RkyupI-&gt;2</text:p>
          </table:table-cell>
          <table:table-cell/>
          <table:table-cell office:value-type="string">
            <text:p>Qkj@paI</text:p>
          </table:table-cell>
          <table:table-cell office:value-type="string">
            <text:p>olyupI-&gt;1</text:p>
          </table:table-cell>
          <table:table-cell/>
          <table:table-cell office:value-type="string">
            <text:p>okyUpI</text:p>
          </table:table-cell>
          <table:table-cell office:value-type="string">
            <text:p>okyupI</text:p>
          </table:table-cell>
          <table:table-cell table:number-columns-repeated="4"/>
          <table:table-cell office:value-type="string">
            <text:p>rule 29 intO exception (intO set takes precedence)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occur</text:p>
          </table:table-cell>
          <table:table-cell office:value-type="string">
            <text:p>1* dzn</text:p>
          </table:table-cell>
          <table:table-cell office:value-type="string">
            <text:p>@k3:</text:p>
          </table:table-cell>
          <table:table-cell office:value-type="string">
            <text:p>ukü</text:p>
          </table:table-cell>
          <table:table-cell/>
          <table:table-cell office:value-type="string">
            <text:p>@k3`:</text:p>
          </table:table-cell>
          <table:table-cell office:value-type="string">
            <text:p>ukü</text:p>
          </table:table-cell>
          <table:table-cell/>
          <table:table-cell office:value-type="string">
            <text:p>@k3</text:p>
          </table:table-cell>
          <table:table-cell office:value-type="string">
            <text:p>ukü</text:p>
          </table:table-cell>
          <table:table-cell/>
          <table:table-cell office:value-type="string">
            <text:p>ukü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offer</text:p>
          </table:table-cell>
          <table:table-cell office:value-type="string">
            <text:p>1 dzn</text:p>
          </table:table-cell>
          <table:table-cell office:value-type="string">
            <text:p>Qf@</text:p>
          </table:table-cell>
          <table:table-cell office:value-type="string">
            <text:p>ofuÑ</text:p>
          </table:table-cell>
          <table:table-cell/>
          <table:table-cell office:value-type="string">
            <text:p>1-Q:f=r <text:s/>2-A:f=r</text:p>
          </table:table-cell>
          <table:table-cell office:value-type="string">
            <text:p>1-ofur-&gt;1 <text:s/>2-Rfur-&gt;1</text:p>
          </table:table-cell>
          <table:table-cell/>
          <table:table-cell office:value-type="string">
            <text:p>Qf@</text:p>
          </table:table-cell>
          <table:table-cell office:value-type="string">
            <text:p>ofuÑ</text:p>
          </table:table-cell>
          <table:table-cell/>
          <table:table-cell office:value-type="string">
            <text:p>ofuÑ</text:p>
          </table:table-cell>
          <table:table-cell table:number-columns-repeated="3"/>
          <table:table-cell office:value-type="string">
            <text:p>GA-2:1.17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open</text:p>
          </table:table-cell>
          <table:table-cell office:value-type="string">
            <text:p>1 dzn</text:p>
          </table:table-cell>
          <table:table-cell office:value-type="string">
            <text:p>@Up@n</text:p>
          </table:table-cell>
          <table:table-cell office:value-type="string">
            <text:p>Opun</text:p>
          </table:table-cell>
          <table:table-cell/>
          <table:table-cell office:value-type="string">
            <text:p>oUp@n</text:p>
          </table:table-cell>
          <table:table-cell office:value-type="string">
            <text:p>Opun</text:p>
          </table:table-cell>
          <table:table-cell/>
          <table:table-cell office:value-type="string">
            <text:p>oUp@n</text:p>
          </table:table-cell>
          <table:table-cell office:value-type="string">
            <text:p>Opun</text:p>
          </table:table-cell>
          <table:table-cell/>
          <table:table-cell office:value-type="string">
            <text:p>Opu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operate</text:p>
          </table:table-cell>
          <table:table-cell office:value-type="string">
            <text:p>3 _dsn</text:p>
          </table:table-cell>
          <table:table-cell office:value-type="string">
            <text:p>Qp@reIt</text:p>
          </table:table-cell>
          <table:table-cell office:value-type="string">
            <text:p>opurAt</text:p>
          </table:table-cell>
          <table:table-cell/>
          <table:table-cell office:value-type="string">
            <text:p>A:p@reIt</text:p>
          </table:table-cell>
          <table:table-cell office:value-type="string">
            <text:p>RpurAt</text:p>
          </table:table-cell>
          <table:table-cell/>
          <table:table-cell office:value-type="string">
            <text:p>Qp@reIt</text:p>
          </table:table-cell>
          <table:table-cell office:value-type="string">
            <text:p>opurAt</text:p>
          </table:table-cell>
          <table:table-cell/>
          <table:table-cell office:value-type="string">
            <text:p>opurAt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order</text:p>
          </table:table-cell>
          <table:table-cell office:value-type="string">
            <text:p>1 dzn</text:p>
          </table:table-cell>
          <table:table-cell office:value-type="string">
            <text:p>Od@</text:p>
          </table:table-cell>
          <table:table-cell office:value-type="string">
            <text:p>öduÑ</text:p>
          </table:table-cell>
          <table:table-cell/>
          <table:table-cell office:value-type="string">
            <text:p>O:rd=r</text:p>
          </table:table-cell>
          <table:table-cell office:value-type="string">
            <text:p>Qrdur</text:p>
          </table:table-cell>
          <table:table-cell/>
          <table:table-cell office:value-type="string">
            <text:p>Od@</text:p>
          </table:table-cell>
          <table:table-cell office:value-type="string">
            <text:p>öduÑ</text:p>
          </table:table-cell>
          <table:table-cell/>
          <table:table-cell office:value-type="string">
            <text:p>öduÑ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organise</text:p>
          </table:table-cell>
          <table:table-cell office:value-type="string">
            <text:p>3 d_zn</text:p>
          </table:table-cell>
          <table:table-cell office:value-type="string">
            <text:p>O:g@naIz</text:p>
          </table:table-cell>
          <table:table-cell office:value-type="string">
            <text:p>ögunIz</text:p>
          </table:table-cell>
          <table:table-cell/>
          <table:table-cell office:value-type="string">
            <text:p>O:rg@naIz</text:p>
          </table:table-cell>
          <table:table-cell office:value-type="string">
            <text:p>QrgunIz</text:p>
          </table:table-cell>
          <table:table-cell/>
          <table:table-cell office:value-type="string">
            <text:p>Og@naIz</text:p>
          </table:table-cell>
          <table:table-cell office:value-type="string">
            <text:p>ögunIz</text:p>
          </table:table-cell>
          <table:table-cell/>
          <table:table-cell office:value-type="string">
            <text:p>ögunI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organize</text:p>
          </table:table-cell>
          <table:table-cell office:value-type="string">
            <text:p>3 d_zn</text:p>
          </table:table-cell>
          <table:table-cell office:value-type="string">
            <text:p>O:g@naIz</text:p>
          </table:table-cell>
          <table:table-cell office:value-type="string">
            <text:p>ögunIz</text:p>
          </table:table-cell>
          <table:table-cell/>
          <table:table-cell office:value-type="string">
            <text:p>O:rg@naIz</text:p>
          </table:table-cell>
          <table:table-cell office:value-type="string">
            <text:p>QrgunIz</text:p>
          </table:table-cell>
          <table:table-cell/>
          <table:table-cell office:value-type="string">
            <text:p>Og@naIz</text:p>
          </table:table-cell>
          <table:table-cell office:value-type="string">
            <text:p>ögunIz</text:p>
          </table:table-cell>
          <table:table-cell/>
          <table:table-cell office:value-type="string">
            <text:p>ögunI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owe</text:p>
          </table:table-cell>
          <table:table-cell office:value-type="string">
            <text:p>3 dzn</text:p>
          </table:table-cell>
          <table:table-cell office:value-type="string">
            <text:p>@U</text:p>
          </table:table-cell>
          <table:table-cell office:value-type="string">
            <text:p>O</text:p>
          </table:table-cell>
          <table:table-cell/>
          <table:table-cell office:value-type="string">
            <text:p>oU</text:p>
          </table:table-cell>
          <table:table-cell office:value-type="string">
            <text:p>O</text:p>
          </table:table-cell>
          <table:table-cell/>
          <table:table-cell office:value-type="string">
            <text:p>oU</text:p>
          </table:table-cell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own</text:p>
          </table:table-cell>
          <table:table-cell office:value-type="string">
            <text:p>3 dzn</text:p>
          </table:table-cell>
          <table:table-cell office:value-type="string">
            <text:p>@Un</text:p>
          </table:table-cell>
          <table:table-cell office:value-type="string">
            <text:p>On</text:p>
          </table:table-cell>
          <table:table-cell/>
          <table:table-cell office:value-type="string">
            <text:p>oUn</text:p>
          </table:table-cell>
          <table:table-cell office:value-type="string">
            <text:p>On</text:p>
          </table:table-cell>
          <table:table-cell/>
          <table:table-cell office:value-type="string">
            <text:p>oUn</text:p>
          </table:table-cell>
          <table:table-cell office:value-type="string">
            <text:p>On</text:p>
          </table:table-cell>
          <table:table-cell/>
          <table:table-cell office:value-type="string">
            <text:p>O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aint</text:p>
          </table:table-cell>
          <table:table-cell office:value-type="string">
            <text:p>1 _dsn</text:p>
          </table:table-cell>
          <table:table-cell office:value-type="string">
            <text:p>peInt</text:p>
          </table:table-cell>
          <table:table-cell office:value-type="string">
            <text:p>pAnt</text:p>
          </table:table-cell>
          <table:table-cell/>
          <table:table-cell office:value-type="string">
            <text:p>peInt</text:p>
          </table:table-cell>
          <table:table-cell office:value-type="string">
            <text:p>pAnt</text:p>
          </table:table-cell>
          <table:table-cell/>
          <table:table-cell office:value-type="string">
            <text:p>peInt</text:p>
          </table:table-cell>
          <table:table-cell office:value-type="string">
            <text:p>pAnt</text:p>
          </table:table-cell>
          <table:table-cell/>
          <table:table-cell office:value-type="string">
            <text:p>pAn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ass</text:p>
          </table:table-cell>
          <table:table-cell office:value-type="string">
            <text:p>2 t_zn</text:p>
          </table:table-cell>
          <table:table-cell office:value-type="string">
            <text:p>pA:s</text:p>
          </table:table-cell>
          <table:table-cell office:value-type="string">
            <text:p>pRs</text:p>
          </table:table-cell>
          <table:table-cell/>
          <table:table-cell office:value-type="string">
            <text:p>p{s</text:p>
          </table:table-cell>
          <table:table-cell office:value-type="string">
            <text:p>pas</text:p>
          </table:table-cell>
          <table:table-cell/>
          <table:table-cell office:value-type="string">
            <text:p>pAs</text:p>
          </table:table-cell>
          <table:table-cell office:value-type="string">
            <text:p>pRs</text:p>
          </table:table-cell>
          <table:table-cell/>
          <table:table-cell office:value-type="string">
            <text:p>pas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erform</text:p>
          </table:table-cell>
          <table:table-cell office:value-type="string">
            <text:p>3 dzn</text:p>
          </table:table-cell>
          <table:table-cell office:value-type="string">
            <text:p>p@fO:m</text:p>
          </table:table-cell>
          <table:table-cell office:value-type="string">
            <text:p>puÑföm</text:p>
          </table:table-cell>
          <table:table-cell/>
          <table:table-cell office:value-type="string">
            <text:p>p=rfO:rm</text:p>
          </table:table-cell>
          <table:table-cell office:value-type="string">
            <text:p>purfQrm</text:p>
          </table:table-cell>
          <table:table-cell/>
          <table:table-cell office:value-type="string">
            <text:p>p@fOm</text:p>
          </table:table-cell>
          <table:table-cell office:value-type="string">
            <text:p>puÑföm</text:p>
          </table:table-cell>
          <table:table-cell/>
          <table:table-cell office:value-type="string">
            <text:p>puÑföm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ermit</text:p>
          </table:table-cell>
          <table:table-cell office:value-type="string">
            <text:p>1* _dzn</text:p>
          </table:table-cell>
          <table:table-cell office:value-type="string">
            <text:p>p@mIt</text:p>
          </table:table-cell>
          <table:table-cell office:value-type="string">
            <text:p>puÑmit</text:p>
          </table:table-cell>
          <table:table-cell/>
          <table:table-cell office:value-type="string">
            <text:p>p=rmIt</text:p>
          </table:table-cell>
          <table:table-cell office:value-type="string">
            <text:p>purmit</text:p>
          </table:table-cell>
          <table:table-cell/>
          <table:table-cell office:value-type="string">
            <text:p>p@mIt</text:p>
          </table:table-cell>
          <table:table-cell office:value-type="string">
            <text:p>puÑmit</text:p>
          </table:table-cell>
          <table:table-cell/>
          <table:table-cell office:value-type="string">
            <text:p>puÑmi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ersuade</text:p>
          </table:table-cell>
          <table:table-cell office:value-type="string">
            <text:p>3 _dzn</text:p>
          </table:table-cell>
          <table:table-cell office:value-type="string">
            <text:p>p@sweId</text:p>
          </table:table-cell>
          <table:table-cell office:value-type="string">
            <text:p>puÑswAd</text:p>
          </table:table-cell>
          <table:table-cell/>
          <table:table-cell office:value-type="string">
            <text:p>p=rsweId</text:p>
          </table:table-cell>
          <table:table-cell office:value-type="string">
            <text:p>purswAd</text:p>
          </table:table-cell>
          <table:table-cell/>
          <table:table-cell office:value-type="string">
            <text:p>p@sweId</text:p>
          </table:table-cell>
          <table:table-cell office:value-type="string">
            <text:p>puÑswAd</text:p>
          </table:table-cell>
          <table:table-cell/>
          <table:table-cell office:value-type="string">
            <text:p>puÑswA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ick</text:p>
          </table:table-cell>
          <table:table-cell office:value-type="string">
            <text:p>1 tsn</text:p>
          </table:table-cell>
          <table:table-cell office:value-type="string">
            <text:p>pIk</text:p>
          </table:table-cell>
          <table:table-cell office:value-type="string">
            <text:p>pik</text:p>
          </table:table-cell>
          <table:table-cell/>
          <table:table-cell office:value-type="string">
            <text:p>pIk</text:p>
          </table:table-cell>
          <table:table-cell office:value-type="string">
            <text:p>pik</text:p>
          </table:table-cell>
          <table:table-cell/>
          <table:table-cell office:value-type="string">
            <text:p>pIk</text:p>
          </table:table-cell>
          <table:table-cell office:value-type="string">
            <text:p>pik</text:p>
          </table:table-cell>
          <table:table-cell/>
          <table:table-cell office:value-type="string">
            <text:p>pi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lace</text:p>
          </table:table-cell>
          <table:table-cell office:value-type="string">
            <text:p>3 t_zn</text:p>
          </table:table-cell>
          <table:table-cell office:value-type="string">
            <text:p>pleIs</text:p>
          </table:table-cell>
          <table:table-cell office:value-type="string">
            <text:p>plAs</text:p>
          </table:table-cell>
          <table:table-cell/>
          <table:table-cell office:value-type="string">
            <text:p>pleIs</text:p>
          </table:table-cell>
          <table:table-cell office:value-type="string">
            <text:p>plAs</text:p>
          </table:table-cell>
          <table:table-cell/>
          <table:table-cell office:value-type="string">
            <text:p>pleIs</text:p>
          </table:table-cell>
          <table:table-cell office:value-type="string">
            <text:p>plAs</text:p>
          </table:table-cell>
          <table:table-cell/>
          <table:table-cell office:value-type="string">
            <text:p>plA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lan</text:p>
          </table:table-cell>
          <table:table-cell office:value-type="string">
            <text:p>1* dzn</text:p>
          </table:table-cell>
          <table:table-cell office:value-type="string">
            <text:p>pl{n</text:p>
          </table:table-cell>
          <table:table-cell office:value-type="string">
            <text:p>plan</text:p>
          </table:table-cell>
          <table:table-cell/>
          <table:table-cell office:value-type="string">
            <text:p>pl{n</text:p>
          </table:table-cell>
          <table:table-cell office:value-type="string">
            <text:p>plan</text:p>
          </table:table-cell>
          <table:table-cell/>
          <table:table-cell office:value-type="string">
            <text:p>pl{n</text:p>
          </table:table-cell>
          <table:table-cell office:value-type="string">
            <text:p>plan</text:p>
          </table:table-cell>
          <table:table-cell/>
          <table:table-cell office:value-type="string">
            <text:p>pla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lay</text:p>
          </table:table-cell>
          <table:table-cell office:value-type="string">
            <text:p>1 dzn</text:p>
          </table:table-cell>
          <table:table-cell office:value-type="string">
            <text:p>pleI</text:p>
          </table:table-cell>
          <table:table-cell office:value-type="string">
            <text:p>plA</text:p>
          </table:table-cell>
          <table:table-cell/>
          <table:table-cell office:value-type="string">
            <text:p>pleI</text:p>
          </table:table-cell>
          <table:table-cell office:value-type="string">
            <text:p>plA</text:p>
          </table:table-cell>
          <table:table-cell/>
          <table:table-cell office:value-type="string">
            <text:p>pleI</text:p>
          </table:table-cell>
          <table:table-cell office:value-type="string">
            <text:p>plA</text:p>
          </table:table-cell>
          <table:table-cell/>
          <table:table-cell office:value-type="string">
            <text:p>plA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oint</text:p>
          </table:table-cell>
          <table:table-cell office:value-type="string">
            <text:p>1 _dsn</text:p>
          </table:table-cell>
          <table:table-cell office:value-type="string">
            <text:p>pOInt</text:p>
          </table:table-cell>
          <table:table-cell office:value-type="string">
            <text:p>pYnt</text:p>
          </table:table-cell>
          <table:table-cell/>
          <table:table-cell office:value-type="string">
            <text:p>pOInt</text:p>
          </table:table-cell>
          <table:table-cell office:value-type="string">
            <text:p>pYnt</text:p>
          </table:table-cell>
          <table:table-cell/>
          <table:table-cell office:value-type="string">
            <text:p>pOInt</text:p>
          </table:table-cell>
          <table:table-cell office:value-type="string">
            <text:p>pYnt</text:p>
          </table:table-cell>
          <table:table-cell/>
          <table:table-cell office:value-type="string">
            <text:p>pYn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ossess</text:p>
          </table:table-cell>
          <table:table-cell office:value-type="string">
            <text:p>2 t_zn</text:p>
          </table:table-cell>
          <table:table-cell office:value-type="string">
            <text:p>p@zes</text:p>
          </table:table-cell>
          <table:table-cell office:value-type="string">
            <text:p>puzes</text:p>
          </table:table-cell>
          <table:table-cell/>
          <table:table-cell office:value-type="string">
            <text:p>p@zes</text:p>
          </table:table-cell>
          <table:table-cell office:value-type="string">
            <text:p>puzes</text:p>
          </table:table-cell>
          <table:table-cell/>
          <table:table-cell office:value-type="string">
            <text:p>p@zEs</text:p>
          </table:table-cell>
          <table:table-cell office:value-type="string">
            <text:p>puzes</text:p>
          </table:table-cell>
          <table:table-cell/>
          <table:table-cell office:value-type="string">
            <text:p>puze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our</text:p>
          </table:table-cell>
          <table:table-cell office:value-type="string">
            <text:p>1 dzn</text:p>
          </table:table-cell>
          <table:table-cell office:value-type="string">
            <text:p>pO:</text:p>
          </table:table-cell>
          <table:table-cell office:value-type="string">
            <text:p>pö</text:p>
          </table:table-cell>
          <table:table-cell/>
          <table:table-cell office:value-type="string">
            <text:p>1-pO:r <text:s/>2-po:r</text:p>
          </table:table-cell>
          <table:table-cell office:value-type="string">
            <text:p>1-pQr-&gt;1 <text:s/>2=1</text:p>
          </table:table-cell>
          <table:table-cell/>
          <table:table-cell office:value-type="string">
            <text:p>pO</text:p>
          </table:table-cell>
          <table:table-cell office:value-type="string">
            <text:p>pö</text:p>
          </table:table-cell>
          <table:table-cell/>
          <table:table-cell office:value-type="string">
            <text:p>pö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edict</text:p>
          </table:table-cell>
          <table:table-cell office:value-type="string">
            <text:p>1 _dsn</text:p>
          </table:table-cell>
          <table:table-cell office:value-type="string">
            <text:p>1-prIdIkt <text:s/>2-pr@dIkt</text:p>
          </table:table-cell>
          <table:table-cell office:value-type="string">
            <text:p>1-pridikt-&gt;1 <text:s/>2-prudikt-&gt;1</text:p>
          </table:table-cell>
          <table:table-cell/>
          <table:table-cell office:value-type="string">
            <text:p>prIdIkt</text:p>
          </table:table-cell>
          <table:table-cell office:value-type="string">
            <text:p>pridikt</text:p>
          </table:table-cell>
          <table:table-cell/>
          <table:table-cell office:value-type="string">
            <text:p>pr@dIkt</text:p>
          </table:table-cell>
          <table:table-cell office:value-type="string">
            <text:p>prudikt</text:p>
          </table:table-cell>
          <table:table-cell/>
          <table:table-cell office:value-type="string">
            <text:p>pridik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efer</text:p>
          </table:table-cell>
          <table:table-cell office:value-type="string">
            <text:p>1* dzn</text:p>
          </table:table-cell>
          <table:table-cell office:value-type="string">
            <text:p>1-prIf3: <text:s/>2-pr@f3:</text:p>
          </table:table-cell>
          <table:table-cell office:value-type="string">
            <text:p>1-prifü-&gt;1 <text:s/>2-prufü-&gt;1</text:p>
          </table:table-cell>
          <table:table-cell/>
          <table:table-cell office:value-type="string">
            <text:p>prIf3`:</text:p>
          </table:table-cell>
          <table:table-cell office:value-type="string">
            <text:p>prifü</text:p>
          </table:table-cell>
          <table:table-cell/>
          <table:table-cell office:value-type="string">
            <text:p>pr@f3</text:p>
          </table:table-cell>
          <table:table-cell office:value-type="string">
            <text:p>prufü</text:p>
          </table:table-cell>
          <table:table-cell/>
          <table:table-cell office:value-type="string">
            <text:p>prifü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epare</text:p>
          </table:table-cell>
          <table:table-cell office:value-type="string">
            <text:p>3 dzn</text:p>
          </table:table-cell>
          <table:table-cell office:value-type="string">
            <text:p>1-prIpe@ <text:s/>2-pr@pe@</text:p>
          </table:table-cell>
          <table:table-cell office:value-type="string">
            <text:p>1-pripÄ-&gt;1 <text:s/>2-prupÄ-&gt;1</text:p>
          </table:table-cell>
          <table:table-cell/>
          <table:table-cell office:value-type="string">
            <text:p>1-prIpe=r <text:s/>2-prIp{=r</text:p>
          </table:table-cell>
          <table:table-cell office:value-type="string">
            <text:p>1-pripÄ-&gt;1 <text:s/>2-pripar-&gt;1</text:p>
          </table:table-cell>
          <table:table-cell/>
          <table:table-cell office:value-type="string">
            <text:p>pr@pE@</text:p>
          </table:table-cell>
          <table:table-cell office:value-type="string">
            <text:p>prupÄ</text:p>
          </table:table-cell>
          <table:table-cell/>
          <table:table-cell office:value-type="string">
            <text:p>pripÄ</text:p>
          </table:table-cell>
          <table:table-cell table:number-columns-repeated="3"/>
          <table:table-cell office:value-type="string">
            <text:p>RP-2:1.25 <text:s/>GA-2:2.20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esent</text:p>
          </table:table-cell>
          <table:table-cell office:value-type="string">
            <text:p>1 _dsn</text:p>
          </table:table-cell>
          <table:table-cell office:value-type="string">
            <text:p>1-prIzent <text:s/>2-pr@zent</text:p>
          </table:table-cell>
          <table:table-cell office:value-type="string">
            <text:p>1-prizent-&gt;1 <text:s/>2-pruzent-&gt;1</text:p>
          </table:table-cell>
          <table:table-cell/>
          <table:table-cell office:value-type="string">
            <text:p>prIzent</text:p>
          </table:table-cell>
          <table:table-cell office:value-type="string">
            <text:p>prizent</text:p>
          </table:table-cell>
          <table:table-cell/>
          <table:table-cell office:value-type="string">
            <text:p>pr@z@nt</text:p>
          </table:table-cell>
          <table:table-cell office:value-type="string">
            <text:p>pruzent</text:p>
          </table:table-cell>
          <table:table-cell/>
          <table:table-cell office:value-type="string">
            <text:p>prizen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eserve</text:p>
          </table:table-cell>
          <table:table-cell office:value-type="string">
            <text:p>2 dzn</text:p>
          </table:table-cell>
          <table:table-cell office:value-type="string">
            <text:p>1-prIz3:v <text:s/>2-pr@z3:v</text:p>
          </table:table-cell>
          <table:table-cell office:value-type="string">
            <text:p>1-prizüv-&gt;1 <text:s/>2-pruzüv-&gt;1</text:p>
          </table:table-cell>
          <table:table-cell/>
          <table:table-cell office:value-type="string">
            <text:p>prIz3`:v</text:p>
          </table:table-cell>
          <table:table-cell office:value-type="string">
            <text:p>prizüv</text:p>
          </table:table-cell>
          <table:table-cell/>
          <table:table-cell office:value-type="string">
            <text:p>pr@z3v</text:p>
          </table:table-cell>
          <table:table-cell office:value-type="string">
            <text:p>pruzüv</text:p>
          </table:table-cell>
          <table:table-cell/>
          <table:table-cell office:value-type="string">
            <text:p>prizüv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ess</text:p>
          </table:table-cell>
          <table:table-cell office:value-type="string">
            <text:p>2 t_zn</text:p>
          </table:table-cell>
          <table:table-cell table:number-columns-repeated="2" office:value-type="string">
            <text:p>pres</text:p>
          </table:table-cell>
          <table:table-cell/>
          <table:table-cell table:number-columns-repeated="2" office:value-type="string">
            <text:p>pres</text:p>
          </table:table-cell>
          <table:table-cell/>
          <table:table-cell office:value-type="string">
            <text:p>prEs</text:p>
          </table:table-cell>
          <table:table-cell office:value-type="string">
            <text:p>pres</text:p>
          </table:table-cell>
          <table:table-cell/>
          <table:table-cell office:value-type="string">
            <text:p>pre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event</text:p>
          </table:table-cell>
          <table:table-cell office:value-type="string">
            <text:p>1 _dsn</text:p>
          </table:table-cell>
          <table:table-cell office:value-type="string">
            <text:p>1-prIvent <text:s/>2-pr@vent</text:p>
          </table:table-cell>
          <table:table-cell office:value-type="string">
            <text:p>1-privent-&gt;1 <text:s/>2-pruvent-&gt;1</text:p>
          </table:table-cell>
          <table:table-cell/>
          <table:table-cell office:value-type="string">
            <text:p>prIvent</text:p>
          </table:table-cell>
          <table:table-cell office:value-type="string">
            <text:p>privent</text:p>
          </table:table-cell>
          <table:table-cell/>
          <table:table-cell office:value-type="string">
            <text:p>pr@vEnt</text:p>
          </table:table-cell>
          <table:table-cell office:value-type="string">
            <text:p>pruvent</text:p>
          </table:table-cell>
          <table:table-cell/>
          <table:table-cell office:value-type="string">
            <text:p>priven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oceed</text:p>
          </table:table-cell>
          <table:table-cell office:value-type="string">
            <text:p>1 _dzn</text:p>
          </table:table-cell>
          <table:table-cell office:value-type="string">
            <text:p>1-pr@si:d <text:s/>2-proUsi:d</text:p>
          </table:table-cell>
          <table:table-cell office:value-type="string">
            <text:p>1-prusEd-&gt;1 <text:s/>2-prOsEd-&gt;2</text:p>
          </table:table-cell>
          <table:table-cell/>
          <table:table-cell office:value-type="string">
            <text:p>pr@si:d</text:p>
          </table:table-cell>
          <table:table-cell office:value-type="string">
            <text:p>prusEd-&gt;1</text:p>
          </table:table-cell>
          <table:table-cell/>
          <table:table-cell office:value-type="string">
            <text:p>pr@sid</text:p>
          </table:table-cell>
          <table:table-cell office:value-type="string">
            <text:p>prusEd-&gt;1</text:p>
          </table:table-cell>
          <table:table-cell/>
          <table:table-cell office:value-type="string">
            <text:p>prusEd</text:p>
          </table:table-cell>
          <table:table-cell office:value-type="string">
            <text:p>prOsEd</text:p>
          </table:table-cell>
          <table:table-cell table:number-columns-repeated="4"/>
          <table:table-cell office:value-type="string">
            <text:p>rule 13 GOAT exception (commA set takes precedence)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oduce</text:p>
          </table:table-cell>
          <table:table-cell office:value-type="string">
            <text:p>3 t_zn</text:p>
          </table:table-cell>
          <table:table-cell office:value-type="string">
            <text:p>pr@dju:s</text:p>
          </table:table-cell>
          <table:table-cell office:value-type="string">
            <text:p>prudyUs</text:p>
          </table:table-cell>
          <table:table-cell/>
          <table:table-cell office:value-type="string">
            <text:p>1-pr@du:s <text:s/>2-pr@dju:s</text:p>
          </table:table-cell>
          <table:table-cell office:value-type="string">
            <text:p>1-prudUs-&gt;1 <text:s/>2-prudyUs-&gt;1</text:p>
          </table:table-cell>
          <table:table-cell/>
          <table:table-cell office:value-type="string">
            <text:p>pr@djus</text:p>
          </table:table-cell>
          <table:table-cell office:value-type="string">
            <text:p>prudyUs</text:p>
          </table:table-cell>
          <table:table-cell/>
          <table:table-cell office:value-type="string">
            <text:p>prudyUs</text:p>
          </table:table-cell>
          <table:table-cell table:number-columns-repeated="3"/>
          <table:table-cell office:value-type="string">
            <text:p>GA-1:1.32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omise</text:p>
          </table:table-cell>
          <table:table-cell office:value-type="string">
            <text:p>3 t_zn</text:p>
          </table:table-cell>
          <table:table-cell office:value-type="string">
            <text:p>prQmIs</text:p>
          </table:table-cell>
          <table:table-cell office:value-type="string">
            <text:p>promis</text:p>
          </table:table-cell>
          <table:table-cell/>
          <table:table-cell office:value-type="string">
            <text:p>prA:m@s</text:p>
          </table:table-cell>
          <table:table-cell office:value-type="string">
            <text:p>prRmus</text:p>
          </table:table-cell>
          <table:table-cell/>
          <table:table-cell office:value-type="string">
            <text:p>prQm@s</text:p>
          </table:table-cell>
          <table:table-cell office:value-type="string">
            <text:p>promus</text:p>
          </table:table-cell>
          <table:table-cell/>
          <table:table-cell office:value-type="string">
            <text:p>promis</text:p>
          </table:table-cell>
          <table:table-cell table:number-columns-repeated="3"/>
          <table:table-cell office:value-type="string">
            <text:p>GA-1:1.9:2.25 <text:s/>Au-1:2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omote</text:p>
          </table:table-cell>
          <table:table-cell office:value-type="string">
            <text:p>3 _dsn</text:p>
          </table:table-cell>
          <table:table-cell office:value-type="string">
            <text:p>pr@m@Ut</text:p>
          </table:table-cell>
          <table:table-cell office:value-type="string">
            <text:p>prumOt</text:p>
          </table:table-cell>
          <table:table-cell/>
          <table:table-cell office:value-type="string">
            <text:p>pr@moUt</text:p>
          </table:table-cell>
          <table:table-cell office:value-type="string">
            <text:p>prumOt</text:p>
          </table:table-cell>
          <table:table-cell/>
          <table:table-cell office:value-type="string">
            <text:p>pr@moUt</text:p>
          </table:table-cell>
          <table:table-cell office:value-type="string">
            <text:p>prumOt</text:p>
          </table:table-cell>
          <table:table-cell/>
          <table:table-cell office:value-type="string">
            <text:p>prumO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opose</text:p>
          </table:table-cell>
          <table:table-cell office:value-type="string">
            <text:p>3 d_zn</text:p>
          </table:table-cell>
          <table:table-cell office:value-type="string">
            <text:p>pr@p@Uz</text:p>
          </table:table-cell>
          <table:table-cell office:value-type="string">
            <text:p>prupOz</text:p>
          </table:table-cell>
          <table:table-cell/>
          <table:table-cell office:value-type="string">
            <text:p>pr@poUz</text:p>
          </table:table-cell>
          <table:table-cell office:value-type="string">
            <text:p>prupOz</text:p>
          </table:table-cell>
          <table:table-cell/>
          <table:table-cell office:value-type="string">
            <text:p>pr@poUz</text:p>
          </table:table-cell>
          <table:table-cell office:value-type="string">
            <text:p>prupOz</text:p>
          </table:table-cell>
          <table:table-cell/>
          <table:table-cell office:value-type="string">
            <text:p>prupO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otect</text:p>
          </table:table-cell>
          <table:table-cell office:value-type="string">
            <text:p>1 _dsn</text:p>
          </table:table-cell>
          <table:table-cell office:value-type="string">
            <text:p>1-pr@tekt <text:s/>2-pr@Utekt</text:p>
          </table:table-cell>
          <table:table-cell office:value-type="string">
            <text:p>1-prutekt-&gt;1 <text:s/>2-prOtekt-&gt;2</text:p>
          </table:table-cell>
          <table:table-cell/>
          <table:table-cell office:value-type="string">
            <text:p>pr@tekt</text:p>
          </table:table-cell>
          <table:table-cell office:value-type="string">
            <text:p>prutekt-&gt;1</text:p>
          </table:table-cell>
          <table:table-cell/>
          <table:table-cell office:value-type="string">
            <text:p>pr@tEkt</text:p>
          </table:table-cell>
          <table:table-cell office:value-type="string">
            <text:p>prutekt-&gt;1</text:p>
          </table:table-cell>
          <table:table-cell/>
          <table:table-cell office:value-type="string">
            <text:p>prutekt</text:p>
          </table:table-cell>
          <table:table-cell office:value-type="string">
            <text:p>prOtekt</text:p>
          </table:table-cell>
          <table:table-cell table:number-columns-repeated="4"/>
          <table:table-cell office:value-type="string">
            <text:p>rule 13 GOAT exception (commA set takes precedence)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rovide</text:p>
          </table:table-cell>
          <table:table-cell office:value-type="string">
            <text:p>3 _dzn</text:p>
          </table:table-cell>
          <table:table-cell office:value-type="string">
            <text:p>pr@vaId</text:p>
          </table:table-cell>
          <table:table-cell office:value-type="string">
            <text:p>pruvId</text:p>
          </table:table-cell>
          <table:table-cell/>
          <table:table-cell office:value-type="string">
            <text:p>pr@vaId</text:p>
          </table:table-cell>
          <table:table-cell office:value-type="string">
            <text:p>pruvId</text:p>
          </table:table-cell>
          <table:table-cell/>
          <table:table-cell office:value-type="string">
            <text:p>pr@vaId</text:p>
          </table:table-cell>
          <table:table-cell office:value-type="string">
            <text:p>pruvId</text:p>
          </table:table-cell>
          <table:table-cell/>
          <table:table-cell office:value-type="string">
            <text:p>pruvI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ublish</text:p>
          </table:table-cell>
          <table:table-cell office:value-type="string">
            <text:p>2 t_zn</text:p>
          </table:table-cell>
          <table:table-cell office:value-type="string">
            <text:p>pVblIS</text:p>
          </table:table-cell>
          <table:table-cell office:value-type="string">
            <text:p>publiS</text:p>
          </table:table-cell>
          <table:table-cell/>
          <table:table-cell office:value-type="string">
            <text:p>pVblIS</text:p>
          </table:table-cell>
          <table:table-cell office:value-type="string">
            <text:p>publiS</text:p>
          </table:table-cell>
          <table:table-cell/>
          <table:table-cell office:value-type="string">
            <text:p>pVblIS</text:p>
          </table:table-cell>
          <table:table-cell office:value-type="string">
            <text:p>publiS</text:p>
          </table:table-cell>
          <table:table-cell/>
          <table:table-cell office:value-type="string">
            <text:p>publi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ull</text:p>
          </table:table-cell>
          <table:table-cell office:value-type="string">
            <text:p>1 dzn</text:p>
          </table:table-cell>
          <table:table-cell office:value-type="string">
            <text:p>pUl</text:p>
          </table:table-cell>
          <table:table-cell office:value-type="string">
            <text:p>pVl</text:p>
          </table:table-cell>
          <table:table-cell/>
          <table:table-cell office:value-type="string">
            <text:p>pUl</text:p>
          </table:table-cell>
          <table:table-cell office:value-type="string">
            <text:p>pVl</text:p>
          </table:table-cell>
          <table:table-cell/>
          <table:table-cell office:value-type="string">
            <text:p>pUl</text:p>
          </table:table-cell>
          <table:table-cell office:value-type="string">
            <text:p>pVl</text:p>
          </table:table-cell>
          <table:table-cell/>
          <table:table-cell office:value-type="string">
            <text:p>pVl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ursue</text:p>
          </table:table-cell>
          <table:table-cell office:value-type="string">
            <text:p>3 dzn</text:p>
          </table:table-cell>
          <table:table-cell office:value-type="string">
            <text:p>1-p@sju: <text:s/>2-p@su:</text:p>
          </table:table-cell>
          <table:table-cell office:value-type="string">
            <text:p>1-puÑsyU-&gt;1 <text:s/>2-puÑsU-&gt;1</text:p>
          </table:table-cell>
          <table:table-cell/>
          <table:table-cell office:value-type="string">
            <text:p>p=rsu:</text:p>
          </table:table-cell>
          <table:table-cell office:value-type="string">
            <text:p>puÑsU</text:p>
          </table:table-cell>
          <table:table-cell/>
          <table:table-cell office:value-type="string">
            <text:p>p@sju</text:p>
          </table:table-cell>
          <table:table-cell office:value-type="string">
            <text:p>puÑsyU</text:p>
          </table:table-cell>
          <table:table-cell/>
          <table:table-cell office:value-type="string">
            <text:p>puÑsyU</text:p>
          </table:table-cell>
          <table:table-cell table:number-columns-repeated="3"/>
          <table:table-cell office:value-type="string">
            <text:p>RP-2:2.32 <text:s/>GA-1:2.32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push</text:p>
          </table:table-cell>
          <table:table-cell office:value-type="string">
            <text:p>2 t_zn</text:p>
          </table:table-cell>
          <table:table-cell office:value-type="string">
            <text:p>pUS</text:p>
          </table:table-cell>
          <table:table-cell office:value-type="string">
            <text:p>pVS</text:p>
          </table:table-cell>
          <table:table-cell/>
          <table:table-cell office:value-type="string">
            <text:p>pUS</text:p>
          </table:table-cell>
          <table:table-cell office:value-type="string">
            <text:p>pVS</text:p>
          </table:table-cell>
          <table:table-cell/>
          <table:table-cell office:value-type="string">
            <text:p>pUS</text:p>
          </table:table-cell>
          <table:table-cell office:value-type="string">
            <text:p>pVS</text:p>
          </table:table-cell>
          <table:table-cell/>
          <table:table-cell office:value-type="string">
            <text:p>pV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3">
          <table:table-cell table:style-name="Default" table:number-columns-repeated="1023"/>
          <table:table-cell/>
        </table:table-row>
        <table:table-row table:style-name="ro4">
          <table:table-cell office:value-type="string">
            <text:p>quote</text:p>
          </table:table-cell>
          <table:table-cell office:value-type="string">
            <text:p>3 _dsn</text:p>
          </table:table-cell>
          <table:table-cell office:value-type="string">
            <text:p>kw@Ut</text:p>
          </table:table-cell>
          <table:table-cell office:value-type="string">
            <text:p>kwOt</text:p>
          </table:table-cell>
          <table:table-cell/>
          <table:table-cell office:value-type="string">
            <text:p>kwoUt</text:p>
          </table:table-cell>
          <table:table-cell office:value-type="string">
            <text:p>kwOt</text:p>
          </table:table-cell>
          <table:table-cell/>
          <table:table-cell office:value-type="string">
            <text:p>kwoUt</text:p>
          </table:table-cell>
          <table:table-cell office:value-type="string">
            <text:p>kwOt</text:p>
          </table:table-cell>
          <table:table-cell/>
          <table:table-cell office:value-type="string">
            <text:p>kwO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aise</text:p>
          </table:table-cell>
          <table:table-cell office:value-type="string">
            <text:p>3 d_zn</text:p>
          </table:table-cell>
          <table:table-cell office:value-type="string">
            <text:p>reIz</text:p>
          </table:table-cell>
          <table:table-cell office:value-type="string">
            <text:p>rAz</text:p>
          </table:table-cell>
          <table:table-cell/>
          <table:table-cell office:value-type="string">
            <text:p>reIz</text:p>
          </table:table-cell>
          <table:table-cell office:value-type="string">
            <text:p>rAz</text:p>
          </table:table-cell>
          <table:table-cell/>
          <table:table-cell office:value-type="string">
            <text:p>reIz</text:p>
          </table:table-cell>
          <table:table-cell office:value-type="string">
            <text:p>rAz</text:p>
          </table:table-cell>
          <table:table-cell/>
          <table:table-cell office:value-type="string">
            <text:p>rA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ach</text:p>
          </table:table-cell>
          <table:table-cell office:value-type="string">
            <text:p>2 t_zn</text:p>
          </table:table-cell>
          <table:table-cell office:value-type="string">
            <text:p>ri:tS</text:p>
          </table:table-cell>
          <table:table-cell office:value-type="string">
            <text:p>rEC</text:p>
          </table:table-cell>
          <table:table-cell/>
          <table:table-cell office:value-type="string">
            <text:p>ri:tS</text:p>
          </table:table-cell>
          <table:table-cell office:value-type="string">
            <text:p>rEC</text:p>
          </table:table-cell>
          <table:table-cell/>
          <table:table-cell office:value-type="string">
            <text:p>ritS</text:p>
          </table:table-cell>
          <table:table-cell office:value-type="string">
            <text:p>rEC</text:p>
          </table:table-cell>
          <table:table-cell/>
          <table:table-cell office:value-type="string">
            <text:p>rEC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alise</text:p>
          </table:table-cell>
          <table:table-cell office:value-type="string">
            <text:p>3 d_zn</text:p>
          </table:table-cell>
          <table:table-cell office:value-type="string">
            <text:p>1-rI@laIz <text:s/>2-ri:=laIz</text:p>
          </table:table-cell>
          <table:table-cell office:value-type="string">
            <text:p>1-rËlIz-&gt;1 <text:s/>2=1</text:p>
          </table:table-cell>
          <table:table-cell/>
          <table:table-cell office:value-type="string">
            <text:p>ri:@laIz</text:p>
          </table:table-cell>
          <table:table-cell office:value-type="string">
            <text:p>rËlIz</text:p>
          </table:table-cell>
          <table:table-cell/>
          <table:table-cell office:value-type="string">
            <text:p>ri@laIz</text:p>
          </table:table-cell>
          <table:table-cell office:value-type="string">
            <text:p>rËlIz</text:p>
          </table:table-cell>
          <table:table-cell/>
          <table:table-cell office:value-type="string">
            <text:p>rËlI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alize</text:p>
          </table:table-cell>
          <table:table-cell office:value-type="string">
            <text:p>3 d_zn</text:p>
          </table:table-cell>
          <table:table-cell office:value-type="string">
            <text:p>1-rI@laIz <text:s/>2-ri:=laIz</text:p>
          </table:table-cell>
          <table:table-cell office:value-type="string">
            <text:p>1-rËlIz-&gt;1 <text:s/>2=1</text:p>
          </table:table-cell>
          <table:table-cell/>
          <table:table-cell office:value-type="string">
            <text:p>ri:@laIz</text:p>
          </table:table-cell>
          <table:table-cell office:value-type="string">
            <text:p>rËlIz</text:p>
          </table:table-cell>
          <table:table-cell/>
          <table:table-cell office:value-type="string">
            <text:p>ri@laIz</text:p>
          </table:table-cell>
          <table:table-cell office:value-type="string">
            <text:p>rËlIz</text:p>
          </table:table-cell>
          <table:table-cell/>
          <table:table-cell office:value-type="string">
            <text:p>rËlI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call</text:p>
          </table:table-cell>
          <table:table-cell office:value-type="string">
            <text:p>1 dzn</text:p>
          </table:table-cell>
          <table:table-cell office:value-type="string">
            <text:p>1-rIkO:l <text:s/>2-r@kO:l <text:s/>3-ri:kO:l</text:p>
          </table:table-cell>
          <table:table-cell office:value-type="string">
            <text:p>1-rikQl-&gt;1 <text:s/>2-rukQl-&gt;1 <text:s/>2-rEkQl-&gt;2</text:p>
          </table:table-cell>
          <table:table-cell/>
          <table:table-cell office:value-type="string">
            <text:p>1-rIkQ:l <text:s/>2-rIkA:l</text:p>
          </table:table-cell>
          <table:table-cell office:value-type="string">
            <text:p>1-rikol-&gt;1 <text:s/>2-rikRl-&gt;1</text:p>
          </table:table-cell>
          <table:table-cell/>
          <table:table-cell office:value-type="string">
            <text:p>r@kOl</text:p>
          </table:table-cell>
          <table:table-cell office:value-type="string">
            <text:p>rukQl-&gt;1</text:p>
          </table:table-cell>
          <table:table-cell/>
          <table:table-cell office:value-type="string">
            <text:p>rikQl</text:p>
          </table:table-cell>
          <table:table-cell office:value-type="string">
            <text:p>rEkQl</text:p>
          </table:table-cell>
          <table:table-cell table:number-columns-repeated="2"/>
          <table:table-cell office:value-type="string">
            <text:p>RP-2:1.25 <text:s/>GA-x:2.8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ceive</text:p>
          </table:table-cell>
          <table:table-cell office:value-type="string">
            <text:p>3 dzn</text:p>
          </table:table-cell>
          <table:table-cell office:value-type="string">
            <text:p>1-rIsi:v <text:s/>2-r@si:v</text:p>
          </table:table-cell>
          <table:table-cell office:value-type="string">
            <text:p>1-risEv-&gt;1 <text:s/>2-rusEv-&gt;1</text:p>
          </table:table-cell>
          <table:table-cell/>
          <table:table-cell office:value-type="string">
            <text:p>rIsi:v</text:p>
          </table:table-cell>
          <table:table-cell office:value-type="string">
            <text:p>risEv</text:p>
          </table:table-cell>
          <table:table-cell/>
          <table:table-cell office:value-type="string">
            <text:p>r@siv</text:p>
          </table:table-cell>
          <table:table-cell office:value-type="string">
            <text:p>rusEv</text:p>
          </table:table-cell>
          <table:table-cell/>
          <table:table-cell office:value-type="string">
            <text:p>risEv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ckon</text:p>
          </table:table-cell>
          <table:table-cell office:value-type="string">
            <text:p>1 dzn</text:p>
          </table:table-cell>
          <table:table-cell office:value-type="string">
            <text:p>rek@n</text:p>
          </table:table-cell>
          <table:table-cell office:value-type="string">
            <text:p>rekun</text:p>
          </table:table-cell>
          <table:table-cell/>
          <table:table-cell office:value-type="string">
            <text:p>rek@n</text:p>
          </table:table-cell>
          <table:table-cell office:value-type="string">
            <text:p>rekun</text:p>
          </table:table-cell>
          <table:table-cell/>
          <table:table-cell office:value-type="string">
            <text:p>rEk@n</text:p>
          </table:table-cell>
          <table:table-cell office:value-type="string">
            <text:p>rekun</text:p>
          </table:table-cell>
          <table:table-cell/>
          <table:table-cell office:value-type="string">
            <text:p>reku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cognise</text:p>
          </table:table-cell>
          <table:table-cell office:value-type="string">
            <text:p>3 d_zn</text:p>
          </table:table-cell>
          <table:table-cell office:value-type="string">
            <text:p>rek@gnaIz</text:p>
          </table:table-cell>
          <table:table-cell office:value-type="string">
            <text:p>rekugnIz</text:p>
          </table:table-cell>
          <table:table-cell/>
          <table:table-cell office:value-type="string">
            <text:p>rek@gnaIz</text:p>
          </table:table-cell>
          <table:table-cell office:value-type="string">
            <text:p>rekugnIz</text:p>
          </table:table-cell>
          <table:table-cell/>
          <table:table-cell office:value-type="string">
            <text:p>rEk@gnaIz</text:p>
          </table:table-cell>
          <table:table-cell office:value-type="string">
            <text:p>rekugnIz</text:p>
          </table:table-cell>
          <table:table-cell/>
          <table:table-cell office:value-type="string">
            <text:p>rekugnI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cognize</text:p>
          </table:table-cell>
          <table:table-cell office:value-type="string">
            <text:p>3 d_zn</text:p>
          </table:table-cell>
          <table:table-cell office:value-type="string">
            <text:p>rek@gnaIz</text:p>
          </table:table-cell>
          <table:table-cell office:value-type="string">
            <text:p>rekugnIz</text:p>
          </table:table-cell>
          <table:table-cell/>
          <table:table-cell office:value-type="string">
            <text:p>rek@gnaIz</text:p>
          </table:table-cell>
          <table:table-cell office:value-type="string">
            <text:p>rekugnIz</text:p>
          </table:table-cell>
          <table:table-cell/>
          <table:table-cell office:value-type="string">
            <text:p>rEk@gnaIz</text:p>
          </table:table-cell>
          <table:table-cell office:value-type="string">
            <text:p>rekugnIz</text:p>
          </table:table-cell>
          <table:table-cell/>
          <table:table-cell office:value-type="string">
            <text:p>rekugnI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commend</text:p>
          </table:table-cell>
          <table:table-cell office:value-type="string">
            <text:p>1 _dzn</text:p>
          </table:table-cell>
          <table:table-cell office:value-type="string">
            <text:p>rek@mend</text:p>
          </table:table-cell>
          <table:table-cell office:value-type="string">
            <text:p>rekumend</text:p>
          </table:table-cell>
          <table:table-cell/>
          <table:table-cell office:value-type="string">
            <text:p>rek@mend</text:p>
          </table:table-cell>
          <table:table-cell office:value-type="string">
            <text:p>rekumend</text:p>
          </table:table-cell>
          <table:table-cell/>
          <table:table-cell office:value-type="string">
            <text:p>rEk@mEnd</text:p>
          </table:table-cell>
          <table:table-cell office:value-type="string">
            <text:p>rekumend</text:p>
          </table:table-cell>
          <table:table-cell/>
          <table:table-cell office:value-type="string">
            <text:p>rekume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cord</text:p>
          </table:table-cell>
          <table:table-cell office:value-type="string">
            <text:p>1 _dzn</text:p>
          </table:table-cell>
          <table:table-cell office:value-type="string">
            <text:p>1-rIkO:d <text:s/>2-r@kO:d</text:p>
          </table:table-cell>
          <table:table-cell office:value-type="string">
            <text:p>1-riköd-&gt;1 <text:s/>2-ruköd-&gt;1</text:p>
          </table:table-cell>
          <table:table-cell/>
          <table:table-cell office:value-type="string">
            <text:p>rIkO:rd</text:p>
          </table:table-cell>
          <table:table-cell office:value-type="string">
            <text:p>riköd</text:p>
          </table:table-cell>
          <table:table-cell/>
          <table:table-cell office:value-type="string">
            <text:p>r@kOd</text:p>
          </table:table-cell>
          <table:table-cell office:value-type="string">
            <text:p>ruköd</text:p>
          </table:table-cell>
          <table:table-cell/>
          <table:table-cell office:value-type="string">
            <text:p>riköd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cover</text:p>
          </table:table-cell>
          <table:table-cell office:value-type="string">
            <text:p>1 dzn</text:p>
          </table:table-cell>
          <table:table-cell office:value-type="string">
            <text:p>1-rIkVv@ <text:s/>2-r@kVv@</text:p>
          </table:table-cell>
          <table:table-cell office:value-type="string">
            <text:p>1-rikuvuÑ-&gt;1 <text:s/>2-rukuvuÑ-&gt;1</text:p>
          </table:table-cell>
          <table:table-cell/>
          <table:table-cell office:value-type="string">
            <text:p>rIkVv=r</text:p>
          </table:table-cell>
          <table:table-cell office:value-type="string">
            <text:p>rikuvur</text:p>
          </table:table-cell>
          <table:table-cell/>
          <table:table-cell office:value-type="string">
            <text:p>r@kVv@</text:p>
          </table:table-cell>
          <table:table-cell office:value-type="string">
            <text:p>rukuvuÑ</text:p>
          </table:table-cell>
          <table:table-cell/>
          <table:table-cell office:value-type="string">
            <text:p>rikuvuÑ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duce</text:p>
          </table:table-cell>
          <table:table-cell office:value-type="string">
            <text:p>3 t_zn</text:p>
          </table:table-cell>
          <table:table-cell office:value-type="string">
            <text:p>1-rIdju:s <text:s/>2-r@dju:s</text:p>
          </table:table-cell>
          <table:table-cell office:value-type="string">
            <text:p>1-ridyUs-&gt;1 <text:s/>2-rudyUs-&gt;1</text:p>
          </table:table-cell>
          <table:table-cell/>
          <table:table-cell office:value-type="string">
            <text:p>1-rIdu:s <text:s/>2-rIdju:s</text:p>
          </table:table-cell>
          <table:table-cell office:value-type="string">
            <text:p>1-ridUs-&gt;1 <text:s/>2-ridyUs-&gt;1</text:p>
          </table:table-cell>
          <table:table-cell/>
          <table:table-cell office:value-type="string">
            <text:p>r@djus</text:p>
          </table:table-cell>
          <table:table-cell office:value-type="string">
            <text:p>rudyUs</text:p>
          </table:table-cell>
          <table:table-cell/>
          <table:table-cell office:value-type="string">
            <text:p>ridyUs</text:p>
          </table:table-cell>
          <table:table-cell table:number-columns-repeated="3"/>
          <table:table-cell office:value-type="string">
            <text:p>RP-2:1.25 <text:s/>GA-1:2.32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fer</text:p>
          </table:table-cell>
          <table:table-cell office:value-type="string">
            <text:p>1* dzn</text:p>
          </table:table-cell>
          <table:table-cell office:value-type="string">
            <text:p>1-rIf3: <text:s/>2-r@f3:</text:p>
          </table:table-cell>
          <table:table-cell office:value-type="string">
            <text:p>1-rifü-&gt;1 <text:s/>2-rufü-&gt;1</text:p>
          </table:table-cell>
          <table:table-cell/>
          <table:table-cell office:value-type="string">
            <text:p>rIf3`:</text:p>
          </table:table-cell>
          <table:table-cell office:value-type="string">
            <text:p>rifü</text:p>
          </table:table-cell>
          <table:table-cell/>
          <table:table-cell office:value-type="string">
            <text:p>r@f3</text:p>
          </table:table-cell>
          <table:table-cell office:value-type="string">
            <text:p>rufü</text:p>
          </table:table-cell>
          <table:table-cell/>
          <table:table-cell office:value-type="string">
            <text:p>rifü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flect</text:p>
          </table:table-cell>
          <table:table-cell office:value-type="string">
            <text:p>1 _dsn</text:p>
          </table:table-cell>
          <table:table-cell office:value-type="string">
            <text:p>1-rIflekt <text:s/>2-r@flekt</text:p>
          </table:table-cell>
          <table:table-cell office:value-type="string">
            <text:p>1-riflekt-&gt;1 <text:s/>2-ruflekt-&gt;1</text:p>
          </table:table-cell>
          <table:table-cell/>
          <table:table-cell office:value-type="string">
            <text:p>rIflekt</text:p>
          </table:table-cell>
          <table:table-cell office:value-type="string">
            <text:p>riflekt</text:p>
          </table:table-cell>
          <table:table-cell/>
          <table:table-cell office:value-type="string">
            <text:p>r@flEkt</text:p>
          </table:table-cell>
          <table:table-cell office:value-type="string">
            <text:p>ruflekt</text:p>
          </table:table-cell>
          <table:table-cell/>
          <table:table-cell office:value-type="string">
            <text:p>riflek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fuse</text:p>
          </table:table-cell>
          <table:table-cell office:value-type="string">
            <text:p>3 d_zn</text:p>
          </table:table-cell>
          <table:table-cell office:value-type="string">
            <text:p>1-rIfju:z <text:s/>2-r@fju:z</text:p>
          </table:table-cell>
          <table:table-cell office:value-type="string">
            <text:p>1-rifyUz-&gt;1 <text:s/>2-rufyUz-&gt;1</text:p>
          </table:table-cell>
          <table:table-cell/>
          <table:table-cell office:value-type="string">
            <text:p>rIfju:z</text:p>
          </table:table-cell>
          <table:table-cell office:value-type="string">
            <text:p>rifyUz</text:p>
          </table:table-cell>
          <table:table-cell/>
          <table:table-cell office:value-type="string">
            <text:p>r@fjuz</text:p>
          </table:table-cell>
          <table:table-cell office:value-type="string">
            <text:p>rufyUz</text:p>
          </table:table-cell>
          <table:table-cell/>
          <table:table-cell office:value-type="string">
            <text:p>rifyUz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gard</text:p>
          </table:table-cell>
          <table:table-cell office:value-type="string">
            <text:p>1 _dzn</text:p>
          </table:table-cell>
          <table:table-cell office:value-type="string">
            <text:p>1-rIgA:d <text:s/>2-r@gA:d</text:p>
          </table:table-cell>
          <table:table-cell office:value-type="string">
            <text:p>1-rigäd-&gt;1 <text:s/>2-gugäd-&gt;1</text:p>
          </table:table-cell>
          <table:table-cell/>
          <table:table-cell office:value-type="string">
            <text:p>rIgA:d</text:p>
          </table:table-cell>
          <table:table-cell office:value-type="string">
            <text:p>rigäd</text:p>
          </table:table-cell>
          <table:table-cell/>
          <table:table-cell office:value-type="string">
            <text:p>r@gAd</text:p>
          </table:table-cell>
          <table:table-cell office:value-type="string">
            <text:p>rugäd</text:p>
          </table:table-cell>
          <table:table-cell/>
          <table:table-cell office:value-type="string">
            <text:p>rigöd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ject</text:p>
          </table:table-cell>
          <table:table-cell office:value-type="string">
            <text:p>1 _dsn</text:p>
          </table:table-cell>
          <table:table-cell office:value-type="string">
            <text:p>1-rIdZekt <text:s/>2-r@dZekt</text:p>
          </table:table-cell>
          <table:table-cell office:value-type="string">
            <text:p>1-rijekt-&gt;1 <text:s/>2-rujekt-&gt;1</text:p>
          </table:table-cell>
          <table:table-cell/>
          <table:table-cell office:value-type="string">
            <text:p>rIdZekt</text:p>
          </table:table-cell>
          <table:table-cell office:value-type="string">
            <text:p>rijekt</text:p>
          </table:table-cell>
          <table:table-cell/>
          <table:table-cell office:value-type="string">
            <text:p>r@dZEkt</text:p>
          </table:table-cell>
          <table:table-cell office:value-type="string">
            <text:p>rujekt</text:p>
          </table:table-cell>
          <table:table-cell/>
          <table:table-cell office:value-type="string">
            <text:p>rijek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late</text:p>
          </table:table-cell>
          <table:table-cell office:value-type="string">
            <text:p>3 _dsn</text:p>
          </table:table-cell>
          <table:table-cell office:value-type="string">
            <text:p>1-rIleIt <text:s/>2-r@leIt</text:p>
          </table:table-cell>
          <table:table-cell office:value-type="string">
            <text:p>1-rilAt-&gt;1 <text:s/>2-rulAt-&gt;1</text:p>
          </table:table-cell>
          <table:table-cell/>
          <table:table-cell office:value-type="string">
            <text:p>rIleIt</text:p>
          </table:table-cell>
          <table:table-cell office:value-type="string">
            <text:p>lilAt</text:p>
          </table:table-cell>
          <table:table-cell/>
          <table:table-cell office:value-type="string">
            <text:p>r@leIt</text:p>
          </table:table-cell>
          <table:table-cell office:value-type="string">
            <text:p>rulAt</text:p>
          </table:table-cell>
          <table:table-cell/>
          <table:table-cell office:value-type="string">
            <text:p>rilA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lease</text:p>
          </table:table-cell>
          <table:table-cell office:value-type="string">
            <text:p>3 t_zn</text:p>
          </table:table-cell>
          <table:table-cell office:value-type="string">
            <text:p>1-rIli:s <text:s/>2-r@li:s</text:p>
          </table:table-cell>
          <table:table-cell office:value-type="string">
            <text:p>1-rilEs-&gt;1 <text:s/>2-rulEs-&gt;1</text:p>
          </table:table-cell>
          <table:table-cell/>
          <table:table-cell office:value-type="string">
            <text:p>rIli:s</text:p>
          </table:table-cell>
          <table:table-cell office:value-type="string">
            <text:p>rilEs</text:p>
          </table:table-cell>
          <table:table-cell/>
          <table:table-cell office:value-type="string">
            <text:p>r@lis</text:p>
          </table:table-cell>
          <table:table-cell office:value-type="string">
            <text:p>rulEs</text:p>
          </table:table-cell>
          <table:table-cell/>
          <table:table-cell office:value-type="string">
            <text:p>rilEs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ly</text:p>
          </table:table-cell>
          <table:table-cell office:value-type="string">
            <text:p>4 dzn</text:p>
          </table:table-cell>
          <table:table-cell office:value-type="string">
            <text:p>1-rIlaI <text:s/>2-r@laI</text:p>
          </table:table-cell>
          <table:table-cell office:value-type="string">
            <text:p>1-rilI-&gt;1 <text:s/>2-rulI-&gt;1</text:p>
          </table:table-cell>
          <table:table-cell/>
          <table:table-cell office:value-type="string">
            <text:p>rIlaI</text:p>
          </table:table-cell>
          <table:table-cell office:value-type="string">
            <text:p>rilI</text:p>
          </table:table-cell>
          <table:table-cell/>
          <table:table-cell office:value-type="string">
            <text:p>r@laI</text:p>
          </table:table-cell>
          <table:table-cell office:value-type="string">
            <text:p>rulI</text:p>
          </table:table-cell>
          <table:table-cell/>
          <table:table-cell office:value-type="string">
            <text:p>rilI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main</text:p>
          </table:table-cell>
          <table:table-cell office:value-type="string">
            <text:p>1 dzn</text:p>
          </table:table-cell>
          <table:table-cell office:value-type="string">
            <text:p>1-rImeIn <text:s/>2-r@meIn</text:p>
          </table:table-cell>
          <table:table-cell office:value-type="string">
            <text:p>1-rimAn-&gt;1 <text:s/>2-rumAn-&gt;1</text:p>
          </table:table-cell>
          <table:table-cell/>
          <table:table-cell office:value-type="string">
            <text:p>rImeIn</text:p>
          </table:table-cell>
          <table:table-cell office:value-type="string">
            <text:p>rimAn</text:p>
          </table:table-cell>
          <table:table-cell/>
          <table:table-cell office:value-type="string">
            <text:p>r@meIn</text:p>
          </table:table-cell>
          <table:table-cell office:value-type="string">
            <text:p>rumAn</text:p>
          </table:table-cell>
          <table:table-cell/>
          <table:table-cell office:value-type="string">
            <text:p>rimAn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member</text:p>
          </table:table-cell>
          <table:table-cell office:value-type="string">
            <text:p>1 dzn</text:p>
          </table:table-cell>
          <table:table-cell office:value-type="string">
            <text:p>1-rImemb@ <text:s/>2-r@memb@</text:p>
          </table:table-cell>
          <table:table-cell office:value-type="string">
            <text:p>1-rimembuÑ-&gt;1 <text:s/>2-rumembuÑ-&gt;1</text:p>
          </table:table-cell>
          <table:table-cell/>
          <table:table-cell office:value-type="string">
            <text:p>rImemb=r</text:p>
          </table:table-cell>
          <table:table-cell office:value-type="string">
            <text:p>rimembur</text:p>
          </table:table-cell>
          <table:table-cell/>
          <table:table-cell office:value-type="string">
            <text:p>r@mEmb@</text:p>
          </table:table-cell>
          <table:table-cell office:value-type="string">
            <text:p>rumembuÑ</text:p>
          </table:table-cell>
          <table:table-cell/>
          <table:table-cell office:value-type="string">
            <text:p>rimembuÑ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mind</text:p>
          </table:table-cell>
          <table:table-cell office:value-type="string">
            <text:p>1 _dzn</text:p>
          </table:table-cell>
          <table:table-cell office:value-type="string">
            <text:p>1-rImaInd <text:s/>2-r@maInd</text:p>
          </table:table-cell>
          <table:table-cell office:value-type="string">
            <text:p>1-rimInd-&gt;1 <text:s/>2-rumInd-&gt;1</text:p>
          </table:table-cell>
          <table:table-cell/>
          <table:table-cell office:value-type="string">
            <text:p>rImaInd</text:p>
          </table:table-cell>
          <table:table-cell office:value-type="string">
            <text:p>rimInd</text:p>
          </table:table-cell>
          <table:table-cell/>
          <table:table-cell office:value-type="string">
            <text:p>r@maInd</text:p>
          </table:table-cell>
          <table:table-cell office:value-type="string">
            <text:p>rumInd</text:p>
          </table:table-cell>
          <table:table-cell/>
          <table:table-cell office:value-type="string">
            <text:p>rimInd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move</text:p>
          </table:table-cell>
          <table:table-cell office:value-type="string">
            <text:p>3 dzn</text:p>
          </table:table-cell>
          <table:table-cell office:value-type="string">
            <text:p>1-rImu:v <text:s/>2-r@mu:v</text:p>
          </table:table-cell>
          <table:table-cell office:value-type="string">
            <text:p>1-rimUv-&gt;1 <text:s/>2-rumUv-&gt;1</text:p>
          </table:table-cell>
          <table:table-cell/>
          <table:table-cell office:value-type="string">
            <text:p>rImu:v</text:p>
          </table:table-cell>
          <table:table-cell office:value-type="string">
            <text:p>rimUv</text:p>
          </table:table-cell>
          <table:table-cell/>
          <table:table-cell office:value-type="string">
            <text:p>r@muv</text:p>
          </table:table-cell>
          <table:table-cell office:value-type="string">
            <text:p>rumUv</text:p>
          </table:table-cell>
          <table:table-cell/>
          <table:table-cell office:value-type="string">
            <text:p>rimUv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peat</text:p>
          </table:table-cell>
          <table:table-cell office:value-type="string">
            <text:p>1 _dsn</text:p>
          </table:table-cell>
          <table:table-cell office:value-type="string">
            <text:p>1-rIpi:t <text:s/>2-r@pi:t</text:p>
          </table:table-cell>
          <table:table-cell office:value-type="string">
            <text:p>1-ripEt-&gt;1 <text:s/>2-rupEt-&gt;1</text:p>
          </table:table-cell>
          <table:table-cell/>
          <table:table-cell office:value-type="string">
            <text:p>rIpi:t</text:p>
          </table:table-cell>
          <table:table-cell office:value-type="string">
            <text:p>ripEt</text:p>
          </table:table-cell>
          <table:table-cell/>
          <table:table-cell office:value-type="string">
            <text:p>r@pit</text:p>
          </table:table-cell>
          <table:table-cell office:value-type="string">
            <text:p>rupEt</text:p>
          </table:table-cell>
          <table:table-cell/>
          <table:table-cell office:value-type="string">
            <text:p>ripE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place</text:p>
          </table:table-cell>
          <table:table-cell office:value-type="string">
            <text:p>3 t_zn</text:p>
          </table:table-cell>
          <table:table-cell office:value-type="string">
            <text:p>1-rIpleIs <text:s/>2-r@pleIs</text:p>
          </table:table-cell>
          <table:table-cell office:value-type="string">
            <text:p>1-riplAs-&gt;1 <text:s/>2-ruplAs-&gt;1</text:p>
          </table:table-cell>
          <table:table-cell/>
          <table:table-cell office:value-type="string">
            <text:p>rIpleIs</text:p>
          </table:table-cell>
          <table:table-cell office:value-type="string">
            <text:p>riplAs</text:p>
          </table:table-cell>
          <table:table-cell/>
          <table:table-cell office:value-type="string">
            <text:p>r@pleIs</text:p>
          </table:table-cell>
          <table:table-cell office:value-type="string">
            <text:p>ruplAs</text:p>
          </table:table-cell>
          <table:table-cell/>
          <table:table-cell office:value-type="string">
            <text:p>riplAs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ply</text:p>
          </table:table-cell>
          <table:table-cell office:value-type="string">
            <text:p>4 dzn</text:p>
          </table:table-cell>
          <table:table-cell office:value-type="string">
            <text:p>1-rIplaI <text:s/>2-r@plaI</text:p>
          </table:table-cell>
          <table:table-cell office:value-type="string">
            <text:p>1-riplI-&gt;1 <text:s/>2-ruplI-&gt;1</text:p>
          </table:table-cell>
          <table:table-cell/>
          <table:table-cell office:value-type="string">
            <text:p>rIplaI</text:p>
          </table:table-cell>
          <table:table-cell office:value-type="string">
            <text:p>riplI</text:p>
          </table:table-cell>
          <table:table-cell/>
          <table:table-cell office:value-type="string">
            <text:p>r@plaI</text:p>
          </table:table-cell>
          <table:table-cell office:value-type="string">
            <text:p>ruplI</text:p>
          </table:table-cell>
          <table:table-cell/>
          <table:table-cell office:value-type="string">
            <text:p>riplI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port</text:p>
          </table:table-cell>
          <table:table-cell office:value-type="string">
            <text:p>1 _dsn</text:p>
          </table:table-cell>
          <table:table-cell office:value-type="string">
            <text:p>1-rIpO:t <text:s/>2-r@pO:t</text:p>
          </table:table-cell>
          <table:table-cell office:value-type="string">
            <text:p>1-ripöt-&gt;1 <text:s/>2-rupöt-&gt;1</text:p>
          </table:table-cell>
          <table:table-cell/>
          <table:table-cell office:value-type="string">
            <text:p>1-rIpOrt <text:s/>2-rIpo:rt</text:p>
          </table:table-cell>
          <table:table-cell office:value-type="string">
            <text:p>1-ripQrt-&gt;1 <text:s/>2=1</text:p>
          </table:table-cell>
          <table:table-cell/>
          <table:table-cell office:value-type="string">
            <text:p>r@pOt</text:p>
          </table:table-cell>
          <table:table-cell office:value-type="string">
            <text:p>rupöt</text:p>
          </table:table-cell>
          <table:table-cell/>
          <table:table-cell office:value-type="string">
            <text:p>ripöt</text:p>
          </table:table-cell>
          <table:table-cell table:number-columns-repeated="3"/>
          <table:table-cell office:value-type="string">
            <text:p>RP-2:1.25 <text:s/>Au-1:1.25</text:p>
          </table:table-cell>
          <table:table-cell office:value-type="string">
            <text:p>f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present</text:p>
          </table:table-cell>
          <table:table-cell office:value-type="string">
            <text:p>1 _dsn</text:p>
          </table:table-cell>
          <table:table-cell office:value-type="string">
            <text:p>1-reprIzent <text:s/>2-r@prIzent</text:p>
          </table:table-cell>
          <table:table-cell office:value-type="string">
            <text:p>1-reprizent-&gt;1 <text:s/>2-ruprizent-&gt;1</text:p>
          </table:table-cell>
          <table:table-cell/>
          <table:table-cell office:value-type="string">
            <text:p>reprIzent</text:p>
          </table:table-cell>
          <table:table-cell office:value-type="string">
            <text:p>reprizent</text:p>
          </table:table-cell>
          <table:table-cell/>
          <table:table-cell office:value-type="string">
            <text:p>rEpr@zEnt</text:p>
          </table:table-cell>
          <table:table-cell office:value-type="string">
            <text:p>repruzent</text:p>
          </table:table-cell>
          <table:table-cell/>
          <table:table-cell office:value-type="string">
            <text:p>reprizent</text:p>
          </table:table-cell>
          <table:table-cell table:number-columns-repeated="3"/>
          <table:table-cell office:value-type="string">
            <text:p>RP-2:1.3 <text:s/>Au-1:2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quire</text:p>
          </table:table-cell>
          <table:table-cell office:value-type="string">
            <text:p>3 dzn</text:p>
          </table:table-cell>
          <table:table-cell office:value-type="string">
            <text:p>1-rIkwaI@ <text:s/>2-r@kwaI@</text:p>
          </table:table-cell>
          <table:table-cell office:value-type="string">
            <text:p>1-rikwÏ-&gt;1 <text:s/>2-rukwÏ-&gt;1</text:p>
          </table:table-cell>
          <table:table-cell/>
          <table:table-cell office:value-type="string">
            <text:p>rIkwaI@</text:p>
          </table:table-cell>
          <table:table-cell office:value-type="string">
            <text:p>rikwÏ</text:p>
          </table:table-cell>
          <table:table-cell/>
          <table:table-cell office:value-type="string">
            <text:p>r@kwaI@</text:p>
          </table:table-cell>
          <table:table-cell office:value-type="string">
            <text:p>rukwÏ</text:p>
          </table:table-cell>
          <table:table-cell/>
          <table:table-cell office:value-type="string">
            <text:p>rikwÏ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solve</text:p>
          </table:table-cell>
          <table:table-cell office:value-type="string">
            <text:p>3 dzn</text:p>
          </table:table-cell>
          <table:table-cell office:value-type="string">
            <text:p>1-rIzQlv <text:s/>2-r@zQlv</text:p>
          </table:table-cell>
          <table:table-cell office:value-type="string">
            <text:p>1-rizolv-&gt;1 <text:s/>2-ruzolv-&gt;1</text:p>
          </table:table-cell>
          <table:table-cell/>
          <table:table-cell office:value-type="string">
            <text:p>rIzA:lv</text:p>
          </table:table-cell>
          <table:table-cell office:value-type="string">
            <text:p>rizRlv</text:p>
          </table:table-cell>
          <table:table-cell/>
          <table:table-cell office:value-type="string">
            <text:p>r@zQlv</text:p>
          </table:table-cell>
          <table:table-cell office:value-type="string">
            <text:p>ruzolv</text:p>
          </table:table-cell>
          <table:table-cell/>
          <table:table-cell office:value-type="string">
            <text:p>rizolv</text:p>
          </table:table-cell>
          <table:table-cell table:number-columns-repeated="3"/>
          <table:table-cell office:value-type="string">
            <text:p>RP-2:1.25 <text:s/>GA-1:2.9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spond</text:p>
          </table:table-cell>
          <table:table-cell office:value-type="string">
            <text:p>1 _dzn</text:p>
          </table:table-cell>
          <table:table-cell office:value-type="string">
            <text:p>1-rIspQnd <text:s/>2-r@spQnd</text:p>
          </table:table-cell>
          <table:table-cell office:value-type="string">
            <text:p>1-rispond-&gt;1 <text:s/>2-ruspond-&gt;1</text:p>
          </table:table-cell>
          <table:table-cell/>
          <table:table-cell office:value-type="string">
            <text:p>rIspQnd</text:p>
          </table:table-cell>
          <table:table-cell office:value-type="string">
            <text:p>rispond</text:p>
          </table:table-cell>
          <table:table-cell/>
          <table:table-cell office:value-type="string">
            <text:p>r@spQnd</text:p>
          </table:table-cell>
          <table:table-cell office:value-type="string">
            <text:p>ruspond</text:p>
          </table:table-cell>
          <table:table-cell/>
          <table:table-cell office:value-type="string">
            <text:p>rispond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st</text:p>
          </table:table-cell>
          <table:table-cell office:value-type="string">
            <text:p>1 _dsn</text:p>
          </table:table-cell>
          <table:table-cell table:number-columns-repeated="2" office:value-type="string">
            <text:p>rest</text:p>
          </table:table-cell>
          <table:table-cell/>
          <table:table-cell table:number-columns-repeated="2" office:value-type="string">
            <text:p>rest</text:p>
          </table:table-cell>
          <table:table-cell/>
          <table:table-cell office:value-type="string">
            <text:p>rEst</text:p>
          </table:table-cell>
          <table:table-cell office:value-type="string">
            <text:p>rest</text:p>
          </table:table-cell>
          <table:table-cell/>
          <table:table-cell office:value-type="string">
            <text:p>res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store</text:p>
          </table:table-cell>
          <table:table-cell office:value-type="string">
            <text:p>3 dzn</text:p>
          </table:table-cell>
          <table:table-cell office:value-type="string">
            <text:p>1-rIstO: <text:s/>2-r@stO:</text:p>
          </table:table-cell>
          <table:table-cell office:value-type="string">
            <text:p>1-ristö-&gt;1 <text:s/>2-rustö-&gt;1</text:p>
          </table:table-cell>
          <table:table-cell/>
          <table:table-cell office:value-type="string">
            <text:p>1-rIstO:r <text:s/>2-rIsto:r</text:p>
          </table:table-cell>
          <table:table-cell office:value-type="string">
            <text:p>1-ristQr-&gt;1 <text:s/>2=1</text:p>
          </table:table-cell>
          <table:table-cell/>
          <table:table-cell office:value-type="string">
            <text:p>r@stO</text:p>
          </table:table-cell>
          <table:table-cell office:value-type="string">
            <text:p>rustö</text:p>
          </table:table-cell>
          <table:table-cell/>
          <table:table-cell office:value-type="string">
            <text:p>ristö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strict</text:p>
          </table:table-cell>
          <table:table-cell office:value-type="string">
            <text:p>1 _dsn</text:p>
          </table:table-cell>
          <table:table-cell office:value-type="string">
            <text:p>1-rIstrIkt <text:s/>2-r@strIkt</text:p>
          </table:table-cell>
          <table:table-cell office:value-type="string">
            <text:p>1-ristrikt-&gt;1 <text:s/>2-rustrikt-&gt;1</text:p>
          </table:table-cell>
          <table:table-cell/>
          <table:table-cell office:value-type="string">
            <text:p>rIstrIkt</text:p>
          </table:table-cell>
          <table:table-cell office:value-type="string">
            <text:p>ristrikt</text:p>
          </table:table-cell>
          <table:table-cell/>
          <table:table-cell office:value-type="string">
            <text:p>r@strIkt</text:p>
          </table:table-cell>
          <table:table-cell office:value-type="string">
            <text:p>rustrikt</text:p>
          </table:table-cell>
          <table:table-cell/>
          <table:table-cell office:value-type="string">
            <text:p>ristrik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sult</text:p>
          </table:table-cell>
          <table:table-cell office:value-type="string">
            <text:p>1 _dsn</text:p>
          </table:table-cell>
          <table:table-cell office:value-type="string">
            <text:p>1-rIzVlt <text:s/>2-r@zVlt</text:p>
          </table:table-cell>
          <table:table-cell office:value-type="string">
            <text:p>1-rizult-&gt;1 <text:s/>2-ruzult-&gt;1</text:p>
          </table:table-cell>
          <table:table-cell/>
          <table:table-cell office:value-type="string">
            <text:p>rIzVlt</text:p>
          </table:table-cell>
          <table:table-cell office:value-type="string">
            <text:p>rizult</text:p>
          </table:table-cell>
          <table:table-cell/>
          <table:table-cell office:value-type="string">
            <text:p>r@zVlt</text:p>
          </table:table-cell>
          <table:table-cell office:value-type="string">
            <text:p>ruzult</text:p>
          </table:table-cell>
          <table:table-cell/>
          <table:table-cell office:value-type="string">
            <text:p>rizul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tain</text:p>
          </table:table-cell>
          <table:table-cell office:value-type="string">
            <text:p>1 dzn</text:p>
          </table:table-cell>
          <table:table-cell office:value-type="string">
            <text:p>1-rIteIn <text:s/>2-r@teIn</text:p>
          </table:table-cell>
          <table:table-cell office:value-type="string">
            <text:p>1-ritAn-&gt;1 <text:s/>2-rutAn-&gt;1</text:p>
          </table:table-cell>
          <table:table-cell/>
          <table:table-cell office:value-type="string">
            <text:p>rIteIn</text:p>
          </table:table-cell>
          <table:table-cell office:value-type="string">
            <text:p>ritAn</text:p>
          </table:table-cell>
          <table:table-cell/>
          <table:table-cell office:value-type="string">
            <text:p>r@teIn</text:p>
          </table:table-cell>
          <table:table-cell office:value-type="string">
            <text:p>rutAn</text:p>
          </table:table-cell>
          <table:table-cell/>
          <table:table-cell office:value-type="string">
            <text:p>ritAn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turn</text:p>
          </table:table-cell>
          <table:table-cell office:value-type="string">
            <text:p>1 dzn</text:p>
          </table:table-cell>
          <table:table-cell office:value-type="string">
            <text:p>1-rIt3:n <text:s/>2-r@t3:n</text:p>
          </table:table-cell>
          <table:table-cell office:value-type="string">
            <text:p>1-ritün-&gt;1 <text:s/>2-rutün-&gt;1</text:p>
          </table:table-cell>
          <table:table-cell/>
          <table:table-cell office:value-type="string">
            <text:p>rIt3:n</text:p>
          </table:table-cell>
          <table:table-cell office:value-type="string">
            <text:p>ritün</text:p>
          </table:table-cell>
          <table:table-cell/>
          <table:table-cell office:value-type="string">
            <text:p>r@t3n</text:p>
          </table:table-cell>
          <table:table-cell office:value-type="string">
            <text:p>rutün</text:p>
          </table:table-cell>
          <table:table-cell/>
          <table:table-cell office:value-type="string">
            <text:p>ritün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veal</text:p>
          </table:table-cell>
          <table:table-cell office:value-type="string">
            <text:p>1 dzn</text:p>
          </table:table-cell>
          <table:table-cell office:value-type="string">
            <text:p>1-rIvi:=l <text:s/>2-r@vi:=l</text:p>
          </table:table-cell>
          <table:table-cell office:value-type="string">
            <text:p>1-rivEl-&gt;1 <text:s/>2-ruvEl-&gt;1</text:p>
          </table:table-cell>
          <table:table-cell/>
          <table:table-cell office:value-type="string">
            <text:p>rIvi:=l</text:p>
          </table:table-cell>
          <table:table-cell office:value-type="string">
            <text:p>rivEl</text:p>
          </table:table-cell>
          <table:table-cell/>
          <table:table-cell office:value-type="string">
            <text:p>r@vil</text:p>
          </table:table-cell>
          <table:table-cell office:value-type="string">
            <text:p>ruvEl</text:p>
          </table:table-cell>
          <table:table-cell/>
          <table:table-cell office:value-type="string">
            <text:p>rivEl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eview</text:p>
          </table:table-cell>
          <table:table-cell office:value-type="string">
            <text:p>1 dzn</text:p>
          </table:table-cell>
          <table:table-cell office:value-type="string">
            <text:p>1-rIvju: <text:s/>2-r@vju:</text:p>
          </table:table-cell>
          <table:table-cell office:value-type="string">
            <text:p>1-rivyU-&gt;1 <text:s/>2-ruvyU-&gt;1</text:p>
          </table:table-cell>
          <table:table-cell/>
          <table:table-cell office:value-type="string">
            <text:p>rIvju:</text:p>
          </table:table-cell>
          <table:table-cell office:value-type="string">
            <text:p>rivyU</text:p>
          </table:table-cell>
          <table:table-cell/>
          <table:table-cell office:value-type="string">
            <text:p>r@vju</text:p>
          </table:table-cell>
          <table:table-cell office:value-type="string">
            <text:p>ruvyU</text:p>
          </table:table-cell>
          <table:table-cell/>
          <table:table-cell office:value-type="string">
            <text:p>rivyU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oll</text:p>
          </table:table-cell>
          <table:table-cell office:value-type="string">
            <text:p>1 zdn</text:p>
          </table:table-cell>
          <table:table-cell office:value-type="string">
            <text:p>1-r@Ul <text:s/>2-rQUl</text:p>
          </table:table-cell>
          <table:table-cell office:value-type="string">
            <text:p>1-rOL-&gt;1 <text:s/>2=1</text:p>
          </table:table-cell>
          <table:table-cell/>
          <table:table-cell office:value-type="string">
            <text:p>roUl</text:p>
          </table:table-cell>
          <table:table-cell office:value-type="string">
            <text:p>rOl</text:p>
          </table:table-cell>
          <table:table-cell/>
          <table:table-cell office:value-type="string">
            <text:p>roUl</text:p>
          </table:table-cell>
          <table:table-cell office:value-type="string">
            <text:p>rOl</text:p>
          </table:table-cell>
          <table:table-cell/>
          <table:table-cell office:value-type="string">
            <text:p>rOl</text:p>
          </table:table-cell>
          <table:table-cell table:number-columns-repeated="5"/>
          <table:table-cell office:value-type="string">
            <text:p>RP-2 is a variant derived by rule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rule</text:p>
          </table:table-cell>
          <table:table-cell office:value-type="string">
            <text:p>3 dzn</text:p>
          </table:table-cell>
          <table:table-cell office:value-type="string">
            <text:p>ru:l</text:p>
          </table:table-cell>
          <table:table-cell office:value-type="string">
            <text:p>rUl</text:p>
          </table:table-cell>
          <table:table-cell/>
          <table:table-cell office:value-type="string">
            <text:p>ru:l</text:p>
          </table:table-cell>
          <table:table-cell office:value-type="string">
            <text:p>rUl</text:p>
          </table:table-cell>
          <table:table-cell/>
          <table:table-cell office:value-type="string">
            <text:p>rul</text:p>
          </table:table-cell>
          <table:table-cell office:value-type="string">
            <text:p>rUl</text:p>
          </table:table-cell>
          <table:table-cell/>
          <table:table-cell office:value-type="string">
            <text:p>rUl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ave</text:p>
          </table:table-cell>
          <table:table-cell office:value-type="string">
            <text:p>3 dzn</text:p>
          </table:table-cell>
          <table:table-cell office:value-type="string">
            <text:p>seIv</text:p>
          </table:table-cell>
          <table:table-cell office:value-type="string">
            <text:p>sAv</text:p>
          </table:table-cell>
          <table:table-cell/>
          <table:table-cell office:value-type="string">
            <text:p>seIv</text:p>
          </table:table-cell>
          <table:table-cell office:value-type="string">
            <text:p>sAv</text:p>
          </table:table-cell>
          <table:table-cell/>
          <table:table-cell office:value-type="string">
            <text:p>seIv</text:p>
          </table:table-cell>
          <table:table-cell office:value-type="string">
            <text:p>sAv</text:p>
          </table:table-cell>
          <table:table-cell/>
          <table:table-cell office:value-type="string">
            <text:p>sAv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core</text:p>
          </table:table-cell>
          <table:table-cell office:value-type="string">
            <text:p>3 dzn</text:p>
          </table:table-cell>
          <table:table-cell office:value-type="string">
            <text:p>skO:</text:p>
          </table:table-cell>
          <table:table-cell office:value-type="string">
            <text:p>skö</text:p>
          </table:table-cell>
          <table:table-cell/>
          <table:table-cell office:value-type="string">
            <text:p>1-skO:r <text:s/>2-sko:r</text:p>
          </table:table-cell>
          <table:table-cell office:value-type="string">
            <text:p>1-skQr-&gt;1 <text:s/>2=1</text:p>
          </table:table-cell>
          <table:table-cell/>
          <table:table-cell office:value-type="string">
            <text:p>skO</text:p>
          </table:table-cell>
          <table:table-cell office:value-type="string">
            <text:p>skö</text:p>
          </table:table-cell>
          <table:table-cell/>
          <table:table-cell office:value-type="string">
            <text:p>skö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arch</text:p>
          </table:table-cell>
          <table:table-cell office:value-type="string">
            <text:p>2 t_zn</text:p>
          </table:table-cell>
          <table:table-cell office:value-type="string">
            <text:p>s3:tS</text:p>
          </table:table-cell>
          <table:table-cell office:value-type="string">
            <text:p>süC</text:p>
          </table:table-cell>
          <table:table-cell/>
          <table:table-cell office:value-type="string">
            <text:p>s3`:tS</text:p>
          </table:table-cell>
          <table:table-cell office:value-type="string">
            <text:p>süC</text:p>
          </table:table-cell>
          <table:table-cell/>
          <table:table-cell office:value-type="string">
            <text:p>s3tS</text:p>
          </table:table-cell>
          <table:table-cell office:value-type="string">
            <text:p>süC</text:p>
          </table:table-cell>
          <table:table-cell/>
          <table:table-cell office:value-type="string">
            <text:p>süC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cure</text:p>
          </table:table-cell>
          <table:table-cell office:value-type="string">
            <text:p>3 dzn</text:p>
          </table:table-cell>
          <table:table-cell office:value-type="string">
            <text:p>1-sIkjU@ <text:s/>2-s@kjU@ <text:s/>3-sIkjO:</text:p>
          </table:table-cell>
          <table:table-cell office:value-type="string">
            <text:p>1-sikÜ-&gt;1 <text:s/>2-sukÜ-&gt;1 <text:s/>3-sikö-&gt;1</text:p>
          </table:table-cell>
          <table:table-cell/>
          <table:table-cell office:value-type="string">
            <text:p>sIkjU=r</text:p>
          </table:table-cell>
          <table:table-cell office:value-type="string">
            <text:p>sikÜ</text:p>
          </table:table-cell>
          <table:table-cell/>
          <table:table-cell office:value-type="string">
            <text:p>s@kju@</text:p>
          </table:table-cell>
          <table:table-cell office:value-type="string">
            <text:p>sukyÜ</text:p>
          </table:table-cell>
          <table:table-cell/>
          <table:table-cell office:value-type="string">
            <text:p>sikÜ</text:p>
          </table:table-cell>
          <table:table-cell table:number-columns-repeated="3"/>
          <table:table-cell office:value-type="string">
            <text:p>RP-2:1.25 <text:s/>RP-3:2.22 <text:s/>Au-1:1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em</text:p>
          </table:table-cell>
          <table:table-cell office:value-type="string">
            <text:p>1 dzn</text:p>
          </table:table-cell>
          <table:table-cell office:value-type="string">
            <text:p>si:m</text:p>
          </table:table-cell>
          <table:table-cell office:value-type="string">
            <text:p>sEm</text:p>
          </table:table-cell>
          <table:table-cell/>
          <table:table-cell office:value-type="string">
            <text:p>si:m</text:p>
          </table:table-cell>
          <table:table-cell office:value-type="string">
            <text:p>sEm</text:p>
          </table:table-cell>
          <table:table-cell/>
          <table:table-cell office:value-type="string">
            <text:p>sim</text:p>
          </table:table-cell>
          <table:table-cell office:value-type="string">
            <text:p>sEm</text:p>
          </table:table-cell>
          <table:table-cell/>
          <table:table-cell office:value-type="string">
            <text:p>sEm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lect</text:p>
          </table:table-cell>
          <table:table-cell office:value-type="string">
            <text:p>1 _dzn</text:p>
          </table:table-cell>
          <table:table-cell office:value-type="string">
            <text:p>1-s@lekt <text:s/>2-sIlekt</text:p>
          </table:table-cell>
          <table:table-cell office:value-type="string">
            <text:p>1-sulekt-&gt;1 <text:s/>2-silekt-&gt;2</text:p>
          </table:table-cell>
          <table:table-cell/>
          <table:table-cell office:value-type="string">
            <text:p>s@lekt</text:p>
          </table:table-cell>
          <table:table-cell office:value-type="string">
            <text:p>sulekt-&gt;1</text:p>
          </table:table-cell>
          <table:table-cell/>
          <table:table-cell office:value-type="string">
            <text:p>s@lEkt</text:p>
          </table:table-cell>
          <table:table-cell office:value-type="string">
            <text:p>sulekt-&gt;1</text:p>
          </table:table-cell>
          <table:table-cell/>
          <table:table-cell office:value-type="string">
            <text:p>sulekt</text:p>
          </table:table-cell>
          <table:table-cell office:value-type="string">
            <text:p>silekt</text:p>
          </table:table-cell>
          <table:table-cell table:number-columns-repeated="4"/>
          <table:table-cell office:value-type="string">
            <text:p>rule 25 rabbIt exception (commA set takes precedence)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parate</text:p>
          </table:table-cell>
          <table:table-cell office:value-type="string">
            <text:p>3 _dsn</text:p>
          </table:table-cell>
          <table:table-cell office:value-type="string">
            <text:p>sep@reIt</text:p>
          </table:table-cell>
          <table:table-cell office:value-type="string">
            <text:p>sepurAt</text:p>
          </table:table-cell>
          <table:table-cell/>
          <table:table-cell office:value-type="string">
            <text:p>sep@reIt</text:p>
          </table:table-cell>
          <table:table-cell office:value-type="string">
            <text:p>sepurAt</text:p>
          </table:table-cell>
          <table:table-cell/>
          <table:table-cell office:value-type="string">
            <text:p>sEp@reIt</text:p>
          </table:table-cell>
          <table:table-cell office:value-type="string">
            <text:p>sepurAt</text:p>
          </table:table-cell>
          <table:table-cell/>
          <table:table-cell office:value-type="string">
            <text:p>sepurA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rve</text:p>
          </table:table-cell>
          <table:table-cell office:value-type="string">
            <text:p>3 dzn</text:p>
          </table:table-cell>
          <table:table-cell office:value-type="string">
            <text:p>s3:v</text:p>
          </table:table-cell>
          <table:table-cell office:value-type="string">
            <text:p>süv</text:p>
          </table:table-cell>
          <table:table-cell/>
          <table:table-cell office:value-type="string">
            <text:p>s3`:v</text:p>
          </table:table-cell>
          <table:table-cell office:value-type="string">
            <text:p>süv</text:p>
          </table:table-cell>
          <table:table-cell/>
          <table:table-cell office:value-type="string">
            <text:p>s3v</text:p>
          </table:table-cell>
          <table:table-cell office:value-type="string">
            <text:p>süv</text:p>
          </table:table-cell>
          <table:table-cell/>
          <table:table-cell office:value-type="string">
            <text:p>süv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ettle</text:p>
          </table:table-cell>
          <table:table-cell office:value-type="string">
            <text:p>3 dzn</text:p>
          </table:table-cell>
          <table:table-cell office:value-type="string">
            <text:p>set=l</text:p>
          </table:table-cell>
          <table:table-cell office:value-type="string">
            <text:p>setl</text:p>
          </table:table-cell>
          <table:table-cell/>
          <table:table-cell office:value-type="string">
            <text:p>set=l</text:p>
          </table:table-cell>
          <table:table-cell office:value-type="string">
            <text:p>setl</text:p>
          </table:table-cell>
          <table:table-cell/>
          <table:table-cell office:value-type="string">
            <text:p>sEtl</text:p>
          </table:table-cell>
          <table:table-cell office:value-type="string">
            <text:p>setl</text:p>
          </table:table-cell>
          <table:table-cell/>
          <table:table-cell office:value-type="string">
            <text:p>setl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are</text:p>
          </table:table-cell>
          <table:table-cell office:value-type="string">
            <text:p>3 dzn</text:p>
          </table:table-cell>
          <table:table-cell office:value-type="string">
            <text:p>Se@</text:p>
          </table:table-cell>
          <table:table-cell office:value-type="string">
            <text:p>SÄ</text:p>
          </table:table-cell>
          <table:table-cell/>
          <table:table-cell office:value-type="string">
            <text:p>1-Se=r <text:s/>2-S{=r</text:p>
          </table:table-cell>
          <table:table-cell office:value-type="string">
            <text:p>1-SÄ-&gt;1 <text:s/>2-Sar-&gt;1</text:p>
          </table:table-cell>
          <table:table-cell/>
          <table:table-cell office:value-type="string">
            <text:p>SE@</text:p>
          </table:table-cell>
          <table:table-cell office:value-type="string">
            <text:p>SÄ</text:p>
          </table:table-cell>
          <table:table-cell/>
          <table:table-cell office:value-type="string">
            <text:p>SÄ</text:p>
          </table:table-cell>
          <table:table-cell table:number-columns-repeated="3"/>
          <table:table-cell office:value-type="string">
            <text:p>GA-2:1.20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ift</text:p>
          </table:table-cell>
          <table:table-cell office:value-type="string">
            <text:p>1 _dsn</text:p>
          </table:table-cell>
          <table:table-cell office:value-type="string">
            <text:p>SIft</text:p>
          </table:table-cell>
          <table:table-cell office:value-type="string">
            <text:p>Sift</text:p>
          </table:table-cell>
          <table:table-cell/>
          <table:table-cell office:value-type="string">
            <text:p>SIft</text:p>
          </table:table-cell>
          <table:table-cell office:value-type="string">
            <text:p>Sift</text:p>
          </table:table-cell>
          <table:table-cell/>
          <table:table-cell office:value-type="string">
            <text:p>SIft</text:p>
          </table:table-cell>
          <table:table-cell office:value-type="string">
            <text:p>Sift</text:p>
          </table:table-cell>
          <table:table-cell/>
          <table:table-cell office:value-type="string">
            <text:p>Sif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hout</text:p>
          </table:table-cell>
          <table:table-cell office:value-type="string">
            <text:p>1 _dsn</text:p>
          </table:table-cell>
          <table:table-cell office:value-type="string">
            <text:p>SaUt</text:p>
          </table:table-cell>
          <table:table-cell office:value-type="string">
            <text:p>SWt</text:p>
          </table:table-cell>
          <table:table-cell/>
          <table:table-cell office:value-type="string">
            <text:p>SaUt</text:p>
          </table:table-cell>
          <table:table-cell office:value-type="string">
            <text:p>SWt</text:p>
          </table:table-cell>
          <table:table-cell/>
          <table:table-cell office:value-type="string">
            <text:p>SaUt</text:p>
          </table:table-cell>
          <table:table-cell office:value-type="string">
            <text:p>SWt</text:p>
          </table:table-cell>
          <table:table-cell/>
          <table:table-cell office:value-type="string">
            <text:p>SW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ign</text:p>
          </table:table-cell>
          <table:table-cell office:value-type="string">
            <text:p>1 dzn</text:p>
          </table:table-cell>
          <table:table-cell office:value-type="string">
            <text:p>saIn</text:p>
          </table:table-cell>
          <table:table-cell office:value-type="string">
            <text:p>sIn</text:p>
          </table:table-cell>
          <table:table-cell/>
          <table:table-cell office:value-type="string">
            <text:p>saIn</text:p>
          </table:table-cell>
          <table:table-cell office:value-type="string">
            <text:p>sIn</text:p>
          </table:table-cell>
          <table:table-cell/>
          <table:table-cell office:value-type="string">
            <text:p>saIn</text:p>
          </table:table-cell>
          <table:table-cell office:value-type="string">
            <text:p>sIn</text:p>
          </table:table-cell>
          <table:table-cell/>
          <table:table-cell office:value-type="string">
            <text:p>sI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lip</text:p>
          </table:table-cell>
          <table:table-cell office:value-type="string">
            <text:p>1 tsn</text:p>
          </table:table-cell>
          <table:table-cell office:value-type="string">
            <text:p>slIp</text:p>
          </table:table-cell>
          <table:table-cell office:value-type="string">
            <text:p>slip</text:p>
          </table:table-cell>
          <table:table-cell/>
          <table:table-cell office:value-type="string">
            <text:p>slIp</text:p>
          </table:table-cell>
          <table:table-cell office:value-type="string">
            <text:p>slip</text:p>
          </table:table-cell>
          <table:table-cell/>
          <table:table-cell office:value-type="string">
            <text:p>slIp</text:p>
          </table:table-cell>
          <table:table-cell office:value-type="string">
            <text:p>slip</text:p>
          </table:table-cell>
          <table:table-cell/>
          <table:table-cell office:value-type="string">
            <text:p>slip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mile</text:p>
          </table:table-cell>
          <table:table-cell office:value-type="string">
            <text:p>3 dzn</text:p>
          </table:table-cell>
          <table:table-cell office:value-type="string">
            <text:p>smaI=l</text:p>
          </table:table-cell>
          <table:table-cell office:value-type="string">
            <text:p>smIl</text:p>
          </table:table-cell>
          <table:table-cell/>
          <table:table-cell office:value-type="string">
            <text:p>smaI=l</text:p>
          </table:table-cell>
          <table:table-cell office:value-type="string">
            <text:p>smIl</text:p>
          </table:table-cell>
          <table:table-cell/>
          <table:table-cell office:value-type="string">
            <text:p>smaIl</text:p>
          </table:table-cell>
          <table:table-cell office:value-type="string">
            <text:p>smIl</text:p>
          </table:table-cell>
          <table:table-cell/>
          <table:table-cell office:value-type="string">
            <text:p>smIl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olve</text:p>
          </table:table-cell>
          <table:table-cell office:value-type="string">
            <text:p>3 dzn</text:p>
          </table:table-cell>
          <table:table-cell office:value-type="string">
            <text:p>sQlv</text:p>
          </table:table-cell>
          <table:table-cell office:value-type="string">
            <text:p>solv</text:p>
          </table:table-cell>
          <table:table-cell/>
          <table:table-cell office:value-type="string">
            <text:p>sA:lv</text:p>
          </table:table-cell>
          <table:table-cell office:value-type="string">
            <text:p>sRlv</text:p>
          </table:table-cell>
          <table:table-cell/>
          <table:table-cell office:value-type="string">
            <text:p>sQlv</text:p>
          </table:table-cell>
          <table:table-cell office:value-type="string">
            <text:p>solv</text:p>
          </table:table-cell>
          <table:table-cell/>
          <table:table-cell office:value-type="string">
            <text:p>solv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ort</text:p>
          </table:table-cell>
          <table:table-cell office:value-type="string">
            <text:p>1 _dsn</text:p>
          </table:table-cell>
          <table:table-cell office:value-type="string">
            <text:p>sO:t</text:p>
          </table:table-cell>
          <table:table-cell office:value-type="string">
            <text:p>söt</text:p>
          </table:table-cell>
          <table:table-cell/>
          <table:table-cell office:value-type="string">
            <text:p>sO:rt</text:p>
          </table:table-cell>
          <table:table-cell office:value-type="string">
            <text:p>sQrt</text:p>
          </table:table-cell>
          <table:table-cell/>
          <table:table-cell office:value-type="string">
            <text:p>sOt</text:p>
          </table:table-cell>
          <table:table-cell office:value-type="string">
            <text:p>söt</text:p>
          </table:table-cell>
          <table:table-cell/>
          <table:table-cell office:value-type="string">
            <text:p>sö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ound</text:p>
          </table:table-cell>
          <table:table-cell office:value-type="string">
            <text:p>1 _dzn</text:p>
          </table:table-cell>
          <table:table-cell office:value-type="string">
            <text:p>saUnd</text:p>
          </table:table-cell>
          <table:table-cell office:value-type="string">
            <text:p>sWnd</text:p>
          </table:table-cell>
          <table:table-cell/>
          <table:table-cell office:value-type="string">
            <text:p>saUnd</text:p>
          </table:table-cell>
          <table:table-cell office:value-type="string">
            <text:p>sWnd</text:p>
          </table:table-cell>
          <table:table-cell/>
          <table:table-cell office:value-type="string">
            <text:p>saUnd</text:p>
          </table:table-cell>
          <table:table-cell office:value-type="string">
            <text:p>sWnd</text:p>
          </table:table-cell>
          <table:table-cell/>
          <table:table-cell office:value-type="string">
            <text:p>sW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pecify</text:p>
          </table:table-cell>
          <table:table-cell office:value-type="string">
            <text:p>4 dzn</text:p>
          </table:table-cell>
          <table:table-cell office:value-type="string">
            <text:p>1-spes@faI <text:s/>2-spesIfaI</text:p>
          </table:table-cell>
          <table:table-cell office:value-type="string">
            <text:p>1-spesufI-&gt;1 <text:s/>2-spesifI-&gt;2</text:p>
          </table:table-cell>
          <table:table-cell/>
          <table:table-cell office:value-type="string">
            <text:p>spes@faI</text:p>
          </table:table-cell>
          <table:table-cell office:value-type="string">
            <text:p>spesufI-&gt;1</text:p>
          </table:table-cell>
          <table:table-cell/>
          <table:table-cell office:value-type="string">
            <text:p>spEs@faI</text:p>
          </table:table-cell>
          <table:table-cell office:value-type="string">
            <text:p>spesufI-&gt;1</text:p>
          </table:table-cell>
          <table:table-cell/>
          <table:table-cell office:value-type="string">
            <text:p>spesufI</text:p>
          </table:table-cell>
          <table:table-cell office:value-type="string">
            <text:p>spesifI</text:p>
          </table:table-cell>
          <table:table-cell table:number-columns-repeated="4"/>
          <table:table-cell office:value-type="string">
            <text:p>rule 25 rabbIt exception (commA set takes precedence)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are</text:p>
          </table:table-cell>
          <table:table-cell office:value-type="string">
            <text:p>3 dzn</text:p>
          </table:table-cell>
          <table:table-cell office:value-type="string">
            <text:p>ste@</text:p>
          </table:table-cell>
          <table:table-cell office:value-type="string">
            <text:p>stÄ</text:p>
          </table:table-cell>
          <table:table-cell/>
          <table:table-cell office:value-type="string">
            <text:p>1-ste=r <text:s/>2-st{=r</text:p>
          </table:table-cell>
          <table:table-cell office:value-type="string">
            <text:p>1-stÄ-&gt;1 <text:s/>2-star-&gt;1</text:p>
          </table:table-cell>
          <table:table-cell/>
          <table:table-cell office:value-type="string">
            <text:p>stE@</text:p>
          </table:table-cell>
          <table:table-cell office:value-type="string">
            <text:p>stÄ</text:p>
          </table:table-cell>
          <table:table-cell/>
          <table:table-cell office:value-type="string">
            <text:p>stÄ</text:p>
          </table:table-cell>
          <table:table-cell table:number-columns-repeated="3"/>
          <table:table-cell office:value-type="string">
            <text:p>GA-2:1.20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art</text:p>
          </table:table-cell>
          <table:table-cell office:value-type="string">
            <text:p>1 _dsn</text:p>
          </table:table-cell>
          <table:table-cell office:value-type="string">
            <text:p>stA:t</text:p>
          </table:table-cell>
          <table:table-cell office:value-type="string">
            <text:p>stät</text:p>
          </table:table-cell>
          <table:table-cell/>
          <table:table-cell office:value-type="string">
            <text:p>stA:rt</text:p>
          </table:table-cell>
          <table:table-cell office:value-type="string">
            <text:p>stRrt</text:p>
          </table:table-cell>
          <table:table-cell/>
          <table:table-cell office:value-type="string">
            <text:p>stAt</text:p>
          </table:table-cell>
          <table:table-cell office:value-type="string">
            <text:p>stät</text:p>
          </table:table-cell>
          <table:table-cell/>
          <table:table-cell office:value-type="string">
            <text:p>stä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ate</text:p>
          </table:table-cell>
          <table:table-cell office:value-type="string">
            <text:p>d _dsn</text:p>
          </table:table-cell>
          <table:table-cell office:value-type="string">
            <text:p>steIt</text:p>
          </table:table-cell>
          <table:table-cell office:value-type="string">
            <text:p>stAt</text:p>
          </table:table-cell>
          <table:table-cell/>
          <table:table-cell office:value-type="string">
            <text:p>steIt</text:p>
          </table:table-cell>
          <table:table-cell office:value-type="string">
            <text:p>stAt</text:p>
          </table:table-cell>
          <table:table-cell/>
          <table:table-cell office:value-type="string">
            <text:p>steIt</text:p>
          </table:table-cell>
          <table:table-cell office:value-type="string">
            <text:p>stAt</text:p>
          </table:table-cell>
          <table:table-cell/>
          <table:table-cell office:value-type="string">
            <text:p>stA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ay</text:p>
          </table:table-cell>
          <table:table-cell office:value-type="string">
            <text:p>1 dzn</text:p>
          </table:table-cell>
          <table:table-cell office:value-type="string">
            <text:p>steI</text:p>
          </table:table-cell>
          <table:table-cell office:value-type="string">
            <text:p>stA</text:p>
          </table:table-cell>
          <table:table-cell/>
          <table:table-cell office:value-type="string">
            <text:p>steI</text:p>
          </table:table-cell>
          <table:table-cell office:value-type="string">
            <text:p>stA</text:p>
          </table:table-cell>
          <table:table-cell/>
          <table:table-cell office:value-type="string">
            <text:p>steI</text:p>
          </table:table-cell>
          <table:table-cell office:value-type="string">
            <text:p>stA</text:p>
          </table:table-cell>
          <table:table-cell/>
          <table:table-cell office:value-type="string">
            <text:p>stA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ep</text:p>
          </table:table-cell>
          <table:table-cell office:value-type="string">
            <text:p>1* tsn</text:p>
          </table:table-cell>
          <table:table-cell table:number-columns-repeated="2" office:value-type="string">
            <text:p>step</text:p>
          </table:table-cell>
          <table:table-cell/>
          <table:table-cell table:number-columns-repeated="2" office:value-type="string">
            <text:p>step</text:p>
          </table:table-cell>
          <table:table-cell/>
          <table:table-cell office:value-type="string">
            <text:p>stEp</text:p>
          </table:table-cell>
          <table:table-cell office:value-type="string">
            <text:p>step</text:p>
          </table:table-cell>
          <table:table-cell/>
          <table:table-cell office:value-type="string">
            <text:p>step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op</text:p>
          </table:table-cell>
          <table:table-cell office:value-type="string">
            <text:p>1* 1</text:p>
          </table:table-cell>
          <table:table-cell office:value-type="string">
            <text:p>stQp</text:p>
          </table:table-cell>
          <table:table-cell office:value-type="string">
            <text:p>stop</text:p>
          </table:table-cell>
          <table:table-cell/>
          <table:table-cell office:value-type="string">
            <text:p>stA:p</text:p>
          </table:table-cell>
          <table:table-cell office:value-type="string">
            <text:p>stop</text:p>
          </table:table-cell>
          <table:table-cell/>
          <table:table-cell office:value-type="string">
            <text:p>stQp</text:p>
          </table:table-cell>
          <table:table-cell office:value-type="string">
            <text:p>stop</text:p>
          </table:table-cell>
          <table:table-cell/>
          <table:table-cell office:value-type="string">
            <text:p>stop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ress</text:p>
          </table:table-cell>
          <table:table-cell office:value-type="string">
            <text:p>2 t_zn</text:p>
          </table:table-cell>
          <table:table-cell office:value-type="string">
            <text:p>stes</text:p>
          </table:table-cell>
          <table:table-cell office:value-type="string">
            <text:p>stres</text:p>
          </table:table-cell>
          <table:table-cell/>
          <table:table-cell table:number-columns-repeated="2" office:value-type="string">
            <text:p>stres</text:p>
          </table:table-cell>
          <table:table-cell/>
          <table:table-cell office:value-type="string">
            <text:p>strEs</text:p>
          </table:table-cell>
          <table:table-cell office:value-type="string">
            <text:p>stres</text:p>
          </table:table-cell>
          <table:table-cell/>
          <table:table-cell office:value-type="string">
            <text:p>stre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retch</text:p>
          </table:table-cell>
          <table:table-cell office:value-type="string">
            <text:p>2 t_zn</text:p>
          </table:table-cell>
          <table:table-cell office:value-type="string">
            <text:p>stretS</text:p>
          </table:table-cell>
          <table:table-cell office:value-type="string">
            <text:p>streC</text:p>
          </table:table-cell>
          <table:table-cell/>
          <table:table-cell office:value-type="string">
            <text:p>stretS</text:p>
          </table:table-cell>
          <table:table-cell office:value-type="string">
            <text:p>streC</text:p>
          </table:table-cell>
          <table:table-cell/>
          <table:table-cell office:value-type="string">
            <text:p>strEtS</text:p>
          </table:table-cell>
          <table:table-cell office:value-type="string">
            <text:p>streC</text:p>
          </table:table-cell>
          <table:table-cell/>
          <table:table-cell office:value-type="string">
            <text:p>streC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ruggle</text:p>
          </table:table-cell>
          <table:table-cell office:value-type="string">
            <text:p>3 dzn</text:p>
          </table:table-cell>
          <table:table-cell office:value-type="string">
            <text:p>strVg=l</text:p>
          </table:table-cell>
          <table:table-cell office:value-type="string">
            <text:p>strugl</text:p>
          </table:table-cell>
          <table:table-cell/>
          <table:table-cell office:value-type="string">
            <text:p>strVg=l</text:p>
          </table:table-cell>
          <table:table-cell office:value-type="string">
            <text:p>strugl</text:p>
          </table:table-cell>
          <table:table-cell/>
          <table:table-cell office:value-type="string">
            <text:p>strVg@l</text:p>
          </table:table-cell>
          <table:table-cell office:value-type="string">
            <text:p>strugul</text:p>
          </table:table-cell>
          <table:table-cell/>
          <table:table-cell office:value-type="string">
            <text:p>strug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tudy</text:p>
          </table:table-cell>
          <table:table-cell office:value-type="string">
            <text:p>4 dzn</text:p>
          </table:table-cell>
          <table:table-cell office:value-type="string">
            <text:p>stVdi</text:p>
          </table:table-cell>
          <table:table-cell office:value-type="string">
            <text:p>studE</text:p>
          </table:table-cell>
          <table:table-cell/>
          <table:table-cell office:value-type="string">
            <text:p>stVdi</text:p>
          </table:table-cell>
          <table:table-cell office:value-type="string">
            <text:p>studE</text:p>
          </table:table-cell>
          <table:table-cell/>
          <table:table-cell office:value-type="string">
            <text:p>stVdi</text:p>
          </table:table-cell>
          <table:table-cell office:value-type="string">
            <text:p>studE</text:p>
          </table:table-cell>
          <table:table-cell/>
          <table:table-cell office:value-type="string">
            <text:p>studE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ubmit</text:p>
          </table:table-cell>
          <table:table-cell office:value-type="string">
            <text:p>1* _dsn</text:p>
          </table:table-cell>
          <table:table-cell office:value-type="string">
            <text:p>s@bmIt</text:p>
          </table:table-cell>
          <table:table-cell office:value-type="string">
            <text:p>submit</text:p>
          </table:table-cell>
          <table:table-cell/>
          <table:table-cell office:value-type="string">
            <text:p>s@bmIt</text:p>
          </table:table-cell>
          <table:table-cell office:value-type="string">
            <text:p>submit</text:p>
          </table:table-cell>
          <table:table-cell/>
          <table:table-cell office:value-type="string">
            <text:p>s@bmIt</text:p>
          </table:table-cell>
          <table:table-cell office:value-type="string">
            <text:p>submit</text:p>
          </table:table-cell>
          <table:table-cell/>
          <table:table-cell office:value-type="string">
            <text:p>submi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ucceed</text:p>
          </table:table-cell>
          <table:table-cell office:value-type="string">
            <text:p>1 _dnz</text:p>
          </table:table-cell>
          <table:table-cell office:value-type="string">
            <text:p>s@ksi:d</text:p>
          </table:table-cell>
          <table:table-cell office:value-type="string">
            <text:p>suksEd</text:p>
          </table:table-cell>
          <table:table-cell/>
          <table:table-cell office:value-type="string">
            <text:p>s@ksi:d</text:p>
          </table:table-cell>
          <table:table-cell office:value-type="string">
            <text:p>suksEd</text:p>
          </table:table-cell>
          <table:table-cell/>
          <table:table-cell office:value-type="string">
            <text:p>s@ksid</text:p>
          </table:table-cell>
          <table:table-cell office:value-type="string">
            <text:p>suksEd</text:p>
          </table:table-cell>
          <table:table-cell/>
          <table:table-cell office:value-type="string">
            <text:p>suksE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uffer</text:p>
          </table:table-cell>
          <table:table-cell office:value-type="string">
            <text:p>1 dzn</text:p>
          </table:table-cell>
          <table:table-cell office:value-type="string">
            <text:p>sVf@</text:p>
          </table:table-cell>
          <table:table-cell office:value-type="string">
            <text:p>sufuÑ</text:p>
          </table:table-cell>
          <table:table-cell/>
          <table:table-cell office:value-type="string">
            <text:p>sVf=r</text:p>
          </table:table-cell>
          <table:table-cell office:value-type="string">
            <text:p>sufur</text:p>
          </table:table-cell>
          <table:table-cell/>
          <table:table-cell office:value-type="string">
            <text:p>sVf@</text:p>
          </table:table-cell>
          <table:table-cell office:value-type="string">
            <text:p>sufuÑ</text:p>
          </table:table-cell>
          <table:table-cell/>
          <table:table-cell office:value-type="string">
            <text:p>sufuÑ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3" table:number-rows-repeated="2">
          <table:table-cell table:style-name="Default" table:number-columns-repeated="1023"/>
          <table:table-cell/>
        </table:table-row>
        <table:table-row table:style-name="ro4">
          <table:table-cell office:value-type="string">
            <text:p>supply</text:p>
          </table:table-cell>
          <table:table-cell office:value-type="string">
            <text:p>4 dzn</text:p>
          </table:table-cell>
          <table:table-cell office:value-type="string">
            <text:p>s@plaI</text:p>
          </table:table-cell>
          <table:table-cell office:value-type="string">
            <text:p>suplI</text:p>
          </table:table-cell>
          <table:table-cell/>
          <table:table-cell office:value-type="string">
            <text:p>s@plaI</text:p>
          </table:table-cell>
          <table:table-cell office:value-type="string">
            <text:p>suplI</text:p>
          </table:table-cell>
          <table:table-cell/>
          <table:table-cell office:value-type="string">
            <text:p>s@paI</text:p>
          </table:table-cell>
          <table:table-cell office:value-type="string">
            <text:p>suplI</text:p>
          </table:table-cell>
          <table:table-cell/>
          <table:table-cell office:value-type="string">
            <text:p>suplI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upport</text:p>
          </table:table-cell>
          <table:table-cell office:value-type="string">
            <text:p>1 _dsn</text:p>
          </table:table-cell>
          <table:table-cell office:value-type="string">
            <text:p>s@pO:t</text:p>
          </table:table-cell>
          <table:table-cell office:value-type="string">
            <text:p>supöt</text:p>
          </table:table-cell>
          <table:table-cell/>
          <table:table-cell office:value-type="string">
            <text:p>1-s@pO:rt <text:s/>2-s@po:rt</text:p>
          </table:table-cell>
          <table:table-cell office:value-type="string">
            <text:p>1-supQrt-&gt;1 <text:s/>2=1</text:p>
          </table:table-cell>
          <table:table-cell/>
          <table:table-cell office:value-type="string">
            <text:p>s@pOt</text:p>
          </table:table-cell>
          <table:table-cell office:value-type="string">
            <text:p>supöt</text:p>
          </table:table-cell>
          <table:table-cell/>
          <table:table-cell office:value-type="string">
            <text:p>supöt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urround</text:p>
          </table:table-cell>
          <table:table-cell office:value-type="string">
            <text:p>1 _dzn</text:p>
          </table:table-cell>
          <table:table-cell office:value-type="string">
            <text:p>s@raUnd</text:p>
          </table:table-cell>
          <table:table-cell office:value-type="string">
            <text:p>surWnd</text:p>
          </table:table-cell>
          <table:table-cell/>
          <table:table-cell office:value-type="string">
            <text:p>s@raUnd</text:p>
          </table:table-cell>
          <table:table-cell office:value-type="string">
            <text:p>surWnd</text:p>
          </table:table-cell>
          <table:table-cell/>
          <table:table-cell office:value-type="string">
            <text:p>s@raUnd</text:p>
          </table:table-cell>
          <table:table-cell office:value-type="string">
            <text:p>surWnd</text:p>
          </table:table-cell>
          <table:table-cell/>
          <table:table-cell office:value-type="string">
            <text:p>surW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urvive</text:p>
          </table:table-cell>
          <table:table-cell office:value-type="string">
            <text:p>3 dzn</text:p>
          </table:table-cell>
          <table:table-cell office:value-type="string">
            <text:p>s@vaIv</text:p>
          </table:table-cell>
          <table:table-cell office:value-type="string">
            <text:p>suÑvIv</text:p>
          </table:table-cell>
          <table:table-cell/>
          <table:table-cell office:value-type="string">
            <text:p>s=rvaIv</text:p>
          </table:table-cell>
          <table:table-cell office:value-type="string">
            <text:p>survIv</text:p>
          </table:table-cell>
          <table:table-cell/>
          <table:table-cell office:value-type="string">
            <text:p>s@vaIv</text:p>
          </table:table-cell>
          <table:table-cell office:value-type="string">
            <text:p>suÑvIv</text:p>
          </table:table-cell>
          <table:table-cell/>
          <table:table-cell office:value-type="string">
            <text:p>suÑvIv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uspect</text:p>
          </table:table-cell>
          <table:table-cell office:value-type="string">
            <text:p>1 _dsn</text:p>
          </table:table-cell>
          <table:table-cell office:value-type="string">
            <text:p>s@spekt</text:p>
          </table:table-cell>
          <table:table-cell office:value-type="string">
            <text:p>suspekt</text:p>
          </table:table-cell>
          <table:table-cell/>
          <table:table-cell office:value-type="string">
            <text:p>s@spekt</text:p>
          </table:table-cell>
          <table:table-cell office:value-type="string">
            <text:p>suspekt</text:p>
          </table:table-cell>
          <table:table-cell/>
          <table:table-cell office:value-type="string">
            <text:p>s@spEkt</text:p>
          </table:table-cell>
          <table:table-cell office:value-type="string">
            <text:p>suspekt</text:p>
          </table:table-cell>
          <table:table-cell/>
          <table:table-cell office:value-type="string">
            <text:p>suspek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switch</text:p>
          </table:table-cell>
          <table:table-cell office:value-type="string">
            <text:p>2 t_zn</text:p>
          </table:table-cell>
          <table:table-cell office:value-type="string">
            <text:p>swItS</text:p>
          </table:table-cell>
          <table:table-cell office:value-type="string">
            <text:p>swiC</text:p>
          </table:table-cell>
          <table:table-cell/>
          <table:table-cell office:value-type="string">
            <text:p>swItS</text:p>
          </table:table-cell>
          <table:table-cell office:value-type="string">
            <text:p>swiC</text:p>
          </table:table-cell>
          <table:table-cell/>
          <table:table-cell office:value-type="string">
            <text:p>swItS</text:p>
          </table:table-cell>
          <table:table-cell office:value-type="string">
            <text:p>swiC</text:p>
          </table:table-cell>
          <table:table-cell/>
          <table:table-cell office:value-type="string">
            <text:p>swiC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alk</text:p>
          </table:table-cell>
          <table:table-cell office:value-type="string">
            <text:p>1 tsn</text:p>
          </table:table-cell>
          <table:table-cell office:value-type="string">
            <text:p>tO:k</text:p>
          </table:table-cell>
          <table:table-cell office:value-type="string">
            <text:p>tQk</text:p>
          </table:table-cell>
          <table:table-cell/>
          <table:table-cell office:value-type="string">
            <text:p>1-tQ:k <text:s/>2-tA:k</text:p>
          </table:table-cell>
          <table:table-cell office:value-type="string">
            <text:p>1-tok-&gt;1 <text:s/>2-tRk-&gt;1</text:p>
          </table:table-cell>
          <table:table-cell/>
          <table:table-cell office:value-type="string">
            <text:p>tOk</text:p>
          </table:table-cell>
          <table:table-cell office:value-type="string">
            <text:p>tQk</text:p>
          </table:table-cell>
          <table:table-cell/>
          <table:table-cell office:value-type="string">
            <text:p>tQk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end</text:p>
          </table:table-cell>
          <table:table-cell office:value-type="string">
            <text:p>1 _dzn</text:p>
          </table:table-cell>
          <table:table-cell table:number-columns-repeated="2" office:value-type="string">
            <text:p>tend</text:p>
          </table:table-cell>
          <table:table-cell/>
          <table:table-cell table:number-columns-repeated="2" office:value-type="string">
            <text:p>tend</text:p>
          </table:table-cell>
          <table:table-cell/>
          <table:table-cell office:value-type="string">
            <text:p>tEnd</text:p>
          </table:table-cell>
          <table:table-cell office:value-type="string">
            <text:p>tend</text:p>
          </table:table-cell>
          <table:table-cell/>
          <table:table-cell office:value-type="string">
            <text:p>tend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est</text:p>
          </table:table-cell>
          <table:table-cell office:value-type="string">
            <text:p>1 _dsn</text:p>
          </table:table-cell>
          <table:table-cell table:number-columns-repeated="2" office:value-type="string">
            <text:p>test</text:p>
          </table:table-cell>
          <table:table-cell/>
          <table:table-cell table:number-columns-repeated="2" office:value-type="string">
            <text:p>test</text:p>
          </table:table-cell>
          <table:table-cell/>
          <table:table-cell office:value-type="string">
            <text:p>tEst</text:p>
          </table:table-cell>
          <table:table-cell office:value-type="string">
            <text:p>test</text:p>
          </table:table-cell>
          <table:table-cell/>
          <table:table-cell office:value-type="string">
            <text:p>tes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hank</text:p>
          </table:table-cell>
          <table:table-cell office:value-type="string">
            <text:p>1 tsn</text:p>
          </table:table-cell>
          <table:table-cell office:value-type="string">
            <text:p>T{Nk</text:p>
          </table:table-cell>
          <table:table-cell office:value-type="string">
            <text:p>TaNk</text:p>
          </table:table-cell>
          <table:table-cell/>
          <table:table-cell office:value-type="string">
            <text:p>T{Nk</text:p>
          </table:table-cell>
          <table:table-cell office:value-type="string">
            <text:p>TaNk</text:p>
          </table:table-cell>
          <table:table-cell/>
          <table:table-cell office:value-type="string">
            <text:p>T{Nk</text:p>
          </table:table-cell>
          <table:table-cell office:value-type="string">
            <text:p>TaNk</text:p>
          </table:table-cell>
          <table:table-cell/>
          <table:table-cell office:value-type="string">
            <text:p>TaN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hreaten</text:p>
          </table:table-cell>
          <table:table-cell office:value-type="string">
            <text:p>1 dzn</text:p>
          </table:table-cell>
          <table:table-cell office:value-type="string">
            <text:p>Tret=n</text:p>
          </table:table-cell>
          <table:table-cell office:value-type="string">
            <text:p>Tretn</text:p>
          </table:table-cell>
          <table:table-cell/>
          <table:table-cell office:value-type="string">
            <text:p>Tret=n</text:p>
          </table:table-cell>
          <table:table-cell office:value-type="string">
            <text:p>Tretn</text:p>
          </table:table-cell>
          <table:table-cell/>
          <table:table-cell office:value-type="string">
            <text:p>TrEtn</text:p>
          </table:table-cell>
          <table:table-cell office:value-type="string">
            <text:p>Tretn</text:p>
          </table:table-cell>
          <table:table-cell/>
          <table:table-cell office:value-type="string">
            <text:p>Tretun</text:p>
          </table:table-cell>
          <table:table-cell table:number-columns-repeated="3"/>
          <table:table-cell office:value-type="string">
            <text:p>x-x:2.S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ouch</text:p>
          </table:table-cell>
          <table:table-cell office:value-type="string">
            <text:p>2 t_zn</text:p>
          </table:table-cell>
          <table:table-cell office:value-type="string">
            <text:p>tVtS</text:p>
          </table:table-cell>
          <table:table-cell office:value-type="string">
            <text:p>tuC</text:p>
          </table:table-cell>
          <table:table-cell/>
          <table:table-cell office:value-type="string">
            <text:p>tVtS</text:p>
          </table:table-cell>
          <table:table-cell office:value-type="string">
            <text:p>tuC</text:p>
          </table:table-cell>
          <table:table-cell/>
          <table:table-cell office:value-type="string">
            <text:p>tVtS</text:p>
          </table:table-cell>
          <table:table-cell office:value-type="string">
            <text:p>tuC</text:p>
          </table:table-cell>
          <table:table-cell/>
          <table:table-cell office:value-type="string">
            <text:p>tuC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rain</text:p>
          </table:table-cell>
          <table:table-cell office:value-type="string">
            <text:p>1 dzn</text:p>
          </table:table-cell>
          <table:table-cell office:value-type="string">
            <text:p>treIn</text:p>
          </table:table-cell>
          <table:table-cell office:value-type="string">
            <text:p>trAn</text:p>
          </table:table-cell>
          <table:table-cell/>
          <table:table-cell office:value-type="string">
            <text:p>treIn</text:p>
          </table:table-cell>
          <table:table-cell office:value-type="string">
            <text:p>trAn</text:p>
          </table:table-cell>
          <table:table-cell/>
          <table:table-cell office:value-type="string">
            <text:p>treIn</text:p>
          </table:table-cell>
          <table:table-cell office:value-type="string">
            <text:p>trAn</text:p>
          </table:table-cell>
          <table:table-cell/>
          <table:table-cell office:value-type="string">
            <text:p>trA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ransfer</text:p>
          </table:table-cell>
          <table:table-cell office:value-type="string">
            <text:p>1* dzn</text:p>
          </table:table-cell>
          <table:table-cell office:value-type="string">
            <text:p>1-tr{n(t)sf3: <text:s/>2-trA:n(t)sf3: <text:s/>3-fr@n(t)sf3:</text:p>
          </table:table-cell>
          <table:table-cell office:value-type="string">
            <text:p>1-transfü-&gt;1 <text:s/>2-trRnsfü-&gt;1 <text:s/>3-trunsfü-&gt;1</text:p>
          </table:table-cell>
          <table:table-cell/>
          <table:table-cell office:value-type="string">
            <text:p>tr{n(t)sf3`:</text:p>
          </table:table-cell>
          <table:table-cell office:value-type="string">
            <text:p>transfü</text:p>
          </table:table-cell>
          <table:table-cell/>
          <table:table-cell office:value-type="string">
            <text:p>tr{nsf3</text:p>
          </table:table-cell>
          <table:table-cell office:value-type="string">
            <text:p>transfü</text:p>
          </table:table-cell>
          <table:table-cell/>
          <table:table-cell office:value-type="string">
            <text:p>transfü</text:p>
          </table:table-cell>
          <table:table-cell table:number-columns-repeated="3"/>
          <table:table-cell office:value-type="string">
            <text:p>RP-2,3:1.16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reat</text:p>
          </table:table-cell>
          <table:table-cell office:value-type="string">
            <text:p>1 _dns</text:p>
          </table:table-cell>
          <table:table-cell office:value-type="string">
            <text:p>tri:t</text:p>
          </table:table-cell>
          <table:table-cell office:value-type="string">
            <text:p>trEt</text:p>
          </table:table-cell>
          <table:table-cell/>
          <table:table-cell office:value-type="string">
            <text:p>tri:t</text:p>
          </table:table-cell>
          <table:table-cell office:value-type="string">
            <text:p>trEt</text:p>
          </table:table-cell>
          <table:table-cell/>
          <table:table-cell office:value-type="string">
            <text:p>trit</text:p>
          </table:table-cell>
          <table:table-cell office:value-type="string">
            <text:p>trEt</text:p>
          </table:table-cell>
          <table:table-cell/>
          <table:table-cell office:value-type="string">
            <text:p>trE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rust</text:p>
          </table:table-cell>
          <table:table-cell office:value-type="string">
            <text:p>1 _dsn</text:p>
          </table:table-cell>
          <table:table-cell office:value-type="string">
            <text:p>trVst</text:p>
          </table:table-cell>
          <table:table-cell office:value-type="string">
            <text:p>trust</text:p>
          </table:table-cell>
          <table:table-cell/>
          <table:table-cell office:value-type="string">
            <text:p>trVst</text:p>
          </table:table-cell>
          <table:table-cell office:value-type="string">
            <text:p>trust</text:p>
          </table:table-cell>
          <table:table-cell/>
          <table:table-cell office:value-type="string">
            <text:p>trVst</text:p>
          </table:table-cell>
          <table:table-cell office:value-type="string">
            <text:p>trust</text:p>
          </table:table-cell>
          <table:table-cell/>
          <table:table-cell office:value-type="string">
            <text:p>trus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ry</text:p>
          </table:table-cell>
          <table:table-cell office:value-type="string">
            <text:p>4 dzn</text:p>
          </table:table-cell>
          <table:table-cell office:value-type="string">
            <text:p>traI</text:p>
          </table:table-cell>
          <table:table-cell office:value-type="string">
            <text:p>trI</text:p>
          </table:table-cell>
          <table:table-cell/>
          <table:table-cell office:value-type="string">
            <text:p>traI</text:p>
          </table:table-cell>
          <table:table-cell office:value-type="string">
            <text:p>trI</text:p>
          </table:table-cell>
          <table:table-cell/>
          <table:table-cell office:value-type="string">
            <text:p>traI</text:p>
          </table:table-cell>
          <table:table-cell office:value-type="string">
            <text:p>trI</text:p>
          </table:table-cell>
          <table:table-cell/>
          <table:table-cell office:value-type="string">
            <text:p>trI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turn</text:p>
          </table:table-cell>
          <table:table-cell office:value-type="string">
            <text:p>1 dzn</text:p>
          </table:table-cell>
          <table:table-cell office:value-type="string">
            <text:p>t3:n</text:p>
          </table:table-cell>
          <table:table-cell office:value-type="string">
            <text:p>tün</text:p>
          </table:table-cell>
          <table:table-cell/>
          <table:table-cell office:value-type="string">
            <text:p>t3`:n</text:p>
          </table:table-cell>
          <table:table-cell office:value-type="string">
            <text:p>tün</text:p>
          </table:table-cell>
          <table:table-cell/>
          <table:table-cell office:value-type="string">
            <text:p>t3n</text:p>
          </table:table-cell>
          <table:table-cell office:value-type="string">
            <text:p>tün</text:p>
          </table:table-cell>
          <table:table-cell/>
          <table:table-cell office:value-type="string">
            <text:p>tü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urge</text:p>
          </table:table-cell>
          <table:table-cell office:value-type="string">
            <text:p>3 dzn</text:p>
          </table:table-cell>
          <table:table-cell office:value-type="string">
            <text:p>3:dZ</text:p>
          </table:table-cell>
          <table:table-cell office:value-type="string">
            <text:p>üj</text:p>
          </table:table-cell>
          <table:table-cell/>
          <table:table-cell office:value-type="string">
            <text:p>3`:dZ</text:p>
          </table:table-cell>
          <table:table-cell office:value-type="string">
            <text:p>üj</text:p>
          </table:table-cell>
          <table:table-cell/>
          <table:table-cell office:value-type="string">
            <text:p>3dZ</text:p>
          </table:table-cell>
          <table:table-cell office:value-type="string">
            <text:p>üj</text:p>
          </table:table-cell>
          <table:table-cell/>
          <table:table-cell office:value-type="string">
            <text:p>üj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use</text:p>
          </table:table-cell>
          <table:table-cell office:value-type="string">
            <text:p>3 d_zn</text:p>
          </table:table-cell>
          <table:table-cell office:value-type="string">
            <text:p>ju:z</text:p>
          </table:table-cell>
          <table:table-cell office:value-type="string">
            <text:p>yUz</text:p>
          </table:table-cell>
          <table:table-cell/>
          <table:table-cell office:value-type="string">
            <text:p>ju:z</text:p>
          </table:table-cell>
          <table:table-cell office:value-type="string">
            <text:p>yUz</text:p>
          </table:table-cell>
          <table:table-cell/>
          <table:table-cell office:value-type="string">
            <text:p>juz</text:p>
          </table:table-cell>
          <table:table-cell office:value-type="string">
            <text:p>yUz</text:p>
          </table:table-cell>
          <table:table-cell/>
          <table:table-cell office:value-type="string">
            <text:p>yUz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vary</text:p>
          </table:table-cell>
          <table:table-cell office:value-type="string">
            <text:p>4 dzn</text:p>
          </table:table-cell>
          <table:table-cell office:value-type="string">
            <text:p>ve@ri</text:p>
          </table:table-cell>
          <table:table-cell office:value-type="string">
            <text:p>vÄE</text:p>
          </table:table-cell>
          <table:table-cell/>
          <table:table-cell office:value-type="string">
            <text:p>1-veri <text:s/>2-v{ri</text:p>
          </table:table-cell>
          <table:table-cell office:value-type="string">
            <text:p>1-vÄE-&gt;1 <text:s/>2-varE-&gt;1</text:p>
          </table:table-cell>
          <table:table-cell/>
          <table:table-cell office:value-type="string">
            <text:p>vE@ri</text:p>
          </table:table-cell>
          <table:table-cell office:value-type="string">
            <text:p>vÄE</text:p>
          </table:table-cell>
          <table:table-cell/>
          <table:table-cell office:value-type="string">
            <text:p>vÄE</text:p>
          </table:table-cell>
          <table:table-cell table:number-columns-repeated="3"/>
          <table:table-cell office:value-type="string">
            <text:p>GA-2:1.20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view</text:p>
          </table:table-cell>
          <table:table-cell office:value-type="string">
            <text:p>1 dzn</text:p>
          </table:table-cell>
          <table:table-cell office:value-type="string">
            <text:p>vju:</text:p>
          </table:table-cell>
          <table:table-cell office:value-type="string">
            <text:p>vyU</text:p>
          </table:table-cell>
          <table:table-cell/>
          <table:table-cell office:value-type="string">
            <text:p>vju:</text:p>
          </table:table-cell>
          <table:table-cell office:value-type="string">
            <text:p>vyU</text:p>
          </table:table-cell>
          <table:table-cell/>
          <table:table-cell office:value-type="string">
            <text:p>vju</text:p>
          </table:table-cell>
          <table:table-cell office:value-type="string">
            <text:p>vyU</text:p>
          </table:table-cell>
          <table:table-cell/>
          <table:table-cell office:value-type="string">
            <text:p>vyU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visit</text:p>
          </table:table-cell>
          <table:table-cell office:value-type="string">
            <text:p>1 _dsn</text:p>
          </table:table-cell>
          <table:table-cell office:value-type="string">
            <text:p>vIzIt</text:p>
          </table:table-cell>
          <table:table-cell office:value-type="string">
            <text:p>vizit</text:p>
          </table:table-cell>
          <table:table-cell/>
          <table:table-cell office:value-type="string">
            <text:p>vIz@t</text:p>
          </table:table-cell>
          <table:table-cell office:value-type="string">
            <text:p>vizut</text:p>
          </table:table-cell>
          <table:table-cell/>
          <table:table-cell office:value-type="string">
            <text:p>vIz@t</text:p>
          </table:table-cell>
          <table:table-cell office:value-type="string">
            <text:p>vizut</text:p>
          </table:table-cell>
          <table:table-cell/>
          <table:table-cell office:value-type="string">
            <text:p>vizit</text:p>
          </table:table-cell>
          <table:table-cell table:number-columns-repeated="3"/>
          <table:table-cell office:value-type="string">
            <text:p>GA-1:2.25 <text:s/>Au-1:2.2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voice</text:p>
          </table:table-cell>
          <table:table-cell office:value-type="string">
            <text:p>3 t_zn</text:p>
          </table:table-cell>
          <table:table-cell office:value-type="string">
            <text:p>vOIs</text:p>
          </table:table-cell>
          <table:table-cell office:value-type="string">
            <text:p>vYs</text:p>
          </table:table-cell>
          <table:table-cell/>
          <table:table-cell office:value-type="string">
            <text:p>vOIs</text:p>
          </table:table-cell>
          <table:table-cell office:value-type="string">
            <text:p>vYs</text:p>
          </table:table-cell>
          <table:table-cell/>
          <table:table-cell office:value-type="string">
            <text:p>vOIs</text:p>
          </table:table-cell>
          <table:table-cell office:value-type="string">
            <text:p>vYs</text:p>
          </table:table-cell>
          <table:table-cell/>
          <table:table-cell office:value-type="string">
            <text:p>vY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vote</text:p>
          </table:table-cell>
          <table:table-cell office:value-type="string">
            <text:p>3 _dsn</text:p>
          </table:table-cell>
          <table:table-cell office:value-type="string">
            <text:p>v@Ut</text:p>
          </table:table-cell>
          <table:table-cell office:value-type="string">
            <text:p>vOt</text:p>
          </table:table-cell>
          <table:table-cell/>
          <table:table-cell office:value-type="string">
            <text:p>voUt</text:p>
          </table:table-cell>
          <table:table-cell office:value-type="string">
            <text:p>vOt</text:p>
          </table:table-cell>
          <table:table-cell/>
          <table:table-cell office:value-type="string">
            <text:p>voUt</text:p>
          </table:table-cell>
          <table:table-cell office:value-type="string">
            <text:p>vOt</text:p>
          </table:table-cell>
          <table:table-cell/>
          <table:table-cell office:value-type="string">
            <text:p>vO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ait</text:p>
          </table:table-cell>
          <table:table-cell office:value-type="string">
            <text:p>1 _dsn</text:p>
          </table:table-cell>
          <table:table-cell office:value-type="string">
            <text:p>weIt</text:p>
          </table:table-cell>
          <table:table-cell office:value-type="string">
            <text:p>wAt</text:p>
          </table:table-cell>
          <table:table-cell/>
          <table:table-cell office:value-type="string">
            <text:p>weIt</text:p>
          </table:table-cell>
          <table:table-cell office:value-type="string">
            <text:p>wAt</text:p>
          </table:table-cell>
          <table:table-cell/>
          <table:table-cell office:value-type="string">
            <text:p>weIt</text:p>
          </table:table-cell>
          <table:table-cell office:value-type="string">
            <text:p>wAt</text:p>
          </table:table-cell>
          <table:table-cell/>
          <table:table-cell office:value-type="string">
            <text:p>wAt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alk</text:p>
          </table:table-cell>
          <table:table-cell office:value-type="string">
            <text:p>1 tsn</text:p>
          </table:table-cell>
          <table:table-cell office:value-type="string">
            <text:p>wO:k</text:p>
          </table:table-cell>
          <table:table-cell office:value-type="string">
            <text:p>wQk</text:p>
          </table:table-cell>
          <table:table-cell/>
          <table:table-cell office:value-type="string">
            <text:p>1-wQ:k <text:s/>2-wA:k</text:p>
          </table:table-cell>
          <table:table-cell office:value-type="string">
            <text:p>1-wok-&gt;1 <text:s/>2-wRk-&gt;1</text:p>
          </table:table-cell>
          <table:table-cell/>
          <table:table-cell office:value-type="string">
            <text:p>wOk</text:p>
          </table:table-cell>
          <table:table-cell office:value-type="string">
            <text:p>wQk</text:p>
          </table:table-cell>
          <table:table-cell/>
          <table:table-cell office:value-type="string">
            <text:p>wQk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ant</text:p>
          </table:table-cell>
          <table:table-cell office:value-type="string">
            <text:p>1 _dsn</text:p>
          </table:table-cell>
          <table:table-cell office:value-type="string">
            <text:p>wQnt</text:p>
          </table:table-cell>
          <table:table-cell office:value-type="string">
            <text:p>wont</text:p>
          </table:table-cell>
          <table:table-cell/>
          <table:table-cell office:value-type="string">
            <text:p>1-wA:nt <text:s/>2-wQ:nt</text:p>
          </table:table-cell>
          <table:table-cell office:value-type="string">
            <text:p>1-wRnt-&gt;1 <text:s/>2-wont-&gt;1</text:p>
          </table:table-cell>
          <table:table-cell/>
          <table:table-cell office:value-type="string">
            <text:p>wQnt</text:p>
          </table:table-cell>
          <table:table-cell office:value-type="string">
            <text:p>wont</text:p>
          </table:table-cell>
          <table:table-cell/>
          <table:table-cell office:value-type="string">
            <text:p>wont</text:p>
          </table:table-cell>
          <table:table-cell table:number-columns-repeated="3"/>
          <table:table-cell office:value-type="string">
            <text:p>GA-1:1.17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arn</text:p>
          </table:table-cell>
          <table:table-cell office:value-type="string">
            <text:p>1 ds</text:p>
          </table:table-cell>
          <table:table-cell office:value-type="string">
            <text:p>wO:n</text:p>
          </table:table-cell>
          <table:table-cell office:value-type="string">
            <text:p>wön</text:p>
          </table:table-cell>
          <table:table-cell/>
          <table:table-cell office:value-type="string">
            <text:p>wO:rn</text:p>
          </table:table-cell>
          <table:table-cell office:value-type="string">
            <text:p>wQrn</text:p>
          </table:table-cell>
          <table:table-cell/>
          <table:table-cell office:value-type="string">
            <text:p>wOn</text:p>
          </table:table-cell>
          <table:table-cell office:value-type="string">
            <text:p>wön</text:p>
          </table:table-cell>
          <table:table-cell/>
          <table:table-cell office:value-type="string">
            <text:p>wön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ash</text:p>
          </table:table-cell>
          <table:table-cell office:value-type="string">
            <text:p>2 t_zn</text:p>
          </table:table-cell>
          <table:table-cell office:value-type="string">
            <text:p>wQS</text:p>
          </table:table-cell>
          <table:table-cell office:value-type="string">
            <text:p>woS</text:p>
          </table:table-cell>
          <table:table-cell/>
          <table:table-cell office:value-type="string">
            <text:p>1-wQ:S <text:s/>2-wA:S</text:p>
          </table:table-cell>
          <table:table-cell office:value-type="string">
            <text:p>1-woS-&gt;1 <text:s/>2-wRS-&gt;1</text:p>
          </table:table-cell>
          <table:table-cell/>
          <table:table-cell office:value-type="string">
            <text:p>wQS</text:p>
          </table:table-cell>
          <table:table-cell office:value-type="string">
            <text:p>woS</text:p>
          </table:table-cell>
          <table:table-cell/>
          <table:table-cell office:value-type="string">
            <text:p>woS</text:p>
          </table:table-cell>
          <table:table-cell table:number-columns-repeated="3"/>
          <table:table-cell office:value-type="string">
            <text:p>GA-1:1.17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atch</text:p>
          </table:table-cell>
          <table:table-cell office:value-type="string">
            <text:p>2 t_zn</text:p>
          </table:table-cell>
          <table:table-cell office:value-type="string">
            <text:p>wQtS</text:p>
          </table:table-cell>
          <table:table-cell office:value-type="string">
            <text:p>woC</text:p>
          </table:table-cell>
          <table:table-cell/>
          <table:table-cell office:value-type="string">
            <text:p>wA:tS</text:p>
          </table:table-cell>
          <table:table-cell office:value-type="string">
            <text:p>wRC</text:p>
          </table:table-cell>
          <table:table-cell/>
          <table:table-cell office:value-type="string">
            <text:p>wQtS</text:p>
          </table:table-cell>
          <table:table-cell office:value-type="string">
            <text:p>woC</text:p>
          </table:table-cell>
          <table:table-cell/>
          <table:table-cell office:value-type="string">
            <text:p>woC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elcome</text:p>
          </table:table-cell>
          <table:table-cell office:value-type="string">
            <text:p>3 dzn</text:p>
          </table:table-cell>
          <table:table-cell office:value-type="string">
            <text:p>welk@m</text:p>
          </table:table-cell>
          <table:table-cell office:value-type="string">
            <text:p>welkum</text:p>
          </table:table-cell>
          <table:table-cell/>
          <table:table-cell office:value-type="string">
            <text:p>welk@m</text:p>
          </table:table-cell>
          <table:table-cell office:value-type="string">
            <text:p>welkum</text:p>
          </table:table-cell>
          <table:table-cell/>
          <table:table-cell office:value-type="string">
            <text:p>wElk@m</text:p>
          </table:table-cell>
          <table:table-cell office:value-type="string">
            <text:p>welkum</text:p>
          </table:table-cell>
          <table:table-cell/>
          <table:table-cell office:value-type="string">
            <text:p>welkum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ish</text:p>
          </table:table-cell>
          <table:table-cell office:value-type="string">
            <text:p>2 t_zd</text:p>
          </table:table-cell>
          <table:table-cell office:value-type="string">
            <text:p>wIS</text:p>
          </table:table-cell>
          <table:table-cell office:value-type="string">
            <text:p>wiS</text:p>
          </table:table-cell>
          <table:table-cell/>
          <table:table-cell office:value-type="string">
            <text:p>wIS</text:p>
          </table:table-cell>
          <table:table-cell office:value-type="string">
            <text:p>wiS</text:p>
          </table:table-cell>
          <table:table-cell/>
          <table:table-cell office:value-type="string">
            <text:p>wIS</text:p>
          </table:table-cell>
          <table:table-cell office:value-type="string">
            <text:p>wiS</text:p>
          </table:table-cell>
          <table:table-cell/>
          <table:table-cell office:value-type="string">
            <text:p>wiS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onder</text:p>
          </table:table-cell>
          <table:table-cell office:value-type="string">
            <text:p>1 dzn</text:p>
          </table:table-cell>
          <table:table-cell office:value-type="string">
            <text:p>wVnd@</text:p>
          </table:table-cell>
          <table:table-cell office:value-type="string">
            <text:p>wunduÑ</text:p>
          </table:table-cell>
          <table:table-cell/>
          <table:table-cell office:value-type="string">
            <text:p>wVnd=r</text:p>
          </table:table-cell>
          <table:table-cell office:value-type="string">
            <text:p>wundur</text:p>
          </table:table-cell>
          <table:table-cell/>
          <table:table-cell office:value-type="string">
            <text:p>wVnd@</text:p>
          </table:table-cell>
          <table:table-cell office:value-type="string">
            <text:p>wunduÑ</text:p>
          </table:table-cell>
          <table:table-cell/>
          <table:table-cell office:value-type="string">
            <text:p>wunduÑ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4">
          <table:table-cell office:value-type="string">
            <text:p>work</text:p>
          </table:table-cell>
          <table:table-cell office:value-type="string">
            <text:p>1 tsn</text:p>
          </table:table-cell>
          <table:table-cell office:value-type="string">
            <text:p>w3:k</text:p>
          </table:table-cell>
          <table:table-cell office:value-type="string">
            <text:p>wük</text:p>
          </table:table-cell>
          <table:table-cell/>
          <table:table-cell office:value-type="string">
            <text:p>w3`:k</text:p>
          </table:table-cell>
          <table:table-cell office:value-type="string">
            <text:p>wük</text:p>
          </table:table-cell>
          <table:table-cell/>
          <table:table-cell office:value-type="string">
            <text:p>w3k</text:p>
          </table:table-cell>
          <table:table-cell office:value-type="string">
            <text:p>wük</text:p>
          </table:table-cell>
          <table:table-cell/>
          <table:table-cell office:value-type="string">
            <text:p>wük</text:p>
          </table:table-cell>
          <table:table-cell table:number-columns-repeated="8"/>
          <table:table-cell table:style-name="Default"/>
          <table:table-cell table:number-columns-repeated="1003"/>
        </table:table-row>
        <table:table-row table:style-name="ro3" table:number-rows-repeated="2">
          <table:table-cell table:style-name="Default" table:number-columns-repeated="1023"/>
          <table:table-cell/>
        </table:table-row>
        <table:table-row table:style-name="ro4" table:number-rows-repeated="64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4" table:default-cell-style-name="Default"/>
        <table:table-row table:style-name="ro3">
          <table:table-cell/>
        </table:table-row>
      </table:table>
      <table:database-ranges>
        <table:database-range table:target-range-address="Sheet1.U1:Sheet1.U655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Sans Serif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27/09/2010</text:date>, <text:time>14:1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oss McGinnis</meta:initial-creator>
    <meta:editing-cycles>122</meta:editing-cycles>
    <meta:creation-date>2008-11-03T13:42:32</meta:creation-date>
    <dc:date>2010-09-27T14:12:42</dc:date>
    <meta:editing-duration>PT58H50M44S</meta:editing-duration>
    <meta:document-statistic meta:table-count="3" meta:cell-count="6187" meta:object-count="0"/>
    <meta:user-defined meta:name="Info 1"/>
    <meta:user-defined meta:name="Info 2"/>
    <meta:user-defined meta:name="Info 3"/>
    <meta:user-defined meta:name="Info 4"/>
  </office:meta>
</office:document-meta>
</file>